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tyle:font-family-generic="roman"/>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1"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style="italic" style:font-style-asian="italic" style:font-style-complex="italic"/>
    </style:style>
    <style:style style:name="P4" style:family="paragraph" style:parent-style-name="Standard">
      <style:text-properties style:font-name="Times New Roman" officeooo:paragraph-rsid="001a6587"/>
    </style:style>
    <style:style style:name="P5" style:family="paragraph" style:parent-style-name="Standard">
      <style:text-properties officeooo:paragraph-rsid="004e8630"/>
    </style:style>
    <style:style style:name="P6" style:family="paragraph" style:parent-style-name="Standard">
      <style:text-properties officeooo:paragraph-rsid="00591c20"/>
    </style:style>
    <style:style style:name="P7" style:family="paragraph" style:parent-style-name="Standard">
      <style:text-properties officeooo:paragraph-rsid="005dac1e"/>
    </style:style>
    <style:style style:name="P8" style:family="paragraph" style:parent-style-name="Standard">
      <style:text-properties officeooo:paragraph-rsid="005f4c66"/>
    </style:style>
    <style:style style:name="P9" style:family="paragraph" style:parent-style-name="Standard">
      <style:text-properties officeooo:paragraph-rsid="00601665"/>
    </style:style>
    <style:style style:name="P10" style:family="paragraph" style:parent-style-name="Standard">
      <style:text-properties officeooo:paragraph-rsid="00690f63"/>
    </style:style>
    <style:style style:name="P11" style:family="paragraph" style:parent-style-name="Standard">
      <style:text-properties officeooo:paragraph-rsid="006f2c52"/>
    </style:style>
    <style:style style:name="P12" style:family="paragraph" style:parent-style-name="Standard">
      <style:text-properties officeooo:paragraph-rsid="00845207"/>
    </style:style>
    <style:style style:name="P13" style:family="paragraph" style:parent-style-name="Standard">
      <style:text-properties officeooo:paragraph-rsid="0085b6cd"/>
    </style:style>
    <style:style style:name="P14" style:family="paragraph" style:parent-style-name="Standard">
      <style:paragraph-properties fo:margin-left="0cm" fo:margin-right="0cm" fo:text-indent="1.524cm" style:auto-text-indent="false"/>
      <style:text-properties officeooo:paragraph-rsid="001bc512"/>
    </style:style>
    <style:style style:name="P15" style:family="paragraph" style:parent-style-name="Standard">
      <style:paragraph-properties fo:margin-left="0cm" fo:margin-right="0cm" fo:text-indent="1.524cm" style:auto-text-indent="false"/>
      <style:text-properties officeooo:paragraph-rsid="002a1247"/>
    </style:style>
    <style:style style:name="P16" style:family="paragraph" style:parent-style-name="Standard">
      <style:paragraph-properties fo:margin-left="0cm" fo:margin-right="0cm" fo:text-indent="1.524cm" style:auto-text-indent="false"/>
      <style:text-properties officeooo:paragraph-rsid="002d3e1d"/>
    </style:style>
    <style:style style:name="P17" style:family="paragraph" style:parent-style-name="Standard">
      <style:paragraph-properties fo:margin-left="0cm" fo:margin-right="0cm" fo:text-indent="1.524cm" style:auto-text-indent="false"/>
      <style:text-properties officeooo:paragraph-rsid="00875049"/>
    </style:style>
    <style:style style:name="P18" style:family="paragraph" style:parent-style-name="Standard">
      <style:paragraph-properties fo:margin-left="0cm" fo:margin-right="0cm" fo:text-indent="1.524cm" style:auto-text-indent="false"/>
      <style:text-properties style:font-name="Times New Roman" fo:font-weight="bold" officeooo:paragraph-rsid="00875049" style:font-weight-asian="bold" style:font-weight-complex="bold"/>
    </style:style>
    <style:style style:name="P19" style:family="paragraph" style:parent-style-name="Standard">
      <style:paragraph-properties fo:margin-left="0cm" fo:margin-right="0cm" fo:text-indent="1.27cm" style:auto-text-indent="false"/>
    </style:style>
    <style:style style:name="P20" style:family="paragraph" style:parent-style-name="Standard">
      <style:paragraph-properties fo:margin-left="0cm" fo:margin-right="0cm" fo:text-indent="1.27cm" style:auto-text-indent="false"/>
      <style:text-properties officeooo:paragraph-rsid="00727608"/>
    </style:style>
    <style:style style:name="P21" style:family="paragraph" style:parent-style-name="Standard">
      <style:paragraph-properties fo:margin-left="0cm" fo:margin-right="0cm" fo:text-indent="1.27cm" style:auto-text-indent="false"/>
      <style:text-properties officeooo:paragraph-rsid="0092eee9"/>
    </style:style>
    <style:style style:name="P22" style:family="paragraph" style:parent-style-name="Standard">
      <style:paragraph-properties fo:break-before="page"/>
      <style:text-properties style:font-name="Times New Roman" fo:font-weight="bold" style:font-weight-asian="bold" style:font-weight-complex="bold"/>
    </style:style>
    <style:style style:name="P23" style:family="paragraph" style:parent-style-name="Standard">
      <style:paragraph-properties fo:margin-left="0cm" fo:margin-right="0cm" fo:text-indent="0cm" style:auto-text-indent="false" fo:break-before="page"/>
      <style:text-properties officeooo:paragraph-rsid="00727608"/>
    </style:style>
    <style:style style:name="P24" style:family="paragraph" style:parent-style-name="Standard">
      <style:paragraph-properties fo:margin-left="0cm" fo:margin-right="0cm" fo:text-indent="0cm" style:auto-text-indent="false"/>
      <style:text-properties officeooo:paragraph-rsid="002d3e1d"/>
    </style:style>
    <style:style style:name="P25" style:family="paragraph" style:parent-style-name="Standard" style:master-page-name="MP0">
      <style:paragraph-properties style:page-number="auto" fo:break-before="page"/>
    </style:style>
    <style:style style:name="P26" style:family="paragraph" style:parent-style-name="Standard" style:list-style-name="L1">
      <style:text-properties officeooo:paragraph-rsid="0051e463"/>
    </style:style>
    <style:style style:name="P27" style:family="paragraph" style:parent-style-name="Standard" style:list-style-name="L2">
      <style:text-properties officeooo:paragraph-rsid="00601665"/>
    </style:style>
    <style:style style:name="P28" style:family="paragraph" style:parent-style-name="Standard" style:list-style-name="L3">
      <style:text-properties officeooo:paragraph-rsid="005f4c66"/>
    </style:style>
    <style:style style:name="P29" style:family="paragraph" style:parent-style-name="Standard">
      <style:text-properties officeooo:paragraph-rsid="00a492c8"/>
    </style:style>
    <style:style style:name="P30" style:family="paragraph" style:parent-style-name="Standard">
      <style:text-properties officeooo:paragraph-rsid="00a7bea8"/>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 style:family="paragraph">
      <style:paragraph-properties fo:margin-left="0cm" fo:margin-right="0cm" fo:margin-top="0cm" fo:margin-bottom="0cm" fo:line-height="100%" fo:text-align="start" fo:text-indent="1.27cm" style:text-autospace="ideograph-alpha" style:punctuation-wrap="hanging" style:line-break="strict" style:writing-mode="lr-tb">
        <style:tab-stops/>
      </style:paragraph-properties>
      <style:text-properties fo:hyphenate="false" loext:hyphenation-no-caps="false"/>
    </style:style>
    <style:style style:name="P34" style:family="paragraph">
      <style:paragraph-properties fo:margin-left="0cm" fo:margin-right="0cm" fo:text-indent="1.27cm"/>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727608" style:font-weight-asian="bold" style:font-weight-complex="bold"/>
    </style:style>
    <style:style style:name="T4" style:family="text">
      <style:text-properties style:font-name="Times New Roman" fo:font-weight="bold" officeooo:rsid="00794e7d" style:font-weight-asian="bold" style:font-weight-complex="bold"/>
    </style:style>
    <style:style style:name="T5" style:family="text">
      <style:text-properties style:font-name="Times New Roman" fo:font-weight="bold" officeooo:rsid="00502942" style:font-weight-asian="bold" style:font-weight-complex="bold"/>
    </style:style>
    <style:style style:name="T6" style:family="text">
      <style:text-properties style:font-name="Times New Roman" fo:font-weight="bold" fo:background-color="transparent" loext:char-shading-value="0" style:font-weight-asian="bold" style:font-weight-complex="bold"/>
    </style:style>
    <style:style style:name="T7" style:family="text">
      <style:text-properties style:font-name="Times New Roman" fo:background-color="#ffff00" loext:char-shading-value="0"/>
    </style:style>
    <style:style style:name="T8" style:family="text">
      <style:text-properties style:font-name="Times New Roman" officeooo:rsid="005a99ef" fo:background-color="#ffff00" loext:char-shading-value="0"/>
    </style:style>
    <style:style style:name="T9" style:family="text">
      <style:text-properties style:font-name="Times New Roman" officeooo:rsid="0061aa50" fo:background-color="#ffff00" loext:char-shading-value="0"/>
    </style:style>
    <style:style style:name="T10" style:family="text">
      <style:text-properties style:font-name="Times New Roman" officeooo:rsid="00676110" fo:background-color="#ffff00" loext:char-shading-value="0"/>
    </style:style>
    <style:style style:name="T11" style:family="text">
      <style:text-properties style:font-name="Times New Roman" officeooo:rsid="0098df58" fo:background-color="#ffff00" loext:char-shading-value="0"/>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officeooo:rsid="00845207" style:font-style-asian="italic" style:font-style-complex="italic"/>
    </style:style>
    <style:style style:name="T14" style:family="text">
      <style:text-properties style:font-name="Times New Roman" fo:font-style="italic" fo:font-weight="normal" officeooo:rsid="005a99ef" fo:background-color="transparent" loext:char-shading-value="0" style:font-style-asian="italic" style:font-weight-asian="normal" style:font-style-complex="italic" style:font-weight-complex="normal"/>
    </style:style>
    <style:style style:name="T15" style:family="text">
      <style:text-properties style:font-name="Times New Roman" fo:font-style="italic" officeooo:rsid="005a99ef" fo:background-color="transparent" loext:char-shading-value="0" style:font-style-asian="italic" style:font-style-complex="italic"/>
    </style:style>
    <style:style style:name="T16" style:family="text">
      <style:text-properties style:font-name="Times New Roman" style:font-style-complex="italic" style:font-weight-complex="bold"/>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weight="normal" officeooo:rsid="00211bec" style:font-weight-asian="normal" style:font-weight-complex="normal"/>
    </style:style>
    <style:style style:name="T19" style:family="text">
      <style:text-properties style:font-name="Times New Roman" fo:font-weight="normal" officeooo:rsid="002846c7" style:font-weight-asian="normal" style:font-weight-complex="normal"/>
    </style:style>
    <style:style style:name="T20" style:family="text">
      <style:text-properties style:font-name="Times New Roman" fo:font-weight="normal" officeooo:rsid="002a1247" style:font-weight-asian="normal" style:font-weight-complex="normal"/>
    </style:style>
    <style:style style:name="T21" style:family="text">
      <style:text-properties style:font-name="Times New Roman" fo:font-weight="normal" officeooo:rsid="002d3e1d" style:font-weight-asian="normal" style:font-weight-complex="normal"/>
    </style:style>
    <style:style style:name="T22" style:family="text">
      <style:text-properties style:font-name="Times New Roman" fo:font-weight="normal" officeooo:rsid="002d3648" style:font-weight-asian="normal" style:font-weight-complex="normal"/>
    </style:style>
    <style:style style:name="T23" style:family="text">
      <style:text-properties style:font-name="Times New Roman" fo:font-weight="normal" officeooo:rsid="002f3b97" style:font-weight-asian="normal" style:font-weight-complex="normal"/>
    </style:style>
    <style:style style:name="T24" style:family="text">
      <style:text-properties style:font-name="Times New Roman" fo:font-weight="normal" officeooo:rsid="003a8c64" style:font-weight-asian="normal" style:font-weight-complex="normal"/>
    </style:style>
    <style:style style:name="T25" style:family="text">
      <style:text-properties style:font-name="Times New Roman" fo:font-weight="normal" officeooo:rsid="003c163b" style:font-weight-asian="normal" style:font-weight-complex="normal"/>
    </style:style>
    <style:style style:name="T26" style:family="text">
      <style:text-properties style:font-name="Times New Roman" fo:font-weight="normal" officeooo:rsid="003e0f6c" style:font-weight-asian="normal" style:font-weight-complex="normal"/>
    </style:style>
    <style:style style:name="T27" style:family="text">
      <style:text-properties style:font-name="Times New Roman" fo:font-weight="normal" officeooo:rsid="0040087c" style:font-weight-asian="normal" style:font-weight-complex="normal"/>
    </style:style>
    <style:style style:name="T28" style:family="text">
      <style:text-properties style:font-name="Times New Roman" fo:font-weight="normal" officeooo:rsid="00502942" style:font-weight-asian="normal" style:font-weight-complex="normal"/>
    </style:style>
    <style:style style:name="T29" style:family="text">
      <style:text-properties style:font-name="Times New Roman" fo:font-weight="normal" officeooo:rsid="006e863e" style:font-weight-asian="normal" style:font-weight-complex="normal"/>
    </style:style>
    <style:style style:name="T30" style:family="text">
      <style:text-properties style:font-name="Times New Roman" fo:font-weight="normal" officeooo:rsid="006f2c52" style:font-weight-asian="normal" style:font-weight-complex="normal"/>
    </style:style>
    <style:style style:name="T31" style:family="text">
      <style:text-properties style:font-name="Times New Roman" fo:font-weight="normal" officeooo:rsid="0034b246" style:font-weight-asian="normal" style:font-weight-complex="normal"/>
    </style:style>
    <style:style style:name="T32" style:family="text">
      <style:text-properties style:font-name="Times New Roman" fo:font-weight="normal" officeooo:rsid="0076e957" style:font-weight-asian="normal" style:font-weight-complex="normal"/>
    </style:style>
    <style:style style:name="T33" style:family="text">
      <style:text-properties style:font-name="Times New Roman" fo:font-weight="normal" officeooo:rsid="00794e7d" style:font-weight-asian="normal" style:font-weight-complex="normal"/>
    </style:style>
    <style:style style:name="T34" style:family="text">
      <style:text-properties style:font-name="Times New Roman" fo:font-weight="normal" officeooo:rsid="00820660" style:font-weight-asian="normal" style:font-weight-complex="normal"/>
    </style:style>
    <style:style style:name="T35" style:family="text">
      <style:text-properties style:font-name="Times New Roman" fo:font-weight="normal" officeooo:rsid="0083007d" style:font-weight-asian="normal" style:font-weight-complex="normal"/>
    </style:style>
    <style:style style:name="T36" style:family="text">
      <style:text-properties style:font-name="Times New Roman" fo:font-weight="normal" officeooo:rsid="008925d3" style:font-weight-asian="normal" style:font-weight-complex="normal"/>
    </style:style>
    <style:style style:name="T37" style:family="text">
      <style:text-properties style:font-name="Times New Roman" fo:font-weight="normal" officeooo:rsid="0095b67a" style:font-weight-asian="normal" style:font-weight-complex="normal"/>
    </style:style>
    <style:style style:name="T38" style:family="text">
      <style:text-properties style:font-name="Times New Roman" fo:font-weight="normal" officeooo:rsid="009dc8e8" style:font-weight-asian="normal" style:font-weight-complex="normal"/>
    </style:style>
    <style:style style:name="T39" style:family="text">
      <style:text-properties style:font-name="Times New Roman" fo:font-weight="normal" fo:background-color="transparent" loext:char-shading-value="0" style:font-weight-asian="normal" style:font-weight-complex="normal"/>
    </style:style>
    <style:style style:name="T40" style:family="text">
      <style:text-properties style:font-name="Times New Roman" fo:font-weight="normal" officeooo:rsid="00446ebf" fo:background-color="transparent" loext:char-shading-value="0" style:font-weight-asian="normal" style:font-weight-complex="normal"/>
    </style:style>
    <style:style style:name="T41" style:family="text">
      <style:text-properties style:font-name="Times New Roman" fo:font-weight="normal" officeooo:rsid="00416dde" fo:background-color="transparent" loext:char-shading-value="0" style:font-weight-asian="normal" style:font-weight-complex="normal"/>
    </style:style>
    <style:style style:name="T42" style:family="text">
      <style:text-properties style:font-name="Times New Roman" fo:font-weight="normal" officeooo:rsid="00421411" fo:background-color="transparent" loext:char-shading-value="0" style:font-weight-asian="normal" style:font-weight-complex="normal"/>
    </style:style>
    <style:style style:name="T43" style:family="text">
      <style:text-properties style:font-name="Times New Roman" fo:font-weight="normal" officeooo:rsid="00496256" fo:background-color="transparent" loext:char-shading-value="0" style:font-weight-asian="normal" style:font-weight-complex="normal"/>
    </style:style>
    <style:style style:name="T44" style:family="text">
      <style:text-properties style:font-name="Times New Roman" fo:font-weight="normal" officeooo:rsid="004b1c7e" fo:background-color="transparent" loext:char-shading-value="0" style:font-weight-asian="normal" style:font-weight-complex="normal"/>
    </style:style>
    <style:style style:name="T45" style:family="text">
      <style:text-properties style:font-name="Times New Roman" fo:font-weight="normal" officeooo:rsid="004e8630" fo:background-color="transparent" loext:char-shading-value="0" style:font-weight-asian="normal" style:font-weight-complex="normal"/>
    </style:style>
    <style:style style:name="T46" style:family="text">
      <style:text-properties style:font-name="Times New Roman" officeooo:rsid="00208061"/>
    </style:style>
    <style:style style:name="T47" style:family="text">
      <style:text-properties style:font-name="Times New Roman" officeooo:rsid="0023c1ad"/>
    </style:style>
    <style:style style:name="T48" style:family="text">
      <style:text-properties style:font-name="Times New Roman" officeooo:rsid="00247386"/>
    </style:style>
    <style:style style:name="T49" style:family="text">
      <style:text-properties style:font-name="Times New Roman" officeooo:rsid="0026577f"/>
    </style:style>
    <style:style style:name="T50" style:family="text">
      <style:text-properties style:font-name="Times New Roman" officeooo:rsid="002d3648"/>
    </style:style>
    <style:style style:name="T51" style:family="text">
      <style:text-properties style:font-name="Times New Roman" officeooo:rsid="0039ca88"/>
    </style:style>
    <style:style style:name="T52" style:family="text">
      <style:text-properties style:font-name="Times New Roman" officeooo:rsid="003a8c64"/>
    </style:style>
    <style:style style:name="T53" style:family="text">
      <style:text-properties style:font-name="Times New Roman" officeooo:rsid="003c163b"/>
    </style:style>
    <style:style style:name="T54" style:family="text">
      <style:text-properties style:font-name="Times New Roman" officeooo:rsid="003def3c"/>
    </style:style>
    <style:style style:name="T55" style:family="text">
      <style:text-properties style:font-name="Times New Roman" officeooo:rsid="003e0f6c"/>
    </style:style>
    <style:style style:name="T56" style:family="text">
      <style:text-properties style:font-name="Times New Roman" officeooo:rsid="003eb14e"/>
    </style:style>
    <style:style style:name="T57" style:family="text">
      <style:text-properties style:font-name="Times New Roman" officeooo:rsid="0040087c"/>
    </style:style>
    <style:style style:name="T58" style:family="text">
      <style:text-properties style:font-name="Times New Roman" officeooo:rsid="0040a81d"/>
    </style:style>
    <style:style style:name="T59" style:family="text">
      <style:text-properties style:font-name="Times New Roman" fo:background-color="transparent" loext:char-shading-value="0"/>
    </style:style>
    <style:style style:name="T60" style:family="text">
      <style:text-properties style:font-name="Times New Roman" fo:background-color="transparent" loext:char-shading-value="0" style:font-style-complex="italic"/>
    </style:style>
    <style:style style:name="T61" style:family="text">
      <style:text-properties style:font-name="Times New Roman" fo:background-color="transparent" loext:char-shading-value="0" style:font-style-complex="italic" style:font-weight-complex="bold"/>
    </style:style>
    <style:style style:name="T62" style:family="text">
      <style:text-properties style:font-name="Times New Roman" officeooo:rsid="0085b6cd" fo:background-color="transparent" loext:char-shading-value="0" style:font-style-complex="italic"/>
    </style:style>
    <style:style style:name="T63" style:family="text">
      <style:text-properties style:font-name="Times New Roman" officeooo:rsid="00466447"/>
    </style:style>
    <style:style style:name="T64" style:family="text">
      <style:text-properties style:font-name="Times New Roman" officeooo:rsid="00487203"/>
    </style:style>
    <style:style style:name="T65" style:family="text">
      <style:text-properties style:font-name="Times New Roman" officeooo:rsid="0048d64b"/>
    </style:style>
    <style:style style:name="T66" style:family="text">
      <style:text-properties style:font-name="Times New Roman" officeooo:rsid="00496256"/>
    </style:style>
    <style:style style:name="T67" style:family="text">
      <style:text-properties style:font-name="Times New Roman" officeooo:rsid="0053d231"/>
    </style:style>
    <style:style style:name="T68" style:family="text">
      <style:text-properties style:font-name="Times New Roman" officeooo:rsid="00559808"/>
    </style:style>
    <style:style style:name="T69" style:family="text">
      <style:text-properties style:font-name="Times New Roman" officeooo:rsid="00591c20"/>
    </style:style>
    <style:style style:name="T70" style:family="text">
      <style:text-properties style:font-name="Times New Roman" officeooo:rsid="005a99ef"/>
    </style:style>
    <style:style style:name="T71" style:family="text">
      <style:text-properties style:font-name="Times New Roman" fo:font-style="normal" fo:font-weight="normal" fo:background-color="#ffff00" loext:char-shading-value="0" style:font-style-asian="normal" style:font-weight-asian="normal" style:font-style-complex="normal" style:font-weight-complex="normal"/>
    </style:style>
    <style:style style:name="T72" style:family="text">
      <style:text-properties style:font-name="Times New Roman" fo:font-style="normal" style:font-style-asian="normal" style:font-style-complex="normal"/>
    </style:style>
    <style:style style:name="T73" style:family="text">
      <style:text-properties style:font-name="Times New Roman" fo:font-style="normal" officeooo:rsid="006c5dd0" style:font-style-asian="normal" style:font-style-complex="normal"/>
    </style:style>
    <style:style style:name="T74" style:family="text">
      <style:text-properties style:font-name="Times New Roman" officeooo:rsid="005dac1e"/>
    </style:style>
    <style:style style:name="T75" style:family="text">
      <style:text-properties style:font-name="Times New Roman" officeooo:rsid="00601665"/>
    </style:style>
    <style:style style:name="T76" style:family="text">
      <style:text-properties style:font-name="Times New Roman" officeooo:rsid="0061aa50"/>
    </style:style>
    <style:style style:name="T77" style:family="text">
      <style:text-properties style:font-name="Times New Roman" officeooo:rsid="00676110"/>
    </style:style>
    <style:style style:name="T78" style:family="text">
      <style:text-properties style:font-name="Times New Roman" officeooo:rsid="00690f63"/>
    </style:style>
    <style:style style:name="T79" style:family="text">
      <style:text-properties style:font-name="Times New Roman" officeooo:rsid="006bfd83"/>
    </style:style>
    <style:style style:name="T80" style:family="text">
      <style:text-properties style:font-name="Times New Roman" style:text-underline-style="none"/>
    </style:style>
    <style:style style:name="T81" style:family="text">
      <style:text-properties style:font-name="Times New Roman" style:text-underline-style="none" style:text-underline-mode="continuous" style:text-overline-mode="continuous" style:text-line-through-mode="continuous"/>
    </style:style>
    <style:style style:name="T82" style:family="text">
      <style:text-properties style:font-name="Times New Roman" style:text-underline-style="none" fo:font-weight="normal" style:font-weight-asian="normal" style:font-weight-complex="normal"/>
    </style:style>
    <style:style style:name="T83" style:family="text">
      <style:text-properties style:font-name="Times New Roman" style:text-underline-style="none" fo:font-weight="normal" officeooo:rsid="0076e957" style:font-weight-asian="normal" style:font-weight-complex="normal"/>
    </style:style>
    <style:style style:name="T84" style:family="text">
      <style:text-properties style:font-name="Times New Roman" style:text-underline-style="none" fo:font-weight="normal" style:text-underline-mode="continuous" style:text-overline-mode="continuous" style:text-line-through-mode="continuous" style:font-weight-asian="normal" style:font-weight-complex="normal"/>
    </style:style>
    <style:style style:name="T85" style:family="text">
      <style:text-properties style:font-name="Times New Roman" officeooo:rsid="006c81c7"/>
    </style:style>
    <style:style style:name="T86" style:family="text">
      <style:text-properties style:font-name="Times New Roman" officeooo:rsid="006e5b55"/>
    </style:style>
    <style:style style:name="T87" style:family="text">
      <style:text-properties style:font-name="Times New Roman" officeooo:rsid="006e5c81"/>
    </style:style>
    <style:style style:name="T88" style:family="text">
      <style:text-properties style:font-name="Times New Roman" officeooo:rsid="006f2c52"/>
    </style:style>
    <style:style style:name="T89" style:family="text">
      <style:text-properties style:font-name="Times New Roman" officeooo:rsid="007261e7"/>
    </style:style>
    <style:style style:name="T90" style:family="text">
      <style:text-properties style:font-name="Times New Roman" officeooo:rsid="0076e957"/>
    </style:style>
    <style:style style:name="T91" style:family="text">
      <style:text-properties style:font-name="Times New Roman" officeooo:rsid="0078f8ea"/>
    </style:style>
    <style:style style:name="T92" style:family="text">
      <style:text-properties style:font-name="Times New Roman" officeooo:rsid="0079c118"/>
    </style:style>
    <style:style style:name="T93" style:family="text">
      <style:text-properties style:font-name="Times New Roman" officeooo:rsid="007b7ea7"/>
    </style:style>
    <style:style style:name="T94" style:family="text">
      <style:text-properties style:font-name="Times New Roman" officeooo:rsid="007cfac5"/>
    </style:style>
    <style:style style:name="T95" style:family="text">
      <style:text-properties style:font-name="Times New Roman" officeooo:rsid="0081977b"/>
    </style:style>
    <style:style style:name="T96" style:family="text">
      <style:text-properties style:font-name="Times New Roman" officeooo:rsid="00845207"/>
    </style:style>
    <style:style style:name="T97" style:family="text">
      <style:text-properties style:font-name="Times New Roman" officeooo:rsid="0085b6cd"/>
    </style:style>
    <style:style style:name="T98" style:family="text">
      <style:text-properties style:font-name="Times New Roman" officeooo:rsid="00875049"/>
    </style:style>
    <style:style style:name="T99" style:family="text">
      <style:text-properties style:font-name="Times New Roman" officeooo:rsid="008925d3"/>
    </style:style>
    <style:style style:name="T100" style:family="text">
      <style:text-properties style:font-name="Times New Roman" officeooo:rsid="008cc63f"/>
    </style:style>
    <style:style style:name="T101" style:family="text">
      <style:text-properties style:font-name="Times New Roman" officeooo:rsid="008d8d15"/>
    </style:style>
    <style:style style:name="T102" style:family="text">
      <style:text-properties style:font-name="Times New Roman" officeooo:rsid="008e5a43"/>
    </style:style>
    <style:style style:name="T103" style:family="text">
      <style:text-properties style:font-name="Times New Roman" officeooo:rsid="008fb72a"/>
    </style:style>
    <style:style style:name="T104" style:family="text">
      <style:text-properties style:font-name="Times New Roman" officeooo:rsid="0092eee9"/>
    </style:style>
    <style:style style:name="T105" style:family="text">
      <style:text-properties style:font-name="Times New Roman" officeooo:rsid="00964976"/>
    </style:style>
    <style:style style:name="T106" style:family="text">
      <style:text-properties style:font-name="Times New Roman" officeooo:rsid="0098240d"/>
    </style:style>
    <style:style style:name="T107" style:family="text">
      <style:text-properties style:font-name="Times New Roman" officeooo:rsid="0098df58"/>
    </style:style>
    <style:style style:name="T108" style:family="text">
      <style:text-properties style:font-name="Times New Roman" officeooo:rsid="009d32d9"/>
    </style:style>
    <style:style style:name="T109" style:family="text">
      <style:text-properties style:font-name="Times New Roman" officeooo:rsid="009dc8e8"/>
    </style:style>
    <style:style style:name="T110" style:family="text">
      <style:text-properties style:font-name="Times New Roman" officeooo:rsid="009ee9aa"/>
    </style:style>
    <style:style style:name="T111" style:family="text">
      <style:text-properties style:font-name="Times New Roman" officeooo:rsid="00a3aada"/>
    </style:style>
    <style:style style:name="T112" style:family="text">
      <style:text-properties style:font-name="Times New Roman" fo:language="pl" fo:country="PL" fo:font-weight="bold" officeooo:rsid="00a3fa66" style:font-weight-asian="bold" style:font-weight-complex="bold"/>
    </style:style>
    <style:style style:name="T113" style:family="text">
      <style:text-properties style:font-name="Times New Roman" fo:language="pl" fo:country="PL" officeooo:rsid="00a3aada"/>
    </style:style>
    <style:style style:name="T114" style:family="text">
      <style:text-properties style:font-name="Times New Roman" fo:language="pl" fo:country="PL" officeooo:rsid="00a492c8"/>
    </style:style>
    <style:style style:name="T115" style:family="text">
      <style:text-properties style:font-name="Times New Roman" fo:language="pl" fo:country="PL" officeooo:rsid="00a8d650"/>
    </style:style>
    <style:style style:name="T116" style:family="text">
      <style:text-properties style:font-name="Times New Roman" officeooo:rsid="00a492c8"/>
    </style:style>
    <style:style style:name="T117" style:family="text">
      <style:text-properties style:font-name="Times New Roman" officeooo:rsid="00a7bea8"/>
    </style:style>
    <style:style style:name="T118" style:family="text">
      <style:text-properties style:font-name="Times New Roman" officeooo:rsid="00aa02b9"/>
    </style:style>
    <style:style style:name="T119" style:family="text">
      <style:text-properties style:font-name="Times New Roman" officeooo:rsid="00aaa30b"/>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style:text-position="sub 67%" style:font-name="Times New Roman"/>
    </style:style>
    <style:style style:name="T123" style:family="text">
      <style:text-properties fo:color="#000000" loext:opacity="100%" style:font-name="Times New Roman" officeooo:rsid="0023c1ad"/>
    </style:style>
    <style:style style:name="T124" style:family="text">
      <style:text-properties fo:color="#000000" loext:opacity="100%" style:font-name="Times New Roman" officeooo:rsid="002d3648"/>
    </style:style>
    <style:style style:name="T125" style:family="text">
      <style:text-properties fo:color="#000000" loext:opacity="100%" style:font-name="Times New Roman" fo:font-weight="normal" officeooo:rsid="003a8c64" style:font-weight-asian="normal" style:font-weight-complex="normal"/>
    </style:style>
    <style:style style:name="T126" style:family="text">
      <style:text-properties fo:color="#000000" loext:opacity="100%" style:font-name="Times New Roman" fo:font-weight="normal" officeooo:rsid="003c163b" style:font-weight-asian="normal" style:font-weight-complex="normal"/>
    </style:style>
    <style:style style:name="T127" style:family="text">
      <style:text-properties fo:color="#000000" loext:opacity="100%" style:font-name="Times New Roman" fo:font-weight="normal" officeooo:rsid="00820660" style:font-weight-asian="normal" style:font-weight-complex="normal"/>
    </style:style>
    <style:style style:name="T128" style:family="text">
      <style:text-properties fo:color="#000000" loext:opacity="100%" style:font-name="Times New Roman" fo:font-weight="normal" officeooo:rsid="0083007d" style:font-weight-asian="normal" style:font-weight-complex="normal"/>
    </style:style>
    <style:style style:name="T129" style:family="text">
      <style:text-properties fo:color="#000000" loext:opacity="100%" style:font-name="Times New Roman" fo:font-weight="normal" officeooo:rsid="009d32d9" style:font-weight-asian="normal" style:font-weight-complex="normal"/>
    </style:style>
    <style:style style:name="T130" style:family="text">
      <style:text-properties fo:color="#000000" loext:opacity="100%" style:font-name="Times New Roman" fo:font-weight="normal" officeooo:rsid="009dc8e8" style:font-weight-asian="normal" style:font-weight-complex="normal"/>
    </style:style>
    <style:style style:name="T131" style:family="text">
      <style:text-properties fo:color="#000000" loext:opacity="100%" style:font-name="Times New Roman" fo:font-weight="normal" officeooo:rsid="009e16cb" style:font-weight-asian="normal" style:font-weight-complex="normal"/>
    </style:style>
    <style:style style:name="T132" style:family="text">
      <style:text-properties fo:color="#000000" loext:opacity="100%" style:font-name="Times New Roman" fo:font-weight="normal" officeooo:rsid="009f0d18" style:font-weight-asian="normal" style:font-weight-complex="normal"/>
    </style:style>
    <style:style style:name="T133" style:family="text">
      <style:text-properties fo:color="#000000" loext:opacity="100%" style:font-name="Times New Roman" fo:font-weight="normal" officeooo:rsid="00a7bea8" style:font-weight-asian="normal" style:font-weight-complex="normal"/>
    </style:style>
    <style:style style:name="T134" style:family="text">
      <style:text-properties fo:color="#000000" loext:opacity="100%" style:font-name="Times New Roman" fo:font-weight="normal" officeooo:rsid="004aa599" fo:background-color="transparent" loext:char-shading-value="0" style:font-weight-asian="normal" style:font-weight-complex="normal"/>
    </style:style>
    <style:style style:name="T135" style:family="text">
      <style:text-properties fo:color="#000000" loext:opacity="100%" style:font-name="Times New Roman" fo:font-weight="normal" officeooo:rsid="004c9bfa" fo:background-color="transparent" loext:char-shading-value="0" style:font-weight-asian="normal" style:font-weight-complex="normal"/>
    </style:style>
    <style:style style:name="T136" style:family="text">
      <style:text-properties fo:color="#000000" loext:opacity="100%" style:font-name="Times New Roman" fo:font-weight="normal" officeooo:rsid="004e8630" fo:background-color="transparent" loext:char-shading-value="0" style:font-weight-asian="normal" style:font-weight-complex="normal"/>
    </style:style>
    <style:style style:name="T137" style:family="text">
      <style:text-properties fo:color="#000000" loext:opacity="100%" style:font-name="Times New Roman" officeooo:rsid="003def3c"/>
    </style:style>
    <style:style style:name="T138" style:family="text">
      <style:text-properties fo:color="#000000" loext:opacity="100%" style:font-name="Times New Roman" style:text-underline-style="none" fo:font-weight="normal" officeooo:rsid="003eb14e" style:font-weight-asian="normal" style:font-weight-complex="normal"/>
    </style:style>
    <style:style style:name="T139" style:family="text">
      <style:text-properties fo:color="#000000" loext:opacity="100%" style:font-name="Times New Roman" style:text-underline-style="none" fo:font-weight="normal" officeooo:rsid="003eb14e" style:text-underline-mode="continuous" style:text-overline-mode="continuous" style:text-line-through-mode="continuous" style:font-weight-asian="normal" style:font-weight-complex="normal"/>
    </style:style>
    <style:style style:name="T140" style:family="text">
      <style:text-properties fo:color="#000000" loext:opacity="100%" style:font-name="Times New Roman" officeooo:rsid="0040a81d"/>
    </style:style>
    <style:style style:name="T141" style:family="text">
      <style:text-properties fo:color="#000000" loext:opacity="100%" style:font-name="Times New Roman" officeooo:rsid="00487203"/>
    </style:style>
    <style:style style:name="T142" style:family="text">
      <style:text-properties fo:color="#000000" loext:opacity="100%" style:font-name="Times New Roman" officeooo:rsid="0053d231"/>
    </style:style>
    <style:style style:name="T143" style:family="text">
      <style:text-properties fo:color="#000000" loext:opacity="100%" style:font-name="Times New Roman" officeooo:rsid="00559808"/>
    </style:style>
    <style:style style:name="T144" style:family="text">
      <style:text-properties fo:color="#000000" loext:opacity="100%" style:font-name="Times New Roman" officeooo:rsid="005a99ef"/>
    </style:style>
    <style:style style:name="T145" style:family="text">
      <style:text-properties fo:color="#000000" loext:opacity="100%" style:font-name="Times New Roman" officeooo:rsid="00690f63"/>
    </style:style>
    <style:style style:name="T146" style:family="text">
      <style:text-properties fo:color="#000000" loext:opacity="100%" style:font-name="Times New Roman" officeooo:rsid="006bfd83"/>
    </style:style>
    <style:style style:name="T147" style:family="text">
      <style:text-properties fo:color="#000000" loext:opacity="100%" style:font-name="Times New Roman" officeooo:rsid="006f2c52"/>
    </style:style>
    <style:style style:name="T148" style:family="text">
      <style:text-properties fo:color="#000000" loext:opacity="100%" style:font-name="Times New Roman" officeooo:rsid="007261e7"/>
    </style:style>
    <style:style style:name="T149" style:family="text">
      <style:text-properties fo:color="#000000" loext:opacity="100%" style:font-name="Times New Roman" officeooo:rsid="0076e957"/>
    </style:style>
    <style:style style:name="T150" style:family="text">
      <style:text-properties fo:color="#000000" loext:opacity="100%" style:font-name="Times New Roman" officeooo:rsid="0078f8ea"/>
    </style:style>
    <style:style style:name="T151" style:family="text">
      <style:text-properties fo:color="#000000" loext:opacity="100%" style:font-name="Times New Roman" officeooo:rsid="0081977b"/>
    </style:style>
    <style:style style:name="T152" style:family="text">
      <style:text-properties fo:color="#000000" loext:opacity="100%" style:font-name="Times New Roman" officeooo:rsid="008cc63f"/>
    </style:style>
    <style:style style:name="T153" style:family="text">
      <style:text-properties fo:color="#000000" loext:opacity="100%" style:font-name="Times New Roman" officeooo:rsid="0098df58"/>
    </style:style>
    <style:style style:name="T154" style:family="text">
      <style:text-properties fo:color="#000000" loext:opacity="100%" style:font-name="Times New Roman" officeooo:rsid="009d32d9"/>
    </style:style>
    <style:style style:name="T155" style:family="text">
      <style:text-properties fo:color="#000000" loext:opacity="100%" style:font-name="Times New Roman" officeooo:rsid="009dc8e8"/>
    </style:style>
    <style:style style:name="T156" style:family="text">
      <style:text-properties fo:color="#000000" loext:opacity="100%" style:font-name="Times New Roman" officeooo:rsid="00a05ad0"/>
    </style:style>
    <style:style style:name="T157" style:family="text">
      <style:text-properties fo:color="#000000" loext:opacity="100%" style:font-name="Times New Roman" fo:language="pl" fo:country="PL" officeooo:rsid="00a8d650"/>
    </style:style>
    <style:style style:name="T158" style:family="text">
      <style:text-properties fo:color="#000000" loext:opacity="100%" style:font-name="Times New Roman" fo:language="en" fo:country="US" officeooo:rsid="00a8d650"/>
    </style:style>
    <style:style style:name="T159" style:family="text">
      <style:text-properties fo:color="#000000" loext:opacity="100%" style:font-name="Times New Roman" fo:language="en" fo:country="US" officeooo:rsid="00aa02b9"/>
    </style:style>
    <style:style style:name="T160" style:family="text">
      <style:text-properties fo:color="#000000" loext:opacity="100%" style:font-name="Times New Roman" officeooo:rsid="00aaa30b"/>
    </style:style>
    <style:style style:name="T161" style:family="text">
      <style:text-properties fo:color="#000000" loext:opacity="100%" fo:font-style="normal" officeooo:rsid="006c81c7" style:font-style-asian="normal" style:font-style-complex="normal"/>
    </style:style>
    <style:style style:name="T162" style:family="text">
      <style:text-properties fo:color="#000000" loext:opacity="100%" fo:font-weight="bold" officeooo:rsid="0092eee9" style:font-weight-asian="bold" style:font-weight-complex="bold"/>
    </style:style>
    <style:style style:name="T163" style:family="text">
      <style:text-properties fo:color="#000000" loext:opacity="100%" fo:font-weight="bold" officeooo:rsid="0092eee9" fo:background-color="#ffff00" loext:char-shading-value="0" style:font-weight-asian="bold" style:font-weight-complex="bold"/>
    </style:style>
    <style:style style:name="T164" style:family="text">
      <style:text-properties fo:font-weight="normal" style:font-weight-asian="normal" style:font-weight-complex="normal"/>
    </style:style>
    <style:style style:name="T165" style:family="text">
      <style:text-properties fo:font-weight="normal" officeooo:rsid="0046a19e" style:font-weight-asian="normal" style:font-weight-complex="normal"/>
    </style:style>
    <style:style style:name="T166" style:family="text">
      <style:text-properties fo:font-weight="normal" officeooo:rsid="004b1c7e" style:font-weight-asian="normal" style:font-weight-complex="normal"/>
    </style:style>
    <style:style style:name="T167" style:family="text">
      <style:text-properties fo:font-weight="normal" officeooo:rsid="004c9bfa" style:font-weight-asian="normal" style:font-weight-complex="normal"/>
    </style:style>
    <style:style style:name="T168" style:family="text">
      <style:text-properties fo:font-weight="normal" fo:background-color="transparent" loext:char-shading-value="0" style:font-weight-asian="normal" style:font-weight-complex="normal"/>
    </style:style>
    <style:style style:name="T169" style:family="text">
      <style:text-properties fo:font-weight="normal" officeooo:rsid="0046a19e" fo:background-color="transparent" loext:char-shading-value="0" style:font-weight-asian="normal" style:font-weight-complex="normal"/>
    </style:style>
    <style:style style:name="T170" style:family="text">
      <style:text-properties fo:font-weight="normal" officeooo:rsid="004b1c7e" fo:background-color="transparent" loext:char-shading-value="0" style:font-weight-asian="normal" style:font-weight-complex="normal"/>
    </style:style>
    <style:style style:name="T171" style:family="text">
      <style:text-properties fo:font-variant="normal" fo:text-transform="none" style:text-position="0% 100%" style:font-name="Times New Roman" fo:font-style="normal" style:text-underline-style="none" fo:font-weight="normal"/>
    </style:style>
    <style:style style:name="T172" style:family="text">
      <style:text-properties fo:font-variant="normal" fo:text-transform="none" style:text-position="0% 100%" style:font-name="Times New Roman" fo:font-style="normal" style:text-underline-style="none" fo:font-weight="normal" officeooo:rsid="003e0f6c" style:font-weight-asian="normal" style:font-weight-complex="normal"/>
    </style:style>
    <style:style style:name="T173" style:family="text">
      <style:text-properties fo:font-variant="normal" fo:text-transform="none" style:text-position="0% 100%" fo:font-style="normal" style:text-underline-style="none" fo:font-weight="normal"/>
    </style:style>
    <style:style style:name="T174" style:family="text">
      <style:text-properties officeooo:rsid="00487203"/>
    </style:style>
    <style:style style:name="T175" style:family="text">
      <style:text-properties officeooo:rsid="0048d64b"/>
    </style:style>
    <style:style style:name="T176" style:family="text">
      <style:text-properties fo:font-style="normal" style:font-style-asian="normal" style:font-style-complex="normal"/>
    </style:style>
    <style:style style:name="T177" style:family="text">
      <style:text-properties fo:font-style="normal" officeooo:rsid="006c5dd0" style:font-style-asian="normal" style:font-style-complex="normal"/>
    </style:style>
    <style:style style:name="T178" style:family="text">
      <style:text-properties fo:font-style="normal" officeooo:rsid="006c81c7" style:font-style-asian="normal" style:font-style-complex="normal"/>
    </style:style>
    <style:style style:name="T179" style:family="text">
      <style:text-properties style:font-name="Times New Roman1" officeooo:rsid="005dac1e"/>
    </style:style>
    <style:style style:name="T180" style:family="text">
      <style:text-properties style:font-name="Times New Roman1" fo:language="pl" fo:country="PL" officeooo:rsid="005dac1e"/>
    </style:style>
    <style:style style:name="T181" style:family="text">
      <style:text-properties style:text-position="sub 58%" style:font-name="Times New Roman"/>
    </style:style>
    <style:style style:name="T182" style:family="text">
      <style:text-properties style:text-position="sub 58%" style:font-name="Times New Roman" officeooo:rsid="005dac1e"/>
    </style:style>
    <style:style style:name="T183" style:family="text">
      <style:text-properties style:text-position="sub 58%" style:font-name="Times New Roman" fo:language="pl" fo:country="PL" officeooo:rsid="005f379b"/>
    </style:style>
    <style:style style:name="T184" style:family="text">
      <style:text-properties style:text-position="sub 58%" style:font-name="Times New Roman" fo:language="pl" fo:country="PL" officeooo:rsid="005dac1e"/>
    </style:style>
    <style:style style:name="T185" style:family="text">
      <style:text-properties fo:language="pl" fo:country="PL"/>
    </style:style>
    <style:style style:name="T186" style:family="text">
      <style:text-properties fo:language="pl" fo:country="PL" officeooo:rsid="005f379b"/>
    </style:style>
    <style:style style:name="T187" style:family="text">
      <style:text-properties officeooo:rsid="005f4c66"/>
    </style:style>
    <style:style style:name="T188" style:family="text">
      <style:text-properties officeooo:rsid="006c81c7"/>
    </style:style>
    <style:style style:name="T189" style:family="text">
      <style:text-properties style:text-underline-style="none"/>
    </style:style>
    <style:style style:name="T190" style:family="text">
      <style:text-properties style:text-position="super 58%" style:font-name="Times New Roman"/>
    </style:style>
    <style:style style:name="T191" style:family="text">
      <style:text-properties officeooo:rsid="0092eee9"/>
    </style:style>
    <style:style style:name="T192" style:family="text">
      <style:text-properties fo:font-weight="bold" officeooo:rsid="0092eee9" style:font-weight-asian="bold" style:font-weight-complex="bold"/>
    </style:style>
    <style:style style:name="T193" style:family="text">
      <style:text-properties officeooo:rsid="00aaa30b"/>
    </style:style>
    <style:style style:name="T1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9" style:family="text">
      <style:text-properties style:font-name="Times New Roman" style:font-name-complex="Times New Roman" style:font-weight-complex="bold"/>
    </style:style>
    <style:style style:name="T200" style:family="text">
      <style:text-properties fo:font-weight="bold"/>
    </style:style>
    <style:style style:name="T20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false">
        <text:changed-region xml:id="ct2372930986512" text:id="ct2372930986512">
          <text:insertion>
            <office:change-info>
              <dc:creator>Nieznany autor</dc:creator>
              <dc:date>2023-12-01T10:26:24</dc:date>
            </office:change-info>
          </text:insertion>
        </text:changed-region>
        <text:changed-region xml:id="ct2372930979792" text:id="ct2372930979792">
          <text:insertion>
            <office:change-info>
              <dc:creator>Nieznany autor</dc:creator>
              <dc:date>2023-12-01T10:28:03</dc:date>
            </office:change-info>
          </text:insertion>
        </text:changed-region>
        <text:changed-region xml:id="ct2372930980992" text:id="ct2372930980992">
          <text:deletion>
            <office:change-info>
              <dc:creator>Nieznany autor</dc:creator>
              <dc:date>2023-12-01T10:27:44</dc:date>
            </office:change-info>
            <text:p text:style-name="Standard"><text:span text:style-name="Default_20_Paragraph_20_Font"><text:span text:style-name="T17"><text:s/>and water content,</text:span></text:span></text:p>
          </text:deletion>
        </text:changed-region>
        <text:changed-region xml:id="ct2372930984112" text:id="ct2372930984112">
          <text:insertion>
            <office:change-info>
              <dc:creator>Nieznany autor</dc:creator>
              <dc:date>2023-12-01T10:27:46</dc:date>
            </office:change-info>
          </text:insertion>
        </text:changed-region>
        <text:changed-region xml:id="ct2372930986752" text:id="ct2372930986752">
          <text:insertion>
            <office:change-info>
              <dc:creator>Nieznany autor</dc:creator>
              <dc:date>2023-12-01T10:26:59</dc:date>
            </office:change-info>
          </text:insertion>
        </text:changed-region>
        <text:changed-region xml:id="ct2372930974032" text:id="ct2372930974032">
          <text:insertion>
            <office:change-info>
              <dc:creator>Nieznany autor</dc:creator>
              <dc:date>2023-12-01T10:27:00</dc:date>
            </office:change-info>
          </text:insertion>
        </text:changed-region>
        <text:changed-region xml:id="ct2372930982912" text:id="ct2372930982912">
          <text:deletion>
            <office:change-info>
              <dc:creator>Nieznany autor</dc:creator>
              <dc:date>2023-12-01T10:29:33</dc:date>
            </office:change-info>
            <text:p text:style-name="Standard"><text:span text:style-name="Default_20_Paragraph_20_Font"><text:span text:style-name="T17">It seems that the effects</text:span></text:span></text:p>
          </text:deletion>
        </text:changed-region>
        <text:changed-region xml:id="ct2372930973312" text:id="ct2372930973312">
          <text:insertion>
            <office:change-info>
              <dc:creator>Nieznany autor</dc:creator>
              <dc:date>2023-12-01T10:29:33</dc:date>
            </office:change-info>
          </text:insertion>
        </text:changed-region>
        <text:changed-region xml:id="ct2372930978592" text:id="ct2372930978592">
          <text:insertion>
            <office:change-info>
              <dc:creator>Nieznany autor</dc:creator>
              <dc:date>2023-12-01T10:29:44</dc:date>
            </office:change-info>
          </text:insertion>
        </text:changed-region>
        <text:changed-region xml:id="ct2372930978112" text:id="ct2372930978112">
          <text:insertion>
            <office:change-info>
              <dc:creator>Nieznany autor</dc:creator>
              <dc:date>2023-12-01T10:30:00</dc:date>
            </office:change-info>
          </text:insertion>
        </text:changed-region>
        <text:changed-region xml:id="ct2372930975952" text:id="ct2372930975952">
          <text:insertion>
            <office:change-info>
              <dc:creator>Nieznany autor</dc:creator>
              <dc:date>2023-12-01T10:33: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2">Running head:</text:span></text:span><text:span text:style-name="Default_20_Paragraph_20_Font"><text:span text:style-name="T1"> Biotic factors improve succession along tropical elevation gradient</text:span></text:span></text:p>
      <text:p text:style-name="P1"/>
      <text:p text:style-name="Standard"><text:span text:style-name="Default_20_Paragraph_20_Font"><text:span text:style-name="T2">Title: The positive effects of pathogenic fungi, herbivores, and predators on pioneer successional vegetation in tropical forests vary with elevation.</text:span></text:span></text:p>
      <text:p text:style-name="P1"/>
      <text:p text:style-name="P1">Piotr Szefer, Austin Sau, Kenneth Molem, Jonah Philip, Martin Volf, and Vojtech Novotny</text:p>
      <text:p text:style-name="P1"/>
      <text:p text:style-name="Standard"><text:span text:style-name="Default_20_Paragraph_20_Font"><text:span text:style-name="T2">Abstract</text:span></text:span><text:span text:style-name="Default_20_Paragraph_20_Font"><text:span text:style-name="T1">:</text:span></text:span></text:p>
      <text:p text:style-name="P29"><text:span text:style-name="Default_20_Paragraph_20_Font"><text:span text:style-name="T1"><text:tab/>I trophic cascades comprising pathogens, herbivores and their natural enemies can significantly influence plant community assembly, but their impact varies along ecological gradients. Our study explored the effects of pathogenic fungi, herbivorous insects, insectivorous birds, bats, and ants on species richness, diversity, density, and biomass of the initial stages of rainforest secondary succession at three elevations (200, 750 and 1900 m asl.) in New Guinea. </text:span></text:span></text:p>
      <text:p text:style-name="P30"><text:span text:style-name="Default_20_Paragraph_20_Font"><text:span text:style-name="T108"><text:tab/>At </text:span></text:span><text:span text:style-name="Default_20_Paragraph_20_Font"><text:span text:style-name="T1">low and high</text:span></text:span><text:span text:style-name="Default_20_Paragraph_20_Font"><text:span text:style-name="T108">,</text:span></text:span><text:span text:style-name="Default_20_Paragraph_20_Font"><text:span text:style-name="T1"> </text:span></text:span><text:span text:style-name="Default_20_Paragraph_20_Font"><text:span text:style-name="T154">community characteristics responded with growth to</text:span></text:span><text:span text:style-name="Default_20_Paragraph_20_Font"><text:span text:style-name="T108"> </text:span></text:span><text:span text:style-name="Default_20_Paragraph_20_Font"><text:span text:style-name="T116">m</text:span></text:span><text:span text:style-name="Default_20_Paragraph_20_Font"><text:span text:style-name="T114">anipulation of insects (both removal and addition</text:span></text:span><text:span text:style-name="Default_20_Paragraph_20_Font"><text:span text:style-name="T114"><office:annotation><dc:creator>Nieznany autor</dc:creator><dc:date>2024-01-02T11:54:49.623000000</dc:date><text:p text:style-name="P31"><text:span text:style-name="T194">The effect of the insect addition is an inverse of the effect of their removal, or at least it should be.</text:span></text:p></office:annotation></text:span></text:span><text:span text:style-name="Default_20_Paragraph_20_Font"><text:span text:style-name="T114">) and predators</text:span></text:span><text:span text:style-name="Default_20_Paragraph_20_Font"><text:span text:style-name="T108">. </text:span></text:span><text:span text:style-name="Default_20_Paragraph_20_Font"><text:span text:style-name="T110">If present, t</text:span></text:span><text:span text:style-name="Default_20_Paragraph_20_Font"><text:span text:style-name="T108">h</text:span></text:span><text:span text:style-name="Default_20_Paragraph_20_Font"><text:span text:style-name="T109">ose</text:span></text:span><text:span text:style-name="Default_20_Paragraph_20_Font"><text:span text:style-name="T108"> responses were </text:span></text:span><text:span text:style-name="Default_20_Paragraph_20_Font"><text:span text:style-name="T109">also </text:span></text:span><text:span text:style-name="Default_20_Paragraph_20_Font"><text:span text:style-name="T92">similar in their relative strength</text:span></text:span><text:span text:style-name="Default_20_Paragraph_20_Font"><text:span text:style-name="T1">. </text:span></text:span><text:span text:style-name="Default_20_Paragraph_20_Font"><text:span text:style-name="T155">A</text:span></text:span><text:span text:style-name="Default_20_Paragraph_20_Font"><text:span text:style-name="T109">t the mid elevation we only found that insects were reducing the </text:span></text:span><text:span text:style-name="Default_20_Paragraph_20_Font"><text:span text:style-name="T117">plant </text:span></text:span><text:span text:style-name="Default_20_Paragraph_20_Font"><text:span text:style-name="T109">biomass</text:span></text:span><text:span text:style-name="Default_20_Paragraph_20_Font"><text:span text:style-name="T38">. </text:span></text:span><text:span text:style-name="Default_20_Paragraph_20_Font"><text:span text:style-name="T17">Insects </text:span></text:span><text:span text:style-name="Default_20_Paragraph_20_Font"><text:span text:style-name="T133">affected</text:span></text:span><text:span text:style-name="Default_20_Paragraph_20_Font"><text:span text:style-name="T129"> plant </text:span></text:span><text:span text:style-name="Default_20_Paragraph_20_Font"><text:span text:style-name="T133">community composition</text:span></text:span><text:span text:style-name="Default_20_Paragraph_20_Font"><text:span text:style-name="T129"> across all elevations, </text:span></text:span><text:span text:style-name="Default_20_Paragraph_20_Font"><text:span text:style-name="T130">reducing the species pool of pioneers </text:span></text:span><text:span text:style-name="Default_20_Paragraph_20_Font"><text:span text:style-name="T133">at the </text:span></text:span><text:span text:style-name="Default_20_Paragraph_20_Font"><text:span text:style-name="T131">low </text:span></text:span><text:span text:style-name="Default_20_Paragraph_20_Font"><text:span text:style-name="T133">and </text:span></text:span><text:span text:style-name="Default_20_Paragraph_20_Font"><text:span text:style-name="T131">high </text:span></text:span><text:span text:style-name="Default_20_Paragraph_20_Font"><text:span text:style-name="T133">elevations</text:span></text:span><text:span text:style-name="Default_20_Paragraph_20_Font"><text:span text:style-name="T130">, </text:span></text:span><text:span text:style-name="Default_20_Paragraph_20_Font"><text:span text:style-name="T131">or changing </text:span></text:span><text:span text:style-name="Default_20_Paragraph_20_Font"><text:span text:style-name="T132">the </text:span></text:span><text:span text:style-name="Default_20_Paragraph_20_Font"><text:span text:style-name="T133">dominance structure at the </text:span></text:span><text:span text:style-name="Default_20_Paragraph_20_Font"><text:span text:style-name="T131">mid elevation</text:span></text:span><text:span text:style-name="Default_20_Paragraph_20_Font"><text:span text:style-name="T129">.</text:span></text:span><text:span text:style-name="Default_20_Paragraph_20_Font"><text:span text:style-name="T92"> </text:span></text:span><text:span text:style-name="Default_20_Paragraph_20_Font"><text:span text:style-name="T118">At high and low elevations p</text:span></text:span><text:span text:style-name="Default_20_Paragraph_20_Font"><text:span text:style-name="T94">athogenic </text:span></text:span><text:span text:style-name="Default_20_Paragraph_20_Font"><text:span text:style-name="T118">(?)</text:span></text:span><text:span text:style-name="Default_20_Paragraph_20_Font"><text:span text:style-name="T94"> </text:span></text:span><text:span text:style-name="Default_20_Paragraph_20_Font"><text:span text:style-name="T92">fungi </text:span></text:span><text:span text:style-name="Default_20_Paragraph_20_Font"><text:span text:style-name="T111">increas</text:span></text:span><text:span text:style-name="Default_20_Paragraph_20_Font"><text:span text:style-name="T115">ed</text:span></text:span><text:span text:style-name="Default_20_Paragraph_20_Font"><text:span text:style-name="T111"> density</text:span></text:span><text:span text:style-name="Default_20_Paragraph_20_Font"><text:span text:style-name="T113"> </text:span></text:span><text:span text:style-name="Default_20_Paragraph_20_Font"><text:span text:style-name="T115">and number of species</text:span></text:span><text:span text:style-name="Default_20_Paragraph_20_Font"><text:span text:style-name="T113"> </text:span></text:span><text:span text:style-name="Default_20_Paragraph_20_Font"><text:span text:style-name="T115">of pioneer woody plants</text:span></text:span><text:span text:style-name="Default_20_Paragraph_20_Font"><text:span text:style-name="T156"><office:annotation><dc:creator>Nieznany autor</dc:creator><dc:date>2024-01-02T11:19:52.988000000</dc:date><text:p text:style-name="P31"><text:span text:style-name="T195">It is not clear what happened there. RDA shows the effect. There are effects on the number of species and density.</text:span></text:p><text:p text:style-name="P31"><text:span text:style-name="T195">Conclusion: there may be a </text:span><text:span text:style-name="T196">simple mass action effect</text:span><text:span text:style-name="T195">, where increased density (reduced mortality by fungi) increases richness, but the core species composition does not change much = no balanced/nor gradient effects significance. If fungi increase richness, by reducing competition, introduce new species to the community, it capacity grows. Conclusion may be that fungi are not pathogenic, but micorhizal that we are removing. This is based on the increase of density. </text:span></text:p></office:annotation></text:span></text:span><text:span text:style-name="Default_20_Paragraph_20_Font"><text:span text:style-name="T156">, </text:span></text:span><text:span text:style-name="Default_20_Paragraph_20_Font"><text:span text:style-name="T157">but without a clear impact on the assembly </text:span></text:span><text:span text:style-name="Default_20_Paragraph_20_Font"><text:span text:style-name="T158">process</text:span></text:span><text:span text:style-name="Default_20_Paragraph_20_Font"><text:span text:style-name="T159">es</text:span></text:span><text:span text:style-name="Default_20_Paragraph_20_Font"><text:span text:style-name="T158"><office:annotation><dc:creator>Nieznany autor</dc:creator><dc:date>2024-01-02T12:08:53.156000000</dc:date><text:p text:style-name="P31"><text:span text:style-name="T194">There are some inconsistencies here… randomization shows a strong effect, but BC decomposition does not.</text:span></text:p><text:p text:style-name="P31"><text:span text:style-name="T194"/></text:p><text:p text:style-name="P31"><text:span text:style-name="T194">RDA tries to detect changes at a garden level, (conditioned on garden). Raup-Crick takes the whole community as baseline, so it also implicitly takes the variability between sites into account, which may inflate the RC results.</text:span></text:p></office:annotation></text:span></text:span><text:span text:style-name="Default_20_Paragraph_20_Font"><text:span text:style-name="T111">.</text:span></text:span></text:p>
      <text:p text:style-name="P30"><text:span text:style-name="Default_20_Paragraph_20_Font"><text:span text:style-name="T94"><text:tab/></text:span></text:span><text:span text:style-name="Default_20_Paragraph_20_Font"><text:span text:style-name="T119">At the community level </text:span></text:span><text:span text:style-name="Default_20_Paragraph_20_Font"><text:span text:style-name="T160">the weighted average trait values were</text:span></text:span><text:span text:style-name="Default_20_Paragraph_20_Font"><text:span text:style-name="T119"> negatively correlated with species richness. </text:span></text:span><text:span text:style-name="Default_20_Paragraph_20_Font"><text:span text:style-name="T94">A</text:span></text:span><text:span text:style-name="Default_20_Paragraph_20_Font"><text:span text:style-name="T92">t mid and high elevation </text:span></text:span><text:span text:style-name="Default_20_Paragraph_20_Font"><text:span text:style-name="T94">absence of </text:span></text:span><text:span text:style-name="Default_20_Paragraph_20_Font"><text:span text:style-name="T151">fungi and insects</text:span></text:span><text:span text:style-name="Default_20_Paragraph_20_Font"><text:span text:style-name="T94"> was </text:span></text:span><text:span text:style-name="Default_20_Paragraph_20_Font"><text:span text:style-name="T95">correlated</text:span></text:span><text:span text:style-name="Default_20_Paragraph_20_Font"><text:span text:style-name="T94"> with higher w</text:span></text:span><text:span text:style-name="Default_20_Paragraph_20_Font"><text:span text:style-name="T92">ater content </text:span></text:span><text:span text:style-name="Default_20_Paragraph_20_Font"><text:span text:style-name="T93">(WtrC) </text:span></text:span><text:span text:style-name="Default_20_Paragraph_20_Font"><text:span text:style-name="T94">of plants. In plant communities where </text:span></text:span><text:span text:style-name="Default_20_Paragraph_20_Font"><text:span text:style-name="T91">predators </text:span></text:span><text:span text:style-name="Default_20_Paragraph_20_Font"><text:span text:style-name="T94">were absent </text:span></text:span><text:span text:style-name="Default_20_Paragraph_20_Font"><text:span text:style-name="T1">Specific Leaf Area (SLA) </text:span></text:span><text:span text:style-name="Default_20_Paragraph_20_Font"><text:span text:style-name="T91">of plants determine</text:span></text:span><text:span text:style-name="Default_20_Paragraph_20_Font"><text:span text:style-name="T151">d</text:span></text:span><text:span text:style-name="Default_20_Paragraph_20_Font"><text:span text:style-name="T91"> plant perform</text:span></text:span><text:span text:style-name="Default_20_Paragraph_20_Font"><text:span text:style-name="T95">ance</text:span></text:span><text:span text:style-name="Default_20_Paragraph_20_Font"><text:span text:style-name="T91">, and the relationship </text:span></text:span><text:span text:style-name="Default_20_Paragraph_20_Font"><text:span text:style-name="T150">may be a </text:span></text:span><text:span text:style-name="Default_20_Paragraph_20_Font"><text:span text:style-name="T91">reflection </text:span></text:span><text:span text:style-name="Default_20_Paragraph_20_Font"><text:span text:style-name="T94">of an </text:span></text:span><text:span text:style-name="Default_20_Paragraph_20_Font"><text:span text:style-name="T91">increasing inter-specific plant competition with elevation. Plants with higher </text:span></text:span><text:span text:style-name="Default_20_Paragraph_20_Font"><text:span text:style-name="T1">W</text:span></text:span><text:span text:style-name="Default_20_Paragraph_20_Font"><text:span text:style-name="T74">tr</text:span></text:span><text:span text:style-name="Default_20_Paragraph_20_Font"><text:span text:style-name="T1">C, </text:span></text:span><text:span text:style-name="Default_20_Paragraph_20_Font"><text:span text:style-name="T91">performed better </text:span></text:span><text:span text:style-name="Default_20_Paragraph_20_Font"><text:span text:style-name="T150">without the </text:span></text:span><text:span text:style-name="Default_20_Paragraph_20_Font"><text:span text:style-name="T91">threat of fungal infections</text:span></text:span><text:span text:style-name="Default_20_Paragraph_20_Font"><text:span text:style-name="T1">. </text:span></text:span><text:span text:style-name="Default_20_Paragraph_20_Font"><text:span text:style-name="T99">L</text:span></text:span><text:span text:style-name="Default_20_Paragraph_20_Font"><text:span text:style-name="T5">ocal </text:span></text:span><text:span text:style-name="Default_20_Paragraph_20_Font"><text:span text:style-name="T112">plant species </text:span></text:span><text:span text:style-name="Default_20_Paragraph_20_Font"><text:span text:style-name="T5">abundance </text:span></text:span><text:span text:style-name="Default_20_Paragraph_20_Font"><text:span text:style-name="T4">and </text:span></text:span><text:span text:style-name="Default_20_Paragraph_20_Font"><text:span text:style-name="T5">r</text:span></text:span><text:span text:style-name="Default_20_Paragraph_20_Font"><text:span text:style-name="T2">ichness</text:span></text:span><text:span text:style-name="Default_20_Paragraph_20_Font"><text:span text:style-name="T17"> emerged as a</text:span></text:span><text:span text:style-name="Default_20_Paragraph_20_Font"><text:span text:style-name="T28">n </text:span></text:span><office:annotation office:name="__Annotation__5757_1771362561" loext:resolved="false"><dc:creator>Nieznany autor</dc:creator><dc:date>2023-12-01T10:40:47.848000000</dc:date><text:p text:style-name="P32"><text:span text:style-name="T197">How this was evaluated?</text:span></text:p></office:annotation><text:span text:style-name="Default_20_Paragraph_20_Font"><text:span text:style-name="T28">important</text:span></text:span><text:span text:style-name="Default_20_Paragraph_20_Font"><text:span text:style-name="T17"> predictor</text:span></text:span><text:span text:style-name="Default_20_Paragraph_20_Font"><text:span text:style-name="T28">s</text:span></text:span><office:annotation-end office:name="__Annotation__5757_1771362561"/><text:span text:style-name="Default_20_Paragraph_20_Font"><text:span text:style-name="T17"> of</text:span></text:span><text:span text:style-name="Default_20_Paragraph_20_Font"><text:span text:style-name="T33"> </text:span></text:span><text:span text:style-name="Default_20_Paragraph_20_Font"><text:span text:style-name="T28">biomass change of an individual species to predator </text:span></text:span><text:soft-page-break/><text:span text:style-name="Default_20_Paragraph_20_Font"><text:span text:style-name="T28">exclusion and fungicide treatment. </text:span></text:span><text:span text:style-name="Default_20_Paragraph_20_Font"><text:span text:style-name="T37">Species richness was </text:span></text:span><text:span text:style-name="Default_20_Paragraph_20_Font"><text:span text:style-name="T36">a general predictor of community weighted mean </text:span></text:span><text:span text:style-name="Default_20_Paragraph_20_Font"><text:span text:style-name="T37">for</text:span></text:span><text:span text:style-name="Default_20_Paragraph_20_Font"><text:span text:style-name="T36"> </text:span></text:span><text:span text:style-name="Default_20_Paragraph_20_Font"><text:span text:style-name="T37">SLA and WterC</text:span></text:span><text:span text:style-name="Default_20_Paragraph_20_Font"><text:span text:style-name="T36">.</text:span></text:span><text:span text:style-name="Default_20_Paragraph_20_Font"><text:span text:style-name="T17"> </text:span></text:span><text:span text:style-name="Default_20_Paragraph_20_Font"><text:span text:style-name="T34">I</text:span></text:span><text:span text:style-name="Default_20_Paragraph_20_Font"><text:span text:style-name="T17">nsects </text:span></text:span><text:span text:style-name="Default_20_Paragraph_20_Font"><text:span text:style-name="T127">affect species turnover </text:span></text:span><text:span text:style-name="Default_20_Paragraph_20_Font"><text:span text:style-name="T128">differential depending on the altitude.</text:span></text:span><text:span text:style-name="Default_20_Paragraph_20_Font"><text:span text:style-name="T17"> </text:span></text:span><text:span text:style-name="Default_20_Paragraph_20_Font"><text:span text:style-name="T35">This seem to be related to the larger scale site </text:span></text:span><office:annotation office:name="__Annotation__6336_3396503680" loext:resolved="false"><dc:creator>Nieznany autor</dc:creator><dc:date>2023-12-04T11:20:18.453000000</dc:date><text:p text:style-name="P32"><text:span text:style-name="T197">Local vs global can be teased apart by looking at what has a dominating effect on plant performance: local richness and abundance vs global (sum) of species <text:s/>and average abundance.</text:span></text:p></office:annotation><text:span text:style-name="Default_20_Paragraph_20_Font"><text:span text:style-name="T35">conditions, i.e., species pool</text:span></text:span><office:annotation-end office:name="__Annotation__6336_3396503680"/><text:span text:style-name="Default_20_Paragraph_20_Font"><text:span text:style-name="T35">.</text:span></text:span></text:p>
      <text:p text:style-name="P1"><text:tab/></text:p>
      <text:p text:style-name="Standard"><text:span text:style-name="Default_20_Paragraph_20_Font"><text:span text:style-name="T2">Key words</text:span></text:span><text:span text:style-name="Default_20_Paragraph_20_Font"><text:span text:style-name="T1">: tropical forest, pioneer succession, fungicide, insecticide herbivory, tri-trophic interactions, Papua New Guinea.</text:span></text:span></text:p>
      <text:p text:style-name="P22">Introduction</text:p>
      <text:p text:style-name="P1"><text:tab/></text:p>
      <text:p text:style-name="Standard"><text:span text:style-name="Default_20_Paragraph_20_Font"><text:span text:style-name="T1"><text:tab/>Plant-natural enemy interactions were shown to have a profound impact on plant establishment, survival and competitive dynamics of tropical forest plants </text:span></text:span><text:reference-mark-start text:name="ZOTERO_ITEM CSL_CITATION {&quot;citationID&quot;:&quot;LtZ3PqXZ&quot;,&quot;properties&quot;:{&quot;formattedCitation&quot;:&quot;(Sol\\uc0\\u233{} et al. 2019, Comita and Stump 2020, Williams et al. 2021)&quot;,&quot;plainCitation&quot;:&quot;(Solé et al. 2019, Comita and Stump 2020, Williams et al. 2021)&quot;,&quot;noteIndex&quot;:0},&quot;citationItems&quot;:[{&quot;id&quot;:2582,&quot;uris&quot;:[&quot;http://zotero.org/users/1954708/items/TUAD86WH&quot;],&quot;itemData&quot;:{&quot;id&quot;:2582,&quot;type&quot;:&quot;article-journal&quot;,&quot;abstract&quot;:&quot;A significant proportion of the mortality of rainforest trees occurs during early life stages (seeds and seedlings), but mortality agents are often elusive. Our study investigated the role of herbivorous insects and pathogens in the early regeneration dynamics of Guazuma ulmifolia (Malvaceae), an important tree species in agroforestry in Central America. We reared pre-dispersal insect seed predators from G. ulmifolia seeds in Panama. We also carried out an experiment, controlling insects and pathogens using insecticide and/or fungicide treatments, as well as seed density, and compared survivorship of G. ulmifolia seeds and seedlings among treatments and relative to untreated control plots. We observed (1) high pre-dispersal attack (92%) of the fruits of G. ulmifolia, mostly by anobiine and bruchine beetles; (2) negligible post-dispersal attack of isolated seeds by insects and pathogens; (3) slow growth and high mortality (&amp;gt; 95%) of seedlings after 14 weeks; (4) low insect damage on seedlings; and (5) a strong positive correlation between seedling mortality and rainfall. We conclude that for G. ulmifolia at our study site the pre-dispersal seed stage is by far the most sensitive stage to insects and that their influence on seedling mortality appears to be slight as compared to that of inclement weather. Thus, the regeneration of this important tree species may depend on effective primary dispersal of seeds by vertebrates (before most of the seed crop is lost to insects), conditioned by suitable conditions in which the seedlings can grow.&quot;,&quot;container-title&quot;:&quot;Nature Conservation&quot;,&quot;DOI&quot;:&quot;10.3897/natureconservation.32.30108&quot;,&quot;ISSN&quot;:&quot;1314-3301&quot;,&quot;language&quot;:&quot;en&quot;,&quot;license&quot;:&quot;2023 Raphaële Solé, Sofia Gripenberg, Owen T. Lewis, Lars Markesteijn, Héctor Barrios, Tom Ratz, Richard Ctvrtecka, Philip T. Butterill, Simon T. Segar, Mark A. Metz, Chris Dahl, Marleny Rivera, Karina Viquez, Wessley Ferguson, Maikol Guevara, Yves Basset&quot;,&quot;note&quot;:&quot;publisher: Pensoft Publishers&quot;,&quot;page&quot;:&quot;81-101&quot;,&quot;source&quot;:&quot;natureconservation.pensoft.net&quot;,&quot;title&quot;:&quot;The role of herbivorous insects and pathogens in the regeneration dynamics of Guazuma ulmifolia in Panama&quot;,&quot;volume&quot;:&quot;32&quot;,&quot;author&quot;:[{&quot;family&quot;:&quot;Solé&quot;,&quot;given&quot;:&quot;Raphaële&quot;},{&quot;family&quot;:&quot;Gripenberg&quot;,&quot;given&quot;:&quot;Sofia&quot;},{&quot;family&quot;:&quot;Lewis&quot;,&quot;given&quot;:&quot;Owen T.&quot;},{&quot;family&quot;:&quot;Markesteijn&quot;,&quot;given&quot;:&quot;Lars&quot;},{&quot;family&quot;:&quot;Barrios&quot;,&quot;given&quot;:&quot;Héctor&quot;},{&quot;family&quot;:&quot;Ratz&quot;,&quot;given&quot;:&quot;Tom&quot;},{&quot;family&quot;:&quot;Ctvrtecka&quot;,&quot;given&quot;:&quot;Richard&quot;},{&quot;family&quot;:&quot;Butterill&quot;,&quot;given&quot;:&quot;Philip T.&quot;},{&quot;family&quot;:&quot;Segar&quot;,&quot;given&quot;:&quot;Simon T.&quot;},{&quot;family&quot;:&quot;Metz&quot;,&quot;given&quot;:&quot;Mark A.&quot;},{&quot;family&quot;:&quot;Dahl&quot;,&quot;given&quot;:&quot;Chris&quot;},{&quot;family&quot;:&quot;Rivera&quot;,&quot;given&quot;:&quot;Marleny&quot;},{&quot;family&quot;:&quot;Viquez&quot;,&quot;given&quot;:&quot;Karina&quot;},{&quot;family&quot;:&quot;Ferguson&quot;,&quot;given&quot;:&quot;Wessley&quot;},{&quot;family&quot;:&quot;Guevara&quot;,&quot;given&quot;:&quot;Maikol&quot;},{&quot;family&quot;:&quot;Basset&quot;,&quot;given&quot;:&quot;Yves&quot;}],&quot;issued&quot;:{&quot;date-parts&quot;:[[&quot;2019&quot;,6,2]]}}},{&quot;id&quot;:2470,&quot;uris&quot;:[&quot;http://zotero.org/users/1954708/items/WVJTEDML&quot;],&quot;itemData&quot;:{&quot;id&quot;:2470,&quot;type&quot;:&quot;article-journal&quot;,&quot;abstract&quot;:&quot;Over the past five decades, many studies have examined the Janzen-Connell hypothesis, which posits that host-specific natural enemies, such as insect herbivores and fungal pathogens, promote plant species coexistence by providing a recruitment advantage to rare plant species. Recently, researchers have been exploring new and exciting angles on plant-enemy interactions that have yielded novel insights into this long-standing hypothesis. Here, we highlight some empirical advances in our understanding of plant-enemy interactions in tropical forests, including improved understanding of variation in plant species' susceptibility to enemy effects, as well as insect and pathogen host ranges. We then review recent advances in related ecological theory. These theoretical studies have confirmed that specialist natural enemies can promote tree diversity. However, they have also shown that the impact of natural enemies may be weakened, or that natural enemies could even cause species exclusion, depending on enemy host range, the spatial extent of enemy effects, and variation among plant species in seed dispersal or enemy susceptibility. Finally, we end by discussing how human impacts on tropical forests, such as fragmentation, hunting, and climate change, may alter the plant-enemy interactions that contribute to tropical forest diversity.&quot;,&quot;container-title&quot;:&quot;Annals of the Missouri Botanical Garden&quot;,&quot;DOI&quot;:&quot;10.3417/2020591&quot;,&quot;ISSN&quot;:&quot;0026-6493, 2162-4372&quot;,&quot;issue&quot;:&quot;3&quot;,&quot;journalAbbreviation&quot;:&quot;mobt&quot;,&quot;note&quot;:&quot;publisher: Missouri Botanical Garden Press&quot;,&quot;page&quot;:&quot;377-392&quot;,&quot;source&quot;:&quot;bioone.org&quot;,&quot;title&quot;:&quot;Natural Enemies and the Maintenance of Tropical Tree Diversity: Recent Insights and Implications for the Future of Biodiversity in a Changing World1&quot;,&quot;title-short&quot;:&quot;Natural Enemies and the Maintenance of Tropical Tree Diversity&quot;,&quot;volume&quot;:&quot;105&quot;,&quot;author&quot;:[{&quot;family&quot;:&quot;Comita&quot;,&quot;given&quot;:&quot;Liza S.&quot;},{&quot;family&quot;:&quot;Stump&quot;,&quot;given&quot;:&quot;Simon M.&quot;}],&quot;issued&quot;:{&quot;date-parts&quot;:[[&quot;2020&quot;,9]]}}},{&quot;id&quot;:15,&quot;uris&quot;:[&quot;http://zotero.org/users/1954708/items/5SISKJZE&quot;],&quot;itemData&quot;:{&quot;id&quot;:15,&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qKM39QBUM4"/><text:span text:style-name="Default_20_Paragraph_20_Font"><text:span text:style-name="T171">(Sol</text:span></text:span><text:span text:style-name="T173">é et al. 2019, Comita and Stump 2020, Williams et al. 2021)</text:span><text:reference-mark-end text:name="ZOTERO_ITEM CSL_CITATION {&quot;citationID&quot;:&quot;LtZ3PqXZ&quot;,&quot;properties&quot;:{&quot;formattedCitation&quot;:&quot;(Sol\\uc0\\u233{} et al. 2019, Comita and Stump 2020, Williams et al. 2021)&quot;,&quot;plainCitation&quot;:&quot;(Solé et al. 2019, Comita and Stump 2020, Williams et al. 2021)&quot;,&quot;noteIndex&quot;:0},&quot;citationItems&quot;:[{&quot;id&quot;:2582,&quot;uris&quot;:[&quot;http://zotero.org/users/1954708/items/TUAD86WH&quot;],&quot;itemData&quot;:{&quot;id&quot;:2582,&quot;type&quot;:&quot;article-journal&quot;,&quot;abstract&quot;:&quot;A significant proportion of the mortality of rainforest trees occurs during early life stages (seeds and seedlings), but mortality agents are often elusive. Our study investigated the role of herbivorous insects and pathogens in the early regeneration dynamics of Guazuma ulmifolia (Malvaceae), an important tree species in agroforestry in Central America. We reared pre-dispersal insect seed predators from G. ulmifolia seeds in Panama. We also carried out an experiment, controlling insects and pathogens using insecticide and/or fungicide treatments, as well as seed density, and compared survivorship of G. ulmifolia seeds and seedlings among treatments and relative to untreated control plots. We observed (1) high pre-dispersal attack (92%) of the fruits of G. ulmifolia, mostly by anobiine and bruchine beetles; (2) negligible post-dispersal attack of isolated seeds by insects and pathogens; (3) slow growth and high mortality (&amp;gt; 95%) of seedlings after 14 weeks; (4) low insect damage on seedlings; and (5) a strong positive correlation between seedling mortality and rainfall. We conclude that for G. ulmifolia at our study site the pre-dispersal seed stage is by far the most sensitive stage to insects and that their influence on seedling mortality appears to be slight as compared to that of inclement weather. Thus, the regeneration of this important tree species may depend on effective primary dispersal of seeds by vertebrates (before most of the seed crop is lost to insects), conditioned by suitable conditions in which the seedlings can grow.&quot;,&quot;container-title&quot;:&quot;Nature Conservation&quot;,&quot;DOI&quot;:&quot;10.3897/natureconservation.32.30108&quot;,&quot;ISSN&quot;:&quot;1314-3301&quot;,&quot;language&quot;:&quot;en&quot;,&quot;license&quot;:&quot;2023 Raphaële Solé, Sofia Gripenberg, Owen T. Lewis, Lars Markesteijn, Héctor Barrios, Tom Ratz, Richard Ctvrtecka, Philip T. Butterill, Simon T. Segar, Mark A. Metz, Chris Dahl, Marleny Rivera, Karina Viquez, Wessley Ferguson, Maikol Guevara, Yves Basset&quot;,&quot;note&quot;:&quot;publisher: Pensoft Publishers&quot;,&quot;page&quot;:&quot;81-101&quot;,&quot;source&quot;:&quot;natureconservation.pensoft.net&quot;,&quot;title&quot;:&quot;The role of herbivorous insects and pathogens in the regeneration dynamics of Guazuma ulmifolia in Panama&quot;,&quot;volume&quot;:&quot;32&quot;,&quot;author&quot;:[{&quot;family&quot;:&quot;Solé&quot;,&quot;given&quot;:&quot;Raphaële&quot;},{&quot;family&quot;:&quot;Gripenberg&quot;,&quot;given&quot;:&quot;Sofia&quot;},{&quot;family&quot;:&quot;Lewis&quot;,&quot;given&quot;:&quot;Owen T.&quot;},{&quot;family&quot;:&quot;Markesteijn&quot;,&quot;given&quot;:&quot;Lars&quot;},{&quot;family&quot;:&quot;Barrios&quot;,&quot;given&quot;:&quot;Héctor&quot;},{&quot;family&quot;:&quot;Ratz&quot;,&quot;given&quot;:&quot;Tom&quot;},{&quot;family&quot;:&quot;Ctvrtecka&quot;,&quot;given&quot;:&quot;Richard&quot;},{&quot;family&quot;:&quot;Butterill&quot;,&quot;given&quot;:&quot;Philip T.&quot;},{&quot;family&quot;:&quot;Segar&quot;,&quot;given&quot;:&quot;Simon T.&quot;},{&quot;family&quot;:&quot;Metz&quot;,&quot;given&quot;:&quot;Mark A.&quot;},{&quot;family&quot;:&quot;Dahl&quot;,&quot;given&quot;:&quot;Chris&quot;},{&quot;family&quot;:&quot;Rivera&quot;,&quot;given&quot;:&quot;Marleny&quot;},{&quot;family&quot;:&quot;Viquez&quot;,&quot;given&quot;:&quot;Karina&quot;},{&quot;family&quot;:&quot;Ferguson&quot;,&quot;given&quot;:&quot;Wessley&quot;},{&quot;family&quot;:&quot;Guevara&quot;,&quot;given&quot;:&quot;Maikol&quot;},{&quot;family&quot;:&quot;Basset&quot;,&quot;given&quot;:&quot;Yves&quot;}],&quot;issued&quot;:{&quot;date-parts&quot;:[[&quot;2019&quot;,6,2]]}}},{&quot;id&quot;:2470,&quot;uris&quot;:[&quot;http://zotero.org/users/1954708/items/WVJTEDML&quot;],&quot;itemData&quot;:{&quot;id&quot;:2470,&quot;type&quot;:&quot;article-journal&quot;,&quot;abstract&quot;:&quot;Over the past five decades, many studies have examined the Janzen-Connell hypothesis, which posits that host-specific natural enemies, such as insect herbivores and fungal pathogens, promote plant species coexistence by providing a recruitment advantage to rare plant species. Recently, researchers have been exploring new and exciting angles on plant-enemy interactions that have yielded novel insights into this long-standing hypothesis. Here, we highlight some empirical advances in our understanding of plant-enemy interactions in tropical forests, including improved understanding of variation in plant species' susceptibility to enemy effects, as well as insect and pathogen host ranges. We then review recent advances in related ecological theory. These theoretical studies have confirmed that specialist natural enemies can promote tree diversity. However, they have also shown that the impact of natural enemies may be weakened, or that natural enemies could even cause species exclusion, depending on enemy host range, the spatial extent of enemy effects, and variation among plant species in seed dispersal or enemy susceptibility. Finally, we end by discussing how human impacts on tropical forests, such as fragmentation, hunting, and climate change, may alter the plant-enemy interactions that contribute to tropical forest diversity.&quot;,&quot;container-title&quot;:&quot;Annals of the Missouri Botanical Garden&quot;,&quot;DOI&quot;:&quot;10.3417/2020591&quot;,&quot;ISSN&quot;:&quot;0026-6493, 2162-4372&quot;,&quot;issue&quot;:&quot;3&quot;,&quot;journalAbbreviation&quot;:&quot;mobt&quot;,&quot;note&quot;:&quot;publisher: Missouri Botanical Garden Press&quot;,&quot;page&quot;:&quot;377-392&quot;,&quot;source&quot;:&quot;bioone.org&quot;,&quot;title&quot;:&quot;Natural Enemies and the Maintenance of Tropical Tree Diversity: Recent Insights and Implications for the Future of Biodiversity in a Changing World1&quot;,&quot;title-short&quot;:&quot;Natural Enemies and the Maintenance of Tropical Tree Diversity&quot;,&quot;volume&quot;:&quot;105&quot;,&quot;author&quot;:[{&quot;family&quot;:&quot;Comita&quot;,&quot;given&quot;:&quot;Liza S.&quot;},{&quot;family&quot;:&quot;Stump&quot;,&quot;given&quot;:&quot;Simon M.&quot;}],&quot;issued&quot;:{&quot;date-parts&quot;:[[&quot;2020&quot;,9]]}}},{&quot;id&quot;:15,&quot;uris&quot;:[&quot;http://zotero.org/users/1954708/items/5SISKJZE&quot;],&quot;itemData&quot;:{&quot;id&quot;:15,&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qKM39QBUM4"/><text:span text:style-name="Default_20_Paragraph_20_Font"><text:span text:style-name="T1">. Multiple studies have demonstrated</text:span></text:span><text:span text:style-name="Default_20_Paragraph_20_Font"><text:span text:style-name="T17"> the importance of fungi and herbivorous insects as the key </text:span></text:span><text:span text:style-name="Default_20_Paragraph_20_Font"><text:span text:style-name="T1">mortality factors, that increase diversity and richness of primary tropical forest seedling communities through density dependent and independent effects </text:span></text:span><text:reference-mark-start text:name="ZOTERO_ITEM CSL_CITATION {&quot;citationID&quot;:&quot;soKgr7LZ&quot;,&quot;properties&quot;:{&quot;formattedCitation&quot;:&quot;(Freckleton and Lewis 2006, Gripenberg et al. 2014, Bagchi et al. 2014, Krishnadas et al. 2018)&quot;,&quot;plainCitation&quot;:&quot;(Freckleton and Lewis 2006, Gripenberg et al. 2014, Bagchi et al. 2014, Krishnadas et al. 2018)&quot;,&quot;noteIndex&quot;:0},&quot;citationItems&quot;:[{&quot;id&quot;:2177,&quot;uris&quot;:[&quot;http://zotero.org/users/1954708/items/Z83553D9&quot;],&quot;itemData&quot;:{&quot;id&quot;:2177,&quot;type&quot;:&quot;article-journal&quot;,&quot;abstract&quot;:&quot;There is increasing interest in the role played by density-dependent mortality from natural enemies, particularly plant pathogens, in promoting the coexistence and diversity of tropical trees. Here, we review four issues in the analysis of pathogen-induced density dependence that have been overlooked or inadequately addressed. First, the methodology for detecting density dependence must be robust to potential biases. Observational studies, in particular, require a careful analysis to avoid biases generated by measurement error, and existing studies could be criticized on these grounds. Experimental studies manipulating plant density and pathogen incidence will often be preferable, or should be run in parallel. Second, the form of density dependence is not well understood and, in particular, there are no data indicating whether pathogens cause compensating or overcompensating density responses. Owing to this, we argue that the potential for pathogen-induced density dependence to generate diversity-enhancing outcomes, such as the Janzen-Connell effect, remains uncertain, as coexistence is far more probable if density dependence is overcompensating. Third, there have been few studies examining the relative importance of intra- or interspecific density dependence resulting from pathogens (or, more widely, natural enemies). This is essentially equivalent to asking to what extent pathogens are host-specific. If pathogens are generalists, then mortality rates will respond to overall plant density, irrespective of plant species identity. This will weaken the intraspecific density dependence and reduce the diversity-promoting effects of pathogens. Finally, we highlight the need for studies that integrate observations and experiments on pathogens and density dependence into the whole life cycle of trees, because as yet it is not possible to be certain of the degree to which pathogens contribute to observed dynamics.&quot;,&quot;container-title&quot;:&quot;Proceedings. Biological Sciences&quot;,&quot;DOI&quot;:&quot;10.1098/rspb.2006.3660&quot;,&quot;ISSN&quot;:&quot;0962-8452&quot;,&quot;issue&quot;:&quot;1604&quot;,&quot;journalAbbreviation&quot;:&quot;Proc Biol Sci&quot;,&quot;language&quot;:&quot;eng&quot;,&quot;note&quot;:&quot;PMID: 17015362\nPMCID: PMC1639512&quot;,&quot;page&quot;:&quot;2909-2916&quot;,&quot;source&quot;:&quot;PubMed&quot;,&quot;title&quot;:&quot;Pathogens, density dependence and the coexistence of tropical trees&quot;,&quot;volume&quot;:&quot;273&quot;,&quot;author&quot;:[{&quot;family&quot;:&quot;Freckleton&quot;,&quot;given&quot;:&quot;Robert P.&quot;},{&quot;family&quot;:&quot;Lewis&quot;,&quot;given&quot;:&quot;Owen T.&quot;}],&quot;issued&quot;:{&quot;date-parts&quot;:[[&quot;2006&quot;,12,7]]}}},{&quot;id&quot;:697,&quot;uris&quot;:[&quot;http://zotero.org/users/1954708/items/C4QBW7QJ&quot;],&quot;itemData&quot;:{&quot;id&quot;:697,&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license&quot;:&quot;© 2013 The Authors&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586,&quot;uris&quot;:[&quot;http://zotero.org/users/1954708/items/TJIZF6N8&quot;],&quot;itemData&quot;:{&quot;id&quot;:586,&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id&quot;:208,&quot;uris&quot;:[&quot;http://zotero.org/users/1954708/items/LRLX5R9F&quot;],&quot;itemData&quot;:{&quot;id&quot;:208,&quot;type&quot;:&quot;article-journal&quot;,&quot;abstract&quot;:&quot;In fragmented forests, tree diversity declines near edges but the ecological processes underlying this loss of diversity remain poorly understood. Theory predicts that top-down regulation of seedling recruitment by insect herbivores and fungal pathogens contributes to maintaining tree diversity in forests, but it is unknown whether proximity to forest edges compromises these diversity-enhancing biotic interactions. Here we experimentally demonstrate that weakened activity of fungal pathogens and insect herbivores reduced seedling diversity, despite similar diversity of seed rain, during recruitment near forest edges in a human-modified tropical landscape. Only at sites farthest from forest edges (90–100 m) did the application of pesticides lower seedling diversity relative to control plots. Notably, lower seedling diversity corresponded with weaker density-dependent mortality attributable to insects and fungi during the seed-to-seedling transition. We provide mechanistic evidence that edge-effects can manifest as cryptic losses of crucial biotic interactions that maintain diversity., 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journalAbbreviation&quot;:&quot;Nat Commun&quot;,&quot;note&quot;:&quot;PMID: 30375390\nPMCID: PMC6207651&quot;,&quot;source&quot;:&quot;PubMed Central&quot;,&quot;title&quot;:&quot;Weaker plant-enemy interactions decrease tree seedling diversity with edge-effects in a fragmented tropical forest&quot;,&quot;URL&quot;:&quot;https://www.ncbi.nlm.nih.gov/pmc/articles/PMC6207651/&quot;,&quot;volume&quot;:&quot;9&quot;,&quot;author&quot;:[{&quot;family&quot;:&quot;Krishnadas&quot;,&quot;given&quot;:&quot;Meghna&quot;},{&quot;family&quot;:&quot;Bagchi&quot;,&quot;given&quot;:&quot;Robert&quot;},{&quot;family&quot;:&quot;Sridhara&quot;,&quot;given&quot;:&quot;Sachin&quot;},{&quot;family&quot;:&quot;Comita&quot;,&quot;given&quot;:&quot;Liza S.&quot;}],&quot;accessed&quot;:{&quot;date-parts&quot;:[[&quot;2019&quot;,10,27]]},&quot;issued&quot;:{&quot;date-parts&quot;:[[&quot;2018&quot;,10,30]]}}}],&quot;schema&quot;:&quot;https://github.com/citation-style-language/schema/raw/master/csl-citation.json&quot;} RNDNltaB3qzMg"/><text:span text:style-name="Default_20_Paragraph_20_Font"><text:span text:style-name="T1">(Freckleton and Lewis 2006, Gripenberg et al. 2014, Bagchi et al. 2014, Krishnadas et al. 2018)</text:span></text:span><text:reference-mark-end text:name="ZOTERO_ITEM CSL_CITATION {&quot;citationID&quot;:&quot;soKgr7LZ&quot;,&quot;properties&quot;:{&quot;formattedCitation&quot;:&quot;(Freckleton and Lewis 2006, Gripenberg et al. 2014, Bagchi et al. 2014, Krishnadas et al. 2018)&quot;,&quot;plainCitation&quot;:&quot;(Freckleton and Lewis 2006, Gripenberg et al. 2014, Bagchi et al. 2014, Krishnadas et al. 2018)&quot;,&quot;noteIndex&quot;:0},&quot;citationItems&quot;:[{&quot;id&quot;:2177,&quot;uris&quot;:[&quot;http://zotero.org/users/1954708/items/Z83553D9&quot;],&quot;itemData&quot;:{&quot;id&quot;:2177,&quot;type&quot;:&quot;article-journal&quot;,&quot;abstract&quot;:&quot;There is increasing interest in the role played by density-dependent mortality from natural enemies, particularly plant pathogens, in promoting the coexistence and diversity of tropical trees. Here, we review four issues in the analysis of pathogen-induced density dependence that have been overlooked or inadequately addressed. First, the methodology for detecting density dependence must be robust to potential biases. Observational studies, in particular, require a careful analysis to avoid biases generated by measurement error, and existing studies could be criticized on these grounds. Experimental studies manipulating plant density and pathogen incidence will often be preferable, or should be run in parallel. Second, the form of density dependence is not well understood and, in particular, there are no data indicating whether pathogens cause compensating or overcompensating density responses. Owing to this, we argue that the potential for pathogen-induced density dependence to generate diversity-enhancing outcomes, such as the Janzen-Connell effect, remains uncertain, as coexistence is far more probable if density dependence is overcompensating. Third, there have been few studies examining the relative importance of intra- or interspecific density dependence resulting from pathogens (or, more widely, natural enemies). This is essentially equivalent to asking to what extent pathogens are host-specific. If pathogens are generalists, then mortality rates will respond to overall plant density, irrespective of plant species identity. This will weaken the intraspecific density dependence and reduce the diversity-promoting effects of pathogens. Finally, we highlight the need for studies that integrate observations and experiments on pathogens and density dependence into the whole life cycle of trees, because as yet it is not possible to be certain of the degree to which pathogens contribute to observed dynamics.&quot;,&quot;container-title&quot;:&quot;Proceedings. Biological Sciences&quot;,&quot;DOI&quot;:&quot;10.1098/rspb.2006.3660&quot;,&quot;ISSN&quot;:&quot;0962-8452&quot;,&quot;issue&quot;:&quot;1604&quot;,&quot;journalAbbreviation&quot;:&quot;Proc Biol Sci&quot;,&quot;language&quot;:&quot;eng&quot;,&quot;note&quot;:&quot;PMID: 17015362\nPMCID: PMC1639512&quot;,&quot;page&quot;:&quot;2909-2916&quot;,&quot;source&quot;:&quot;PubMed&quot;,&quot;title&quot;:&quot;Pathogens, density dependence and the coexistence of tropical trees&quot;,&quot;volume&quot;:&quot;273&quot;,&quot;author&quot;:[{&quot;family&quot;:&quot;Freckleton&quot;,&quot;given&quot;:&quot;Robert P.&quot;},{&quot;family&quot;:&quot;Lewis&quot;,&quot;given&quot;:&quot;Owen T.&quot;}],&quot;issued&quot;:{&quot;date-parts&quot;:[[&quot;2006&quot;,12,7]]}}},{&quot;id&quot;:697,&quot;uris&quot;:[&quot;http://zotero.org/users/1954708/items/C4QBW7QJ&quot;],&quot;itemData&quot;:{&quot;id&quot;:697,&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license&quot;:&quot;© 2013 The Authors&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586,&quot;uris&quot;:[&quot;http://zotero.org/users/1954708/items/TJIZF6N8&quot;],&quot;itemData&quot;:{&quot;id&quot;:586,&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id&quot;:208,&quot;uris&quot;:[&quot;http://zotero.org/users/1954708/items/LRLX5R9F&quot;],&quot;itemData&quot;:{&quot;id&quot;:208,&quot;type&quot;:&quot;article-journal&quot;,&quot;abstract&quot;:&quot;In fragmented forests, tree diversity declines near edges but the ecological processes underlying this loss of diversity remain poorly understood. Theory predicts that top-down regulation of seedling recruitment by insect herbivores and fungal pathogens contributes to maintaining tree diversity in forests, but it is unknown whether proximity to forest edges compromises these diversity-enhancing biotic interactions. Here we experimentally demonstrate that weakened activity of fungal pathogens and insect herbivores reduced seedling diversity, despite similar diversity of seed rain, during recruitment near forest edges in a human-modified tropical landscape. Only at sites farthest from forest edges (90–100 m) did the application of pesticides lower seedling diversity relative to control plots. Notably, lower seedling diversity corresponded with weaker density-dependent mortality attributable to insects and fungi during the seed-to-seedling transition. We provide mechanistic evidence that edge-effects can manifest as cryptic losses of crucial biotic interactions that maintain diversity., 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journalAbbreviation&quot;:&quot;Nat Commun&quot;,&quot;note&quot;:&quot;PMID: 30375390\nPMCID: PMC6207651&quot;,&quot;source&quot;:&quot;PubMed Central&quot;,&quot;title&quot;:&quot;Weaker plant-enemy interactions decrease tree seedling diversity with edge-effects in a fragmented tropical forest&quot;,&quot;URL&quot;:&quot;https://www.ncbi.nlm.nih.gov/pmc/articles/PMC6207651/&quot;,&quot;volume&quot;:&quot;9&quot;,&quot;author&quot;:[{&quot;family&quot;:&quot;Krishnadas&quot;,&quot;given&quot;:&quot;Meghna&quot;},{&quot;family&quot;:&quot;Bagchi&quot;,&quot;given&quot;:&quot;Robert&quot;},{&quot;family&quot;:&quot;Sridhara&quot;,&quot;given&quot;:&quot;Sachin&quot;},{&quot;family&quot;:&quot;Comita&quot;,&quot;given&quot;:&quot;Liza S.&quot;}],&quot;accessed&quot;:{&quot;date-parts&quot;:[[&quot;2019&quot;,10,27]]},&quot;issued&quot;:{&quot;date-parts&quot;:[[&quot;2018&quot;,10,30]]}}}],&quot;schema&quot;:&quot;https://github.com/citation-style-language/schema/raw/master/csl-citation.json&quot;} RNDNltaB3qzMg"/><text:span text:style-name="Default_20_Paragraph_20_Font"><text:span text:style-name="T1">. Additionally, </text:span></text:span><text:span text:style-name="Default_20_Paragraph_20_Font"><text:span text:style-name="T17">tri-trophic interactions, and specifically top-down control of insects by insectivorous </text:span></text:span><text:span text:style-name="T164">birds, bats,</text:span> and ants were shown to significantly affect competitive interaction in plant communities <text:reference-mark-start text:name="ZOTERO_ITEM CSL_CITATION {&quot;citationID&quot;:&quot;BiaZ45TQ&quot;,&quot;properties&quot;:{&quot;formattedCitation&quot;:&quot;(Letourneau et al. 2004, Terborgh 2015)&quot;,&quot;plainCitation&quot;:&quot;(Letourneau et al. 2004, Terborgh 2015)&quot;,&quot;noteIndex&quot;:0},&quot;citationItems&quot;:[{&quot;id&quot;:529,&quot;uris&quot;:[&quot;http://zotero.org/users/1954708/items/D3JWF9Q6&quot;],&quot;itemData&quot;:{&quot;id&quot;:529,&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license&quot;:&quot;© 2004 by the Ecological Society of America&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212,&quot;uris&quot;:[&quot;http://zotero.org/users/1954708/items/Y9DZIJ99&quot;],&quot;itemData&quot;:{&quot;id&quot;:212,&quot;type&quot;:&quot;article-journal&quot;,&quot;abstract&quot;:&quot;Efforts to understand the ecological regulation of species diversity via bottom-up approaches have failed to yield a consensus theory. Theories based on the alternative of top-down regulation have fared better. Paine’s discovery of keystone predation demonstrated that the regulation of diversity via top-down forcing could be simple, strong, and direct, yet ecologists have persistently failed to perceive generality in Paine’s result. Removing top predators destabilizes many systems and drives transitions to radically distinct alternative states. These transitions typically involve community reorganization and loss of diversity, implying that top-down forcing is crucial to diversity maintenance. Contrary to the expectations of bottom-up theories, many terrestrial herbivores and mesopredators are capable of sustained order-of-magnitude population increases following release from predation, negating the assumption that populations of primary consumers are resource limited and at or near carrying capacity. Predation sensu lato (to include Janzen–Connell mortality agents) has been shown to promote diversity in a wide range of ecosystems, including rocky intertidal shelves, coral reefs, the nearshore ocean, streams, lakes, temperate and tropical forests, and arctic tundra. The compelling variety of these ecosystems suggests that top-down forcing plays a universal role in regulating diversity. This conclusion is further supported by studies showing that the reduction or absence of predation leads to diversity loss and, in the more dramatic cases, to catastrophic regime change. Here, I expand on the thesis that diversity is maintained by the interaction between predation and competition, such that strong top-down forcing reduces competition, allowing coexistence.&quot;,&quot;container-title&quot;:&quot;Proceedings of the National Academy of Sciences of the United States of America&quot;,&quot;DOI&quot;:&quot;10.1073/pnas.1501070112&quot;,&quot;ISSN&quot;:&quot;0027-8424&quot;,&quot;issue&quot;:&quot;37&quot;,&quot;journalAbbreviation&quot;:&quot;Proc Natl Acad Sci U S A&quot;,&quot;note&quot;:&quot;PMID: 26374788\nPMCID: PMC4577191&quot;,&quot;page&quot;:&quot;11415-11422&quot;,&quot;source&quot;:&quot;PubMed Central&quot;,&quot;title&quot;:&quot;Toward a trophic theory of species diversity&quot;,&quot;volume&quot;:&quot;112&quot;,&quot;author&quot;:[{&quot;family&quot;:&quot;Terborgh&quot;,&quot;given&quot;:&quot;John W.&quot;}],&quot;issued&quot;:{&quot;date-parts&quot;:[[&quot;2015&quot;,9,15]]}}}],&quot;schema&quot;:&quot;https://github.com/citation-style-language/schema/raw/master/csl-citation.json&quot;} RNDc6gCa9BPZG"/>(Letourneau et al. 2004, Terborgh 2015)<text:reference-mark-end text:name="ZOTERO_ITEM CSL_CITATION {&quot;citationID&quot;:&quot;BiaZ45TQ&quot;,&quot;properties&quot;:{&quot;formattedCitation&quot;:&quot;(Letourneau et al. 2004, Terborgh 2015)&quot;,&quot;plainCitation&quot;:&quot;(Letourneau et al. 2004, Terborgh 2015)&quot;,&quot;noteIndex&quot;:0},&quot;citationItems&quot;:[{&quot;id&quot;:529,&quot;uris&quot;:[&quot;http://zotero.org/users/1954708/items/D3JWF9Q6&quot;],&quot;itemData&quot;:{&quot;id&quot;:529,&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license&quot;:&quot;© 2004 by the Ecological Society of America&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212,&quot;uris&quot;:[&quot;http://zotero.org/users/1954708/items/Y9DZIJ99&quot;],&quot;itemData&quot;:{&quot;id&quot;:212,&quot;type&quot;:&quot;article-journal&quot;,&quot;abstract&quot;:&quot;Efforts to understand the ecological regulation of species diversity via bottom-up approaches have failed to yield a consensus theory. Theories based on the alternative of top-down regulation have fared better. Paine’s discovery of keystone predation demonstrated that the regulation of diversity via top-down forcing could be simple, strong, and direct, yet ecologists have persistently failed to perceive generality in Paine’s result. Removing top predators destabilizes many systems and drives transitions to radically distinct alternative states. These transitions typically involve community reorganization and loss of diversity, implying that top-down forcing is crucial to diversity maintenance. Contrary to the expectations of bottom-up theories, many terrestrial herbivores and mesopredators are capable of sustained order-of-magnitude population increases following release from predation, negating the assumption that populations of primary consumers are resource limited and at or near carrying capacity. Predation sensu lato (to include Janzen–Connell mortality agents) has been shown to promote diversity in a wide range of ecosystems, including rocky intertidal shelves, coral reefs, the nearshore ocean, streams, lakes, temperate and tropical forests, and arctic tundra. The compelling variety of these ecosystems suggests that top-down forcing plays a universal role in regulating diversity. This conclusion is further supported by studies showing that the reduction or absence of predation leads to diversity loss and, in the more dramatic cases, to catastrophic regime change. Here, I expand on the thesis that diversity is maintained by the interaction between predation and competition, such that strong top-down forcing reduces competition, allowing coexistence.&quot;,&quot;container-title&quot;:&quot;Proceedings of the National Academy of Sciences of the United States of America&quot;,&quot;DOI&quot;:&quot;10.1073/pnas.1501070112&quot;,&quot;ISSN&quot;:&quot;0027-8424&quot;,&quot;issue&quot;:&quot;37&quot;,&quot;journalAbbreviation&quot;:&quot;Proc Natl Acad Sci U S A&quot;,&quot;note&quot;:&quot;PMID: 26374788\nPMCID: PMC4577191&quot;,&quot;page&quot;:&quot;11415-11422&quot;,&quot;source&quot;:&quot;PubMed Central&quot;,&quot;title&quot;:&quot;Toward a trophic theory of species diversity&quot;,&quot;volume&quot;:&quot;112&quot;,&quot;author&quot;:[{&quot;family&quot;:&quot;Terborgh&quot;,&quot;given&quot;:&quot;John W.&quot;}],&quot;issued&quot;:{&quot;date-parts&quot;:[[&quot;2015&quot;,9,15]]}}}],&quot;schema&quot;:&quot;https://github.com/citation-style-language/schema/raw/master/csl-citation.json&quot;} RNDc6gCa9BPZG"/>.</text:p>
      <text:p text:style-name="Standard"><text:tab/>These factors will likely be important also during<text:span text:style-name="Default_20_Paragraph_20_Font"><text:span text:style-name="T1"> pioneer stages of tropical forest succession. Plants, </text:span></text:span><text:span text:style-name="Default_20_Paragraph_20_Font"><text:span text:style-name="T51">which are</text:span></text:span><text:span text:style-name="Default_20_Paragraph_20_Font"><text:span text:style-name="T1"> able to establish at initial stages of regeneration, will most likely determine the future trajectory of succession </text:span></text:span><text:reference-mark-start text:name="ZOTERO_ITEM CSL_CITATION {&quot;citationID&quot;:&quot;Cskm1xTe&quot;,&quot;properties&quot;:{&quot;formattedCitation&quot;:&quot;(Mart\\uc0\\u237{}nez-Garza et al. 2005, Mudr\\uc0\\u225{}k et al. 2016)&quot;,&quot;plainCitation&quot;:&quot;(Martínez-Garza et al. 2005, Mudrák et al. 2016)&quot;,&quot;noteIndex&quot;:0},&quot;citationItems&quot;:[{&quot;id&quot;:2695,&quot;uris&quot;:[&quot;http://zotero.org/users/1954708/items/TLRBFU38&quot;],&quot;itemData&quot;:{&quot;id&quot;:2695,&quot;type&quot;:&quot;article-journal&quot;,&quot;abstract&quot;:&quot;Natural succession after abandonment of degraded land often results in a low-diversity secondary forest that persists for decades. Planting late-successional species in early-successional environments may help to bypass this low-diversity stage by overcoming dispersal limitation. To identify which late-successional species perform best in early-successional environments, we tested growth and survival of species with different expressions of leaf traits over 4 years. We measured the intraspecific variation in leaf mass per unit area (SLM) and in leaf density of 24 non-pioneer tropical tree species with different maximum mature heights near the Los Tuxtlas Biological Station in Veracruz, southeast Mexico. Growth and survival increased with increased variation in SLM in the entire sample (R2 up to 0.44), with mid-canopy species (&gt;11–25m) closely reflecting variation in SLM (R2 up to 0.88). A lesser but statistically significant relationship existed for leaf density. Intraspecific variation in SLM enables identification of flexible species with potentially higher growth rates and survival across the microhabitats of early-successional environments, providing an especially powerful tool for selecting mid-canopy species.&quot;,&quot;container-title&quot;:&quot;Forest Ecology and Management&quot;,&quot;DOI&quot;:&quot;10.1016/j.foreco.2005.07.001&quot;,&quot;ISSN&quot;:&quot;0378-1127&quot;,&quot;issue&quot;:&quot;2&quot;,&quot;journalAbbreviation&quot;:&quot;Forest Ecology and Management&quot;,&quot;page&quot;:&quot;365-379&quot;,&quot;source&quot;:&quot;ScienceDirect&quot;,&quot;title&quot;:&quot;Restoring tropical biodiversity: Leaf traits predict growth and survival of late-successional trees in early-successional environments&quot;,&quot;title-short&quot;:&quot;Restoring tropical biodiversity&quot;,&quot;volume&quot;:&quot;217&quot;,&quot;author&quot;:[{&quot;family&quot;:&quot;Martínez-Garza&quot;,&quot;given&quot;:&quot;Cristina&quot;},{&quot;family&quot;:&quot;Peña&quot;,&quot;given&quot;:&quot;Victor&quot;},{&quot;family&quot;:&quot;Ricker&quot;,&quot;given&quot;:&quot;Martin&quot;},{&quot;family&quot;:&quot;Campos&quot;,&quot;given&quot;:&quot;Alvaro&quot;},{&quot;family&quot;:&quot;Howe&quot;,&quot;given&quot;:&quot;Henry F.&quot;}],&quot;issued&quot;:{&quot;date-parts&quot;:[[&quot;2005&quot;,10,10]]}}},{&quot;id&quot;:161,&quot;uris&quot;:[&quot;http://zotero.org/users/1954708/items/FT6HZFJK&quot;],&quot;itemData&quot;:{&quot;id&quot;:161,&quot;type&quot;:&quot;article-journal&quot;,&quot;abstract&quot;:&quot;Although research has demonstrated that spontaneous succession of vegetation can be useful for the restoration of post-mining sites, spontaneous succession has only rarely been taken advantage of because of its low predictability. Spontaneous succession is difficult to predict because it depends, especially in the first stages, on many stochastic processes. Our goal was to determine whether the succession can be predicted based on the study of the chronosequence (space for time substitution) and whether the predictability of spontaneous succession can be improved by inventorying the plant community at disturbed sites during the initial stages of succession. After investigating successional changes by annual resampling of 50 permanent plots during 8 years (2007–2014) at chronosequence of five post-mining sites (created in 1965, 1987, 1990, 1995, and 2003) and located in the Sokolov coal mining district (northwestern Czech Republic), we found that species composition of younger chronosequence sites changes predictably towards the older sites. Simple parameters of initial species composition (cover of woody species, cover of the dominant grass Calamagrostis epigejos, total plant cover, and number of species) explained 24% of the variability in species composition in the last year of observation. The best predictor was cover of woody species. In the first years of succession, the post-mining sites are usually colonized by herbaceous vegetation but often also by pioneer trees. Over the next 20 years, succession may proceed to a forest stage or may be arrested in a non-forest stage, and this can be predicted based on woody species establishment early in succession. We demonstrate that inventorying vegetation before selecting restoration activities might improve the ability to predict the outcome of spontaneous succession and might therefore simplify its use in restoration.&quot;,&quot;container-title&quot;:&quot;Ecological Engineering&quot;,&quot;DOI&quot;:&quot;10.1016/j.ecoleng.2016.07.002&quot;,&quot;ISSN&quot;:&quot;0925-8574&quot;,&quot;journalAbbreviation&quot;:&quot;Ecological Engineering&quot;,&quot;language&quot;:&quot;en&quot;,&quot;page&quot;:&quot;665-670&quot;,&quot;source&quot;:&quot;ScienceDirect&quot;,&quot;title&quot;:&quot;Initial species composition predicts the progress in the spontaneous succession on post-mining sites&quot;,&quot;volume&quot;:&quot;95&quot;,&quot;author&quot;:[{&quot;family&quot;:&quot;Mudrák&quot;,&quot;given&quot;:&quot;Ondřej&quot;},{&quot;family&quot;:&quot;Doležal&quot;,&quot;given&quot;:&quot;Jiří&quot;},{&quot;family&quot;:&quot;Frouz&quot;,&quot;given&quot;:&quot;Jan&quot;}],&quot;issued&quot;:{&quot;date-parts&quot;:[[&quot;2016&quot;,10,1]]}}}],&quot;schema&quot;:&quot;https://github.com/citation-style-language/schema/raw/master/csl-citation.json&quot;} RNDD0TxAnLyic"/><text:span text:style-name="Default_20_Paragraph_20_Font"><text:span text:style-name="T171">(Mart</text:span></text:span><text:span text:style-name="T173">ínez-Garza et al. 2005, Mudrák et al. 2016)</text:span><text:reference-mark-end text:name="ZOTERO_ITEM CSL_CITATION {&quot;citationID&quot;:&quot;Cskm1xTe&quot;,&quot;properties&quot;:{&quot;formattedCitation&quot;:&quot;(Mart\\uc0\\u237{}nez-Garza et al. 2005, Mudr\\uc0\\u225{}k et al. 2016)&quot;,&quot;plainCitation&quot;:&quot;(Martínez-Garza et al. 2005, Mudrák et al. 2016)&quot;,&quot;noteIndex&quot;:0},&quot;citationItems&quot;:[{&quot;id&quot;:2695,&quot;uris&quot;:[&quot;http://zotero.org/users/1954708/items/TLRBFU38&quot;],&quot;itemData&quot;:{&quot;id&quot;:2695,&quot;type&quot;:&quot;article-journal&quot;,&quot;abstract&quot;:&quot;Natural succession after abandonment of degraded land often results in a low-diversity secondary forest that persists for decades. Planting late-successional species in early-successional environments may help to bypass this low-diversity stage by overcoming dispersal limitation. To identify which late-successional species perform best in early-successional environments, we tested growth and survival of species with different expressions of leaf traits over 4 years. We measured the intraspecific variation in leaf mass per unit area (SLM) and in leaf density of 24 non-pioneer tropical tree species with different maximum mature heights near the Los Tuxtlas Biological Station in Veracruz, southeast Mexico. Growth and survival increased with increased variation in SLM in the entire sample (R2 up to 0.44), with mid-canopy species (&gt;11–25m) closely reflecting variation in SLM (R2 up to 0.88). A lesser but statistically significant relationship existed for leaf density. Intraspecific variation in SLM enables identification of flexible species with potentially higher growth rates and survival across the microhabitats of early-successional environments, providing an especially powerful tool for selecting mid-canopy species.&quot;,&quot;container-title&quot;:&quot;Forest Ecology and Management&quot;,&quot;DOI&quot;:&quot;10.1016/j.foreco.2005.07.001&quot;,&quot;ISSN&quot;:&quot;0378-1127&quot;,&quot;issue&quot;:&quot;2&quot;,&quot;journalAbbreviation&quot;:&quot;Forest Ecology and Management&quot;,&quot;page&quot;:&quot;365-379&quot;,&quot;source&quot;:&quot;ScienceDirect&quot;,&quot;title&quot;:&quot;Restoring tropical biodiversity: Leaf traits predict growth and survival of late-successional trees in early-successional environments&quot;,&quot;title-short&quot;:&quot;Restoring tropical biodiversity&quot;,&quot;volume&quot;:&quot;217&quot;,&quot;author&quot;:[{&quot;family&quot;:&quot;Martínez-Garza&quot;,&quot;given&quot;:&quot;Cristina&quot;},{&quot;family&quot;:&quot;Peña&quot;,&quot;given&quot;:&quot;Victor&quot;},{&quot;family&quot;:&quot;Ricker&quot;,&quot;given&quot;:&quot;Martin&quot;},{&quot;family&quot;:&quot;Campos&quot;,&quot;given&quot;:&quot;Alvaro&quot;},{&quot;family&quot;:&quot;Howe&quot;,&quot;given&quot;:&quot;Henry F.&quot;}],&quot;issued&quot;:{&quot;date-parts&quot;:[[&quot;2005&quot;,10,10]]}}},{&quot;id&quot;:161,&quot;uris&quot;:[&quot;http://zotero.org/users/1954708/items/FT6HZFJK&quot;],&quot;itemData&quot;:{&quot;id&quot;:161,&quot;type&quot;:&quot;article-journal&quot;,&quot;abstract&quot;:&quot;Although research has demonstrated that spontaneous succession of vegetation can be useful for the restoration of post-mining sites, spontaneous succession has only rarely been taken advantage of because of its low predictability. Spontaneous succession is difficult to predict because it depends, especially in the first stages, on many stochastic processes. Our goal was to determine whether the succession can be predicted based on the study of the chronosequence (space for time substitution) and whether the predictability of spontaneous succession can be improved by inventorying the plant community at disturbed sites during the initial stages of succession. After investigating successional changes by annual resampling of 50 permanent plots during 8 years (2007–2014) at chronosequence of five post-mining sites (created in 1965, 1987, 1990, 1995, and 2003) and located in the Sokolov coal mining district (northwestern Czech Republic), we found that species composition of younger chronosequence sites changes predictably towards the older sites. Simple parameters of initial species composition (cover of woody species, cover of the dominant grass Calamagrostis epigejos, total plant cover, and number of species) explained 24% of the variability in species composition in the last year of observation. The best predictor was cover of woody species. In the first years of succession, the post-mining sites are usually colonized by herbaceous vegetation but often also by pioneer trees. Over the next 20 years, succession may proceed to a forest stage or may be arrested in a non-forest stage, and this can be predicted based on woody species establishment early in succession. We demonstrate that inventorying vegetation before selecting restoration activities might improve the ability to predict the outcome of spontaneous succession and might therefore simplify its use in restoration.&quot;,&quot;container-title&quot;:&quot;Ecological Engineering&quot;,&quot;DOI&quot;:&quot;10.1016/j.ecoleng.2016.07.002&quot;,&quot;ISSN&quot;:&quot;0925-8574&quot;,&quot;journalAbbreviation&quot;:&quot;Ecological Engineering&quot;,&quot;language&quot;:&quot;en&quot;,&quot;page&quot;:&quot;665-670&quot;,&quot;source&quot;:&quot;ScienceDirect&quot;,&quot;title&quot;:&quot;Initial species composition predicts the progress in the spontaneous succession on post-mining sites&quot;,&quot;volume&quot;:&quot;95&quot;,&quot;author&quot;:[{&quot;family&quot;:&quot;Mudrák&quot;,&quot;given&quot;:&quot;Ondřej&quot;},{&quot;family&quot;:&quot;Doležal&quot;,&quot;given&quot;:&quot;Jiří&quot;},{&quot;family&quot;:&quot;Frouz&quot;,&quot;given&quot;:&quot;Jan&quot;}],&quot;issued&quot;:{&quot;date-parts&quot;:[[&quot;2016&quot;,10,1]]}}}],&quot;schema&quot;:&quot;https://github.com/citation-style-language/schema/raw/master/csl-citation.json&quot;} RNDD0TxAnLyic"/><text:span text:style-name="Default_20_Paragraph_20_Font"><text:span text:style-name="T1">. In contrast to primary tropical </text:span></text:span><text:span text:style-name="Default_20_Paragraph_20_Font"><text:span text:style-name="T52">rain-</text:span></text:span><text:span text:style-name="Default_20_Paragraph_20_Font"><text:span text:style-name="T1">forest, pioneer </text:span></text:span><text:span text:style-name="Default_20_Paragraph_20_Font"><text:span text:style-name="T52">tropical </text:span></text:span><text:span text:style-name="Default_20_Paragraph_20_Font"><text:span text:style-name="T1">plants thrive under starkly different ecological and environmental conditions and specialize in fast resource acquisition and growth at the cost of their resistance to natural enemies </text:span></text:span><text:reference-mark-start text:name="ZOTERO_ITEM CSL_CITATION {&quot;citationID&quot;:&quot;CojhDIk5&quot;,&quot;properties&quot;:{&quot;formattedCitation&quot;:&quot;(Lai et al. 2021)&quot;,&quot;plainCitation&quot;:&quot;(Lai et al. 2021)&quot;,&quot;noteIndex&quot;:0},&quot;citationItems&quot;:[{&quot;id&quot;:2697,&quot;uris&quot;:[&quot;http://zotero.org/users/1954708/items/EXYQZDP2&quot;],&quot;itemData&quot;:{&quot;id&quot;:2697,&quot;type&quot;:&quot;article-journal&quot;,&quot;abstract&quot;:&quot;Identifying generalisable processes that underpin population dynamics is crucial for understanding successional patterns. While longitudinal or chronosequence data are powerful tools for doing so, the traditional focus on community-level shifts in taxonomic and functional composition rather than species-level trait–demography relationships has made generalisation difficult. Using joint species distribution models, we demonstrate how three traits—photosynthetic rate, adult stature, and seed mass—moderate recruitment and sapling mortality rates of 46 woody species during secondary succession. We show that the pioneer syndrome emerges from higher photosynthetic rates, shorter adult statures and lighter seeds that facilitate exploitation of light in younger secondary forests, while ‘long-lived pioneer’ and ‘late successional’ syndromes are associated with trait values that enable species to persist in the understory or reach the upper canopy in older secondary forests. Our study highlights the context dependency of trait–demography relationships, which drive successional shifts in sapling's species composition in secondary forests.&quot;,&quot;container-title&quot;:&quot;Ecology Letters&quot;,&quot;DOI&quot;:&quot;10.1111/ele.13784&quot;,&quot;ISSN&quot;:&quot;1461-0248&quot;,&quot;issue&quot;:&quot;9&quot;,&quot;language&quot;:&quot;en&quot;,&quot;license&quot;:&quot;© 2021 John Wiley &amp; Sons Ltd.&quot;,&quot;note&quot;:&quot;_eprint: https://onlinelibrary.wiley.com/doi/pdf/10.1111/ele.13784&quot;,&quot;page&quot;:&quot;1776-1787&quot;,&quot;source&quot;:&quot;Wiley Online Library&quot;,&quot;title&quot;:&quot;Successional syndromes of saplings in tropical secondary forests emerge from environment-dependent trait–demography relationships&quot;,&quot;volume&quot;:&quot;24&quot;,&quot;author&quot;:[{&quot;family&quot;:&quot;Lai&quot;,&quot;given&quot;:&quot;Hao Ran&quot;},{&quot;family&quot;:&quot;Craven&quot;,&quot;given&quot;:&quot;Dylan&quot;},{&quot;family&quot;:&quot;Hall&quot;,&quot;given&quot;:&quot;Jefferson S.&quot;},{&quot;family&quot;:&quot;Hui&quot;,&quot;given&quot;:&quot;Francis K. C.&quot;},{&quot;family&quot;:&quot;Breugel&quot;,&quot;given&quot;:&quot;Michiel&quot;,&quot;non-dropping-particle&quot;:&quot;van&quot;}],&quot;issued&quot;:{&quot;date-parts&quot;:[[&quot;2021&quot;]]}}}],&quot;schema&quot;:&quot;https://github.com/citation-style-language/schema/raw/master/csl-citation.json&quot;} RNDgK5PpcZSBr"/><text:span text:style-name="Default_20_Paragraph_20_Font"><text:span text:style-name="T1">(Lai et al. 2021)</text:span></text:span><text:reference-mark-end text:name="ZOTERO_ITEM CSL_CITATION {&quot;citationID&quot;:&quot;CojhDIk5&quot;,&quot;properties&quot;:{&quot;formattedCitation&quot;:&quot;(Lai et al. 2021)&quot;,&quot;plainCitation&quot;:&quot;(Lai et al. 2021)&quot;,&quot;noteIndex&quot;:0},&quot;citationItems&quot;:[{&quot;id&quot;:2697,&quot;uris&quot;:[&quot;http://zotero.org/users/1954708/items/EXYQZDP2&quot;],&quot;itemData&quot;:{&quot;id&quot;:2697,&quot;type&quot;:&quot;article-journal&quot;,&quot;abstract&quot;:&quot;Identifying generalisable processes that underpin population dynamics is crucial for understanding successional patterns. While longitudinal or chronosequence data are powerful tools for doing so, the traditional focus on community-level shifts in taxonomic and functional composition rather than species-level trait–demography relationships has made generalisation difficult. Using joint species distribution models, we demonstrate how three traits—photosynthetic rate, adult stature, and seed mass—moderate recruitment and sapling mortality rates of 46 woody species during secondary succession. We show that the pioneer syndrome emerges from higher photosynthetic rates, shorter adult statures and lighter seeds that facilitate exploitation of light in younger secondary forests, while ‘long-lived pioneer’ and ‘late successional’ syndromes are associated with trait values that enable species to persist in the understory or reach the upper canopy in older secondary forests. Our study highlights the context dependency of trait–demography relationships, which drive successional shifts in sapling's species composition in secondary forests.&quot;,&quot;container-title&quot;:&quot;Ecology Letters&quot;,&quot;DOI&quot;:&quot;10.1111/ele.13784&quot;,&quot;ISSN&quot;:&quot;1461-0248&quot;,&quot;issue&quot;:&quot;9&quot;,&quot;language&quot;:&quot;en&quot;,&quot;license&quot;:&quot;© 2021 John Wiley &amp; Sons Ltd.&quot;,&quot;note&quot;:&quot;_eprint: https://onlinelibrary.wiley.com/doi/pdf/10.1111/ele.13784&quot;,&quot;page&quot;:&quot;1776-1787&quot;,&quot;source&quot;:&quot;Wiley Online Library&quot;,&quot;title&quot;:&quot;Successional syndromes of saplings in tropical secondary forests emerge from environment-dependent trait–demography relationships&quot;,&quot;volume&quot;:&quot;24&quot;,&quot;author&quot;:[{&quot;family&quot;:&quot;Lai&quot;,&quot;given&quot;:&quot;Hao Ran&quot;},{&quot;family&quot;:&quot;Craven&quot;,&quot;given&quot;:&quot;Dylan&quot;},{&quot;family&quot;:&quot;Hall&quot;,&quot;given&quot;:&quot;Jefferson S.&quot;},{&quot;family&quot;:&quot;Hui&quot;,&quot;given&quot;:&quot;Francis K. C.&quot;},{&quot;family&quot;:&quot;Breugel&quot;,&quot;given&quot;:&quot;Michiel&quot;,&quot;non-dropping-particle&quot;:&quot;van&quot;}],&quot;issued&quot;:{&quot;date-parts&quot;:[[&quot;2021&quot;]]}}}],&quot;schema&quot;:&quot;https://github.com/citation-style-language/schema/raw/master/csl-citation.json&quot;} RNDgK5PpcZSBr"/><text:span text:style-name="Default_20_Paragraph_20_Font"><text:span text:style-name="T1">. Th</text:span></text:span><text:span text:style-name="Default_20_Paragraph_20_Font"><text:span text:style-name="T17">is may result in </text:span></text:span><text:span text:style-name="Default_20_Paragraph_20_Font"><text:span text:style-name="T24">changes in </text:span></text:span><text:span text:style-name="Default_20_Paragraph_20_Font"><text:span text:style-name="T17">strength and direction of </text:span></text:span><text:span text:style-name="Default_20_Paragraph_20_Font"><text:span text:style-name="T24">t</text:span></text:span><text:span text:style-name="Default_20_Paragraph_20_Font"><text:span text:style-name="T125">he</text:span></text:span><text:span text:style-name="Default_20_Paragraph_20_Font"><text:span text:style-name="T17"> </text:span></text:span><text:span text:style-name="Default_20_Paragraph_20_Font"><text:span text:style-name="T24">effects of biotic factors during succession</text:span></text:span><text:span text:style-name="Default_20_Paragraph_20_Font"><text:span text:style-name="T17">. Our previous </text:span></text:span><text:span text:style-name="Default_20_Paragraph_20_Font"><text:span text:style-name="T1">study showed that insect effects are more important than </text:span></text:span><text:span text:style-name="Default_20_Paragraph_20_Font"><text:span text:style-name="T53">those of </text:span></text:span><text:span text:style-name="Default_20_Paragraph_20_Font"><text:span text:style-name="T1">fungi, and that insects and tri-trophic interactions affect pioneer succession by</text:span></text:span><text:span text:style-name="Default_20_Paragraph_20_Font"><text:span text:style-name="T17"> reducing randomness of the assembly process </text:span></text:span><text:reference-mark-start text:name="ZOTERO_ITEM CSL_CITATION {&quot;citationID&quot;:&quot;9XU1biL7&quot;,&quot;properties&quot;:{&quot;formattedCitation&quot;:&quot;(Szefer et al. 2020)&quot;,&quot;plainCitation&quot;:&quot;(Szefer et al. 2020)&quot;,&quot;noteIndex&quot;:0},&quot;citationItems&quot;:[{&quot;id&quot;:28,&quot;uris&quot;:[&quot;http://zotero.org/users/1954708/items/6IMGFYW6&quot;],&quot;itemData&quot;:{&quot;id&quot;:28,&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QMeVQDar5S"/><text:span text:style-name="Default_20_Paragraph_20_Font"><text:span text:style-name="T17">(Szefer et al. 2020)</text:span></text:span><text:reference-mark-end text:name="ZOTERO_ITEM CSL_CITATION {&quot;citationID&quot;:&quot;9XU1biL7&quot;,&quot;properties&quot;:{&quot;formattedCitation&quot;:&quot;(Szefer et al. 2020)&quot;,&quot;plainCitation&quot;:&quot;(Szefer et al. 2020)&quot;,&quot;noteIndex&quot;:0},&quot;citationItems&quot;:[{&quot;id&quot;:28,&quot;uris&quot;:[&quot;http://zotero.org/users/1954708/items/6IMGFYW6&quot;],&quot;itemData&quot;:{&quot;id&quot;:28,&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QMeVQDar5S"/><text:span text:style-name="Default_20_Paragraph_20_Font"><text:span text:style-name="T17">. </text:span></text:span><text:span text:style-name="Default_20_Paragraph_20_Font"><text:span text:style-name="T25">Therefore, i</text:span></text:span><text:span text:style-name="Default_20_Paragraph_20_Font"><text:span text:style-name="T126">ncluding</text:span></text:span><text:span text:style-name="Default_20_Paragraph_20_Font"><text:span text:style-name="T17"> another tropic level while studying biotic interaction with plants, may improve predictability of </text:span></text:span><text:span text:style-name="Default_20_Paragraph_20_Font"><text:span text:style-name="T25">successional</text:span></text:span><text:span text:style-name="Default_20_Paragraph_20_Font"><text:span text:style-name="T17"> processes. </text:span></text:span><text:span text:style-name="Default_20_Paragraph_20_Font"><text:span text:style-name="T25">However, p</text:span></text:span><text:span text:style-name="Default_20_Paragraph_20_Font"><text:span text:style-name="T1">lant-natural enemy interactions are sensitive to changing ecological and landscape contexts </text:span></text:span><text:reference-mark-start text:name="ZOTERO_ITEM CSL_CITATION {&quot;citationID&quot;:&quot;2G9YBN8S&quot;,&quot;properties&quot;:{&quot;formattedCitation&quot;:&quot;(Kergunteuil et al. 2019)&quot;,&quot;plainCitation&quot;:&quot;(Kergunteuil et al. 2019)&quot;,&quot;noteIndex&quot;:0},&quot;citationItems&quot;:[{&quot;id&quot;:2595,&quot;uris&quot;:[&quot;http://zotero.org/users/1954708/items/II6G874C&quot;],&quot;itemData&quot;:{&quot;id&quot;:2595,&quot;type&quot;:&quot;article-journal&quot;,&quot;abstract&quot;:&quot;Long-standing theory predicts herbivores and predators should drive selection for increased plant defences, such as the specific production of volatile organic compounds for attracting predators near the site of damage. Along elevation gradients, a general pattern is that herbivores and predators are abundant at low elevation and progressively diminish at higher elevations. To determine whether plant adaptation along such a gradient influences top-down control of herbivores, we manipulated soil predatory nematodes, root herbivore pressure and plant ecotypes in a reciprocal transplant experiment. Plant survival was significantly higher for low-elevation plants, but only when in the presence of predatory nematodes. Using olfactometer bioassays, we showed correlated differential nematode attraction and plant ecotype-specific variation in volatile production. This study not only provides an assessment of how elevation gradients modulate the strength of trophic cascades, but also demonstrates how habitat specialisation drives variation in the expression of indirect plant defences.&quot;,&quot;container-title&quot;:&quot;Ecology Letters&quot;,&quot;DOI&quot;:&quot;10.1111/ele.13190&quot;,&quot;ISSN&quot;:&quot;1461-0248&quot;,&quot;issue&quot;:&quot;2&quot;,&quot;language&quot;:&quot;en&quot;,&quot;license&quot;:&quot;© 2018 John Wiley &amp; Sons Ltd/CNRS&quot;,&quot;note&quot;:&quot;_eprint: https://onlinelibrary.wiley.com/doi/pdf/10.1111/ele.13190&quot;,&quot;page&quot;:&quot;292-301&quot;,&quot;source&quot;:&quot;Wiley Online Library&quot;,&quot;title&quot;:&quot;Environmental gradients and the evolution of tri-trophic interactions&quot;,&quot;volume&quot;:&quot;22&quot;,&quot;author&quot;:[{&quot;family&quot;:&quot;Kergunteuil&quot;,&quot;given&quot;:&quot;Alan&quot;},{&quot;family&quot;:&quot;Röder&quot;,&quot;given&quot;:&quot;Gregory&quot;},{&quot;family&quot;:&quot;Rasmann&quot;,&quot;given&quot;:&quot;Sergio&quot;}],&quot;issued&quot;:{&quot;date-parts&quot;:[[&quot;2019&quot;]]}}}],&quot;schema&quot;:&quot;https://github.com/citation-style-language/schema/raw/master/csl-citation.json&quot;} RNDdcWwbgdMff"/><text:span text:style-name="Default_20_Paragraph_20_Font"><text:span text:style-name="T1">(Kergunteuil et al. 2019)</text:span></text:span><text:reference-mark-end text:name="ZOTERO_ITEM CSL_CITATION {&quot;citationID&quot;:&quot;2G9YBN8S&quot;,&quot;properties&quot;:{&quot;formattedCitation&quot;:&quot;(Kergunteuil et al. 2019)&quot;,&quot;plainCitation&quot;:&quot;(Kergunteuil et al. 2019)&quot;,&quot;noteIndex&quot;:0},&quot;citationItems&quot;:[{&quot;id&quot;:2595,&quot;uris&quot;:[&quot;http://zotero.org/users/1954708/items/II6G874C&quot;],&quot;itemData&quot;:{&quot;id&quot;:2595,&quot;type&quot;:&quot;article-journal&quot;,&quot;abstract&quot;:&quot;Long-standing theory predicts herbivores and predators should drive selection for increased plant defences, such as the specific production of volatile organic compounds for attracting predators near the site of damage. Along elevation gradients, a general pattern is that herbivores and predators are abundant at low elevation and progressively diminish at higher elevations. To determine whether plant adaptation along such a gradient influences top-down control of herbivores, we manipulated soil predatory nematodes, root herbivore pressure and plant ecotypes in a reciprocal transplant experiment. Plant survival was significantly higher for low-elevation plants, but only when in the presence of predatory nematodes. Using olfactometer bioassays, we showed correlated differential nematode attraction and plant ecotype-specific variation in volatile production. This study not only provides an assessment of how elevation gradients modulate the strength of trophic cascades, but also demonstrates how habitat specialisation drives variation in the expression of indirect plant defences.&quot;,&quot;container-title&quot;:&quot;Ecology Letters&quot;,&quot;DOI&quot;:&quot;10.1111/ele.13190&quot;,&quot;ISSN&quot;:&quot;1461-0248&quot;,&quot;issue&quot;:&quot;2&quot;,&quot;language&quot;:&quot;en&quot;,&quot;license&quot;:&quot;© 2018 John Wiley &amp; Sons Ltd/CNRS&quot;,&quot;note&quot;:&quot;_eprint: https://onlinelibrary.wiley.com/doi/pdf/10.1111/ele.13190&quot;,&quot;page&quot;:&quot;292-301&quot;,&quot;source&quot;:&quot;Wiley Online Library&quot;,&quot;title&quot;:&quot;Environmental gradients and the evolution of tri-trophic interactions&quot;,&quot;volume&quot;:&quot;22&quot;,&quot;author&quot;:[{&quot;family&quot;:&quot;Kergunteuil&quot;,&quot;given&quot;:&quot;Alan&quot;},{&quot;family&quot;:&quot;Röder&quot;,&quot;given&quot;:&quot;Gregory&quot;},{&quot;family&quot;:&quot;Rasmann&quot;,&quot;given&quot;:&quot;Sergio&quot;}],&quot;issued&quot;:{&quot;date-parts&quot;:[[&quot;2019&quot;]]}}}],&quot;schema&quot;:&quot;https://github.com/citation-style-language/schema/raw/master/csl-citation.json&quot;} RNDdcWwbgdMff"/><text:span text:style-name="Default_20_Paragraph_20_Font"><text:span text:style-name="T1">. As accurately pointed out by </text:span></text:span><text:reference-mark-start text:name="ZOTERO_ITEM CSL_CITATION {&quot;citationID&quot;:&quot;iiJNFz8p&quot;,&quot;properties&quot;:{&quot;formattedCitation&quot;:&quot;(Rodr\\uc0\\u237{}guez-Casta\\uc0\\u241{}eda et al. 2010)&quot;,&quot;plainCitation&quot;:&quot;(Rodríguez-Castañeda et al. 2010)&quot;,&quot;noteIndex&quot;:0},&quot;citationItems&quot;:[{&quot;id&quot;:2646,&quot;uris&quot;:[&quot;http://zotero.org/users/1954708/items/JKMJHT62&quot;],&quot;itemData&quot;:{&quot;id&quot;:2646,&quot;type&quot;:&quot;article-journal&quot;,&quot;abstract&quot;:&quot;Ecology Letters (2010) 13: 1348–1357 Abstract Ecologists debate whether tropical insect diversity is better explained by higher plant diversity or by host plant species specialization. However, plant–herbivore studies are primarily based in lowland rainforests (RF) thus excluding topographical effects on biodiversity. We examined turnover in Eois (Geometridae) communities across elevation by studying elevational transects in Costa Rica and Ecuador. We found four distinct Eois communities existing across the elevational gradients. Herbivore diversity was highest in montane forests (MF), whereas host plant diversity was highest in lowland RF. This was correlated with higher specialization and species richness of Eois/host plant species we found in MF. Based on these relationships, Neotropical Eois richness was estimated to range from 313 (only lowland RF considered) to 2034 (considering variation with elevation). We conclude that tropical herbivore diversity and diet breadth covary significantly with elevation and urge the inclusion of montane ecosystems in host specialization and arthropod diversity estimates.&quot;,&quot;container-title&quot;:&quot;Ecology Letters&quot;,&quot;DOI&quot;:&quot;10.1111/j.1461-0248.2010.01525.x&quot;,&quot;ISSN&quot;:&quot;1461-0248&quot;,&quot;issue&quot;:&quot;11&quot;,&quot;language&quot;:&quot;en&quot;,&quot;license&quot;:&quot;© 2010 Blackwell Publishing Ltd/CNRS&quot;,&quot;note&quot;:&quot;_eprint: https://onlinelibrary.wiley.com/doi/pdf/10.1111/j.1461-0248.2010.01525.x&quot;,&quot;page&quot;:&quot;1348-1357&quot;,&quot;source&quot;:&quot;Wiley Online Library&quot;,&quot;title&quot;:&quot;Tropical forests are not flat: how mountains affect herbivore diversity&quot;,&quot;title-short&quot;:&quot;Tropical forests are not flat&quot;,&quot;volume&quot;:&quot;13&quot;,&quot;author&quot;:[{&quot;family&quot;:&quot;Rodríguez-Castañeda&quot;,&quot;given&quot;:&quot;Genoveva&quot;},{&quot;family&quot;:&quot;Dyer&quot;,&quot;given&quot;:&quot;Lee A.&quot;},{&quot;family&quot;:&quot;Brehm&quot;,&quot;given&quot;:&quot;Gunnar&quot;},{&quot;family&quot;:&quot;Connahs&quot;,&quot;given&quot;:&quot;Heidi&quot;},{&quot;family&quot;:&quot;Forkner&quot;,&quot;given&quot;:&quot;Rebecca E.&quot;},{&quot;family&quot;:&quot;Walla&quot;,&quot;given&quot;:&quot;Thomas R.&quot;}],&quot;issued&quot;:{&quot;date-parts&quot;:[[&quot;2010&quot;]]}}}],&quot;schema&quot;:&quot;https://github.com/citation-style-language/schema/raw/master/csl-citation.json&quot;} RND0yyjNke2tS"/><text:span text:style-name="Default_20_Paragraph_20_Font"><text:span text:style-name="T171">(Rodr</text:span></text:span><text:span text:style-name="T173">íguez-Castañeda et al. 2010)</text:span><text:reference-mark-end text:name="ZOTERO_ITEM CSL_CITATION {&quot;citationID&quot;:&quot;iiJNFz8p&quot;,&quot;properties&quot;:{&quot;formattedCitation&quot;:&quot;(Rodr\\uc0\\u237{}guez-Casta\\uc0\\u241{}eda et al. 2010)&quot;,&quot;plainCitation&quot;:&quot;(Rodríguez-Castañeda et al. 2010)&quot;,&quot;noteIndex&quot;:0},&quot;citationItems&quot;:[{&quot;id&quot;:2646,&quot;uris&quot;:[&quot;http://zotero.org/users/1954708/items/JKMJHT62&quot;],&quot;itemData&quot;:{&quot;id&quot;:2646,&quot;type&quot;:&quot;article-journal&quot;,&quot;abstract&quot;:&quot;Ecology Letters (2010) 13: 1348–1357 Abstract Ecologists debate whether tropical insect diversity is better explained by higher plant diversity or by host plant species specialization. However, plant–herbivore studies are primarily based in lowland rainforests (RF) thus excluding topographical effects on biodiversity. We examined turnover in Eois (Geometridae) communities across elevation by studying elevational transects in Costa Rica and Ecuador. We found four distinct Eois communities existing across the elevational gradients. Herbivore diversity was highest in montane forests (MF), whereas host plant diversity was highest in lowland RF. This was correlated with higher specialization and species richness of Eois/host plant species we found in MF. Based on these relationships, Neotropical Eois richness was estimated to range from 313 (only lowland RF considered) to 2034 (considering variation with elevation). We conclude that tropical herbivore diversity and diet breadth covary significantly with elevation and urge the inclusion of montane ecosystems in host specialization and arthropod diversity estimates.&quot;,&quot;container-title&quot;:&quot;Ecology Letters&quot;,&quot;DOI&quot;:&quot;10.1111/j.1461-0248.2010.01525.x&quot;,&quot;ISSN&quot;:&quot;1461-0248&quot;,&quot;issue&quot;:&quot;11&quot;,&quot;language&quot;:&quot;en&quot;,&quot;license&quot;:&quot;© 2010 Blackwell Publishing Ltd/CNRS&quot;,&quot;note&quot;:&quot;_eprint: https://onlinelibrary.wiley.com/doi/pdf/10.1111/j.1461-0248.2010.01525.x&quot;,&quot;page&quot;:&quot;1348-1357&quot;,&quot;source&quot;:&quot;Wiley Online Library&quot;,&quot;title&quot;:&quot;Tropical forests are not flat: how mountains affect herbivore diversity&quot;,&quot;title-short&quot;:&quot;Tropical forests are not flat&quot;,&quot;volume&quot;:&quot;13&quot;,&quot;author&quot;:[{&quot;family&quot;:&quot;Rodríguez-Castañeda&quot;,&quot;given&quot;:&quot;Genoveva&quot;},{&quot;family&quot;:&quot;Dyer&quot;,&quot;given&quot;:&quot;Lee A.&quot;},{&quot;family&quot;:&quot;Brehm&quot;,&quot;given&quot;:&quot;Gunnar&quot;},{&quot;family&quot;:&quot;Connahs&quot;,&quot;given&quot;:&quot;Heidi&quot;},{&quot;family&quot;:&quot;Forkner&quot;,&quot;given&quot;:&quot;Rebecca E.&quot;},{&quot;family&quot;:&quot;Walla&quot;,&quot;given&quot;:&quot;Thomas R.&quot;}],&quot;issued&quot;:{&quot;date-parts&quot;:[[&quot;2010&quot;]]}}}],&quot;schema&quot;:&quot;https://github.com/citation-style-language/schema/raw/master/csl-citation.json&quot;} RND0yyjNke2tS"/><text:span text:style-name="Default_20_Paragraph_20_Font"><text:span text:style-name="T1"> ‘tropical forests are not flat’, and studying biotic interactions along </text:span></text:span><text:span text:style-name="Default_20_Paragraph_20_Font"><text:span text:style-name="T137">altitude</text:span></text:span><text:span text:style-name="Default_20_Paragraph_20_Font"><text:span text:style-name="T1"> gradients may </text:span></text:span><text:span text:style-name="Default_20_Paragraph_20_Font"><text:span text:style-name="T54">improve our knowledge on the</text:span></text:span><text:span text:style-name="Default_20_Paragraph_20_Font"><text:span text:style-name="T1"> rates and predictability of succession.</text:span></text:span></text:p>
      <text:p text:style-name="Standard"><text:soft-page-break/><text:span text:style-name="Default_20_Paragraph_20_Font"><text:span text:style-name="T1"><text:tab/></text:span></text:span><text:span text:style-name="Default_20_Paragraph_20_Font"><text:span text:style-name="T57">Tropical forest elevation gradient is characterized by reduction in temperature, increase in </text:span></text:span><text:span text:style-name="Default_20_Paragraph_20_Font"><text:span text:style-name="T58">solar radiation</text:span></text:span><text:span text:style-name="Default_20_Paragraph_20_Font"><text:span text:style-name="T57"> and rainfall. This </text:span></text:span><text:span text:style-name="Default_20_Paragraph_20_Font"><text:span text:style-name="T140">causes a</text:span></text:span><text:span text:style-name="Default_20_Paragraph_20_Font"><text:span text:style-name="T57"> </text:span></text:span><text:span text:style-name="Default_20_Paragraph_20_Font"><text:span text:style-name="T140">shifts from resource acquisitive to conservative strategies with elevation </text:span></text:span><text:reference-mark-start text:name="ZOTERO_ITEM CSL_CITATION {&quot;citationID&quot;:&quot;Mj5ZCibj&quot;,&quot;properties&quot;:{&quot;formattedCitation&quot;:&quot;(Silva et al. 2023)&quot;,&quot;plainCitation&quot;:&quot;(Silva et al. 2023)&quot;,&quot;noteIndex&quot;:0},&quot;citationItems&quot;:[{&quot;id&quot;:2705,&quot;uris&quot;:[&quot;http://zotero.org/users/1954708/items/EZDNG3S4&quot;],&quot;itemData&quot;:{&quot;id&quot;:2705,&quot;type&quot;:&quot;article-journal&quot;,&quot;abstract&quot;:&quot;Understanding the link between functional traits and environmental gradients can provide important information to face global change. Here, we assessed how environmental variables act on functional trait-based ecological strategies of the acquisitive-conservative continuum and dispersal syndromes in forests of the Rio Doce Basin in Brazil's Atlantic Forest. Through literature and herbarium measurements, we gathered data on ten functional traits related to light interception, leaf economics spectrum, and reproductive ability from 1912 woody species across 79 localities. Relationships between community-weighted means of functional traits and an altitudinal gradient encompassing thermal and water availability variables were quantified using generalized linear models and principal component analysis. We found that in higher altitudes are predominant vegetative conservative functional strategies (smaller leaves and petioles) and reproductive acquisitive functional strategies (smaller fruits and seeds and abiotic dispersed species). The thermal variables mainly influenced vegetative functional traits, which showed a predominantly acquisitive strategy in warmer areas, where there are more favorable and stable conditions for rapid growth and resource uptake. The water variables had a pronounced impact on reproductive functional traits, particularly in terms of dispersal patterns. Water availability tends to impact the costs of fleshy fruits and seeds with higher energy content. The patterns found for the altitudinal gradient reflected a combination of thermal and water variables, which is congruent with the aggregative role of altitude, composed of multiple physical and climatic conditions. In conclusion, the abiotic factors are operating on a large landscape scale in the plant communities, exerting influence on functional traits along the altitudinal gradient in a tropical forest region.&quot;,&quot;container-title&quot;:&quot;Flora&quot;,&quot;DOI&quot;:&quot;10.1016/j.flora.2023.152403&quot;,&quot;ISSN&quot;:&quot;0367-2530&quot;,&quot;journalAbbreviation&quot;:&quot;Flora&quot;,&quot;page&quot;:&quot;152403&quot;,&quot;source&quot;:&quot;ScienceDirect&quot;,&quot;title&quot;:&quot;Functional traits patterns along an altitudinal gradient in a large tropical forest region&quot;,&quot;volume&quot;:&quot;308&quot;,&quot;author&quot;:[{&quot;family&quot;:&quot;Silva&quot;,&quot;given&quot;:&quot;Nathália&quot;},{&quot;family&quot;:&quot;Coelho&quot;,&quot;given&quot;:&quot;Alex Josélio Pires&quot;},{&quot;family&quot;:&quot;Meira-Neto&quot;,&quot;given&quot;:&quot;João Augusto Alves&quot;}],&quot;issued&quot;:{&quot;date-parts&quot;:[[&quot;2023&quot;,11,1]]}}}],&quot;schema&quot;:&quot;https://github.com/citation-style-language/schema/raw/master/csl-citation.json&quot;} RNDxCYGUipSTI"/><text:span text:style-name="Default_20_Paragraph_20_Font"><text:span text:style-name="T140">(Silva et al. 2023)</text:span></text:span><text:reference-mark-end text:name="ZOTERO_ITEM CSL_CITATION {&quot;citationID&quot;:&quot;Mj5ZCibj&quot;,&quot;properties&quot;:{&quot;formattedCitation&quot;:&quot;(Silva et al. 2023)&quot;,&quot;plainCitation&quot;:&quot;(Silva et al. 2023)&quot;,&quot;noteIndex&quot;:0},&quot;citationItems&quot;:[{&quot;id&quot;:2705,&quot;uris&quot;:[&quot;http://zotero.org/users/1954708/items/EZDNG3S4&quot;],&quot;itemData&quot;:{&quot;id&quot;:2705,&quot;type&quot;:&quot;article-journal&quot;,&quot;abstract&quot;:&quot;Understanding the link between functional traits and environmental gradients can provide important information to face global change. Here, we assessed how environmental variables act on functional trait-based ecological strategies of the acquisitive-conservative continuum and dispersal syndromes in forests of the Rio Doce Basin in Brazil's Atlantic Forest. Through literature and herbarium measurements, we gathered data on ten functional traits related to light interception, leaf economics spectrum, and reproductive ability from 1912 woody species across 79 localities. Relationships between community-weighted means of functional traits and an altitudinal gradient encompassing thermal and water availability variables were quantified using generalized linear models and principal component analysis. We found that in higher altitudes are predominant vegetative conservative functional strategies (smaller leaves and petioles) and reproductive acquisitive functional strategies (smaller fruits and seeds and abiotic dispersed species). The thermal variables mainly influenced vegetative functional traits, which showed a predominantly acquisitive strategy in warmer areas, where there are more favorable and stable conditions for rapid growth and resource uptake. The water variables had a pronounced impact on reproductive functional traits, particularly in terms of dispersal patterns. Water availability tends to impact the costs of fleshy fruits and seeds with higher energy content. The patterns found for the altitudinal gradient reflected a combination of thermal and water variables, which is congruent with the aggregative role of altitude, composed of multiple physical and climatic conditions. In conclusion, the abiotic factors are operating on a large landscape scale in the plant communities, exerting influence on functional traits along the altitudinal gradient in a tropical forest region.&quot;,&quot;container-title&quot;:&quot;Flora&quot;,&quot;DOI&quot;:&quot;10.1016/j.flora.2023.152403&quot;,&quot;ISSN&quot;:&quot;0367-2530&quot;,&quot;journalAbbreviation&quot;:&quot;Flora&quot;,&quot;page&quot;:&quot;152403&quot;,&quot;source&quot;:&quot;ScienceDirect&quot;,&quot;title&quot;:&quot;Functional traits patterns along an altitudinal gradient in a large tropical forest region&quot;,&quot;volume&quot;:&quot;308&quot;,&quot;author&quot;:[{&quot;family&quot;:&quot;Silva&quot;,&quot;given&quot;:&quot;Nathália&quot;},{&quot;family&quot;:&quot;Coelho&quot;,&quot;given&quot;:&quot;Alex Josélio Pires&quot;},{&quot;family&quot;:&quot;Meira-Neto&quot;,&quot;given&quot;:&quot;João Augusto Alves&quot;}],&quot;issued&quot;:{&quot;date-parts&quot;:[[&quot;2023&quot;,11,1]]}}}],&quot;schema&quot;:&quot;https://github.com/citation-style-language/schema/raw/master/csl-citation.json&quot;} RNDxCYGUipSTI"/><text:span text:style-name="Default_20_Paragraph_20_Font"><text:span text:style-name="T57">. Tropical forest communities are </text:span></text:span><text:span text:style-name="Default_20_Paragraph_20_Font"><text:span text:style-name="T63">also </text:span></text:span><text:span text:style-name="Default_20_Paragraph_20_Font"><text:span text:style-name="T57">characte</text:span></text:span><text:span text:style-name="Default_20_Paragraph_20_Font"><text:span text:style-name="T27">rized by a clear elevational shift in functional trait characteristics. At higher elevations dominate slow growing, better defended, and resource conservative plants</text:span></text:span><text:span text:style-name="Default_20_Paragraph_20_Font"><text:span text:style-name="T57"> </text:span></text:span><text:reference-mark-start text:name="ZOTERO_ITEM CSL_CITATION {&quot;citationID&quot;:&quot;Wi8kcFC9&quot;,&quot;properties&quot;:{&quot;formattedCitation&quot;:&quot;(Rasmann et al. 2014, Islam et al. 2024)&quot;,&quot;plainCitation&quot;:&quot;(Rasmann et al. 2014, Islam et al. 2024)&quot;,&quot;noteIndex&quot;:0},&quot;citationItems&quot;:[{&quot;id&quot;:2461,&quot;uris&quot;:[&quot;http://zotero.org/users/1954708/items/X3MB6DQR&quot;],&quot;itemData&quot;:{&quot;id&quot;:2461,&quot;type&quot;:&quot;article-journal&quot;,&quot;abstract&quot;:&quot;Global warming is predicted to dramatically alter communities' composition through differential colonization abilities, such as between sessile plants and their mobile herbivores. Novel interactions between previously non-overlapping species may, however, also be mediated by altered plants' responses to herbivore attack. Syndromes of plant defences and tolerance are driven by inherited functional traits, biotic and abiotic conditions, and the geographical and historical contingencies affecting the community. Therefore, understanding climate change-driven herbivore responses and evolution towards a particular plant defence syndrome is key to forecasting species interactions in the near future. In this paper, we first document variations in herbivory, and plant defences along altitudinal gradients that act as ‘natural experiments’. We then use an empirical model to predict how specialist herbivore abundance may shift with respect to elevation in the near future. Our field surveys and field experiment showed a decrease in herbivory with elevation. However, contrary to expectations, our meta-regression analyses showed that plant defences, particularly leaf toughness and flavonoid compounds, tend to be higher at high elevations, while secondary metabolites showed no clear trend with elevation. Based on those results, we discuss how plant communities and species-specific plant defence syndromes will change in response to the climate-driven herbivore colonization of higher altitudes. Particularly, plant from high elevation, due to high protection against abiotic stress may be already ecologically fitted to resist the sudden increase in herbivory pressure that they will likely experience during global change.&quot;,&quot;container-title&quot;:&quot;Functional Ecology&quot;,&quot;DOI&quot;:&quot;10.1111/1365-2435.12135&quot;,&quot;ISSN&quot;:&quot;1365-2435&quot;,&quot;issue&quot;:&quot;1&quot;,&quot;language&quot;:&quot;en&quot;,&quot;license&quot;:&quot;© 2013 The Authors. Functional Ecology © 2013 British Ecological Society&quot;,&quot;note&quot;:&quot;_eprint: https://onlinelibrary.wiley.com/doi/pdf/10.1111/1365-2435.12135&quot;,&quot;page&quot;:&quot;46-54&quot;,&quot;source&quot;:&quot;Wiley Online Library&quot;,&quot;title&quot;:&quot;Climate-driven change in plant–insect interactions along elevation gradients&quot;,&quot;volume&quot;:&quot;28&quot;,&quot;author&quot;:[{&quot;family&quot;:&quot;Rasmann&quot;,&quot;given&quot;:&quot;Sergio&quot;},{&quot;family&quot;:&quot;Pellissier&quot;,&quot;given&quot;:&quot;Loïc&quot;},{&quot;family&quot;:&quot;Defossez&quot;,&quot;given&quot;:&quot;Emmanuel&quot;},{&quot;family&quot;:&quot;Jactel&quot;,&quot;given&quot;:&quot;Hervé&quot;},{&quot;family&quot;:&quot;Kunstler&quot;,&quot;given&quot;:&quot;Georges&quot;}],&quot;issued&quot;:{&quot;date-parts&quot;:[[&quot;2014&quot;]]}}},{&quot;id&quot;:2655,&quot;uris&quot;:[&quot;http://zotero.org/users/1954708/items/9KLJMNVM&quot;],&quot;itemData&quot;:{&quot;id&quot;:2655,&quot;type&quot;:&quot;article-journal&quot;,&quot;abstract&quot;:&quot;Compression of life zones along elevational gradients in mountains supports diverse vegetation types, and therefore offers ideal setting to study plant functional traits. Functional traits, the features that enable plants to live in varied environmental conditions, help in understanding ecological interactions, evolutionary adaptations, and predicting plant response to global change drivers. To date, little is known how the trait diversity varies across different growth forms and vegetation zones in mountains. Here, we aimed to investigate interspecific leaf trait variability among different growth forms and vegetation zones along a wide elevation gradient (2000–4200 m) in Kashmir Himalaya. We measured leaf functional traits (specific leaf area—SLA, leaf thickness — LT, leaf dry matter content —LDMC) of 76 plant species corresponding to three growth forms (trees, shrubs and herbs) and three vegetation zones (Himalayan dry temperate forests, subalpine forests and alpine grasslands). Our results revealed high trait variability across the regional species pool studied. We found significant variation in leaf functional traits among the different growth forms, with higher values of LT and LDMC recorded for woody species than herbaceous ones. Among different vegetation zones, the SLA was found to be significantly higher at lower to middle elevations, while the other leaf traits (LT and LDMC) showed an opposite trend. Across all the vegetative zones, we also found a negative correlation between SLA and the other leaf traits, and the latter showed a positive trait-trait correlation. Overall, our study contributes to a deeper understanding of trait-trait, trait-growth form and trait-vegetation zone relationships. Our findings suggest that the variation in leaf functional traits among different growth forms seems to be a trade-off mechanism between resource acquisition and leaf construction, and also help in identifying species' adaptive functional traits that are critical for plant survival in the face of ongoing climate change in the Himalaya.&quot;,&quot;container-title&quot;:&quot;Science of The Total Environment&quot;,&quot;DOI&quot;:&quot;10.1016/j.scitotenv.2023.167274&quot;,&quot;ISSN&quot;:&quot;0048-9697&quot;,&quot;journalAbbreviation&quot;:&quot;Science of The Total Environment&quot;,&quot;page&quot;:&quot;167274&quot;,&quot;source&quot;:&quot;ScienceDirect&quot;,&quot;title&quot;:&quot;Leaf functional traits vary among growth forms and vegetation zones in the Himalaya&quot;,&quot;volume&quot;:&quot;906&quot;,&quot;author&quot;:[{&quot;family&quot;:&quot;Islam&quot;,&quot;given&quot;:&quot;Tajamul&quot;},{&quot;family&quot;:&quot;Hamid&quot;,&quot;given&quot;:&quot;Maroof&quot;},{&quot;family&quot;:&quot;Nawchoo&quot;,&quot;given&quot;:&quot;Irshad A.&quot;},{&quot;family&quot;:&quot;Khuroo&quot;,&quot;given&quot;:&quot;Anzar Ahmad&quot;}],&quot;issued&quot;:{&quot;date-parts&quot;:[[&quot;2024&quot;,1,1]]}}}],&quot;schema&quot;:&quot;https://github.com/citation-style-language/schema/raw/master/csl-citation.json&quot;} RND3VH3bR7BVH"/><text:span text:style-name="Default_20_Paragraph_20_Font"><text:span text:style-name="T57">(Rasmann et al. 2014, Islam et al. 2024)</text:span></text:span><text:reference-mark-end text:name="ZOTERO_ITEM CSL_CITATION {&quot;citationID&quot;:&quot;Wi8kcFC9&quot;,&quot;properties&quot;:{&quot;formattedCitation&quot;:&quot;(Rasmann et al. 2014, Islam et al. 2024)&quot;,&quot;plainCitation&quot;:&quot;(Rasmann et al. 2014, Islam et al. 2024)&quot;,&quot;noteIndex&quot;:0},&quot;citationItems&quot;:[{&quot;id&quot;:2461,&quot;uris&quot;:[&quot;http://zotero.org/users/1954708/items/X3MB6DQR&quot;],&quot;itemData&quot;:{&quot;id&quot;:2461,&quot;type&quot;:&quot;article-journal&quot;,&quot;abstract&quot;:&quot;Global warming is predicted to dramatically alter communities' composition through differential colonization abilities, such as between sessile plants and their mobile herbivores. Novel interactions between previously non-overlapping species may, however, also be mediated by altered plants' responses to herbivore attack. Syndromes of plant defences and tolerance are driven by inherited functional traits, biotic and abiotic conditions, and the geographical and historical contingencies affecting the community. Therefore, understanding climate change-driven herbivore responses and evolution towards a particular plant defence syndrome is key to forecasting species interactions in the near future. In this paper, we first document variations in herbivory, and plant defences along altitudinal gradients that act as ‘natural experiments’. We then use an empirical model to predict how specialist herbivore abundance may shift with respect to elevation in the near future. Our field surveys and field experiment showed a decrease in herbivory with elevation. However, contrary to expectations, our meta-regression analyses showed that plant defences, particularly leaf toughness and flavonoid compounds, tend to be higher at high elevations, while secondary metabolites showed no clear trend with elevation. Based on those results, we discuss how plant communities and species-specific plant defence syndromes will change in response to the climate-driven herbivore colonization of higher altitudes. Particularly, plant from high elevation, due to high protection against abiotic stress may be already ecologically fitted to resist the sudden increase in herbivory pressure that they will likely experience during global change.&quot;,&quot;container-title&quot;:&quot;Functional Ecology&quot;,&quot;DOI&quot;:&quot;10.1111/1365-2435.12135&quot;,&quot;ISSN&quot;:&quot;1365-2435&quot;,&quot;issue&quot;:&quot;1&quot;,&quot;language&quot;:&quot;en&quot;,&quot;license&quot;:&quot;© 2013 The Authors. Functional Ecology © 2013 British Ecological Society&quot;,&quot;note&quot;:&quot;_eprint: https://onlinelibrary.wiley.com/doi/pdf/10.1111/1365-2435.12135&quot;,&quot;page&quot;:&quot;46-54&quot;,&quot;source&quot;:&quot;Wiley Online Library&quot;,&quot;title&quot;:&quot;Climate-driven change in plant–insect interactions along elevation gradients&quot;,&quot;volume&quot;:&quot;28&quot;,&quot;author&quot;:[{&quot;family&quot;:&quot;Rasmann&quot;,&quot;given&quot;:&quot;Sergio&quot;},{&quot;family&quot;:&quot;Pellissier&quot;,&quot;given&quot;:&quot;Loïc&quot;},{&quot;family&quot;:&quot;Defossez&quot;,&quot;given&quot;:&quot;Emmanuel&quot;},{&quot;family&quot;:&quot;Jactel&quot;,&quot;given&quot;:&quot;Hervé&quot;},{&quot;family&quot;:&quot;Kunstler&quot;,&quot;given&quot;:&quot;Georges&quot;}],&quot;issued&quot;:{&quot;date-parts&quot;:[[&quot;2014&quot;]]}}},{&quot;id&quot;:2655,&quot;uris&quot;:[&quot;http://zotero.org/users/1954708/items/9KLJMNVM&quot;],&quot;itemData&quot;:{&quot;id&quot;:2655,&quot;type&quot;:&quot;article-journal&quot;,&quot;abstract&quot;:&quot;Compression of life zones along elevational gradients in mountains supports diverse vegetation types, and therefore offers ideal setting to study plant functional traits. Functional traits, the features that enable plants to live in varied environmental conditions, help in understanding ecological interactions, evolutionary adaptations, and predicting plant response to global change drivers. To date, little is known how the trait diversity varies across different growth forms and vegetation zones in mountains. Here, we aimed to investigate interspecific leaf trait variability among different growth forms and vegetation zones along a wide elevation gradient (2000–4200 m) in Kashmir Himalaya. We measured leaf functional traits (specific leaf area—SLA, leaf thickness — LT, leaf dry matter content —LDMC) of 76 plant species corresponding to three growth forms (trees, shrubs and herbs) and three vegetation zones (Himalayan dry temperate forests, subalpine forests and alpine grasslands). Our results revealed high trait variability across the regional species pool studied. We found significant variation in leaf functional traits among the different growth forms, with higher values of LT and LDMC recorded for woody species than herbaceous ones. Among different vegetation zones, the SLA was found to be significantly higher at lower to middle elevations, while the other leaf traits (LT and LDMC) showed an opposite trend. Across all the vegetative zones, we also found a negative correlation between SLA and the other leaf traits, and the latter showed a positive trait-trait correlation. Overall, our study contributes to a deeper understanding of trait-trait, trait-growth form and trait-vegetation zone relationships. Our findings suggest that the variation in leaf functional traits among different growth forms seems to be a trade-off mechanism between resource acquisition and leaf construction, and also help in identifying species' adaptive functional traits that are critical for plant survival in the face of ongoing climate change in the Himalaya.&quot;,&quot;container-title&quot;:&quot;Science of The Total Environment&quot;,&quot;DOI&quot;:&quot;10.1016/j.scitotenv.2023.167274&quot;,&quot;ISSN&quot;:&quot;0048-9697&quot;,&quot;journalAbbreviation&quot;:&quot;Science of The Total Environment&quot;,&quot;page&quot;:&quot;167274&quot;,&quot;source&quot;:&quot;ScienceDirect&quot;,&quot;title&quot;:&quot;Leaf functional traits vary among growth forms and vegetation zones in the Himalaya&quot;,&quot;volume&quot;:&quot;906&quot;,&quot;author&quot;:[{&quot;family&quot;:&quot;Islam&quot;,&quot;given&quot;:&quot;Tajamul&quot;},{&quot;family&quot;:&quot;Hamid&quot;,&quot;given&quot;:&quot;Maroof&quot;},{&quot;family&quot;:&quot;Nawchoo&quot;,&quot;given&quot;:&quot;Irshad A.&quot;},{&quot;family&quot;:&quot;Khuroo&quot;,&quot;given&quot;:&quot;Anzar Ahmad&quot;}],&quot;issued&quot;:{&quot;date-parts&quot;:[[&quot;2024&quot;,1,1]]}}}],&quot;schema&quot;:&quot;https://github.com/citation-style-language/schema/raw/master/csl-citation.json&quot;} RND3VH3bR7BVH"/><text:span text:style-name="Default_20_Paragraph_20_Font"><text:span text:style-name="T58">. By analogy, pioneers at the higher elevations may also have more resource conservative traits, and slow growing less palatable, longer living leaves compared to pioneers in the lowlands </text:span></text:span><text:reference-mark-start text:name="ZOTERO_ITEM CSL_CITATION {&quot;citationID&quot;:&quot;DzKNxuS6&quot;,&quot;properties&quot;:{&quot;formattedCitation&quot;:&quot;(Homeier et al. 2021)&quot;,&quot;plainCitation&quot;:&quot;(Homeier et al. 2021)&quot;,&quot;noteIndex&quot;:0},&quot;citationItems&quot;:[{&quot;id&quot;:2630,&quot;uris&quot;:[&quot;http://zotero.org/users/1954708/items/E8P57XIX&quot;],&quot;itemData&quot;:{&quot;id&quot;:2630,&quot;type&quot;:&quot;article-journal&quot;,&quot;abstract&quot;:&quot;Screening species-rich communities for the variation in functional traits along environmental gradients may help understanding the abiotic drivers of plant performance in a mechanistic way. We investigated tree leaf trait variation along an elevation gradient (1000–3000 m) in highly diverse neotropical montane forests to test the hypothesis that elevational trait change reflects a trend toward more conservative resource use strategies at higher elevations, with interspecific trait variation decreasing and trait integration increasing due to environmental filtering. Analysis of trait variance partitioning across the 52 tree species revealed for most traits a dominant influence of phylogeny, except for SLA, leaf thickness and foliar Ca, where elevation was most influential. The community-level means of SLA, foliar N and Ca, and foliar N/P ratio decreased with elevation, while leaf thickness and toughness increased. The contribution of intraspecific variation was substantial at the community level in most traits, yet smaller than the interspecific component. Both within-species and between-species trait variation did not change systematically with elevation. High phylogenetic diversity, together with small-scale edaphic heterogeneity, cause large interspecific leaf trait variation in these hyper-diverse Andean forests. Trait network analysis revealed increasing leaf trait integration with elevation, suggesting stronger environmental filtering at colder and nutrient-poorer sites.&quot;,&quot;container-title&quot;:&quot;Scientific Reports&quot;,&quot;DOI&quot;:&quot;10.1038/s41598-021-89190-8&quot;,&quot;ISSN&quot;:&quot;2045-2322&quot;,&quot;issue&quot;:&quot;1&quot;,&quot;journalAbbreviation&quot;:&quot;Sci Rep&quot;,&quot;language&quot;:&quot;en&quot;,&quot;license&quot;:&quot;2021 The Author(s)&quot;,&quot;note&quot;:&quot;number: 1\npublisher: Nature Publishing Group&quot;,&quot;page&quot;:&quot;9993&quot;,&quot;source&quot;:&quot;www.nature.com&quot;,&quot;title&quot;:&quot;Leaf trait variation in species-rich tropical Andean forests&quot;,&quot;volume&quot;:&quot;11&quot;,&quot;author&quot;:[{&quot;family&quot;:&quot;Homeier&quot;,&quot;given&quot;:&quot;Jürgen&quot;},{&quot;family&quot;:&quot;Seeler&quot;,&quot;given&quot;:&quot;Tabea&quot;},{&quot;family&quot;:&quot;Pierick&quot;,&quot;given&quot;:&quot;Kerstin&quot;},{&quot;family&quot;:&quot;Leuschner&quot;,&quot;given&quot;:&quot;Christoph&quot;}],&quot;issued&quot;:{&quot;date-parts&quot;:[[&quot;2021&quot;,5,11]]}}}],&quot;schema&quot;:&quot;https://github.com/citation-style-language/schema/raw/master/csl-citation.json&quot;} RND7AA9o4YJY3"/><text:span text:style-name="Default_20_Paragraph_20_Font"><text:span text:style-name="T58">(Homeier et al. 2021)</text:span></text:span><text:reference-mark-end text:name="ZOTERO_ITEM CSL_CITATION {&quot;citationID&quot;:&quot;DzKNxuS6&quot;,&quot;properties&quot;:{&quot;formattedCitation&quot;:&quot;(Homeier et al. 2021)&quot;,&quot;plainCitation&quot;:&quot;(Homeier et al. 2021)&quot;,&quot;noteIndex&quot;:0},&quot;citationItems&quot;:[{&quot;id&quot;:2630,&quot;uris&quot;:[&quot;http://zotero.org/users/1954708/items/E8P57XIX&quot;],&quot;itemData&quot;:{&quot;id&quot;:2630,&quot;type&quot;:&quot;article-journal&quot;,&quot;abstract&quot;:&quot;Screening species-rich communities for the variation in functional traits along environmental gradients may help understanding the abiotic drivers of plant performance in a mechanistic way. We investigated tree leaf trait variation along an elevation gradient (1000–3000 m) in highly diverse neotropical montane forests to test the hypothesis that elevational trait change reflects a trend toward more conservative resource use strategies at higher elevations, with interspecific trait variation decreasing and trait integration increasing due to environmental filtering. Analysis of trait variance partitioning across the 52 tree species revealed for most traits a dominant influence of phylogeny, except for SLA, leaf thickness and foliar Ca, where elevation was most influential. The community-level means of SLA, foliar N and Ca, and foliar N/P ratio decreased with elevation, while leaf thickness and toughness increased. The contribution of intraspecific variation was substantial at the community level in most traits, yet smaller than the interspecific component. Both within-species and between-species trait variation did not change systematically with elevation. High phylogenetic diversity, together with small-scale edaphic heterogeneity, cause large interspecific leaf trait variation in these hyper-diverse Andean forests. Trait network analysis revealed increasing leaf trait integration with elevation, suggesting stronger environmental filtering at colder and nutrient-poorer sites.&quot;,&quot;container-title&quot;:&quot;Scientific Reports&quot;,&quot;DOI&quot;:&quot;10.1038/s41598-021-89190-8&quot;,&quot;ISSN&quot;:&quot;2045-2322&quot;,&quot;issue&quot;:&quot;1&quot;,&quot;journalAbbreviation&quot;:&quot;Sci Rep&quot;,&quot;language&quot;:&quot;en&quot;,&quot;license&quot;:&quot;2021 The Author(s)&quot;,&quot;note&quot;:&quot;number: 1\npublisher: Nature Publishing Group&quot;,&quot;page&quot;:&quot;9993&quot;,&quot;source&quot;:&quot;www.nature.com&quot;,&quot;title&quot;:&quot;Leaf trait variation in species-rich tropical Andean forests&quot;,&quot;volume&quot;:&quot;11&quot;,&quot;author&quot;:[{&quot;family&quot;:&quot;Homeier&quot;,&quot;given&quot;:&quot;Jürgen&quot;},{&quot;family&quot;:&quot;Seeler&quot;,&quot;given&quot;:&quot;Tabea&quot;},{&quot;family&quot;:&quot;Pierick&quot;,&quot;given&quot;:&quot;Kerstin&quot;},{&quot;family&quot;:&quot;Leuschner&quot;,&quot;given&quot;:&quot;Christoph&quot;}],&quot;issued&quot;:{&quot;date-parts&quot;:[[&quot;2021&quot;,5,11]]}}}],&quot;schema&quot;:&quot;https://github.com/citation-style-language/schema/raw/master/csl-citation.json&quot;} RND7AA9o4YJY3"/><text:span text:style-name="Default_20_Paragraph_20_Font"><text:span text:style-name="T58">. </text:span></text:span><text:span text:style-name="Default_20_Paragraph_20_Font"><text:span text:style-name="T63">T</text:span></text:span><text:span text:style-name="Default_20_Paragraph_20_Font"><text:span text:style-name="T58">his in turn affects the plant-enemy interactions, including the Janzen-Connel effects </text:span></text:span><text:reference-mark-start text:name="ZOTERO_ITEM CSL_CITATION {&quot;citationID&quot;:&quot;KAQczBsw&quot;,&quot;properties&quot;:{&quot;formattedCitation&quot;:&quot;(Kobe and Vriesendorp 2011, Jia et al. 2020)&quot;,&quot;plainCitation&quot;:&quot;(Kobe and Vriesendorp 2011, Jia et al. 2020)&quot;,&quot;noteIndex&quot;:0},&quot;citationItems&quot;:[{&quot;id&quot;:2173,&quot;uris&quot;:[&quot;http://zotero.org/users/1954708/items/ILD3VIUC&quot;],&quot;itemData&quot;:{&quot;id&quot;:2173,&quot;type&quot;:&quot;article-journal&quot;,&quot;abstract&quot;:&quot;Density-dependent seedling mortality could increase with a species relative abundance, thereby promoting species coexistence. Differences among species in light-dependent mortality also could enhance coexistence via resource partitioning. These compatible ideas rarely have been considered simultaneously. We developed models of mortality as functions of irradiance and local conspecific density (LCD) for seedlings of 53 tropical woody species. Species varied in mortality responses to these factors, but mortality consistently increased with shading and LCD. Across species, density-dependent mortality on a per-neighbour basis was inversely related to species community abundance, but higher LCD in more common species resulted in a weak relationship between species abundance and density-dependent mortality scaled to species maximum LCD. Species mortality responses to shading and maximum LCD were strongly and positively correlated. Our results suggest that species differences in density-dependent mortality are more strongly related to physiologically based life-history traits than biotic feedbacks related to community abundance.&quot;,&quot;container-title&quot;:&quot;Ecology Letters&quot;,&quot;DOI&quot;:&quot;10.1111/j.1461-0248.2011.01612.x&quot;,&quot;ISSN&quot;:&quot;1461-0248&quot;,&quot;issue&quot;:&quot;5&quot;,&quot;journalAbbreviation&quot;:&quot;Ecol Lett&quot;,&quot;language&quot;:&quot;eng&quot;,&quot;note&quot;:&quot;PMID: 21429063&quot;,&quot;page&quot;:&quot;503-510&quot;,&quot;source&quot;:&quot;PubMed&quot;,&quot;title&quot;:&quot;Conspecific density dependence in seedlings varies with species shade tolerance in a wet tropical forest&quot;,&quot;volume&quot;:&quot;14&quot;,&quot;author&quot;:[{&quot;family&quot;:&quot;Kobe&quot;,&quot;given&quot;:&quot;Richard K.&quot;},{&quot;family&quot;:&quot;Vriesendorp&quot;,&quot;given&quot;:&quot;Corine F.&quot;}],&quot;issued&quot;:{&quot;date-parts&quot;:[[&quot;2011&quot;,5]]}}},{&quot;id&quot;:662,&quot;uris&quot;:[&quot;http://zotero.org/users/1954708/items/C4DAENKW&quot;],&quot;itemData&quot;:{&quot;id&quot;:662,&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iM833BcyIO"/><text:span text:style-name="Default_20_Paragraph_20_Font"><text:span text:style-name="T58">(Kobe and Vriesendorp 2011, Jia et al. 2020)</text:span></text:span><text:reference-mark-end text:name="ZOTERO_ITEM CSL_CITATION {&quot;citationID&quot;:&quot;KAQczBsw&quot;,&quot;properties&quot;:{&quot;formattedCitation&quot;:&quot;(Kobe and Vriesendorp 2011, Jia et al. 2020)&quot;,&quot;plainCitation&quot;:&quot;(Kobe and Vriesendorp 2011, Jia et al. 2020)&quot;,&quot;noteIndex&quot;:0},&quot;citationItems&quot;:[{&quot;id&quot;:2173,&quot;uris&quot;:[&quot;http://zotero.org/users/1954708/items/ILD3VIUC&quot;],&quot;itemData&quot;:{&quot;id&quot;:2173,&quot;type&quot;:&quot;article-journal&quot;,&quot;abstract&quot;:&quot;Density-dependent seedling mortality could increase with a species relative abundance, thereby promoting species coexistence. Differences among species in light-dependent mortality also could enhance coexistence via resource partitioning. These compatible ideas rarely have been considered simultaneously. We developed models of mortality as functions of irradiance and local conspecific density (LCD) for seedlings of 53 tropical woody species. Species varied in mortality responses to these factors, but mortality consistently increased with shading and LCD. Across species, density-dependent mortality on a per-neighbour basis was inversely related to species community abundance, but higher LCD in more common species resulted in a weak relationship between species abundance and density-dependent mortality scaled to species maximum LCD. Species mortality responses to shading and maximum LCD were strongly and positively correlated. Our results suggest that species differences in density-dependent mortality are more strongly related to physiologically based life-history traits than biotic feedbacks related to community abundance.&quot;,&quot;container-title&quot;:&quot;Ecology Letters&quot;,&quot;DOI&quot;:&quot;10.1111/j.1461-0248.2011.01612.x&quot;,&quot;ISSN&quot;:&quot;1461-0248&quot;,&quot;issue&quot;:&quot;5&quot;,&quot;journalAbbreviation&quot;:&quot;Ecol Lett&quot;,&quot;language&quot;:&quot;eng&quot;,&quot;note&quot;:&quot;PMID: 21429063&quot;,&quot;page&quot;:&quot;503-510&quot;,&quot;source&quot;:&quot;PubMed&quot;,&quot;title&quot;:&quot;Conspecific density dependence in seedlings varies with species shade tolerance in a wet tropical forest&quot;,&quot;volume&quot;:&quot;14&quot;,&quot;author&quot;:[{&quot;family&quot;:&quot;Kobe&quot;,&quot;given&quot;:&quot;Richard K.&quot;},{&quot;family&quot;:&quot;Vriesendorp&quot;,&quot;given&quot;:&quot;Corine F.&quot;}],&quot;issued&quot;:{&quot;date-parts&quot;:[[&quot;2011&quot;,5]]}}},{&quot;id&quot;:662,&quot;uris&quot;:[&quot;http://zotero.org/users/1954708/items/C4DAENKW&quot;],&quot;itemData&quot;:{&quot;id&quot;:662,&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iM833BcyIO"/><text:span text:style-name="Default_20_Paragraph_20_Font"><text:span text:style-name="T58">. </text:span></text:span><text:span text:style-name="Default_20_Paragraph_20_Font"><text:span text:style-name="T56">I</text:span></text:span><text:span text:style-name="Default_20_Paragraph_20_Font"><text:span text:style-name="T1">nsect activity is directly related to temperature and their general effect on the plant community should be diminished at higher elevations </text:span></text:span><text:reference-mark-start text:name="ZOTERO_ITEM CSL_CITATION {&quot;citationID&quot;:&quot;fytq6Qqq&quot;,&quot;properties&quot;:{&quot;formattedCitation&quot;:&quot;(Rasmann et al. 2014)&quot;,&quot;plainCitation&quot;:&quot;(Rasmann et al. 2014)&quot;,&quot;noteIndex&quot;:0},&quot;citationItems&quot;:[{&quot;id&quot;:2461,&quot;uris&quot;:[&quot;http://zotero.org/users/1954708/items/X3MB6DQR&quot;],&quot;itemData&quot;:{&quot;id&quot;:2461,&quot;type&quot;:&quot;article-journal&quot;,&quot;abstract&quot;:&quot;Global warming is predicted to dramatically alter communities' composition through differential colonization abilities, such as between sessile plants and their mobile herbivores. Novel interactions between previously non-overlapping species may, however, also be mediated by altered plants' responses to herbivore attack. Syndromes of plant defences and tolerance are driven by inherited functional traits, biotic and abiotic conditions, and the geographical and historical contingencies affecting the community. Therefore, understanding climate change-driven herbivore responses and evolution towards a particular plant defence syndrome is key to forecasting species interactions in the near future. In this paper, we first document variations in herbivory, and plant defences along altitudinal gradients that act as ‘natural experiments’. We then use an empirical model to predict how specialist herbivore abundance may shift with respect to elevation in the near future. Our field surveys and field experiment showed a decrease in herbivory with elevation. However, contrary to expectations, our meta-regression analyses showed that plant defences, particularly leaf toughness and flavonoid compounds, tend to be higher at high elevations, while secondary metabolites showed no clear trend with elevation. Based on those results, we discuss how plant communities and species-specific plant defence syndromes will change in response to the climate-driven herbivore colonization of higher altitudes. Particularly, plant from high elevation, due to high protection against abiotic stress may be already ecologically fitted to resist the sudden increase in herbivory pressure that they will likely experience during global change.&quot;,&quot;container-title&quot;:&quot;Functional Ecology&quot;,&quot;DOI&quot;:&quot;10.1111/1365-2435.12135&quot;,&quot;ISSN&quot;:&quot;1365-2435&quot;,&quot;issue&quot;:&quot;1&quot;,&quot;language&quot;:&quot;en&quot;,&quot;license&quot;:&quot;© 2013 The Authors. Functional Ecology © 2013 British Ecological Society&quot;,&quot;note&quot;:&quot;_eprint: https://onlinelibrary.wiley.com/doi/pdf/10.1111/1365-2435.12135&quot;,&quot;page&quot;:&quot;46-54&quot;,&quot;source&quot;:&quot;Wiley Online Library&quot;,&quot;title&quot;:&quot;Climate-driven change in plant–insect interactions along elevation gradients&quot;,&quot;volume&quot;:&quot;28&quot;,&quot;author&quot;:[{&quot;family&quot;:&quot;Rasmann&quot;,&quot;given&quot;:&quot;Sergio&quot;},{&quot;family&quot;:&quot;Pellissier&quot;,&quot;given&quot;:&quot;Loïc&quot;},{&quot;family&quot;:&quot;Defossez&quot;,&quot;given&quot;:&quot;Emmanuel&quot;},{&quot;family&quot;:&quot;Jactel&quot;,&quot;given&quot;:&quot;Hervé&quot;},{&quot;family&quot;:&quot;Kunstler&quot;,&quot;given&quot;:&quot;Georges&quot;}],&quot;issued&quot;:{&quot;date-parts&quot;:[[&quot;2014&quot;]]}}}],&quot;schema&quot;:&quot;https://github.com/citation-style-language/schema/raw/master/csl-citation.json&quot;} RNDkdUM6e7DeQ"/><text:span text:style-name="Default_20_Paragraph_20_Font"><text:span text:style-name="T55">(Rasmann et al. 2014)</text:span></text:span><text:reference-mark-end text:name="ZOTERO_ITEM CSL_CITATION {&quot;citationID&quot;:&quot;fytq6Qqq&quot;,&quot;properties&quot;:{&quot;formattedCitation&quot;:&quot;(Rasmann et al. 2014)&quot;,&quot;plainCitation&quot;:&quot;(Rasmann et al. 2014)&quot;,&quot;noteIndex&quot;:0},&quot;citationItems&quot;:[{&quot;id&quot;:2461,&quot;uris&quot;:[&quot;http://zotero.org/users/1954708/items/X3MB6DQR&quot;],&quot;itemData&quot;:{&quot;id&quot;:2461,&quot;type&quot;:&quot;article-journal&quot;,&quot;abstract&quot;:&quot;Global warming is predicted to dramatically alter communities' composition through differential colonization abilities, such as between sessile plants and their mobile herbivores. Novel interactions between previously non-overlapping species may, however, also be mediated by altered plants' responses to herbivore attack. Syndromes of plant defences and tolerance are driven by inherited functional traits, biotic and abiotic conditions, and the geographical and historical contingencies affecting the community. Therefore, understanding climate change-driven herbivore responses and evolution towards a particular plant defence syndrome is key to forecasting species interactions in the near future. In this paper, we first document variations in herbivory, and plant defences along altitudinal gradients that act as ‘natural experiments’. We then use an empirical model to predict how specialist herbivore abundance may shift with respect to elevation in the near future. Our field surveys and field experiment showed a decrease in herbivory with elevation. However, contrary to expectations, our meta-regression analyses showed that plant defences, particularly leaf toughness and flavonoid compounds, tend to be higher at high elevations, while secondary metabolites showed no clear trend with elevation. Based on those results, we discuss how plant communities and species-specific plant defence syndromes will change in response to the climate-driven herbivore colonization of higher altitudes. Particularly, plant from high elevation, due to high protection against abiotic stress may be already ecologically fitted to resist the sudden increase in herbivory pressure that they will likely experience during global change.&quot;,&quot;container-title&quot;:&quot;Functional Ecology&quot;,&quot;DOI&quot;:&quot;10.1111/1365-2435.12135&quot;,&quot;ISSN&quot;:&quot;1365-2435&quot;,&quot;issue&quot;:&quot;1&quot;,&quot;language&quot;:&quot;en&quot;,&quot;license&quot;:&quot;© 2013 The Authors. Functional Ecology © 2013 British Ecological Society&quot;,&quot;note&quot;:&quot;_eprint: https://onlinelibrary.wiley.com/doi/pdf/10.1111/1365-2435.12135&quot;,&quot;page&quot;:&quot;46-54&quot;,&quot;source&quot;:&quot;Wiley Online Library&quot;,&quot;title&quot;:&quot;Climate-driven change in plant–insect interactions along elevation gradients&quot;,&quot;volume&quot;:&quot;28&quot;,&quot;author&quot;:[{&quot;family&quot;:&quot;Rasmann&quot;,&quot;given&quot;:&quot;Sergio&quot;},{&quot;family&quot;:&quot;Pellissier&quot;,&quot;given&quot;:&quot;Loïc&quot;},{&quot;family&quot;:&quot;Defossez&quot;,&quot;given&quot;:&quot;Emmanuel&quot;},{&quot;family&quot;:&quot;Jactel&quot;,&quot;given&quot;:&quot;Hervé&quot;},{&quot;family&quot;:&quot;Kunstler&quot;,&quot;given&quot;:&quot;Georges&quot;}],&quot;issued&quot;:{&quot;date-parts&quot;:[[&quot;2014&quot;]]}}}],&quot;schema&quot;:&quot;https://github.com/citation-style-language/schema/raw/master/csl-citation.json&quot;} RNDkdUM6e7DeQ"/><text:span text:style-name="Default_20_Paragraph_20_Font"><text:span text:style-name="T55">. </text:span></text:span><text:span text:style-name="Default_20_Paragraph_20_Font"><text:span text:style-name="T138">I</text:span></text:span><text:span text:style-name="Default_20_Paragraph_20_Font"><text:span text:style-name="T139">n contrast, </text:span></text:span><text:span text:style-name="Default_20_Paragraph_20_Font"><text:span text:style-name="T26">at high elevations pathogenic fungi activity is expected to increase, as </text:span></text:span><text:span text:style-name="Default_20_Paragraph_20_Font"><text:span text:style-name="T27">with increased humidity and lower temperatures,</text:span></text:span><text:span text:style-name="Default_20_Paragraph_20_Font"><text:span text:style-name="T26"> plants should be more prone to necrotrophic fungi infections </text:span></text:span><text:reference-mark-start text:name="ZOTERO_ITEM CSL_CITATION {&quot;citationID&quot;:&quot;Mcpb0VMo&quot;,&quot;properties&quot;:{&quot;formattedCitation&quot;:&quot;(Vel\\uc0\\u225{}squez et al. 2018)&quot;,&quot;plainCitation&quot;:&quot;(Velásquez et al. 2018)&quot;,&quot;noteIndex&quot;:0},&quot;citationItems&quot;:[{&quot;id&quot;:126,&quot;uris&quot;:[&quot;http://zotero.org/users/1954708/items/CJDW8WQP&quot;],&quot;itemData&quot;:{&quot;id&quot;:126,&quot;type&quot;:&quot;article-journal&quot;,&quot;abstract&quot;:&quot;Global environmental changes caused by natural and human activities have accelerated in the past 200 years. The increase in greenhouse gases is predicted to continue to raise global temperature and change water availability in the 21st century. Plant diseases are deeply influenced by the environment; a susceptible host will not be infected by a virulent pathogen if the environmental conditions are not conducive for disease. The change in CO2 concentrations, temperature, and water availability can have positive, neutral, or negative effects on disease development, as each disease may respond differently to these variations. However, the concept of disease optima could potentially apply to all pathosystems. Plant resistance pathways, including pattern-triggered immunity and effector-triggered immunity, RNA interference, and defense hormone networks, are all affected by environmental factors. On the pathogen side, virulence mechanisms, such as the production of toxins and virulence proteins, as well as pathogen reproduction and survival are influenced by temperature and humidity. For practical reasons, most laboratory investigations into plant-pathogen interactions at the molecular level focus on well-established pathosystems and use a few static environmental conditions that capture only a fraction of the dynamic plant-pathogen-environment interactions that occur in nature. There is great need for future research to increasingly use dynamic environmental conditions in order to fully understand the multidimensional nature of plant-pathogen interactions and produce disease-resistant crop plants that are resilient to climate change.&quot;,&quot;container-title&quot;:&quot;Current biology : CB&quot;,&quot;DOI&quot;:&quot;10.1016/j.cub.2018.03.054&quot;,&quot;ISSN&quot;:&quot;0960-9822&quot;,&quot;issue&quot;:&quot;10&quot;,&quot;journalAbbreviation&quot;:&quot;Curr Biol&quot;,&quot;note&quot;:&quot;PMID: 29787730\nPMCID: PMC5967643&quot;,&quot;page&quot;:&quot;R619-R634&quot;,&quot;source&quot;:&quot;PubMed Central&quot;,&quot;title&quot;:&quot;Plant and pathogen warfare under changing climate conditions&quot;,&quot;volume&quot;:&quot;28&quot;,&quot;author&quot;:[{&quot;family&quot;:&quot;Velásquez&quot;,&quot;given&quot;:&quot;André C.&quot;},{&quot;family&quot;:&quot;Castroverde&quot;,&quot;given&quot;:&quot;Christian Danve M.&quot;},{&quot;family&quot;:&quot;He&quot;,&quot;given&quot;:&quot;Sheng Yang&quot;}],&quot;issued&quot;:{&quot;date-parts&quot;:[[&quot;2018&quot;,5,21]]}}}],&quot;schema&quot;:&quot;https://github.com/citation-style-language/schema/raw/master/csl-citation.json&quot;} RNDfnDKAlc63f"/><text:span text:style-name="Default_20_Paragraph_20_Font"><text:span text:style-name="T172">(Vel</text:span></text:span><text:span text:style-name="T173">ásquez et al. 2018)</text:span><text:reference-mark-end text:name="ZOTERO_ITEM CSL_CITATION {&quot;citationID&quot;:&quot;Mcpb0VMo&quot;,&quot;properties&quot;:{&quot;formattedCitation&quot;:&quot;(Vel\\uc0\\u225{}squez et al. 2018)&quot;,&quot;plainCitation&quot;:&quot;(Velásquez et al. 2018)&quot;,&quot;noteIndex&quot;:0},&quot;citationItems&quot;:[{&quot;id&quot;:126,&quot;uris&quot;:[&quot;http://zotero.org/users/1954708/items/CJDW8WQP&quot;],&quot;itemData&quot;:{&quot;id&quot;:126,&quot;type&quot;:&quot;article-journal&quot;,&quot;abstract&quot;:&quot;Global environmental changes caused by natural and human activities have accelerated in the past 200 years. The increase in greenhouse gases is predicted to continue to raise global temperature and change water availability in the 21st century. Plant diseases are deeply influenced by the environment; a susceptible host will not be infected by a virulent pathogen if the environmental conditions are not conducive for disease. The change in CO2 concentrations, temperature, and water availability can have positive, neutral, or negative effects on disease development, as each disease may respond differently to these variations. However, the concept of disease optima could potentially apply to all pathosystems. Plant resistance pathways, including pattern-triggered immunity and effector-triggered immunity, RNA interference, and defense hormone networks, are all affected by environmental factors. On the pathogen side, virulence mechanisms, such as the production of toxins and virulence proteins, as well as pathogen reproduction and survival are influenced by temperature and humidity. For practical reasons, most laboratory investigations into plant-pathogen interactions at the molecular level focus on well-established pathosystems and use a few static environmental conditions that capture only a fraction of the dynamic plant-pathogen-environment interactions that occur in nature. There is great need for future research to increasingly use dynamic environmental conditions in order to fully understand the multidimensional nature of plant-pathogen interactions and produce disease-resistant crop plants that are resilient to climate change.&quot;,&quot;container-title&quot;:&quot;Current biology : CB&quot;,&quot;DOI&quot;:&quot;10.1016/j.cub.2018.03.054&quot;,&quot;ISSN&quot;:&quot;0960-9822&quot;,&quot;issue&quot;:&quot;10&quot;,&quot;journalAbbreviation&quot;:&quot;Curr Biol&quot;,&quot;note&quot;:&quot;PMID: 29787730\nPMCID: PMC5967643&quot;,&quot;page&quot;:&quot;R619-R634&quot;,&quot;source&quot;:&quot;PubMed Central&quot;,&quot;title&quot;:&quot;Plant and pathogen warfare under changing climate conditions&quot;,&quot;volume&quot;:&quot;28&quot;,&quot;author&quot;:[{&quot;family&quot;:&quot;Velásquez&quot;,&quot;given&quot;:&quot;André C.&quot;},{&quot;family&quot;:&quot;Castroverde&quot;,&quot;given&quot;:&quot;Christian Danve M.&quot;},{&quot;family&quot;:&quot;He&quot;,&quot;given&quot;:&quot;Sheng Yang&quot;}],&quot;issued&quot;:{&quot;date-parts&quot;:[[&quot;2018&quot;,5,21]]}}}],&quot;schema&quot;:&quot;https://github.com/citation-style-language/schema/raw/master/csl-citation.json&quot;} RNDfnDKAlc63f"/><text:span text:style-name="Default_20_Paragraph_20_Font"><text:span text:style-name="T26">.</text:span></text:span><text:span text:style-name="Default_20_Paragraph_20_Font"><text:span text:style-name="T55"> </text:span></text:span><text:span text:style-name="Default_20_Paragraph_20_Font"><text:span text:style-name="T1">Cascading effects of top vertebrate and invertebrate predators on plants are strong in primary tropical forests </text:span></text:span><text:reference-mark-start text:name="ZOTERO_ITEM CSL_CITATION {&quot;citationID&quot;:&quot;r4r8OCri&quot;,&quot;properties&quot;:{&quot;formattedCitation&quot;:&quot;(Letourneau et al. 2004, Barber and Marquis 2011, Houska Tahadlova et al. 2023)&quot;,&quot;plainCitation&quot;:&quot;(Letourneau et al. 2004, Barber and Marquis 2011, Houska Tahadlova et al. 2023)&quot;,&quot;noteIndex&quot;:0},&quot;citationItems&quot;:[{&quot;id&quot;:529,&quot;uris&quot;:[&quot;http://zotero.org/users/1954708/items/D3JWF9Q6&quot;],&quot;itemData&quot;:{&quot;id&quot;:529,&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license&quot;:&quot;© 2004 by the Ecological Society of America&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681,&quot;uris&quot;:[&quot;http://zotero.org/users/1954708/items/9AB4L6ZL&quot;],&quot;itemData&quot;:{&quot;id&quot;:681,&quot;type&quot;:&quot;article-journal&quot;,&quot;abstract&quot;:&quot;Theory predicts that variation in plant traits will modify both the direct interactions between plants and herbivores and the indirect impacts of predators of those herbivores. Light has strong effects on leaf quality, so the impacts of herbivores and predators may differ between plants grown in sun and shade. However, past experiments have often been unable to separate the effects of light environment on plant traits and herbivory from direct effects on herbivores and predators. We first manipulated light availability in an open habitat using a shade cloth pre-treatment to produce oak saplings with different leaf qualities. Leaves on plants exposed to high light were thicker and tougher and had lower nitrogen and water contents, and higher carbon and phenolic contents than leaves on plants under a shade cloth. Then, in the main experiment, we moved all plants to a common shade environment where bird predators were excluded in a factorial design. We measured insect herbivore abundance and leaf damage. Herbivores were significantly more abundant and caused greater leaf damage on sun trees, although these leaf characteristics are usually associated with low-quality food. Bird exclusion did not change herbivore abundance but did increase leaf damage. Contrary to our predictions, the effects of birds did not differ between trees grown in sun and shade conditions. Thus, differences in effects of predators on herbivores and plants between light habitats, when observed, might be due to variation in predator abundance and not bottom-up effects of host plant quality.&quot;,&quot;container-title&quot;:&quot;Oecologia&quot;,&quot;DOI&quot;:&quot;10.1007/s00442-010-1840-9&quot;,&quot;ISSN&quot;:&quot;1432-1939&quot;,&quot;issue&quot;:&quot;2&quot;,&quot;journalAbbreviation&quot;:&quot;Oecologia&quot;,&quot;language&quot;:&quot;en&quot;,&quot;page&quot;:&quot;401-409&quot;,&quot;source&quot;:&quot;Springer Link&quot;,&quot;title&quot;:&quot;Light environment and the impacts of foliage quality on herbivorous insect attack and bird predation&quot;,&quot;volume&quot;:&quot;166&quot;,&quot;author&quot;:[{&quot;family&quot;:&quot;Barber&quot;,&quot;given&quot;:&quot;Nicholas A.&quot;},{&quot;family&quot;:&quot;Marquis&quot;,&quot;given&quot;:&quot;Robert J.&quot;}],&quot;issued&quot;:{&quot;date-parts&quot;:[[&quot;2011&quot;,6,1]]}}},{&quot;id&quot;:2449,&quot;uris&quot;:[&quot;http://zotero.org/users/1954708/items/D6WVZGRD&quot;],&quot;itemData&quot;:{&quot;id&quot;:2449,&quot;type&quot;:&quot;article-journal&quot;,&quot;abstract&quot;:&quot;Insect herbivores have the potential to consume large amounts of plant tissue in tropical forests, but insectivorous vertebrates effectively control their abundances, indirectly increasing plant fitness accordingly. Despite several studies already sought understanding of the top-down effects on arthropod community structure and herbivory, such studies of trophic cascades in old tropics are underrepresented, and little attention was paid to top-down forces in various habitats. Therefore, we examine how flying insectivorous vertebrates (birds and bats) impact arthropods and, consequently, affect herbivore damage of leaves in forest habitats in Papua New Guinea. In a 3-month long predator exclosure experiment conducted at four study sites across varying elevation and successional stage, we found that vertebrate predators reduced arthropod density by ∼52%. In addition, vertebrate predators decreased the mean body size of arthropods by 26% in leaf chewers and 47% in non-herbivorous arthropods but had only a small effect on mesopredators and sap suckers. Overall, the exclusion of vertebrate predators resulted in a 41% increase in leaf damage. Our results, across different types of tropical forests in Papua New Guinea, demonstrate that flying vertebrate insectivores have a crucial impact on plant biomass, create a selective pressure on larger and non-predatory prey individuals and they prey partition with mesopredators.&quot;,&quot;container-title&quot;:&quot;Biotropica&quot;,&quot;DOI&quot;:&quot;10.1111/btp.13160&quot;,&quot;ISSN&quot;:&quot;1744-7429&quot;,&quot;issue&quot;:&quot;1&quot;,&quot;language&quot;:&quot;en&quot;,&quot;license&quot;:&quot;© 2022 Association for Tropical Biology and Conservation.&quot;,&quot;note&quot;:&quot;_eprint: https://onlinelibrary.wiley.com/doi/pdf/10.1111/btp.13160&quot;,&quot;page&quot;:&quot;70-80&quot;,&quot;source&quot;:&quot;Wiley Online Library&quot;,&quot;title&quot;:&quot;Trophic cascades in tropical rainforests: Effects of vertebrate predator exclusion on arthropods and plants in Papua New Guinea&quot;,&quot;title-short&quot;:&quot;Trophic cascades in tropical rainforests&quot;,&quot;volume&quot;:&quot;55&quot;,&quot;author&quot;:[{&quot;family&quot;:&quot;Houska Tahadlova&quot;,&quot;given&quot;:&quot;Marketa&quot;},{&quot;family&quot;:&quot;Mottl&quot;,&quot;given&quot;:&quot;Ondrej&quot;},{&quot;family&quot;:&quot;Jorge&quot;,&quot;given&quot;:&quot;Leonardo R.&quot;},{&quot;family&quot;:&quot;Koane&quot;,&quot;given&quot;:&quot;Bonny&quot;},{&quot;family&quot;:&quot;Novotny&quot;,&quot;given&quot;:&quot;Vojtech&quot;},{&quot;family&quot;:&quot;Sam&quot;,&quot;given&quot;:&quot;Katerina&quot;}],&quot;issued&quot;:{&quot;date-parts&quot;:[[&quot;2023&quot;]]}}}],&quot;schema&quot;:&quot;https://github.com/citation-style-language/schema/raw/master/csl-citation.json&quot;} RNDCweG2fFxOU"/><text:span text:style-name="Default_20_Paragraph_20_Font"><text:span text:style-name="T1">(Letourneau et al. 2004, Barber and Marquis 2011, Houska Tahadlova et al. 2023)</text:span></text:span><text:reference-mark-end text:name="ZOTERO_ITEM CSL_CITATION {&quot;citationID&quot;:&quot;r4r8OCri&quot;,&quot;properties&quot;:{&quot;formattedCitation&quot;:&quot;(Letourneau et al. 2004, Barber and Marquis 2011, Houska Tahadlova et al. 2023)&quot;,&quot;plainCitation&quot;:&quot;(Letourneau et al. 2004, Barber and Marquis 2011, Houska Tahadlova et al. 2023)&quot;,&quot;noteIndex&quot;:0},&quot;citationItems&quot;:[{&quot;id&quot;:529,&quot;uris&quot;:[&quot;http://zotero.org/users/1954708/items/D3JWF9Q6&quot;],&quot;itemData&quot;:{&quot;id&quot;:529,&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license&quot;:&quot;© 2004 by the Ecological Society of America&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681,&quot;uris&quot;:[&quot;http://zotero.org/users/1954708/items/9AB4L6ZL&quot;],&quot;itemData&quot;:{&quot;id&quot;:681,&quot;type&quot;:&quot;article-journal&quot;,&quot;abstract&quot;:&quot;Theory predicts that variation in plant traits will modify both the direct interactions between plants and herbivores and the indirect impacts of predators of those herbivores. Light has strong effects on leaf quality, so the impacts of herbivores and predators may differ between plants grown in sun and shade. However, past experiments have often been unable to separate the effects of light environment on plant traits and herbivory from direct effects on herbivores and predators. We first manipulated light availability in an open habitat using a shade cloth pre-treatment to produce oak saplings with different leaf qualities. Leaves on plants exposed to high light were thicker and tougher and had lower nitrogen and water contents, and higher carbon and phenolic contents than leaves on plants under a shade cloth. Then, in the main experiment, we moved all plants to a common shade environment where bird predators were excluded in a factorial design. We measured insect herbivore abundance and leaf damage. Herbivores were significantly more abundant and caused greater leaf damage on sun trees, although these leaf characteristics are usually associated with low-quality food. Bird exclusion did not change herbivore abundance but did increase leaf damage. Contrary to our predictions, the effects of birds did not differ between trees grown in sun and shade conditions. Thus, differences in effects of predators on herbivores and plants between light habitats, when observed, might be due to variation in predator abundance and not bottom-up effects of host plant quality.&quot;,&quot;container-title&quot;:&quot;Oecologia&quot;,&quot;DOI&quot;:&quot;10.1007/s00442-010-1840-9&quot;,&quot;ISSN&quot;:&quot;1432-1939&quot;,&quot;issue&quot;:&quot;2&quot;,&quot;journalAbbreviation&quot;:&quot;Oecologia&quot;,&quot;language&quot;:&quot;en&quot;,&quot;page&quot;:&quot;401-409&quot;,&quot;source&quot;:&quot;Springer Link&quot;,&quot;title&quot;:&quot;Light environment and the impacts of foliage quality on herbivorous insect attack and bird predation&quot;,&quot;volume&quot;:&quot;166&quot;,&quot;author&quot;:[{&quot;family&quot;:&quot;Barber&quot;,&quot;given&quot;:&quot;Nicholas A.&quot;},{&quot;family&quot;:&quot;Marquis&quot;,&quot;given&quot;:&quot;Robert J.&quot;}],&quot;issued&quot;:{&quot;date-parts&quot;:[[&quot;2011&quot;,6,1]]}}},{&quot;id&quot;:2449,&quot;uris&quot;:[&quot;http://zotero.org/users/1954708/items/D6WVZGRD&quot;],&quot;itemData&quot;:{&quot;id&quot;:2449,&quot;type&quot;:&quot;article-journal&quot;,&quot;abstract&quot;:&quot;Insect herbivores have the potential to consume large amounts of plant tissue in tropical forests, but insectivorous vertebrates effectively control their abundances, indirectly increasing plant fitness accordingly. Despite several studies already sought understanding of the top-down effects on arthropod community structure and herbivory, such studies of trophic cascades in old tropics are underrepresented, and little attention was paid to top-down forces in various habitats. Therefore, we examine how flying insectivorous vertebrates (birds and bats) impact arthropods and, consequently, affect herbivore damage of leaves in forest habitats in Papua New Guinea. In a 3-month long predator exclosure experiment conducted at four study sites across varying elevation and successional stage, we found that vertebrate predators reduced arthropod density by ∼52%. In addition, vertebrate predators decreased the mean body size of arthropods by 26% in leaf chewers and 47% in non-herbivorous arthropods but had only a small effect on mesopredators and sap suckers. Overall, the exclusion of vertebrate predators resulted in a 41% increase in leaf damage. Our results, across different types of tropical forests in Papua New Guinea, demonstrate that flying vertebrate insectivores have a crucial impact on plant biomass, create a selective pressure on larger and non-predatory prey individuals and they prey partition with mesopredators.&quot;,&quot;container-title&quot;:&quot;Biotropica&quot;,&quot;DOI&quot;:&quot;10.1111/btp.13160&quot;,&quot;ISSN&quot;:&quot;1744-7429&quot;,&quot;issue&quot;:&quot;1&quot;,&quot;language&quot;:&quot;en&quot;,&quot;license&quot;:&quot;© 2022 Association for Tropical Biology and Conservation.&quot;,&quot;note&quot;:&quot;_eprint: https://onlinelibrary.wiley.com/doi/pdf/10.1111/btp.13160&quot;,&quot;page&quot;:&quot;70-80&quot;,&quot;source&quot;:&quot;Wiley Online Library&quot;,&quot;title&quot;:&quot;Trophic cascades in tropical rainforests: Effects of vertebrate predator exclusion on arthropods and plants in Papua New Guinea&quot;,&quot;title-short&quot;:&quot;Trophic cascades in tropical rainforests&quot;,&quot;volume&quot;:&quot;55&quot;,&quot;author&quot;:[{&quot;family&quot;:&quot;Houska Tahadlova&quot;,&quot;given&quot;:&quot;Marketa&quot;},{&quot;family&quot;:&quot;Mottl&quot;,&quot;given&quot;:&quot;Ondrej&quot;},{&quot;family&quot;:&quot;Jorge&quot;,&quot;given&quot;:&quot;Leonardo R.&quot;},{&quot;family&quot;:&quot;Koane&quot;,&quot;given&quot;:&quot;Bonny&quot;},{&quot;family&quot;:&quot;Novotny&quot;,&quot;given&quot;:&quot;Vojtech&quot;},{&quot;family&quot;:&quot;Sam&quot;,&quot;given&quot;:&quot;Katerina&quot;}],&quot;issued&quot;:{&quot;date-parts&quot;:[[&quot;2023&quot;]]}}}],&quot;schema&quot;:&quot;https://github.com/citation-style-language/schema/raw/master/csl-citation.json&quot;} RNDCweG2fFxOU"/><text:span text:style-name="Default_20_Paragraph_20_Font"><text:span text:style-name="T1">. However,</text:span></text:span><text:span text:style-name="Default_20_Paragraph_20_Font"><text:span text:style-name="T39"> arthropod predators </text:span></text:span><text:reference-mark-start text:name="ZOTERO_ITEM CSL_CITATION {&quot;citationID&quot;:&quot;JUNG4TJY&quot;,&quot;properties&quot;:{&quot;formattedCitation&quot;:&quot;(Longino et al. 2019)&quot;,&quot;plainCitation&quot;:&quot;(Longino et al. 2019)&quot;,&quot;noteIndex&quot;:0},&quot;citationItems&quot;:[{&quot;id&quot;:2623,&quot;uris&quot;:[&quot;http://zotero.org/users/1954708/items/PKT8EZVW&quot;],&quot;itemData&quot;:{&quot;id&quot;:2623,&quot;type&quot;:&quot;article-journal&quot;,&quot;abstract&quot;:&quot;Local diversity may be influenced by niche assembly processes involving competition for limited resources, or by niche conservatism and the length of time clades have had to diversify. Mid-elevation peaks in ant diversity on wet forest elevational gradients are most consistent with niche conservatism effects. However, it is possible that subsets of the ant community vary in the degree to which niche assembly processes are important, and this may be revealed by sampling methods that bias toward particular subsets. A previous study of ant-elevation patterns in Middle American wet forest relied on Winkler sampling, a method that samples much of the ant community that occurs in leaf litter and rotten wood on the forest floor. Here, we evaluate richness patterns at the same sites as the previous study, using two alternative methods: baiting and beating. Baiting attracts ants to a concentrated resource and might be expected to attract a community more shaped by competitive interactions. Diversity patterns at baits were nearly identical to patterns from Winkler samples, for all ants combined and for the genus Pheidole, which are abundant omnivorous ants that are among the most common at baits. There was no evidence that stronger competitive effects influenced the shape of the diversity curve. Beating samples capture ants that forage on low vegetation, a distinct arboreal community with lower phylogenetic diversity than litter ants and inhabiting a more variable microclimate. Arboreal ants differed from litter ants in having a less distinct mid-elevation peak, with less of a decline from 500 m to sea level. The lowland decline in litter ant diversity may be caused by the recent upslope shift in temperature associated with the current interglacial period. Arboreal ants may be buffered from this effect by adaptation to canopy life, tolerating broader extremes of temperature, or by high rates of dispersal from warmer regions.&quot;,&quot;container-title&quot;:&quot;Ecosphere&quot;,&quot;DOI&quot;:&quot;10.1002/ecs2.2798&quot;,&quot;ISSN&quot;:&quot;2150-8925&quot;,&quot;issue&quot;:&quot;8&quot;,&quot;language&quot;:&quot;en&quot;,&quot;license&quot;:&quot;© 2019 The Authors.&quot;,&quot;note&quot;:&quot;_eprint: https://onlinelibrary.wiley.com/doi/pdf/10.1002/ecs2.2798&quot;,&quot;page&quot;:&quot;e02798&quot;,&quot;source&quot;:&quot;Wiley Online Library&quot;,&quot;title&quot;:&quot;Ant diversity patterns across tropical elevation gradients: effects of sampling method and subcommunity&quot;,&quot;title-short&quot;:&quot;Ant diversity patterns across tropical elevation gradients&quot;,&quot;volume&quot;:&quot;10&quot;,&quot;author&quot;:[{&quot;family&quot;:&quot;Longino&quot;,&quot;given&quot;:&quot;John T.&quot;},{&quot;family&quot;:&quot;Branstetter&quot;,&quot;given&quot;:&quot;Michael G.&quot;},{&quot;family&quot;:&quot;Ward&quot;,&quot;given&quot;:&quot;Philip S.&quot;}],&quot;issued&quot;:{&quot;date-parts&quot;:[[&quot;2019&quot;]]}}}],&quot;schema&quot;:&quot;https://github.com/citation-style-language/schema/raw/master/csl-citation.json&quot;} RNDcxjUQ84hSQ"/><text:span text:style-name="Default_20_Paragraph_20_Font"><text:span text:style-name="T39">(Longino et al. 2019)</text:span></text:span><text:reference-mark-end text:name="ZOTERO_ITEM CSL_CITATION {&quot;citationID&quot;:&quot;JUNG4TJY&quot;,&quot;properties&quot;:{&quot;formattedCitation&quot;:&quot;(Longino et al. 2019)&quot;,&quot;plainCitation&quot;:&quot;(Longino et al. 2019)&quot;,&quot;noteIndex&quot;:0},&quot;citationItems&quot;:[{&quot;id&quot;:2623,&quot;uris&quot;:[&quot;http://zotero.org/users/1954708/items/PKT8EZVW&quot;],&quot;itemData&quot;:{&quot;id&quot;:2623,&quot;type&quot;:&quot;article-journal&quot;,&quot;abstract&quot;:&quot;Local diversity may be influenced by niche assembly processes involving competition for limited resources, or by niche conservatism and the length of time clades have had to diversify. Mid-elevation peaks in ant diversity on wet forest elevational gradients are most consistent with niche conservatism effects. However, it is possible that subsets of the ant community vary in the degree to which niche assembly processes are important, and this may be revealed by sampling methods that bias toward particular subsets. A previous study of ant-elevation patterns in Middle American wet forest relied on Winkler sampling, a method that samples much of the ant community that occurs in leaf litter and rotten wood on the forest floor. Here, we evaluate richness patterns at the same sites as the previous study, using two alternative methods: baiting and beating. Baiting attracts ants to a concentrated resource and might be expected to attract a community more shaped by competitive interactions. Diversity patterns at baits were nearly identical to patterns from Winkler samples, for all ants combined and for the genus Pheidole, which are abundant omnivorous ants that are among the most common at baits. There was no evidence that stronger competitive effects influenced the shape of the diversity curve. Beating samples capture ants that forage on low vegetation, a distinct arboreal community with lower phylogenetic diversity than litter ants and inhabiting a more variable microclimate. Arboreal ants differed from litter ants in having a less distinct mid-elevation peak, with less of a decline from 500 m to sea level. The lowland decline in litter ant diversity may be caused by the recent upslope shift in temperature associated with the current interglacial period. Arboreal ants may be buffered from this effect by adaptation to canopy life, tolerating broader extremes of temperature, or by high rates of dispersal from warmer regions.&quot;,&quot;container-title&quot;:&quot;Ecosphere&quot;,&quot;DOI&quot;:&quot;10.1002/ecs2.2798&quot;,&quot;ISSN&quot;:&quot;2150-8925&quot;,&quot;issue&quot;:&quot;8&quot;,&quot;language&quot;:&quot;en&quot;,&quot;license&quot;:&quot;© 2019 The Authors.&quot;,&quot;note&quot;:&quot;_eprint: https://onlinelibrary.wiley.com/doi/pdf/10.1002/ecs2.2798&quot;,&quot;page&quot;:&quot;e02798&quot;,&quot;source&quot;:&quot;Wiley Online Library&quot;,&quot;title&quot;:&quot;Ant diversity patterns across tropical elevation gradients: effects of sampling method and subcommunity&quot;,&quot;title-short&quot;:&quot;Ant diversity patterns across tropical elevation gradients&quot;,&quot;volume&quot;:&quot;10&quot;,&quot;author&quot;:[{&quot;family&quot;:&quot;Longino&quot;,&quot;given&quot;:&quot;John T.&quot;},{&quot;family&quot;:&quot;Branstetter&quot;,&quot;given&quot;:&quot;Michael G.&quot;},{&quot;family&quot;:&quot;Ward&quot;,&quot;given&quot;:&quot;Philip S.&quot;}],&quot;issued&quot;:{&quot;date-parts&quot;:[[&quot;2019&quot;]]}}}],&quot;schema&quot;:&quot;https://github.com/citation-style-language/schema/raw/master/csl-citation.json&quot;} RNDcxjUQ84hSQ"/><text:span text:style-name="Default_20_Paragraph_20_Font"><text:span text:style-name="T39">, and bird predation risk is smaller at high elevations </text:span></text:span><text:reference-mark-start text:name="ZOTERO_ITEM CSL_CITATION {&quot;citationID&quot;:&quot;UD39AnGc&quot;,&quot;properties&quot;:{&quot;formattedCitation&quot;:&quot;(Sam et al. 2015, 2019, Roslin et al. 2017)&quot;,&quot;plainCitation&quot;:&quot;(Sam et al. 2015, 2019, Roslin et al. 2017)&quot;,&quot;noteIndex&quot;:0},&quot;citationItems&quot;:[{&quot;id&quot;:178,&quot;uris&quot;:[&quot;http://zotero.org/users/1954708/items/P369FVTP&quot;],&quot;itemData&quot;:{&quot;id&quot;:178,&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license&quot;:&quot;© 2014 The Authors&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2191,&quot;uris&quot;:[&quot;http://zotero.org/users/1954708/items/4CJE6JR4&quot;],&quot;itemData&quot;:{&quot;id&quot;:2191,&quot;type&quot;:&quot;article-journal&quot;,&quot;abstract&quot;:&quot;Aim We examined whether the available surface area, temperature, or habitat complexity (foliage height diversity index) determine species richness of birds (and species richness of individual feeding guilds) along a complete forest elevational gradient. Further, we focused on the relationship between species richness of insectivorous birds and the availability of their food resources. Location Elevational gradient (200–3,700 m) of Mt Wilhelm (4,509 m a.s.l.), Central Range, Papua New Guinea. Taxon Birds. Methods We collected data on bird communities at eight sites (500 m elevational increment) during three surveys encompassing both dry and wet seasons over a 2-year period. We used point counts, mist-netting, and random walks throughout a standardized area. We tested three predictors of diversity and all of their combinations, in conjunction with sensitivity analyses for spatial effects. Habitat complexity (foliage height diversity index) and temperature were locally measured; surface area available within 200 m elevational intervals was obtained using GIS software. We further locally surveyed insect biomass and related it to species richness of insectivorous birds. Results Birds displayed a monotonic decline in species richness (from 113 to 35 bird species) with increasing elevation, and a nested pattern of species loss. The observed patterns were best explained by habitat complexity for the insectivores, frugivore-insectivores, and total number of bird species. The available surface area was the best predictor for frugivorous birds. The mean temperature had a high correlation with species richness of all birds and gave the best fit of species richness for insectivore-nectarivores and pure nectarivores. The biomass of insectivorous birds correlated with the biomass of arthropods. We ruled out the possibility that the elevational pattern observed in birds could be driven by a single phylogenetic radiation. Main conclusions We observed species richness patterns correlate well with habitat complexity and mean temperature, but mean temperature was not ranked as high as expected. Our results thus challenge the generally expected high importance of temperature as a regulator of water availability, production, and biochemical process that influence species richness, and underscore the importance of vegetation structure and the food resources as the driver of observed species richness.&quot;,&quot;container-title&quot;:&quot;Journal of Biogeography&quot;,&quot;DOI&quot;:&quot;10.1111/jbi.13482&quot;,&quot;ISSN&quot;:&quot;1365-2699&quot;,&quot;issue&quot;:&quot;2&quot;,&quot;language&quot;:&quot;en&quot;,&quot;note&quot;:&quot;_eprint: https://onlinelibrary.wiley.com/doi/pdf/10.1111/jbi.13482&quot;,&quot;page&quot;:&quot;279-290&quot;,&quot;source&quot;:&quot;Wiley Online Library&quot;,&quot;title&quot;:&quot;Species richness of birds along a complete rain forest elevational gradient in the tropics: Habitat complexity and food resources matter&quot;,&quot;title-short&quot;:&quot;Species richness of birds along a complete rain forest elevational gradient in the tropics&quot;,&quot;volume&quot;:&quot;46&quot;,&quot;author&quot;:[{&quot;family&quot;:&quot;Sam&quot;,&quot;given&quot;:&quot;Katerina&quot;},{&quot;family&quot;:&quot;Koane&quot;,&quot;given&quot;:&quot;Bonny&quot;},{&quot;family&quot;:&quot;Bardos&quot;,&quot;given&quot;:&quot;David C.&quot;},{&quot;family&quot;:&quot;Jeppy&quot;,&quot;given&quot;:&quot;Samuel&quot;},{&quot;family&quot;:&quot;Novotny&quot;,&quot;given&quot;:&quot;Vojtech&quot;}],&quot;issued&quot;:{&quot;date-parts&quot;:[[&quot;2019&quot;]]}}},{&quot;id&quot;:2204,&quot;uris&quot;:[&quot;http://zotero.org/users/1954708/items/RDTGNI8T&quot;],&quot;itemData&quot;:{&quot;id&quot;:220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HX4yuHuwOb"/><text:span text:style-name="Default_20_Paragraph_20_Font"><text:span text:style-name="T39">(Sam et al. 2015, 2019, Roslin et al. 2017)</text:span></text:span><text:reference-mark-end text:name="ZOTERO_ITEM CSL_CITATION {&quot;citationID&quot;:&quot;UD39AnGc&quot;,&quot;properties&quot;:{&quot;formattedCitation&quot;:&quot;(Sam et al. 2015, 2019, Roslin et al. 2017)&quot;,&quot;plainCitation&quot;:&quot;(Sam et al. 2015, 2019, Roslin et al. 2017)&quot;,&quot;noteIndex&quot;:0},&quot;citationItems&quot;:[{&quot;id&quot;:178,&quot;uris&quot;:[&quot;http://zotero.org/users/1954708/items/P369FVTP&quot;],&quot;itemData&quot;:{&quot;id&quot;:178,&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license&quot;:&quot;© 2014 The Authors&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2191,&quot;uris&quot;:[&quot;http://zotero.org/users/1954708/items/4CJE6JR4&quot;],&quot;itemData&quot;:{&quot;id&quot;:2191,&quot;type&quot;:&quot;article-journal&quot;,&quot;abstract&quot;:&quot;Aim We examined whether the available surface area, temperature, or habitat complexity (foliage height diversity index) determine species richness of birds (and species richness of individual feeding guilds) along a complete forest elevational gradient. Further, we focused on the relationship between species richness of insectivorous birds and the availability of their food resources. Location Elevational gradient (200–3,700 m) of Mt Wilhelm (4,509 m a.s.l.), Central Range, Papua New Guinea. Taxon Birds. Methods We collected data on bird communities at eight sites (500 m elevational increment) during three surveys encompassing both dry and wet seasons over a 2-year period. We used point counts, mist-netting, and random walks throughout a standardized area. We tested three predictors of diversity and all of their combinations, in conjunction with sensitivity analyses for spatial effects. Habitat complexity (foliage height diversity index) and temperature were locally measured; surface area available within 200 m elevational intervals was obtained using GIS software. We further locally surveyed insect biomass and related it to species richness of insectivorous birds. Results Birds displayed a monotonic decline in species richness (from 113 to 35 bird species) with increasing elevation, and a nested pattern of species loss. The observed patterns were best explained by habitat complexity for the insectivores, frugivore-insectivores, and total number of bird species. The available surface area was the best predictor for frugivorous birds. The mean temperature had a high correlation with species richness of all birds and gave the best fit of species richness for insectivore-nectarivores and pure nectarivores. The biomass of insectivorous birds correlated with the biomass of arthropods. We ruled out the possibility that the elevational pattern observed in birds could be driven by a single phylogenetic radiation. Main conclusions We observed species richness patterns correlate well with habitat complexity and mean temperature, but mean temperature was not ranked as high as expected. Our results thus challenge the generally expected high importance of temperature as a regulator of water availability, production, and biochemical process that influence species richness, and underscore the importance of vegetation structure and the food resources as the driver of observed species richness.&quot;,&quot;container-title&quot;:&quot;Journal of Biogeography&quot;,&quot;DOI&quot;:&quot;10.1111/jbi.13482&quot;,&quot;ISSN&quot;:&quot;1365-2699&quot;,&quot;issue&quot;:&quot;2&quot;,&quot;language&quot;:&quot;en&quot;,&quot;note&quot;:&quot;_eprint: https://onlinelibrary.wiley.com/doi/pdf/10.1111/jbi.13482&quot;,&quot;page&quot;:&quot;279-290&quot;,&quot;source&quot;:&quot;Wiley Online Library&quot;,&quot;title&quot;:&quot;Species richness of birds along a complete rain forest elevational gradient in the tropics: Habitat complexity and food resources matter&quot;,&quot;title-short&quot;:&quot;Species richness of birds along a complete rain forest elevational gradient in the tropics&quot;,&quot;volume&quot;:&quot;46&quot;,&quot;author&quot;:[{&quot;family&quot;:&quot;Sam&quot;,&quot;given&quot;:&quot;Katerina&quot;},{&quot;family&quot;:&quot;Koane&quot;,&quot;given&quot;:&quot;Bonny&quot;},{&quot;family&quot;:&quot;Bardos&quot;,&quot;given&quot;:&quot;David C.&quot;},{&quot;family&quot;:&quot;Jeppy&quot;,&quot;given&quot;:&quot;Samuel&quot;},{&quot;family&quot;:&quot;Novotny&quot;,&quot;given&quot;:&quot;Vojtech&quot;}],&quot;issued&quot;:{&quot;date-parts&quot;:[[&quot;2019&quot;]]}}},{&quot;id&quot;:2204,&quot;uris&quot;:[&quot;http://zotero.org/users/1954708/items/RDTGNI8T&quot;],&quot;itemData&quot;:{&quot;id&quot;:220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HX4yuHuwOb"/><text:span text:style-name="Default_20_Paragraph_20_Font"><text:span text:style-name="T1">. While evidence is abundant for the reduced pressure from vertebrate predators in primary forest, the top-down control may have a strong effect also on pioneer vegetation, and this effect can be weaker at high elevations.</text:span></text:span></text:p>
      <text:p text:style-name="P5"><text:span text:style-name="Default_20_Paragraph_20_Font"><text:span text:style-name="T39"><text:tab/>The unpredictability of successional processes in regenerating tropical forests is an ecological phenomenon of the highest importance for the restoration of tropical forests </text:span></text:span><text:reference-mark-start text:name="ZOTERO_ITEM CSL_CITATION {&quot;citationID&quot;:&quot;I4UnV9Gq&quot;,&quot;properties&quot;:{&quot;formattedCitation&quot;:&quot;(Walker et al. 2007)&quot;,&quot;plainCitation&quot;:&quot;(Walker et al. 2007)&quot;,&quot;noteIndex&quot;:0},&quot;citationItems&quot;:[{&quot;id&quot;:2712,&quot;uris&quot;:[&quot;http://zotero.org/users/1954708/items/JNYTF9ZJ&quot;],&quot;itemData&quot;:{&quot;id&quot;:2712,&quot;type&quot;:&quot;chapter&quot;,&quot;abstract&quot;:&quot;Howdoes succession take place, after all, and what are the adaptive cycles, if any, and the feedback systems, assembly rules and other inherent functional, evolutionary or simply dynamic mechanisms that make ecosystems develop and interact in one way or another? If we can sort these questions out—biome by biome—then we will unquestionably be better placed to predict how much time, energy and capital of all sorts will be required, or should be allocated, to ecological restoration and rehabilitation. (Aronson and van Andel 2006)&quot;,&quot;collection-title&quot;:&quot;SPRINGER SERIES ON ENVIRONMENTAL MANAGEMENT&quot;,&quot;container-title&quot;:&quot;Linking Restoration and Ecological Succession&quot;,&quot;event-place&quot;:&quot;New York, NY&quot;,&quot;ISBN&quot;:&quot;978-0-387-35303-6&quot;,&quot;language&quot;:&quot;en&quot;,&quot;note&quot;:&quot;DOI: 10.1007/978-0-387-35303-6_1&quot;,&quot;page&quot;:&quot;1-18&quot;,&quot;publisher&quot;:&quot;Springer&quot;,&quot;publisher-place&quot;:&quot;New York, NY&quot;,&quot;source&quot;:&quot;Springer Link&quot;,&quot;title&quot;:&quot;Forging a New Alliance Between Succession and Restoration&quot;,&quot;URL&quot;:&quot;https://doi.org/10.1007/978-0-387-35303-6_1&quot;,&quot;author&quot;:[{&quot;family&quot;:&quot;Walker&quot;,&quot;given&quot;:&quot;Lawrence R. R.&quot;},{&quot;family&quot;:&quot;Walker&quot;,&quot;given&quot;:&quot;Joe&quot;},{&quot;family&quot;:&quot;Moral&quot;,&quot;given&quot;:&quot;Roger&quot;,&quot;dropping-particle&quot;:&quot;del&quot;}],&quot;editor&quot;:[{&quot;family&quot;:&quot;Walker&quot;,&quot;given&quot;:&quot;Lawrence R.&quot;},{&quot;family&quot;:&quot;Walker&quot;,&quot;given&quot;:&quot;Joe&quot;},{&quot;family&quot;:&quot;Hobbs&quot;,&quot;given&quot;:&quot;Richard J.&quot;}],&quot;accessed&quot;:{&quot;date-parts&quot;:[[&quot;2023&quot;,11,20]]},&quot;issued&quot;:{&quot;date-parts&quot;:[[&quot;2007&quot;]]}}}],&quot;schema&quot;:&quot;https://github.com/citation-style-language/schema/raw/master/csl-citation.json&quot;} RNDyHDODB9uIl"/><text:span text:style-name="Default_20_Paragraph_20_Font"><text:span text:style-name="T39">(Walker et al. 2007)</text:span></text:span><text:reference-mark-end text:name="ZOTERO_ITEM CSL_CITATION {&quot;citationID&quot;:&quot;I4UnV9Gq&quot;,&quot;properties&quot;:{&quot;formattedCitation&quot;:&quot;(Walker et al. 2007)&quot;,&quot;plainCitation&quot;:&quot;(Walker et al. 2007)&quot;,&quot;noteIndex&quot;:0},&quot;citationItems&quot;:[{&quot;id&quot;:2712,&quot;uris&quot;:[&quot;http://zotero.org/users/1954708/items/JNYTF9ZJ&quot;],&quot;itemData&quot;:{&quot;id&quot;:2712,&quot;type&quot;:&quot;chapter&quot;,&quot;abstract&quot;:&quot;Howdoes succession take place, after all, and what are the adaptive cycles, if any, and the feedback systems, assembly rules and other inherent functional, evolutionary or simply dynamic mechanisms that make ecosystems develop and interact in one way or another? If we can sort these questions out—biome by biome—then we will unquestionably be better placed to predict how much time, energy and capital of all sorts will be required, or should be allocated, to ecological restoration and rehabilitation. (Aronson and van Andel 2006)&quot;,&quot;collection-title&quot;:&quot;SPRINGER SERIES ON ENVIRONMENTAL MANAGEMENT&quot;,&quot;container-title&quot;:&quot;Linking Restoration and Ecological Succession&quot;,&quot;event-place&quot;:&quot;New York, NY&quot;,&quot;ISBN&quot;:&quot;978-0-387-35303-6&quot;,&quot;language&quot;:&quot;en&quot;,&quot;note&quot;:&quot;DOI: 10.1007/978-0-387-35303-6_1&quot;,&quot;page&quot;:&quot;1-18&quot;,&quot;publisher&quot;:&quot;Springer&quot;,&quot;publisher-place&quot;:&quot;New York, NY&quot;,&quot;source&quot;:&quot;Springer Link&quot;,&quot;title&quot;:&quot;Forging a New Alliance Between Succession and Restoration&quot;,&quot;URL&quot;:&quot;https://doi.org/10.1007/978-0-387-35303-6_1&quot;,&quot;author&quot;:[{&quot;family&quot;:&quot;Walker&quot;,&quot;given&quot;:&quot;Lawrence R. R.&quot;},{&quot;family&quot;:&quot;Walker&quot;,&quot;given&quot;:&quot;Joe&quot;},{&quot;family&quot;:&quot;Moral&quot;,&quot;given&quot;:&quot;Roger&quot;,&quot;dropping-particle&quot;:&quot;del&quot;}],&quot;editor&quot;:[{&quot;family&quot;:&quot;Walker&quot;,&quot;given&quot;:&quot;Lawrence R.&quot;},{&quot;family&quot;:&quot;Walker&quot;,&quot;given&quot;:&quot;Joe&quot;},{&quot;family&quot;:&quot;Hobbs&quot;,&quot;given&quot;:&quot;Richard J.&quot;}],&quot;accessed&quot;:{&quot;date-parts&quot;:[[&quot;2023&quot;,11,20]]},&quot;issued&quot;:{&quot;date-parts&quot;:[[&quot;2007&quot;]]}}}],&quot;schema&quot;:&quot;https://github.com/citation-style-language/schema/raw/master/csl-citation.json&quot;} RNDyHDODB9uIl"/><text:span text:style-name="Default_20_Paragraph_20_Font"><text:span text:style-name="T39">. </text:span></text:span><text:span text:style-name="Default_20_Paragraph_20_Font"><text:span text:style-name="T40">Biomass accumulation patterns, directional changes in plant t</text:span></text:span><text:span text:style-name="Default_20_Paragraph_20_Font"><text:span text:style-name="T39">rait </text:span></text:span><text:span text:style-name="Default_20_Paragraph_20_Font"><text:span text:style-name="T41">composition, </text:span></text:span><text:span text:style-name="Default_20_Paragraph_20_Font"><text:span text:style-name="T40">and</text:span></text:span><text:span text:style-name="Default_20_Paragraph_20_Font"><text:span text:style-name="T39"> local environmental conditions </text:span></text:span><text:span text:style-name="Default_20_Paragraph_20_Font"><text:span text:style-name="T40">can be more deterministic, than other aspects of plant diversity or ecosystem functioning</text:span></text:span><text:span text:style-name="Default_20_Paragraph_20_Font"><text:span text:style-name="T42"> </text:span></text:span><text:reference-mark-start text:name="ZOTERO_ITEM CSL_CITATION {&quot;citationID&quot;:&quot;QEl8UjYM&quot;,&quot;properties&quot;:{&quot;formattedCitation&quot;:&quot;(Zirbel et al. 2017)&quot;,&quot;plainCitation&quot;:&quot;(Zirbel et al. 2017)&quot;,&quot;noteIndex&quot;:0},&quot;citationItems&quot;:[{&quot;id&quot;:182,&quot;uris&quot;:[&quot;http://zotero.org/users/1954708/items/A6MZME9V&quot;],&quot;itemData&quot;:{&quot;id&quot;:182,&quot;type&quot;:&quot;article-journal&quot;,&quot;abstract&quot;:&quot;Recovering biological diversity and ecosystem functioning are primary objectives of ecological restoration, yet these outcomes are often unpredictable. Assessments based on functional traits may help with interpreting variability in both community composition and ecosystem functioning because of their mechanistic and generalizable nature. This promise remains poorly realized, however, because tests linking environmental conditions, functional traits, and ecosystem functioning in restoration are rare. Here, we provide such a test through what is to our knowledge the first empirical application of the ‘response–effect trait framework’ to restoration. This framework provides a trait-based bridge between community assembly and ecosystem functioning by describing how species respond to environmental conditions based on traits and how the traits of species affect ecosystem functioning. Our study took place across 29 prairies restored from former agricultural fields in southwestern Michigan. We considered how environmental conditions affect ecosystem functioning through and independently of measured functional traits. To do so, we paired field-collected trait data with data on plant community composition and measures of ecosystem functioning and used structural equation modelling to determine relationships between environmental conditions, community-weighted means of functional traits and ecosystem functioning. Environmental conditions were predictive of trait composition. Sites restored directly from tillage (as opposed to those allowed to fallow) supported taller species with larger seeds and higher specific leaf area (SLA). Site age and fire frequency were both negatively related to SLA. We also found a positive relationship between soil moisture and SLA. Both trait composition and environmental conditions predicted ecosystem functioning, but these relationships varied among the measured functions. Pollination mode (animal pollination) increased and fire frequency decreased floral resource availability, seed mass had a negative effect on below-ground biomass production, and vegetative height increased decomposition rate. Soil moisture and fire frequency both increased while site age decreased above-ground biomass production, and site age and soil moisture both increased decomposition rate. Synthesis and applications. Our results suggest that both trait composition and environmental conditions play a role in shaping ecosystem function during restoration, and the importance of each is dependent on the function of interest. Because of this, environmental heterogeneity will be necessary to promote multiple ecosystem functions across restored landscapes. A trait-based approach to restoration can aid interpretation of variable outcomes through insights into community assembly and ecosystem functioning.&quot;,&quot;container-title&quot;:&quot;Journal of Applied Ecology&quot;,&quot;DOI&quot;:&quot;10.1111/1365-2664.12885&quot;,&quot;ISSN&quot;:&quot;1365-2664&quot;,&quot;issue&quot;:&quot;4&quot;,&quot;language&quot;:&quot;en&quot;,&quot;license&quot;:&quot;© 2017 The Authors. Journal of Applied Ecology © 2017 British Ecological Society&quot;,&quot;page&quot;:&quot;1070-1079&quot;,&quot;source&quot;:&quot;Wiley Online Library&quot;,&quot;title&quot;:&quot;Plant functional traits and environmental conditions shape community assembly and ecosystem functioning during restoration&quot;,&quot;volume&quot;:&quot;54&quot;,&quot;author&quot;:[{&quot;family&quot;:&quot;Zirbel&quot;,&quot;given&quot;:&quot;Chad R.&quot;},{&quot;family&quot;:&quot;Bassett&quot;,&quot;given&quot;:&quot;Tyler&quot;},{&quot;family&quot;:&quot;Grman&quot;,&quot;given&quot;:&quot;Emily&quot;},{&quot;family&quot;:&quot;Brudvig&quot;,&quot;given&quot;:&quot;Lars A.&quot;}],&quot;issued&quot;:{&quot;date-parts&quot;:[[&quot;2017&quot;]]}}}],&quot;schema&quot;:&quot;https://github.com/citation-style-language/schema/raw/master/csl-citation.json&quot;} RND8DkhLYsa5D"/><text:span text:style-name="Default_20_Paragraph_20_Font"><text:span text:style-name="T42">(Zirbel et al. 2017)</text:span></text:span><text:reference-mark-end text:name="ZOTERO_ITEM CSL_CITATION {&quot;citationID&quot;:&quot;QEl8UjYM&quot;,&quot;properties&quot;:{&quot;formattedCitation&quot;:&quot;(Zirbel et al. 2017)&quot;,&quot;plainCitation&quot;:&quot;(Zirbel et al. 2017)&quot;,&quot;noteIndex&quot;:0},&quot;citationItems&quot;:[{&quot;id&quot;:182,&quot;uris&quot;:[&quot;http://zotero.org/users/1954708/items/A6MZME9V&quot;],&quot;itemData&quot;:{&quot;id&quot;:182,&quot;type&quot;:&quot;article-journal&quot;,&quot;abstract&quot;:&quot;Recovering biological diversity and ecosystem functioning are primary objectives of ecological restoration, yet these outcomes are often unpredictable. Assessments based on functional traits may help with interpreting variability in both community composition and ecosystem functioning because of their mechanistic and generalizable nature. This promise remains poorly realized, however, because tests linking environmental conditions, functional traits, and ecosystem functioning in restoration are rare. Here, we provide such a test through what is to our knowledge the first empirical application of the ‘response–effect trait framework’ to restoration. This framework provides a trait-based bridge between community assembly and ecosystem functioning by describing how species respond to environmental conditions based on traits and how the traits of species affect ecosystem functioning. Our study took place across 29 prairies restored from former agricultural fields in southwestern Michigan. We considered how environmental conditions affect ecosystem functioning through and independently of measured functional traits. To do so, we paired field-collected trait data with data on plant community composition and measures of ecosystem functioning and used structural equation modelling to determine relationships between environmental conditions, community-weighted means of functional traits and ecosystem functioning. Environmental conditions were predictive of trait composition. Sites restored directly from tillage (as opposed to those allowed to fallow) supported taller species with larger seeds and higher specific leaf area (SLA). Site age and fire frequency were both negatively related to SLA. We also found a positive relationship between soil moisture and SLA. Both trait composition and environmental conditions predicted ecosystem functioning, but these relationships varied among the measured functions. Pollination mode (animal pollination) increased and fire frequency decreased floral resource availability, seed mass had a negative effect on below-ground biomass production, and vegetative height increased decomposition rate. Soil moisture and fire frequency both increased while site age decreased above-ground biomass production, and site age and soil moisture both increased decomposition rate. Synthesis and applications. Our results suggest that both trait composition and environmental conditions play a role in shaping ecosystem function during restoration, and the importance of each is dependent on the function of interest. Because of this, environmental heterogeneity will be necessary to promote multiple ecosystem functions across restored landscapes. A trait-based approach to restoration can aid interpretation of variable outcomes through insights into community assembly and ecosystem functioning.&quot;,&quot;container-title&quot;:&quot;Journal of Applied Ecology&quot;,&quot;DOI&quot;:&quot;10.1111/1365-2664.12885&quot;,&quot;ISSN&quot;:&quot;1365-2664&quot;,&quot;issue&quot;:&quot;4&quot;,&quot;language&quot;:&quot;en&quot;,&quot;license&quot;:&quot;© 2017 The Authors. Journal of Applied Ecology © 2017 British Ecological Society&quot;,&quot;page&quot;:&quot;1070-1079&quot;,&quot;source&quot;:&quot;Wiley Online Library&quot;,&quot;title&quot;:&quot;Plant functional traits and environmental conditions shape community assembly and ecosystem functioning during restoration&quot;,&quot;volume&quot;:&quot;54&quot;,&quot;author&quot;:[{&quot;family&quot;:&quot;Zirbel&quot;,&quot;given&quot;:&quot;Chad R.&quot;},{&quot;family&quot;:&quot;Bassett&quot;,&quot;given&quot;:&quot;Tyler&quot;},{&quot;family&quot;:&quot;Grman&quot;,&quot;given&quot;:&quot;Emily&quot;},{&quot;family&quot;:&quot;Brudvig&quot;,&quot;given&quot;:&quot;Lars A.&quot;}],&quot;issued&quot;:{&quot;date-parts&quot;:[[&quot;2017&quot;]]}}}],&quot;schema&quot;:&quot;https://github.com/citation-style-language/schema/raw/master/csl-citation.json&quot;} RND8DkhLYsa5D"/><text:span text:style-name="Default_20_Paragraph_20_Font"><text:span text:style-name="T39">. </text:span></text:span><text:span text:style-name="Default_20_Paragraph_20_Font"><text:span text:style-name="T45">Recent advances in our understanding of the role of biotic factors in shaping species diversity and richness in tropical forests suggest, that fungi, insects and their predators </text:span></text:span><text:span text:style-name="Default_20_Paragraph_20_Font"><text:span text:style-name="T136">play potentially a crucial role in resisting randomness of the community assembly processes.</text:span></text:span></text:p>
      <text:p text:style-name="P5"><text:soft-page-break/><text:span text:style-name="Default_20_Paragraph_20_Font"><text:span text:style-name="T66"><text:tab/>The plant </text:span></text:span><text:span text:style-name="Default_20_Paragraph_20_Font"><text:span text:style-name="T39">trait variation </text:span></text:span><text:span text:style-name="Default_20_Paragraph_20_Font"><text:span text:style-name="T43">should be reduced at higher elevations </text:span></text:span><text:span text:style-name="Default_20_Paragraph_20_Font"><text:span text:style-name="T39">due to increased environmental filtering </text:span></text:span><text:reference-mark-start text:name="ZOTERO_ITEM CSL_CITATION {&quot;citationID&quot;:&quot;ehPQIo3M&quot;,&quot;properties&quot;:{&quot;formattedCitation&quot;:&quot;(Homeier et al. 2021)&quot;,&quot;plainCitation&quot;:&quot;(Homeier et al. 2021)&quot;,&quot;noteIndex&quot;:0},&quot;citationItems&quot;:[{&quot;id&quot;:2630,&quot;uris&quot;:[&quot;http://zotero.org/users/1954708/items/E8P57XIX&quot;],&quot;itemData&quot;:{&quot;id&quot;:2630,&quot;type&quot;:&quot;article-journal&quot;,&quot;abstract&quot;:&quot;Screening species-rich communities for the variation in functional traits along environmental gradients may help understanding the abiotic drivers of plant performance in a mechanistic way. We investigated tree leaf trait variation along an elevation gradient (1000–3000 m) in highly diverse neotropical montane forests to test the hypothesis that elevational trait change reflects a trend toward more conservative resource use strategies at higher elevations, with interspecific trait variation decreasing and trait integration increasing due to environmental filtering. Analysis of trait variance partitioning across the 52 tree species revealed for most traits a dominant influence of phylogeny, except for SLA, leaf thickness and foliar Ca, where elevation was most influential. The community-level means of SLA, foliar N and Ca, and foliar N/P ratio decreased with elevation, while leaf thickness and toughness increased. The contribution of intraspecific variation was substantial at the community level in most traits, yet smaller than the interspecific component. Both within-species and between-species trait variation did not change systematically with elevation. High phylogenetic diversity, together with small-scale edaphic heterogeneity, cause large interspecific leaf trait variation in these hyper-diverse Andean forests. Trait network analysis revealed increasing leaf trait integration with elevation, suggesting stronger environmental filtering at colder and nutrient-poorer sites.&quot;,&quot;container-title&quot;:&quot;Scientific Reports&quot;,&quot;DOI&quot;:&quot;10.1038/s41598-021-89190-8&quot;,&quot;ISSN&quot;:&quot;2045-2322&quot;,&quot;issue&quot;:&quot;1&quot;,&quot;journalAbbreviation&quot;:&quot;Sci Rep&quot;,&quot;language&quot;:&quot;en&quot;,&quot;license&quot;:&quot;2021 The Author(s)&quot;,&quot;note&quot;:&quot;number: 1\npublisher: Nature Publishing Group&quot;,&quot;page&quot;:&quot;9993&quot;,&quot;source&quot;:&quot;www.nature.com&quot;,&quot;title&quot;:&quot;Leaf trait variation in species-rich tropical Andean forests&quot;,&quot;volume&quot;:&quot;11&quot;,&quot;author&quot;:[{&quot;family&quot;:&quot;Homeier&quot;,&quot;given&quot;:&quot;Jürgen&quot;},{&quot;family&quot;:&quot;Seeler&quot;,&quot;given&quot;:&quot;Tabea&quot;},{&quot;family&quot;:&quot;Pierick&quot;,&quot;given&quot;:&quot;Kerstin&quot;},{&quot;family&quot;:&quot;Leuschner&quot;,&quot;given&quot;:&quot;Christoph&quot;}],&quot;issued&quot;:{&quot;date-parts&quot;:[[&quot;2021&quot;,5,11]]}}}],&quot;schema&quot;:&quot;https://github.com/citation-style-language/schema/raw/master/csl-citation.json&quot;} RND1f9AGpBTy9"/><text:span text:style-name="Default_20_Paragraph_20_Font"><text:span text:style-name="T39">(Homeier et al. 2021)</text:span></text:span><text:reference-mark-end text:name="ZOTERO_ITEM CSL_CITATION {&quot;citationID&quot;:&quot;ehPQIo3M&quot;,&quot;properties&quot;:{&quot;formattedCitation&quot;:&quot;(Homeier et al. 2021)&quot;,&quot;plainCitation&quot;:&quot;(Homeier et al. 2021)&quot;,&quot;noteIndex&quot;:0},&quot;citationItems&quot;:[{&quot;id&quot;:2630,&quot;uris&quot;:[&quot;http://zotero.org/users/1954708/items/E8P57XIX&quot;],&quot;itemData&quot;:{&quot;id&quot;:2630,&quot;type&quot;:&quot;article-journal&quot;,&quot;abstract&quot;:&quot;Screening species-rich communities for the variation in functional traits along environmental gradients may help understanding the abiotic drivers of plant performance in a mechanistic way. We investigated tree leaf trait variation along an elevation gradient (1000–3000 m) in highly diverse neotropical montane forests to test the hypothesis that elevational trait change reflects a trend toward more conservative resource use strategies at higher elevations, with interspecific trait variation decreasing and trait integration increasing due to environmental filtering. Analysis of trait variance partitioning across the 52 tree species revealed for most traits a dominant influence of phylogeny, except for SLA, leaf thickness and foliar Ca, where elevation was most influential. The community-level means of SLA, foliar N and Ca, and foliar N/P ratio decreased with elevation, while leaf thickness and toughness increased. The contribution of intraspecific variation was substantial at the community level in most traits, yet smaller than the interspecific component. Both within-species and between-species trait variation did not change systematically with elevation. High phylogenetic diversity, together with small-scale edaphic heterogeneity, cause large interspecific leaf trait variation in these hyper-diverse Andean forests. Trait network analysis revealed increasing leaf trait integration with elevation, suggesting stronger environmental filtering at colder and nutrient-poorer sites.&quot;,&quot;container-title&quot;:&quot;Scientific Reports&quot;,&quot;DOI&quot;:&quot;10.1038/s41598-021-89190-8&quot;,&quot;ISSN&quot;:&quot;2045-2322&quot;,&quot;issue&quot;:&quot;1&quot;,&quot;journalAbbreviation&quot;:&quot;Sci Rep&quot;,&quot;language&quot;:&quot;en&quot;,&quot;license&quot;:&quot;2021 The Author(s)&quot;,&quot;note&quot;:&quot;number: 1\npublisher: Nature Publishing Group&quot;,&quot;page&quot;:&quot;9993&quot;,&quot;source&quot;:&quot;www.nature.com&quot;,&quot;title&quot;:&quot;Leaf trait variation in species-rich tropical Andean forests&quot;,&quot;volume&quot;:&quot;11&quot;,&quot;author&quot;:[{&quot;family&quot;:&quot;Homeier&quot;,&quot;given&quot;:&quot;Jürgen&quot;},{&quot;family&quot;:&quot;Seeler&quot;,&quot;given&quot;:&quot;Tabea&quot;},{&quot;family&quot;:&quot;Pierick&quot;,&quot;given&quot;:&quot;Kerstin&quot;},{&quot;family&quot;:&quot;Leuschner&quot;,&quot;given&quot;:&quot;Christoph&quot;}],&quot;issued&quot;:{&quot;date-parts&quot;:[[&quot;2021&quot;,5,11]]}}}],&quot;schema&quot;:&quot;https://github.com/citation-style-language/schema/raw/master/csl-citation.json&quot;} RND1f9AGpBTy9"/><text:span text:style-name="Default_20_Paragraph_20_Font"><text:span text:style-name="T39">. </text:span></text:span><text:span text:style-name="Default_20_Paragraph_20_Font"><text:span text:style-name="T44">This suggests, that s</text:span></text:span><text:span text:style-name="T168">uccession at higher elevation may be more strongly affected by recruitment limitation and </text:span><text:span text:style-name="T170">specif</text:span><text:span text:style-name="T166">ic trait values</text:span><text:span text:style-name="T164">, particularly growth rate </text:span><text:span text:style-name="T167">and photosynthetic activity</text:span><text:span text:style-name="T164">, </text:span><text:span text:style-name="Default_20_Paragraph_20_Font"><text:span text:style-name="T44">d</text:span></text:span><text:span text:style-name="Default_20_Paragraph_20_Font"><text:span text:style-name="T165">ue to </text:span></text:span><text:span text:style-name="Default_20_Paragraph_20_Font"><text:span text:style-name="T166">plants’ </text:span></text:span><text:span text:style-name="Default_20_Paragraph_20_Font"><text:span text:style-name="T165">conservative resource acquisition strategie</text:span></text:span><text:span text:style-name="Default_20_Paragraph_20_Font"><text:span text:style-name="T169">s</text:span></text:span><text:span text:style-name="Default_20_Paragraph_20_Font"><text:span text:style-name="T17">. </text:span></text:span><text:span text:style-name="Default_20_Paragraph_20_Font"><text:span text:style-name="T1">SLA can be used as a </text:span></text:span><text:span text:style-name="Default_20_Paragraph_20_Font"><text:span text:style-name="T65">relatively good</text:span></text:span><text:span text:style-name="Default_20_Paragraph_20_Font"><text:span text:style-name="T1"> approximation of th</text:span></text:span><text:span text:style-name="Default_20_Paragraph_20_Font"><text:span text:style-name="T64">at measure of a plant</text:span></text:span><text:span text:style-name="Default_20_Paragraph_20_Font"><text:span text:style-name="T1"> </text:span></text:span><text:span text:style-name="Default_20_Paragraph_20_Font"><text:span text:style-name="T141">fitness</text:span></text:span><text:span text:style-name="Default_20_Paragraph_20_Font"><text:span text:style-name="T1"> </text:span></text:span><text:reference-mark-start text:name="ZOTERO_ITEM CSL_CITATION {&quot;citationID&quot;:&quot;opLWRBuj&quot;,&quot;properties&quot;:{&quot;formattedCitation&quot;:&quot;(Osone et al. 2008, Kleinschmidt et al. 2020)&quot;,&quot;plainCitation&quot;:&quot;(Osone et al. 2008, Kleinschmidt et al. 2020)&quot;,&quot;noteIndex&quot;:0},&quot;citationItems&quot;:[{&quot;id&quot;:2213,&quot;uris&quot;:[&quot;http://zotero.org/users/1954708/items/K3I7CD7S&quot;],&quot;itemData&quot;:{&quot;id&quot;:2213,&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604,&quot;uris&quot;:[&quot;http://zotero.org/users/1954708/items/ZRRUSMAS&quot;],&quot;itemData&quot;:{&quot;id&quot;:604,&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lkfhasdhFw"/><text:span text:style-name="Default_20_Paragraph_20_Font"><text:span text:style-name="T1">(Osone et al. 2008, Kleinschmidt et al. 2020)</text:span></text:span><text:reference-mark-end text:name="ZOTERO_ITEM CSL_CITATION {&quot;citationID&quot;:&quot;opLWRBuj&quot;,&quot;properties&quot;:{&quot;formattedCitation&quot;:&quot;(Osone et al. 2008, Kleinschmidt et al. 2020)&quot;,&quot;plainCitation&quot;:&quot;(Osone et al. 2008, Kleinschmidt et al. 2020)&quot;,&quot;noteIndex&quot;:0},&quot;citationItems&quot;:[{&quot;id&quot;:2213,&quot;uris&quot;:[&quot;http://zotero.org/users/1954708/items/K3I7CD7S&quot;],&quot;itemData&quot;:{&quot;id&quot;:2213,&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604,&quot;uris&quot;:[&quot;http://zotero.org/users/1954708/items/ZRRUSMAS&quot;],&quot;itemData&quot;:{&quot;id&quot;:604,&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lkfhasdhFw"/><text:span text:style-name="Default_20_Paragraph_20_Font"><text:span text:style-name="T1"> and water co</text:span></text:span>ntent <text:span text:style-name="T174">(or leaf water mass) </text:span>as a <text:span text:style-name="T175">measure</text:span> of <text:span text:style-name="T175">a </text:span>whole-leaf photosynthesis <text:reference-mark-start text:name="ZOTERO_ITEM CSL_CITATION {&quot;citationID&quot;:&quot;QTGUmFpN&quot;,&quot;properties&quot;:{&quot;formattedCitation&quot;:&quot;(Wang et al. 2022)&quot;,&quot;plainCitation&quot;:&quot;(Wang et al. 2022)&quot;,&quot;noteIndex&quot;:0},&quot;citationItems&quot;:[{&quot;id&quot;:2501,&quot;uris&quot;:[&quot;http://zotero.org/users/1954708/items/YHCCBI52&quot;],&quot;itemData&quot;:{&quot;id&quot;:2501,&quot;type&quot;:&quot;article-journal&quot;,&quot;abstract&quot;:&quot;Leaf functional traits are important indicators of plant growth and ecosystem dynamics. Despite a wealth of knowledge about leaf trait relationships, a mechanistic understanding of how biotic and abiotic factors quantitatively influence leaf trait variation and scaling is still incomplete. We propose that leaf water content (LWC) inherently affects other leaf traits, although its role has been largely neglected. Here, we present a modification of a previously validated model based on metabolic theory and use an extensive global leaf trait dataset to test it. Analyses show that mass-based photosynthetic capacity and specific leaf area increase nonlinearly with LWC, as predicted by the model. When the effects of temperature and LWC are controlled, the numerical values for the leaf area-mass scaling exponents converge onto 1.0 across plant functional groups, ecosystem types, and latitudinal zones. The data also indicate that leaf water mass is a better predictor of whole-leaf photosynthesis and leaf area than whole-leaf nitrogen and phosphorus masses. Our findings highlight a comprehensive theory that can quantitatively predict some global patterns from the leaf economics spectrum.&quot;,&quot;container-title&quot;:&quot;Nature Communications&quot;,&quot;DOI&quot;:&quot;10.1038/s41467-022-32784-1&quot;,&quot;ISSN&quot;:&quot;2041-1723&quot;,&quot;issue&quot;:&quot;1&quot;,&quot;journalAbbreviation&quot;:&quot;Nat Commun&quot;,&quot;language&quot;:&quot;en&quot;,&quot;license&quot;:&quot;2022 The Author(s)&quot;,&quot;note&quot;:&quot;number: 1\npublisher: Nature Publishing Group&quot;,&quot;page&quot;:&quot;5525&quot;,&quot;source&quot;:&quot;www.nature.com&quot;,&quot;title&quot;:&quot;Leaf water content contributes to global leaf trait relationships&quot;,&quot;volume&quot;:&quot;13&quot;,&quot;author&quot;:[{&quot;family&quot;:&quot;Wang&quot;,&quot;given&quot;:&quot;Zhiqiang&quot;},{&quot;family&quot;:&quot;Huang&quot;,&quot;given&quot;:&quot;Heng&quot;},{&quot;family&quot;:&quot;Wang&quot;,&quot;given&quot;:&quot;Han&quot;},{&quot;family&quot;:&quot;Peñuelas&quot;,&quot;given&quot;:&quot;Josep&quot;},{&quot;family&quot;:&quot;Sardans&quot;,&quot;given&quot;:&quot;Jordi&quot;},{&quot;family&quot;:&quot;Niinemets&quot;,&quot;given&quot;:&quot;Ülo&quot;},{&quot;family&quot;:&quot;Niklas&quot;,&quot;given&quot;:&quot;Karl J.&quot;},{&quot;family&quot;:&quot;Li&quot;,&quot;given&quot;:&quot;Yan&quot;},{&quot;family&quot;:&quot;Xie&quot;,&quot;given&quot;:&quot;Jiangbo&quot;},{&quot;family&quot;:&quot;Wright&quot;,&quot;given&quot;:&quot;Ian J.&quot;}],&quot;issued&quot;:{&quot;date-parts&quot;:[[&quot;2022&quot;,9,21]]}}}],&quot;schema&quot;:&quot;https://github.com/citation-style-language/schema/raw/master/csl-citation.json&quot;} RNDQY7mR7gA7y"/>(Wang et al. 2022)<text:reference-mark-end text:name="ZOTERO_ITEM CSL_CITATION {&quot;citationID&quot;:&quot;QTGUmFpN&quot;,&quot;properties&quot;:{&quot;formattedCitation&quot;:&quot;(Wang et al. 2022)&quot;,&quot;plainCitation&quot;:&quot;(Wang et al. 2022)&quot;,&quot;noteIndex&quot;:0},&quot;citationItems&quot;:[{&quot;id&quot;:2501,&quot;uris&quot;:[&quot;http://zotero.org/users/1954708/items/YHCCBI52&quot;],&quot;itemData&quot;:{&quot;id&quot;:2501,&quot;type&quot;:&quot;article-journal&quot;,&quot;abstract&quot;:&quot;Leaf functional traits are important indicators of plant growth and ecosystem dynamics. Despite a wealth of knowledge about leaf trait relationships, a mechanistic understanding of how biotic and abiotic factors quantitatively influence leaf trait variation and scaling is still incomplete. We propose that leaf water content (LWC) inherently affects other leaf traits, although its role has been largely neglected. Here, we present a modification of a previously validated model based on metabolic theory and use an extensive global leaf trait dataset to test it. Analyses show that mass-based photosynthetic capacity and specific leaf area increase nonlinearly with LWC, as predicted by the model. When the effects of temperature and LWC are controlled, the numerical values for the leaf area-mass scaling exponents converge onto 1.0 across plant functional groups, ecosystem types, and latitudinal zones. The data also indicate that leaf water mass is a better predictor of whole-leaf photosynthesis and leaf area than whole-leaf nitrogen and phosphorus masses. Our findings highlight a comprehensive theory that can quantitatively predict some global patterns from the leaf economics spectrum.&quot;,&quot;container-title&quot;:&quot;Nature Communications&quot;,&quot;DOI&quot;:&quot;10.1038/s41467-022-32784-1&quot;,&quot;ISSN&quot;:&quot;2041-1723&quot;,&quot;issue&quot;:&quot;1&quot;,&quot;journalAbbreviation&quot;:&quot;Nat Commun&quot;,&quot;language&quot;:&quot;en&quot;,&quot;license&quot;:&quot;2022 The Author(s)&quot;,&quot;note&quot;:&quot;number: 1\npublisher: Nature Publishing Group&quot;,&quot;page&quot;:&quot;5525&quot;,&quot;source&quot;:&quot;www.nature.com&quot;,&quot;title&quot;:&quot;Leaf water content contributes to global leaf trait relationships&quot;,&quot;volume&quot;:&quot;13&quot;,&quot;author&quot;:[{&quot;family&quot;:&quot;Wang&quot;,&quot;given&quot;:&quot;Zhiqiang&quot;},{&quot;family&quot;:&quot;Huang&quot;,&quot;given&quot;:&quot;Heng&quot;},{&quot;family&quot;:&quot;Wang&quot;,&quot;given&quot;:&quot;Han&quot;},{&quot;family&quot;:&quot;Peñuelas&quot;,&quot;given&quot;:&quot;Josep&quot;},{&quot;family&quot;:&quot;Sardans&quot;,&quot;given&quot;:&quot;Jordi&quot;},{&quot;family&quot;:&quot;Niinemets&quot;,&quot;given&quot;:&quot;Ülo&quot;},{&quot;family&quot;:&quot;Niklas&quot;,&quot;given&quot;:&quot;Karl J.&quot;},{&quot;family&quot;:&quot;Li&quot;,&quot;given&quot;:&quot;Yan&quot;},{&quot;family&quot;:&quot;Xie&quot;,&quot;given&quot;:&quot;Jiangbo&quot;},{&quot;family&quot;:&quot;Wright&quot;,&quot;given&quot;:&quot;Ian J.&quot;}],&quot;issued&quot;:{&quot;date-parts&quot;:[[&quot;2022&quot;,9,21]]}}}],&quot;schema&quot;:&quot;https://github.com/citation-style-language/schema/raw/master/csl-citation.json&quot;} RNDQY7mR7gA7y"/>. <text:span text:style-name="Default_20_Paragraph_20_Font"><text:span text:style-name="T43">Thus,</text:span></text:span><text:span text:style-name="Default_20_Paragraph_20_Font"><text:span text:style-name="T39"> predictability of a plant success by their functional traits </text:span></text:span><text:span text:style-name="Default_20_Paragraph_20_Font"><text:span text:style-name="T134">could potentially</text:span></text:span><text:span text:style-name="Default_20_Paragraph_20_Font"><text:span text:style-name="T39"> be higher. </text:span></text:span><text:span text:style-name="Default_20_Paragraph_20_Font"><text:span text:style-name="T43">Specifically, </text:span></text:span><text:span text:style-name="Default_20_Paragraph_20_Font"><text:span text:style-name="T135">SLA and water content</text:span></text:span><text:span text:style-name="Default_20_Paragraph_20_Font"><text:span text:style-name="T39"> should be i</text:span></text:span><text:span text:style-name="Default_20_Paragraph_20_Font"><text:span text:style-name="T6">ncreasingly better at predicting changes in biomass of individual species with decreasing pressure from natural enemies and prevalence of more conservative traits related to increase in elevation</text:span></text:span><text:span text:style-name="Default_20_Paragraph_20_Font"><text:span text:style-name="T6"><office:annotation><dc:creator>Nieznany autor</dc:creator><dc:date>2023-12-08T12:04:27.084000000</dc:date><text:p text:style-name="P32"><text:span text:style-name="T197">Make these models</text:span></text:p></office:annotation></text:span></text:span><text:span text:style-name="Default_20_Paragraph_20_Font"><text:span text:style-name="T39">.</text:span></text:span></text:p>
      <text:p text:style-name="Standard"><text:span text:style-name="Default_20_Paragraph_20_Font"><text:span text:style-name="T1"><text:tab/>Here we present results of replicated experimental exclusion of fungal pathogens, insects and spiders and their predators from pioneer (0-1.5 year) stages of regenerating gaps in tropical forest at three distinct elevations. We hypothesi</text:span></text:span><text:span text:style-name="Default_20_Paragraph_20_Font"><text:span text:style-name="T17">ze that positive effect of the plant-natural enemy interactions increases in strength with elevation for fungi, and vertebrate predators, but decreases for insects that result in an increase in richness and diversity effects of fungi with elevation and reduced effect of insects, as well as </text:span></text:span><text:span text:style-name="Default_20_Paragraph_20_Font"><text:span text:style-name="T1">stronger effects of predator exclusion. Stronger effects of fungi and predators will cause an increase in predictability of the community composition with elevation. Finally, we anticipate that plant traits related to growth, resource acquisition (leaf water content, SLA) will be increasingly better predictors of a species’ success in early stages of regenerating community with elevation, because of increasing trait integration and shift towards resource conservatism.</text:span></text:span></text:p>
      <text:p text:style-name="P1"/>
      <text:p text:style-name="P2">Materials and methods</text:p>
      <text:p text:style-name="P1"/>
      <text:p text:style-name="Standard"><text:span text:style-name="Default_20_Paragraph_20_Font"><text:span text:style-name="T12">Experimental design</text:span></text:span></text:p>
      <text:p text:style-name="Standard"><text:span text:style-name="Default_20_Paragraph_20_Font"><text:span text:style-name="T1"/></text:span></text:p>
      <text:p text:style-name="Standard"><text:soft-page-break/><text:span text:style-name="Default_20_Paragraph_20_Font"><text:span text:style-name="T1"><text:tab/>Experiments were conducted in tropical rainforest areas surrounding Wanag village (200 m a.s.l., 145°5′32″E, 5°14′26″S), Numba village (750 m a.s.l.), and Ubi </text:span></text:span><text:span text:style-name="Default_20_Paragraph_20_Font"><text:span text:style-name="T67">camp </text:span></text:span><text:span text:style-name="Default_20_Paragraph_20_Font"><text:span text:style-name="T1">(1900 m a.s.l.). Throughout the text, we refer to these sites as low, mid-, and high </text:span></text:span><text:span text:style-name="Default_20_Paragraph_20_Font"><text:span text:style-name="T142">altitudinal sites</text:span></text:span><text:span text:style-name="Default_20_Paragraph_20_Font"><text:span text:style-name="T1">. The study took place in abandoned food gardens that had undergone approximately five years of regrowth. The advantages of this design are discussed in our previous paper </text:span></text:span><text:reference-mark-start text:name="ZOTERO_ITEM CSL_CITATION {&quot;citationID&quot;:&quot;isD1hUlH&quot;,&quot;properties&quot;:{&quot;formattedCitation&quot;:&quot;(Szefer et al. 2020)&quot;,&quot;plainCitation&quot;:&quot;(Szefer et al. 2020)&quot;,&quot;noteIndex&quot;:0},&quot;citationItems&quot;:[{&quot;id&quot;:28,&quot;uris&quot;:[&quot;http://zotero.org/users/1954708/items/6IMGFYW6&quot;],&quot;itemData&quot;:{&quot;id&quot;:28,&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WPCEMIaFKI"/><text:span text:style-name="Default_20_Paragraph_20_Font"><text:span text:style-name="T1">(Szefer et al. 2020)</text:span></text:span><text:reference-mark-end text:name="ZOTERO_ITEM CSL_CITATION {&quot;citationID&quot;:&quot;isD1hUlH&quot;,&quot;properties&quot;:{&quot;formattedCitation&quot;:&quot;(Szefer et al. 2020)&quot;,&quot;plainCitation&quot;:&quot;(Szefer et al. 2020)&quot;,&quot;noteIndex&quot;:0},&quot;citationItems&quot;:[{&quot;id&quot;:28,&quot;uris&quot;:[&quot;http://zotero.org/users/1954708/items/6IMGFYW6&quot;],&quot;itemData&quot;:{&quot;id&quot;:28,&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WPCEMIaFKI"/><text:span text:style-name="Default_20_Paragraph_20_Font"><text:span text:style-name="T1">.</text:span></text:span></text:p>
      <text:p text:style-name="Standard"><text:span text:style-name="Default_20_Paragraph_20_Font"><text:span text:style-name="T1"><text:tab/>At each elevation, experimental blocks were established by clearing all above-ground vegetation in an area of approximately 400 m^2. Individual gardens were separated by a minimum distance of 200 m. Within each block, five experimental plots (5 x 5 m) were marked. All dead wood and rocks were removed from each plot to ensure at least 95% bare soil cover.</text:span></text:span></text:p>
      <text:p text:style-name="Standard"><text:span text:style-name="Default_20_Paragraph_20_Font"><text:span text:style-name="T1"><text:tab/>Plots were assigned to one of five experimental treatments:</text:span></text:span></text:p>
      <text:list xml:id="list2932424424" text:style-name="L1">
        <text:list-item>
          <text:p text:style-name="P26"><text:span text:style-name="Default_20_Paragraph_20_Font"><text:span text:style-name="T1">Control (C): Sprayed weekly with an appropriate amount of water to simulate the application of a water solution of pesticides and fungicides on other plots.</text:span></text:span></text:p>
        </text:list-item>
        <text:list-item>
          <text:p text:style-name="P26"><text:span text:style-name="Default_20_Paragraph_20_Font"><text:span text:style-name="T1">Exclusion of pathogenic fungi (F): Contact fungicide was applied to above-ground plants at weekly intervals (12.5 g soluble powder per 5 L, commercial name: Mancozeb 80%).</text:span></text:span></text:p>
        </text:list-item>
        <text:list-item>
          <text:p text:style-name="P26"><text:span text:style-name="Default_20_Paragraph_20_Font"><text:span text:style-name="T1">Exclusion of insects (I): Two types of broad-spectrum insecticides, lambda-cyhalothrin (5 ml per 5 L, commercial name: Thunder 0.25%) and imidacloprid (1.5 ml per 5 L, commercial name: Mustang 24%), for both systemic and non-systemic protection, were applied weekly. Plots were surrounded by a 50-cm high plastic fence that continued 20 cm below the ground. Insect glue (tanglefoot) was repeatedly applied to the top of the fence to prevent insect re-colonization.</text:span></text:span></text:p>
        </text:list-item>
        <text:list-item>
          <text:p text:style-name="P26"><text:span text:style-name="Default_20_Paragraph_20_Font"><text:span text:style-name="T1">Exclusion of predatory ants, insectivorous birds, and bats (P): Wooden frames with a transparent fishing net (1.5–2.0 cm mesh size) were placed over plots to protect vegetation from foraging birds and bats. Poisonous tuna baits (permethrin 0.5%), enclosed in PVC tubes, were exposed at monthly intervals to reduce insectivorous ant abundance. The plot was surrounded by a plastic fence (as in treatment I) to prevent ants from re-colonizing the plot. Mesh size was chosen to allow wind-dispersed and larger seeds to fall through the </text:span></text:span><text:soft-page-break/><text:span text:style-name="Default_20_Paragraph_20_Font"><text:span text:style-name="T1">netting. Additionally, every week, all litter-fall potentially containing seeds and insects was collected from the top of the exclosure and randomly placed inside the experimental plot.</text:span></text:span></text:p>
        </text:list-item>
        <text:list-item>
          <text:p text:style-name="P26"><text:span text:style-name="Default_20_Paragraph_20_Font"><text:span text:style-name="T1">Increased herbivory (H): We used two species of locally common, highly polyphagous, and flightless Oribius sp. weevils to increase herbivory pressure within the plot. Weevils from this genus were previously documented in the local secondary vegetation, and their wide polyphagy was established by feeding tests. Every two weeks, 125 weevils were collected in the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surrounding plots.</text:span></text:span></text:p>
        </text:list-item>
      </text:list>
      <text:p text:style-name="Standard"><text:span text:style-name="Default_20_Paragraph_20_Font"><text:span text:style-name="T1"><text:tab/>All other plots were surrounded by a 50-cm high dummy plastic fence, with a 10–20 cm gap left between the ground and the lower edge of the fence to allow easy access for crawling insects, lizards, and rodents.</text:span></text:span></text:p>
      <text:p text:style-name="P3"/>
      <text:p text:style-name="P3">Statistical analyses</text:p>
      <text:p text:style-name="Standard"><text:span text:style-name="Default_20_Paragraph_20_Font"><text:span text:style-name="T1"><text:tab/>We utilized log-response ratios (LRR), representing the natural logarithm of the ratio between </text:span></text:span><text:span text:style-name="Default_20_Paragraph_20_Font"><text:span text:style-name="T68">a </text:span></text:span><text:span text:style-name="Default_20_Paragraph_20_Font"><text:span text:style-name="T1">plot with a specific factor and </text:span></text:span><text:span text:style-name="Default_20_Paragraph_20_Font"><text:span text:style-name="T143">that</text:span></text:span><text:span text:style-name="Default_20_Paragraph_20_Font"><text:span text:style-name="T1"> without the factor for a given vegetation characteristic, to assess the treatment effects across sites. A zero-intercept linear model was employed to compare LRRs at individual sites. Bertellet's and Levene's homogeneity tests were conducted for LRR comparisons of all descriptors between sites. In the case of the fungi treatment on woody plant density, tests revealed a lack of homogeneity in LRR values between sites. This discrepancy was addressed in the statistical model by incorporating the </text:span></text:span><text:span text:style-name="Default_20_Paragraph_20_Font"><text:span text:style-name="T12">varIdent(form = ~1|site)</text:span></text:span><text:span text:style-name="Default_20_Paragraph_20_Font"><text:span text:style-name="T1"> option as weights in the </text:span></text:span><text:span text:style-name="Default_20_Paragraph_20_Font"><text:span text:style-name="T12">gls</text:span></text:span><text:span text:style-name="Default_20_Paragraph_20_Font"><text:span text:style-name="T1"> function. The significance of pairwise differences between sites was assessed using post-hoc Tukey tests.</text:span></text:span></text:p>
      <text:p text:style-name="Standard"><text:span text:style-name="Default_20_Paragraph_20_Font"><text:span text:style-name="T1"><text:tab/>At each elevation, a partial redundancy analysis (pRDA) was performed to evaluate the effect of biotic factors on plant community composition. Separate analyses on species were conducted for each altitude. The location dependency of individual plots/species was assessed by </text:span></text:span><text:soft-page-break/><text:span text:style-name="Default_20_Paragraph_20_Font"><text:span text:style-name="T1">projecting coordinates in </text:span></text:span><text:span text:style-name="Default_20_Paragraph_20_Font"><text:span text:style-name="T143">the ordination</text:span></text:span><text:span text:style-name="Default_20_Paragraph_20_Font"><text:span text:style-name="T1"> space </text:span></text:span><text:span text:style-name="Default_20_Paragraph_20_Font"><text:span text:style-name="T68">(</text:span></text:span><office:annotation office:name="__Annotation__6777_1458773734" loext:resolved="false"><dc:creator>Nieznany autor</dc:creator><dc:date>2023-11-21T12:52:21.670000000</dc:date><text:p text:style-name="P32"><text:span text:style-name="T197">PCA axes or RDA axes? need to check that.</text:span></text:p></office:annotation><text:span text:style-name="Default_20_Paragraph_20_Font"><text:span text:style-name="T68">determined by the first two PCA axes</text:span></text:span><office:annotation-end office:name="__Annotation__6777_1458773734"/><text:span text:style-name="Default_20_Paragraph_20_Font"><text:span text:style-name="T68">) s</text:span></text:span><text:span text:style-name="Default_20_Paragraph_20_Font"><text:span text:style-name="T1">onto the effect vector and correlating it with the trait values.</text:span></text:span></text:p>
      <text:p text:style-name="Standard"><text:span text:style-name="Default_20_Paragraph_20_Font"><text:span text:style-name="T1"><text:tab/>Bray-Curtis dissimilarities between control plots and each of the four treatments (fungicide, herbivore, insecticide, and exclusion of key predators) were employed to test the prediction that some treatments might exert a stronger impact on community composition at higher elevations. BC dissimilarities were further decomposed into balanced and gradient components, representing species turnover and changes in dominance structure, respectively </text:span></text:span><text:reference-mark-start text:name="ZOTERO_ITEM CSL_CITATION {&quot;citationID&quot;:&quot;RiRT5Zph&quot;,&quot;properties&quot;:{&quot;formattedCitation&quot;:&quot;(Baselga 2017)&quot;,&quot;plainCitation&quot;:&quot;(Baselga 2017)&quot;,&quot;noteIndex&quot;:0},&quot;citationItems&quot;:[{&quot;id&quot;:103,&quot;uris&quot;:[&quot;http://zotero.org/users/1954708/items/Z3NQ3ATZ&quot;],&quot;itemData&quot;:{&quot;id&quot;:103,&quot;type&quot;:&quot;article-journal&quot;,&quot;abstract&quot;:&quot;Abundance-based assemblage dissimilarity can be partitioned into components accounting for (i) balanced variation in abundance, whereby the individuals of some species in one site are substituted by the same number of individuals of different species in another site, and (ii) abundance gradients, whereby some individuals are lost from one site to the other. Such a method was available for pairwise dissimilarity, but not for multiple-site dissimilarity. New multiple-site extensions of Bray–Curtis and Ruzicka indices based on the formulation of multiple-site analogues of matching components (i.e. the intersection and the relative complements among multiple sites in terms of species abundances) are introduced. These new indices can be partitioned into balanced-variation and abundance-gradients components. An example assessing multiple-site dissimilarity of birds and butterflies in a mosaic of habitats is shown to illustrate the usefulness of comparing incidence- and abundance-based multiple-site dissimilarity and its components to characterize biotic heterogeneity across multiple sites. The method may be generally useful when the question of interest is the overall abundance-based dissimilarity across multiple units (in space, time or other), as separating the balance-variation (i.e. substitution) and abundance-gradients (i.e. subsets) components of dissimilarity can shed light on the processes behind variation in species abundances.&quot;,&quot;container-title&quot;:&quot;Methods in Ecology and Evolution&quot;,&quot;DOI&quot;:&quot;10.1111/2041-210X.12693&quot;,&quot;ISSN&quot;:&quot;2041-210X&quot;,&quot;issue&quot;:&quot;7&quot;,&quot;language&quot;:&quot;en&quot;,&quot;license&quot;:&quot;© 2016 The Author. Methods in Ecology and Evolution © 2016 British Ecological Society&quot;,&quot;note&quot;:&quot;_eprint: https://besjournals.onlinelibrary.wiley.com/doi/pdf/10.1111/2041-210X.12693&quot;,&quot;page&quot;:&quot;799-808&quot;,&quot;source&quot;:&quot;Wiley Online Library&quot;,&quot;title&quot;:&quot;Partitioning abundance-based multiple-site dissimilarity into components: balanced variation in abundance and abundance gradients&quot;,&quot;title-short&quot;:&quot;Partitioning abundance-based multiple-site dissimilarity into components&quot;,&quot;volume&quot;:&quot;8&quot;,&quot;author&quot;:[{&quot;family&quot;:&quot;Baselga&quot;,&quot;given&quot;:&quot;Andrés&quot;}],&quot;issued&quot;:{&quot;date-parts&quot;:[[&quot;2017&quot;]]}}}],&quot;schema&quot;:&quot;https://github.com/citation-style-language/schema/raw/master/csl-citation.json&quot;} RNDwdENDUEvqF"/><text:span text:style-name="Default_20_Paragraph_20_Font"><text:span text:style-name="T1">(Baselga 2017)</text:span></text:span><text:reference-mark-end text:name="ZOTERO_ITEM CSL_CITATION {&quot;citationID&quot;:&quot;RiRT5Zph&quot;,&quot;properties&quot;:{&quot;formattedCitation&quot;:&quot;(Baselga 2017)&quot;,&quot;plainCitation&quot;:&quot;(Baselga 2017)&quot;,&quot;noteIndex&quot;:0},&quot;citationItems&quot;:[{&quot;id&quot;:103,&quot;uris&quot;:[&quot;http://zotero.org/users/1954708/items/Z3NQ3ATZ&quot;],&quot;itemData&quot;:{&quot;id&quot;:103,&quot;type&quot;:&quot;article-journal&quot;,&quot;abstract&quot;:&quot;Abundance-based assemblage dissimilarity can be partitioned into components accounting for (i) balanced variation in abundance, whereby the individuals of some species in one site are substituted by the same number of individuals of different species in another site, and (ii) abundance gradients, whereby some individuals are lost from one site to the other. Such a method was available for pairwise dissimilarity, but not for multiple-site dissimilarity. New multiple-site extensions of Bray–Curtis and Ruzicka indices based on the formulation of multiple-site analogues of matching components (i.e. the intersection and the relative complements among multiple sites in terms of species abundances) are introduced. These new indices can be partitioned into balanced-variation and abundance-gradients components. An example assessing multiple-site dissimilarity of birds and butterflies in a mosaic of habitats is shown to illustrate the usefulness of comparing incidence- and abundance-based multiple-site dissimilarity and its components to characterize biotic heterogeneity across multiple sites. The method may be generally useful when the question of interest is the overall abundance-based dissimilarity across multiple units (in space, time or other), as separating the balance-variation (i.e. substitution) and abundance-gradients (i.e. subsets) components of dissimilarity can shed light on the processes behind variation in species abundances.&quot;,&quot;container-title&quot;:&quot;Methods in Ecology and Evolution&quot;,&quot;DOI&quot;:&quot;10.1111/2041-210X.12693&quot;,&quot;ISSN&quot;:&quot;2041-210X&quot;,&quot;issue&quot;:&quot;7&quot;,&quot;language&quot;:&quot;en&quot;,&quot;license&quot;:&quot;© 2016 The Author. Methods in Ecology and Evolution © 2016 British Ecological Society&quot;,&quot;note&quot;:&quot;_eprint: https://besjournals.onlinelibrary.wiley.com/doi/pdf/10.1111/2041-210X.12693&quot;,&quot;page&quot;:&quot;799-808&quot;,&quot;source&quot;:&quot;Wiley Online Library&quot;,&quot;title&quot;:&quot;Partitioning abundance-based multiple-site dissimilarity into components: balanced variation in abundance and abundance gradients&quot;,&quot;title-short&quot;:&quot;Partitioning abundance-based multiple-site dissimilarity into components&quot;,&quot;volume&quot;:&quot;8&quot;,&quot;author&quot;:[{&quot;family&quot;:&quot;Baselga&quot;,&quot;given&quot;:&quot;Andrés&quot;}],&quot;issued&quot;:{&quot;date-parts&quot;:[[&quot;2017&quot;]]}}}],&quot;schema&quot;:&quot;https://github.com/citation-style-language/schema/raw/master/csl-citation.json&quot;} RNDwdENDUEvqF"/><text:span text:style-name="Default_20_Paragraph_20_Font"><text:span text:style-name="T1">. Differences between control values for BC and its components were tested using beta-regression, with BC values equal to 0 and 1 converted to 0.001 and 0.999.</text:span></text:span></text:p>
      <text:p text:style-name="P9"><text:span text:style-name="Default_20_Paragraph_20_Font"><text:span text:style-name="T1"><text:tab/>We adopted the null model approach proposed by </text:span></text:span><text:reference-mark-start text:name="ZOTERO_ITEM CSL_CITATION {&quot;citationID&quot;:&quot;6ENfJkz9&quot;,&quot;properties&quot;:{&quot;formattedCitation&quot;:&quot;(Chase et al. 2011)&quot;,&quot;plainCitation&quot;:&quot;(Chase et al. 2011)&quot;,&quot;noteIndex&quot;:0},&quot;citationItems&quot;:[{&quot;id&quot;:2686,&quot;uris&quot;:[&quot;http://zotero.org/users/1954708/items/IR6RSM3C&quot;],&quot;itemData&quot;:{&quot;id&quot;:2686,&quot;type&quot;:&quot;article-journal&quot;,&quot;abstract&quot;:&quot;β-diversity represents the compositional variation among communities from site-to-site, linking local (α-diversity) and regional (γ-diversity). Researchers often desire to compare values of β-diversity across localities or experimental treatments, and to use this comparison to infer possible mechanisms of community assembly. However, the majority of metrics used to estimate β-diversity, including most dissimilarity metrics (e.g., Jaccard's and Sørenson's dissimilarity index), can vary simply because of changes in the other two diversity components (α or γ-diversity). Here, we overview the utility of taking a null model approach that allows one to discern whether variation in the measured dissimilarity among communities results more from changes in the underlying structure by which communities vary, or instead simply due to difference in α-diversity among localities or experimental treatments. We illustrate one particular approach, originally developed by Raup and Crick (1979) in the paleontological literature, which creates a re-scaled probability metric ranging from −1 to 1, indicating whether local communities are more dissimilar (approaching 1), as dissimilar (approaching 0), or less dissimilar (approaching −1), than expected by random chance. The value of this metric provides some indication of the possible underlying mechanisms of community assembly, in particular the degree to which deterministic processes create communities that deviate from those based on stochastic (null) expectations. We demonstrate the utility of this metric when compared to analyses of Jaccard's dissimilarity index with case studies from disparate empirical systems (coral reefs and freshwater ponds) that differ in the degree to which disturbance altered α-diversity, as well as the selectivity by which disturbance acted on members of the community.&quot;,&quot;container-title&quot;:&quot;Ecosphere&quot;,&quot;DOI&quot;:&quot;10.1890/ES10-00117.1&quot;,&quot;ISSN&quot;:&quot;2150-8925&quot;,&quot;issue&quot;:&quot;2&quot;,&quot;language&quot;:&quot;en&quot;,&quot;license&quot;:&quot;Copyright: © 2011 Chase et al.&quot;,&quot;note&quot;:&quot;_eprint: https://onlinelibrary.wiley.com/doi/pdf/10.1890/ES10-00117.1&quot;,&quot;page&quot;:&quot;art24&quot;,&quot;source&quot;:&quot;Wiley Online Library&quot;,&quot;title&quot;:&quot;Using null models to disentangle variation in community dissimilarity from variation in α-diversity&quot;,&quot;volume&quot;:&quot;2&quot;,&quot;author&quot;:[{&quot;family&quot;:&quot;Chase&quot;,&quot;given&quot;:&quot;Jonathan M.&quot;},{&quot;family&quot;:&quot;Kraft&quot;,&quot;given&quot;:&quot;Nathan J. B.&quot;},{&quot;family&quot;:&quot;Smith&quot;,&quot;given&quot;:&quot;Kevin G.&quot;},{&quot;family&quot;:&quot;Vellend&quot;,&quot;given&quot;:&quot;Mark&quot;},{&quot;family&quot;:&quot;Inouye&quot;,&quot;given&quot;:&quot;Brian D&quot;}],&quot;issued&quot;:{&quot;date-parts&quot;:[[&quot;2011&quot;]]}}}],&quot;schema&quot;:&quot;https://github.com/citation-style-language/schema/raw/master/csl-citation.json&quot;} RNDKk5jNqkNJ0"/><text:span text:style-name="Default_20_Paragraph_20_Font"><text:span text:style-name="T1">(Chase et al. 2011)</text:span></text:span><text:reference-mark-end text:name="ZOTERO_ITEM CSL_CITATION {&quot;citationID&quot;:&quot;6ENfJkz9&quot;,&quot;properties&quot;:{&quot;formattedCitation&quot;:&quot;(Chase et al. 2011)&quot;,&quot;plainCitation&quot;:&quot;(Chase et al. 2011)&quot;,&quot;noteIndex&quot;:0},&quot;citationItems&quot;:[{&quot;id&quot;:2686,&quot;uris&quot;:[&quot;http://zotero.org/users/1954708/items/IR6RSM3C&quot;],&quot;itemData&quot;:{&quot;id&quot;:2686,&quot;type&quot;:&quot;article-journal&quot;,&quot;abstract&quot;:&quot;β-diversity represents the compositional variation among communities from site-to-site, linking local (α-diversity) and regional (γ-diversity). Researchers often desire to compare values of β-diversity across localities or experimental treatments, and to use this comparison to infer possible mechanisms of community assembly. However, the majority of metrics used to estimate β-diversity, including most dissimilarity metrics (e.g., Jaccard's and Sørenson's dissimilarity index), can vary simply because of changes in the other two diversity components (α or γ-diversity). Here, we overview the utility of taking a null model approach that allows one to discern whether variation in the measured dissimilarity among communities results more from changes in the underlying structure by which communities vary, or instead simply due to difference in α-diversity among localities or experimental treatments. We illustrate one particular approach, originally developed by Raup and Crick (1979) in the paleontological literature, which creates a re-scaled probability metric ranging from −1 to 1, indicating whether local communities are more dissimilar (approaching 1), as dissimilar (approaching 0), or less dissimilar (approaching −1), than expected by random chance. The value of this metric provides some indication of the possible underlying mechanisms of community assembly, in particular the degree to which deterministic processes create communities that deviate from those based on stochastic (null) expectations. We demonstrate the utility of this metric when compared to analyses of Jaccard's dissimilarity index with case studies from disparate empirical systems (coral reefs and freshwater ponds) that differ in the degree to which disturbance altered α-diversity, as well as the selectivity by which disturbance acted on members of the community.&quot;,&quot;container-title&quot;:&quot;Ecosphere&quot;,&quot;DOI&quot;:&quot;10.1890/ES10-00117.1&quot;,&quot;ISSN&quot;:&quot;2150-8925&quot;,&quot;issue&quot;:&quot;2&quot;,&quot;language&quot;:&quot;en&quot;,&quot;license&quot;:&quot;Copyright: © 2011 Chase et al.&quot;,&quot;note&quot;:&quot;_eprint: https://onlinelibrary.wiley.com/doi/pdf/10.1890/ES10-00117.1&quot;,&quot;page&quot;:&quot;art24&quot;,&quot;source&quot;:&quot;Wiley Online Library&quot;,&quot;title&quot;:&quot;Using null models to disentangle variation in community dissimilarity from variation in α-diversity&quot;,&quot;volume&quot;:&quot;2&quot;,&quot;author&quot;:[{&quot;family&quot;:&quot;Chase&quot;,&quot;given&quot;:&quot;Jonathan M.&quot;},{&quot;family&quot;:&quot;Kraft&quot;,&quot;given&quot;:&quot;Nathan J. B.&quot;},{&quot;family&quot;:&quot;Smith&quot;,&quot;given&quot;:&quot;Kevin G.&quot;},{&quot;family&quot;:&quot;Vellend&quot;,&quot;given&quot;:&quot;Mark&quot;},{&quot;family&quot;:&quot;Inouye&quot;,&quot;given&quot;:&quot;Brian D&quot;}],&quot;issued&quot;:{&quot;date-parts&quot;:[[&quot;2011&quot;]]}}}],&quot;schema&quot;:&quot;https://github.com/citation-style-language/schema/raw/master/csl-citation.json&quot;} RNDKk5jNqkNJ0"/><text:span text:style-name="Default_20_Paragraph_20_Font"><text:span text:style-name="T1"> and modified by </text:span></text:span><text:reference-mark-start text:name="ZOTERO_ITEM CSL_CITATION {&quot;citationID&quot;:&quot;X6mZt9xu&quot;,&quot;properties&quot;:{&quot;formattedCitation&quot;:&quot;(Alberti et al. 2017)&quot;,&quot;plainCitation&quot;:&quot;(Alberti et al. 2017)&quot;,&quot;noteIndex&quot;:0},&quot;citationItems&quot;:[{&quot;id&quot;:2689,&quot;uris&quot;:[&quot;http://zotero.org/users/1954708/items/7KWHB8D9&quot;],&quot;itemData&quot;:{&quot;id&quot;:2689,&quot;type&quot;:&quot;article-journal&quot;,&quot;abstract&quot;:&quot;Both bottom-up (e.g., nutrients) and top-down (e.g., herbivory) forces structure plant communities, but it remains unclear how they affect the relative importance of stochastic and deterministic processes in plant community assembly. Moreover, different-sized herbivores have been shown to have contrasting effects on community structure and function, but their effects on the processes governing community assembly (i.e., how they generate the impacts on structure) remain largely unknown. We evaluated the influence of bottom-up and top-down forces on the relative importance of deterministic and stochastic processes during plant community assembly. We used the data of a 7-yr factorial experiment manipulating nutrient availability (ambient and increased) and the presence of vertebrate herbivores (&gt;1 kg) of different body size in a floodplain grassland in The Netherlands. We used a null model that describes a community composition expected by chance (i.e., stochastic assembly) and compared the plant community composition in the different treatments with this null model (the larger the difference, the more deterministically assembled). Our results showed that herbivore exclusion promoted a more stochastic plant community assembly, whereas increased nutrients played a relatively minor role in determining the relative importance of stochasticity in community assembly. Large herbivores facilitated intermediate-sized mammal herbivores, resulting in synergistic effects of enhanced grazing pressure and a more deterministic and convergent plant community assembly. We conclude that herbivores can act as strong deterministic forces during community assembly in natural systems. Our results also reveal that although large- and intermediate-sized mammal herbivores often have contrasting effects on many community and ecosystem properties, they can also synergistically homogenize plant communities.&quot;,&quot;container-title&quot;:&quot;Ecology&quot;,&quot;DOI&quot;:&quot;10.1002/ecy.1741&quot;,&quot;ISSN&quot;:&quot;1939-9170&quot;,&quot;issue&quot;:&quot;4&quot;,&quot;language&quot;:&quot;en&quot;,&quot;license&quot;:&quot;© 2017 by the Ecological Society of America&quot;,&quot;note&quot;:&quot;_eprint: https://onlinelibrary.wiley.com/doi/pdf/10.1002/ecy.1741&quot;,&quot;page&quot;:&quot;961-970&quot;,&quot;source&quot;:&quot;Wiley Online Library&quot;,&quot;title&quot;:&quot;Herbivore exclusion promotes a more stochastic plant community assembly in a natural grassland&quot;,&quot;volume&quot;:&quot;98&quot;,&quot;author&quot;:[{&quot;family&quot;:&quot;Alberti&quot;,&quot;given&quot;:&quot;Juan&quot;},{&quot;family&quot;:&quot;Bakker&quot;,&quot;given&quot;:&quot;Elisabeth S.&quot;},{&quot;family&quot;:&quot;Klink&quot;,&quot;given&quot;:&quot;Roel&quot;,&quot;non-dropping-particle&quot;:&quot;van&quot;},{&quot;family&quot;:&quot;Olff&quot;,&quot;given&quot;:&quot;Han&quot;},{&quot;family&quot;:&quot;Smit&quot;,&quot;given&quot;:&quot;Christian&quot;}],&quot;issued&quot;:{&quot;date-parts&quot;:[[&quot;2017&quot;]]}}}],&quot;schema&quot;:&quot;https://github.com/citation-style-language/schema/raw/master/csl-citation.json&quot;} RNDToJNRFacH8"/><text:span text:style-name="Default_20_Paragraph_20_Font"><text:span text:style-name="T1">(Alberti et al. 2017)</text:span></text:span><text:reference-mark-end text:name="ZOTERO_ITEM CSL_CITATION {&quot;citationID&quot;:&quot;X6mZt9xu&quot;,&quot;properties&quot;:{&quot;formattedCitation&quot;:&quot;(Alberti et al. 2017)&quot;,&quot;plainCitation&quot;:&quot;(Alberti et al. 2017)&quot;,&quot;noteIndex&quot;:0},&quot;citationItems&quot;:[{&quot;id&quot;:2689,&quot;uris&quot;:[&quot;http://zotero.org/users/1954708/items/7KWHB8D9&quot;],&quot;itemData&quot;:{&quot;id&quot;:2689,&quot;type&quot;:&quot;article-journal&quot;,&quot;abstract&quot;:&quot;Both bottom-up (e.g., nutrients) and top-down (e.g., herbivory) forces structure plant communities, but it remains unclear how they affect the relative importance of stochastic and deterministic processes in plant community assembly. Moreover, different-sized herbivores have been shown to have contrasting effects on community structure and function, but their effects on the processes governing community assembly (i.e., how they generate the impacts on structure) remain largely unknown. We evaluated the influence of bottom-up and top-down forces on the relative importance of deterministic and stochastic processes during plant community assembly. We used the data of a 7-yr factorial experiment manipulating nutrient availability (ambient and increased) and the presence of vertebrate herbivores (&gt;1 kg) of different body size in a floodplain grassland in The Netherlands. We used a null model that describes a community composition expected by chance (i.e., stochastic assembly) and compared the plant community composition in the different treatments with this null model (the larger the difference, the more deterministically assembled). Our results showed that herbivore exclusion promoted a more stochastic plant community assembly, whereas increased nutrients played a relatively minor role in determining the relative importance of stochasticity in community assembly. Large herbivores facilitated intermediate-sized mammal herbivores, resulting in synergistic effects of enhanced grazing pressure and a more deterministic and convergent plant community assembly. We conclude that herbivores can act as strong deterministic forces during community assembly in natural systems. Our results also reveal that although large- and intermediate-sized mammal herbivores often have contrasting effects on many community and ecosystem properties, they can also synergistically homogenize plant communities.&quot;,&quot;container-title&quot;:&quot;Ecology&quot;,&quot;DOI&quot;:&quot;10.1002/ecy.1741&quot;,&quot;ISSN&quot;:&quot;1939-9170&quot;,&quot;issue&quot;:&quot;4&quot;,&quot;language&quot;:&quot;en&quot;,&quot;license&quot;:&quot;© 2017 by the Ecological Society of America&quot;,&quot;note&quot;:&quot;_eprint: https://onlinelibrary.wiley.com/doi/pdf/10.1002/ecy.1741&quot;,&quot;page&quot;:&quot;961-970&quot;,&quot;source&quot;:&quot;Wiley Online Library&quot;,&quot;title&quot;:&quot;Herbivore exclusion promotes a more stochastic plant community assembly in a natural grassland&quot;,&quot;volume&quot;:&quot;98&quot;,&quot;author&quot;:[{&quot;family&quot;:&quot;Alberti&quot;,&quot;given&quot;:&quot;Juan&quot;},{&quot;family&quot;:&quot;Bakker&quot;,&quot;given&quot;:&quot;Elisabeth S.&quot;},{&quot;family&quot;:&quot;Klink&quot;,&quot;given&quot;:&quot;Roel&quot;,&quot;non-dropping-particle&quot;:&quot;van&quot;},{&quot;family&quot;:&quot;Olff&quot;,&quot;given&quot;:&quot;Han&quot;},{&quot;family&quot;:&quot;Smit&quot;,&quot;given&quot;:&quot;Christian&quot;}],&quot;issued&quot;:{&quot;date-parts&quot;:[[&quot;2017&quot;]]}}}],&quot;schema&quot;:&quot;https://github.com/citation-style-language/schema/raw/master/csl-citation.json&quot;} RNDToJNRFacH8"/><text:span text:style-name="Default_20_Paragraph_20_Font"><text:span text:style-name="T1"> to assess the extent to which differences in variability were attributed to stochastic and deterministic processes in community assembly. This approach aimed to evaluate the probability of observing a random pair of plots less dissimilar than in the experiment. A high probability implies that the compared empirical communities are strongly convergent in composition, while a low probability indicates a small chance of having a more dissimilar community by chance, suggesting greater divergence than expected. We calculated Bray-Curtis dissimilarity (BC) between all unique combination of plots within treatment and between blocks:</text:span></text:span><draw:frame draw:style-name="fr1" draw:name="1" text:anchor-type="as-char" svg:width="1.958cm" style:rel-width="scale" svg:height="0.714cm"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1">, where </text:span></text:span><text:span text:style-name="Default_20_Paragraph_20_Font"><text:span text:style-name="T12">a</text:span></text:span><text:span text:style-name="Default_20_Paragraph_20_Font"><text:span text:style-name="T1"> denotes a treatment, and </text:span></text:span><text:span text:style-name="Default_20_Paragraph_20_Font"><text:span text:style-name="T12">k</text:span></text:span><text:span text:style-name="Default_20_Paragraph_20_Font"><text:span text:style-name="T1"> denotes number of blocks at a given location, and</text:span></text:span><draw:frame draw:style-name="fr1" draw:name="2" text:anchor-type="as-char" svg:width="1.032cm" style:rel-width="scale" svg:height="0.503cm" style:rel-height="scale" draw:z-index="1"><draw:object xlink:href="./Object 2" xlink:type="simple" xlink:show="embed" xlink:actuate="onLoad"/><draw:image xlink:href="./ObjectReplacements/Object 2" xlink:type="simple" xlink:show="embed" xlink:actuate="onLoad"/></draw:frame><text:span text:style-name="Default_20_Paragraph_20_Font"><text:span text:style-name="T1">. We used the </text:span></text:span><text:span text:style-name="Default_20_Paragraph_20_Font"><text:span text:style-name="T12">vegdist</text:span></text:span><text:span text:style-name="Default_20_Paragraph_20_Font"><text:span text:style-name="T1"> function from the </text:span></text:span><text:span text:style-name="Default_20_Paragraph_20_Font"><text:span text:style-name="T12">vegan</text:span></text:span><text:span text:style-name="Default_20_Paragraph_20_Font"><text:span text:style-name="T1"> package </text:span></text:span><text:reference-mark-start text:name="ZOTERO_ITEM CSL_CITATION {&quot;citationID&quot;:&quot;tH612CiJ&quot;,&quot;properties&quot;:{&quot;formattedCitation&quot;:&quot;(Oksanen et al. 2019)&quot;,&quot;plainCitation&quot;:&quot;(Oksanen et al. 2019)&quot;,&quot;noteIndex&quot;:0},&quot;citationItems&quot;:[{&quot;id&quot;:219,&quot;uris&quot;:[&quot;http://zotero.org/users/1954708/items/ECRY8DA9&quot;],&quot;itemData&quot;:{&quot;id&quot;:219,&quot;type&quot;:&quot;software&quot;,&quot;abstract&quot;:&quot;Ordination methods, diversity analysis and other functions for community and vegetation ecologists.&quot;,&quot;license&quot;:&quot;GPL-2&quot;,&quot;source&quot;:&quot;R-Packages&quot;,&quot;title&quot;:&quot;vegan: Community Ecology Package&quot;,&quot;title-short&quot;:&quot;vegan&quot;,&quot;URL&quot;:&quot;https://CRAN.R-project.org/package=vegan&quot;,&quot;version&quot;:&quot;2.5-5&quot;,&quot;author&quot;:[{&quot;family&quot;:&quot;Oksanen&quot;,&quot;given&quot;:&quot;Jari&quot;},{&quot;family&quot;:&quot;Blanchet&quot;,&quot;given&quot;:&quot;F. Guillaume&quot;},{&quot;family&quot;:&quot;Friendly&quot;,&quot;given&quot;:&quot;Michael&quot;},{&quot;family&quot;:&quot;Kindt&quot;,&quot;given&quot;:&quot;Roeland&quot;},{&quot;family&quot;:&quot;Legendre&quot;,&quot;given&quot;:&quot;Pierre&quot;},{&quot;family&quot;:&quot;McGlinn&quot;,&quot;given&quot;:&quot;Dan&quot;},{&quot;family&quot;:&quot;Minchin&quot;,&quot;given&quot;:&quot;Peter R.&quot;},{&quot;family&quot;:&quot;O'Hara&quot;,&quot;given&quot;:&quot;R. B.&quot;},{&quot;family&quot;:&quot;Simpson&quot;,&quot;given&quot;:&quot;Gavin L.&quot;},{&quot;family&quot;:&quot;Solymos&quot;,&quot;given&quot;:&quot;Peter&quot;},{&quot;family&quot;:&quot;Stevens&quot;,&quot;given&quot;:&quot;M. Henry H.&quot;},{&quot;family&quot;:&quot;Szoecs&quot;,&quot;given&quot;:&quot;Eduard&quot;},{&quot;family&quot;:&quot;Wagner&quot;,&quot;given&quot;:&quot;Helene&quot;}],&quot;accessed&quot;:{&quot;date-parts&quot;:[[&quot;2019&quot;,8,7]]},&quot;issued&quot;:{&quot;date-parts&quot;:[[&quot;2019&quot;,5,12]]}}}],&quot;schema&quot;:&quot;https://github.com/citation-style-language/schema/raw/master/csl-citation.json&quot;} RNDboZqVrD13d"/><text:span text:style-name="Default_20_Paragraph_20_Font"><text:span text:style-name="T1">(Oksanen et al. 2019)</text:span></text:span><text:reference-mark-end text:name="ZOTERO_ITEM CSL_CITATION {&quot;citationID&quot;:&quot;tH612CiJ&quot;,&quot;properties&quot;:{&quot;formattedCitation&quot;:&quot;(Oksanen et al. 2019)&quot;,&quot;plainCitation&quot;:&quot;(Oksanen et al. 2019)&quot;,&quot;noteIndex&quot;:0},&quot;citationItems&quot;:[{&quot;id&quot;:219,&quot;uris&quot;:[&quot;http://zotero.org/users/1954708/items/ECRY8DA9&quot;],&quot;itemData&quot;:{&quot;id&quot;:219,&quot;type&quot;:&quot;software&quot;,&quot;abstract&quot;:&quot;Ordination methods, diversity analysis and other functions for community and vegetation ecologists.&quot;,&quot;license&quot;:&quot;GPL-2&quot;,&quot;source&quot;:&quot;R-Packages&quot;,&quot;title&quot;:&quot;vegan: Community Ecology Package&quot;,&quot;title-short&quot;:&quot;vegan&quot;,&quot;URL&quot;:&quot;https://CRAN.R-project.org/package=vegan&quot;,&quot;version&quot;:&quot;2.5-5&quot;,&quot;author&quot;:[{&quot;family&quot;:&quot;Oksanen&quot;,&quot;given&quot;:&quot;Jari&quot;},{&quot;family&quot;:&quot;Blanchet&quot;,&quot;given&quot;:&quot;F. Guillaume&quot;},{&quot;family&quot;:&quot;Friendly&quot;,&quot;given&quot;:&quot;Michael&quot;},{&quot;family&quot;:&quot;Kindt&quot;,&quot;given&quot;:&quot;Roeland&quot;},{&quot;family&quot;:&quot;Legendre&quot;,&quot;given&quot;:&quot;Pierre&quot;},{&quot;family&quot;:&quot;McGlinn&quot;,&quot;given&quot;:&quot;Dan&quot;},{&quot;family&quot;:&quot;Minchin&quot;,&quot;given&quot;:&quot;Peter R.&quot;},{&quot;family&quot;:&quot;O'Hara&quot;,&quot;given&quot;:&quot;R. B.&quot;},{&quot;family&quot;:&quot;Simpson&quot;,&quot;given&quot;:&quot;Gavin L.&quot;},{&quot;family&quot;:&quot;Solymos&quot;,&quot;given&quot;:&quot;Peter&quot;},{&quot;family&quot;:&quot;Stevens&quot;,&quot;given&quot;:&quot;M. Henry H.&quot;},{&quot;family&quot;:&quot;Szoecs&quot;,&quot;given&quot;:&quot;Eduard&quot;},{&quot;family&quot;:&quot;Wagner&quot;,&quot;given&quot;:&quot;Helene&quot;}],&quot;accessed&quot;:{&quot;date-parts&quot;:[[&quot;2019&quot;,8,7]]},&quot;issued&quot;:{&quot;date-parts&quot;:[[&quot;2019&quot;,5,12]]}}}],&quot;schema&quot;:&quot;https://github.com/citation-style-language/schema/raw/master/csl-citation.json&quot;} RNDboZqVrD13d"/><text:span text:style-name="Default_20_Paragraph_20_Font"><text:span text:style-name="T1">. We then randomized the two plots and calculated randomized dissimilarity </text:span></text:span><draw:frame draw:style-name="fr1" draw:name="3" text:anchor-type="as-char" svg:width="1.958cm" style:rel-width="scale" svg:height="0.688cm" style:rel-height="scale" draw:z-index="2"><draw:object xlink:href="./Object 3" xlink:type="simple" xlink:show="embed" xlink:actuate="onLoad"/><draw:image xlink:href="./ObjectReplacements/Object 3" xlink:type="simple" xlink:show="embed" xlink:actuate="onLoad"/></draw:frame><text:span text:style-name="Default_20_Paragraph_20_Font"><text:span text:style-name="T1">. The measure was the number of iterations iteration where </text:span></text:span><draw:frame draw:style-name="fr1" draw:name="4" text:anchor-type="as-char" svg:width="1.958cm" style:rel-width="scale" svg:height="0.688cm" style:rel-height="scale" draw:z-index="3"><draw:object xlink:href="./Object 4" xlink:type="simple" xlink:show="embed" xlink:actuate="onLoad"/><draw:image xlink:href="./ObjectReplacements/Object 4" xlink:type="simple" xlink:show="embed" xlink:actuate="onLoad"/></draw:frame><text:span text:style-name="Default_20_Paragraph_20_Font"><text:span text:style-name="T1">smaller than.</text:span></text:span><draw:frame draw:style-name="fr1" draw:name="5" text:anchor-type="as-char" svg:width="1.958cm" style:rel-width="scale" svg:height="0.714cm" style:rel-height="scale" draw:z-index="4"><draw:object xlink:href="./Object 5" xlink:type="simple" xlink:show="embed" xlink:actuate="onLoad"/><draw:image xlink:href="./ObjectReplacements/Object 5" xlink:type="simple" xlink:show="embed" xlink:actuate="onLoad"/></draw:frame><text:span text:style-name="Default_20_Paragraph_20_Font"><text:span text:style-name="T1">. The random sampling of plant communities from each plot was conducted through the following steps: </text:span></text:span></text:p>
      <text:list xml:id="list1471107602" text:style-name="L2">
        <text:list-item>
          <text:p text:style-name="P27"><text:span text:style-name="Default_20_Paragraph_20_Font"><text:span text:style-name="T1">Calculate species sampling probabilities: All species within one of the three studied sites at different altitudes were combined. The probability of a species being sampled into the randomized community was determined proportionally to its occurrence frequencies across </text:span></text:span><text:soft-page-break/><text:span text:style-name="Default_20_Paragraph_20_Font"><text:span text:style-name="T1">all plots from all experimental blocks within the site. This involved utilizing all species from a specific site, encompassing all gardens and treatments, to obtain a comprehensive sample of potential communities.</text:span></text:span></text:p>
        </text:list-item>
        <text:list-item>
          <text:p text:style-name="P27"><text:span text:style-name="Default_20_Paragraph_20_Font"><text:span text:style-name="T1">Calculate biomass sampling probabilities: The harvested biomass of species, aggregated across all plots within a given site, was used as the sampling probabilities for the biomass increase in the randomized plot.</text:span></text:span></text:p>
        </text:list-item>
        <text:list-item>
          <text:p text:style-name="P27"><text:span text:style-name="Default_20_Paragraph_20_Font"><text:span text:style-name="T1">Randomization process for each plot: Before randomization, the empirical richness and biomass of each plot were calculated. Species identities were sampled using the species sampling probability distribution (from step 1) up to an empirical limit. Biomass increase occurred in iterations. During each iteration, the biomass of each species in the randomized community was increased by one unit </text:span></text:span><text:span text:style-name="Default_20_Paragraph_20_Font"><text:span text:style-name="T75">(accuracy = 0.001g)</text:span></text:span><text:span text:style-name="Default_20_Paragraph_20_Font"><text:span text:style-name="T1">, with the probability defined by the biomass sampling probability distribution (from step 2), until the empirical biomass limit for a given plot was reached. This iterative process ensured the generation of randomized communities with varied species composition and biomass levels, reflecting the characteristics observed in the original plots.</text:span></text:span></text:p>
        </text:list-item>
      </text:list>
      <text:p text:style-name="P9"><text:span text:style-name="Default_20_Paragraph_20_Font"><text:span text:style-name="T69"><text:tab/>Th</text:span></text:span><text:span text:style-name="Default_20_Paragraph_20_Font"><text:span text:style-name="T70">e obtained</text:span></text:span><text:span text:style-name="Default_20_Paragraph_20_Font"><text:span text:style-name="T69"> probability </text:span></text:span><text:span text:style-name="Default_20_Paragraph_20_Font"><text:span text:style-name="T70">values were</text:span></text:span><text:span text:style-name="Default_20_Paragraph_20_Font"><text:span text:style-name="T69"> </text:span></text:span><text:span text:style-name="Default_20_Paragraph_20_Font"><text:span text:style-name="T144">scaled</text:span></text:span><text:span text:style-name="Default_20_Paragraph_20_Font"><text:span text:style-name="T69"> to t</text:span></text:span><text:span text:style-name="Default_20_Paragraph_20_Font"><text:span text:style-name="T1">he Raup–Crick (RC) index </text:span></text:span><text:span text:style-name="Default_20_Paragraph_20_Font"><text:span text:style-name="T70">by </text:span></text:span><text:span text:style-name="Default_20_Paragraph_20_Font"><text:span text:style-name="T1">subtracting 0.5 and multiplying the obtained difference by two, to measure the importance of deterministic processes during community assembly. RC values near -1 indicate deterministic convergence, resulting in a higher chance of observing more similar plant community composition. In contrast, RC values approaching 1 suggest deterministic divergence during assembly, resulting in a higher chance of observing more dissimilar plant community composition. </text:span></text:span>We tested significance of RC values between control site and each treatment using linear random-effect models with garden as a random effect. Models were build and tested using the <text:span text:style-name="Default_20_Paragraph_20_Font"><text:span text:style-name="T121">lme</text:span></text:span> function in the <text:span text:style-name="Default_20_Paragraph_20_Font"><text:span text:style-name="T121">nlme</text:span></text:span> package ().</text:p>
      <text:p text:style-name="P6"><text:span text:style-name="Default_20_Paragraph_20_Font"><text:span text:style-name="T1"><text:tab/>Phylogen</text:span></text:span><text:span text:style-name="Default_20_Paragraph_20_Font"><text:span text:style-name="T47">y</text:span></text:span><text:span text:style-name="Default_20_Paragraph_20_Font"><text:span text:style-name="T1"> [</text:span></text:span><text:span text:style-name="Default_20_Paragraph_20_Font"><text:span text:style-name="T7">Martin</text:span></text:span><text:span text:style-name="Default_20_Paragraph_20_Font"><text:span text:style-name="T1">…]. </text:span></text:span></text:p>
      <text:p text:style-name="P6"><text:span text:style-name="Default_20_Paragraph_20_Font"><text:span text:style-name="T1"><text:tab/>The Ornstein-Uhlenbeck (OU) model of trait evolution was selected based on the likelihood criterion using the </text:span></text:span><text:span text:style-name="Default_20_Paragraph_20_Font"><text:span text:style-name="T12">fitContinuous</text:span></text:span><text:span text:style-name="Default_20_Paragraph_20_Font"><text:span text:style-name="T1"> function in the </text:span></text:span><text:span text:style-name="Default_20_Paragraph_20_Font"><text:span text:style-name="T12">geiger</text:span></text:span><text:span text:style-name="Default_20_Paragraph_20_Font"><text:span text:style-name="T1"> library (</text:span></text:span><text:span text:style-name="Default_20_Paragraph_20_Font"><text:span text:style-name="T71">ref</text:span></text:span><text:span text:style-name="Default_20_Paragraph_20_Font"><text:span text:style-name="T1">). The estimated alpha parameter </text:span></text:span><text:soft-page-break/><text:span text:style-name="Default_20_Paragraph_20_Font"><text:span text:style-name="T1">for this model was later used in </text:span></text:span><text:span text:style-name="Default_20_Paragraph_20_Font"><text:span text:style-name="T47">the </text:span></text:span><text:span text:style-name="Default_20_Paragraph_20_Font"><text:span text:style-name="T1">PGLS </text:span></text:span><text:span text:style-name="Default_20_Paragraph_20_Font"><text:span text:style-name="T47">models </text:span></text:span><text:span text:style-name="Default_20_Paragraph_20_Font"><text:span text:style-name="T1">to provide correlation structure generated with </text:span></text:span><text:span text:style-name="Default_20_Paragraph_20_Font"><text:span text:style-name="T12">corMartins</text:span></text:span><text:span text:style-name="Default_20_Paragraph_20_Font"><text:span text:style-name="T1"> function i</text:span></text:span><text:span text:style-name="Default_20_Paragraph_20_Font"><text:span text:style-name="T59">n the </text:span></text:span><text:span text:style-name="Default_20_Paragraph_20_Font"><text:span text:style-name="T15">a</text:span></text:span><text:span text:style-name="Default_20_Paragraph_20_Font"><text:span text:style-name="T14">pe</text:span></text:span><text:span text:style-name="Default_20_Paragraph_20_Font"><text:span text:style-name="T59"> </text:span></text:span><text:span text:style-name="Default_20_Paragraph_20_Font"><text:span text:style-name="T1">library </text:span></text:span><text:span text:style-name="Default_20_Paragraph_20_Font"><text:span text:style-name="T8">(ref)</text:span></text:span><text:span text:style-name="Default_20_Paragraph_20_Font"><text:span text:style-name="T1">.</text:span></text:span></text:p>
      <text:p text:style-name="P7"><text:span text:style-name="Default_20_Paragraph_20_Font"><text:span text:style-name="T1"><text:tab/>We computed community weighted means (CWM) for specific leaf area (SLA) measured in m²/kg dry leaf mass and water content (percentage of weight lost after oven drying for 24 hours). Subsequently, we compared the average CWM values between treatment and control plots to assess the effects of treatments on the trait composition of the plant community. Additionally, we examined the success of individual species and how it was influenced by treatment and altitude.</text:span></text:span></text:p>
      <text:p text:style-name="P7"><text:span text:style-name="Default_20_Paragraph_20_Font"><text:span text:style-name="T1"><text:tab/>Species success was quantified as the logarithm of the difference between biomass at the control and treatment plots, denoted as </text:span></text:span><text:span text:style-name="Default_20_Paragraph_20_Font"><text:span text:style-name="T179">Δ</text:span></text:span><text:span text:style-name="Default_20_Paragraph_20_Font"><text:span text:style-name="T181">bio</text:span></text:span><text:span text:style-name="Default_20_Paragraph_20_Font"><text:span text:style-name="T182">mass</text:span></text:span><text:span text:style-name="Default_20_Paragraph_20_Font"><text:span text:style-name="T1">. This measure was modeled as a quadratic function of log(SLA) and water content (</text:span></text:span><office:annotation office:name="__Annotation__7848_1458773734" loext:resolved="false"><dc:creator>Nieznany autor</dc:creator><dc:date>2023-11-21T13:13:25.778000000</dc:date><text:p text:style-name="P32"><text:span text:style-name="T197">Logit WtrC?</text:span></text:p></office:annotation><text:span text:style-name="Default_20_Paragraph_20_Font"><text:span text:style-name="T1">WtrC</text:span></text:span><office:annotation-end office:name="__Annotation__7848_1458773734"/><text:span text:style-name="Default_20_Paragraph_20_Font"><text:span text:style-name="T1">). The covariance structure </text:span></text:span><text:span text:style-name="Default_20_Paragraph_20_Font"><text:span text:style-name="T74">between individual observations (plant species at a given pair of plots, control and treatment) </text:span></text:span><text:span text:style-name="Default_20_Paragraph_20_Font"><text:span text:style-name="T1">was derived from the phylogeny, incorporating the </text:span></text:span><text:span text:style-name="Default_20_Paragraph_20_Font"><text:span text:style-name="T12">alpha</text:span></text:span><text:span text:style-name="Default_20_Paragraph_20_Font"><text:span text:style-name="T1"> parameter as described earlier.<text:tab/></text:span></text:span></text:p>
      <text:p text:style-name="P8"><text:tab/>We conducted a backward model selection to identify traits with the strongest statistical correlation with species success <text:span text:style-name="T186">(</text:span><text:span text:style-name="Default_20_Paragraph_20_Font"><text:span text:style-name="T180">Δ</text:span></text:span><text:span text:style-name="Default_20_Paragraph_20_Font"><text:span text:style-name="T183">bio</text:span></text:span><text:span text:style-name="Default_20_Paragraph_20_Font"><text:span text:style-name="T184">mass</text:span></text:span><text:span text:style-name="T186">) </text:span>and to determine the most appropriate relationship representation (linear or quadratic). Each plant species was associated with two trait values, one estimated at the control plot and the other at the treatment plot. Given the observed <office:annotation office:name="__Annotation__7932_1458773734" loext:resolved="false"><dc:creator>Nieznany autor</dc:creator><dc:date>2023-11-21T13:32:11.709000000</dc:date><text:p text:style-name="P32"><text:span text:style-name="T197">Add figure to the Supplement</text:span></text:p></office:annotation>tendency of plant species to alter<office:annotation-end office:name="__Annotation__7932_1458773734"/> their specific leaf area (SLA), water content (WC), <text:span text:style-name="T185">or herbivory damage</text:span><text:span text:style-name="T185"><office:annotation><dc:creator>Nieznany autor</dc:creator><dc:date>2023-11-21T13:30:24.717000000</dc:date><text:p text:style-name="P32"><text:span text:style-name="T201">I moght remove this trait.</text:span></text:p></office:annotation></text:span> in response to treatment, our models included SLA, WC, and herbivory plasticity as additional covariates.</text:p>
      <text:p text:style-name="P8"><text:tab/>The backward selection involved comparing multiple competitive statistical models explaining the relationship between species traits and their capacity to change biomass in response to treatment. These models encompassed both linear and quadratic relationships, as well as site interactions, while considering the phylogenetic relationships between species. We used the chi-square test of log-likelihood<text:span text:style-name="T187">s</text:span> <text:span text:style-name="T187">of competing model to test for significant differences between their performance</text:span>. In cases where two models were not significantly different, the model with the lower Akaike Information Criterion (AIC) was favored.</text:p>
      <text:p text:style-name="P8">The procedure unfolded as follows:</text:p>
      <text:list xml:id="list2475058543" text:style-name="L3">
        <text:list-item>
          <text:p text:style-name="P28"><text:soft-page-break/>Comparison of models with and without traits: We compared the null model (without traits) to a model including traits, allowing for a nonlinear (quadratic) trait vs. Δbio relationship.</text:p>
        </text:list-item>
        <text:list-item>
          <text:p text:style-name="P28">Testing removal of a single trait: If the model with traits outperformed, we tested whether the removal of a single trait could improve the quadratic model.</text:p>
        </text:list-item>
        <text:list-item>
          <text:p text:style-name="P28">Reduction of a two-trait model: In cases where a two-trait model was chosen, we endeavored to further reduce it to a one-trait model.</text:p>
        </text:list-item>
        <text:list-item>
          <text:p text:style-name="P28">Testing necessity of quadratic terms: The final model underwent testing to determine the necessity of quadratic terms, and these terms were systematically removed in all combinations for two/three-trait models.</text:p>
        </text:list-item>
        <text:list-item>
          <text:p text:style-name="P28">Testing removal of interaction terms: Finally, we examined whether interaction terms could be removed without compromising model performance.</text:p>
        </text:list-item>
      </text:list>
      <text:p text:style-name="P8"><text:tab/>This systematic approach enabled the identification of the most relevant traits and their relationships with species success, accounting for both linear and quadratic components, and considering potential interactions within the context of the species' phylogeny.</text:p>
      <text:p text:style-name="P8"><text:span text:style-name="Default_20_Paragraph_20_Font"><text:span text:style-name="T1"><text:tab/></text:span></text:span><text:span text:style-name="Default_20_Paragraph_20_Font"><text:span text:style-name="T103">We calculated Mean Squared Error (MSE) for models which were attempting to predict the change in biomass of a specific plant species under treatements at each elevation. We compared MSE for three types of models: model with only traits, model with only local site descriptors, and models with both traits and site descriptors. Traits were modeled as quadratic functions to allow for some plasticity in the relationship. Phylogenetic covariance matrix was included in all of the models. This approach allows to investigate whether traits are improving predictability of individual species biomass change, and its trends with altitude.</text:span></text:span></text:p>
      <text:p text:style-name="P8"><text:span text:style-name="Default_20_Paragraph_20_Font"><text:span text:style-name="T103"/></text:span></text:p>
      <text:p text:style-name="Standard"><text:span text:style-name="Default_20_Paragraph_20_Font"><text:span text:style-name="T2">Results</text:span></text:span></text:p>
      <text:p text:style-name="P8"><text:span text:style-name="Default_20_Paragraph_20_Font"><text:span text:style-name="T1"><text:tab/></text:span></text:span></text:p>
      <text:p text:style-name="P12"><text:span text:style-name="Default_20_Paragraph_20_Font"><text:span text:style-name="T1"><text:tab/></text:span></text:span><text:span text:style-name="T1">We identified </text:span><text:span text:style-name="T7">157 woody plant species</text:span><text:span text:style-name="T1">, totaling </text:span><text:span text:style-name="T7">8,594 k</text:span><text:span text:style-name="T1">g of fresh biomass (</text:span><text:span text:style-name="T7">Supplementary Information: Appendix I, Tab. S1</text:span><text:span text:style-name="T1">). Our data revealed that diversity was highest at mid-elevation </text:span><text:span text:style-name="T17">(Supplementary Information: Appendix I, Fig. S1)</text:span><text:span text:style-name="T1">. Predicted richness peaked around 1000 m a.s.l. </text:span><text:soft-page-break/><text:span text:style-name="T1">Elevations were similar in their baseline productivity (total biomass), as evaluated at the control plot (</text:span><text:span text:style-name="T17">Supplementary Information: Appendix I, Fig. S1</text:span><text:span text:style-name="T1">). Plant abundance, richness, and diversity at mid-elevation were significantly higher than at low elevation. Only the woody plant density of P showed a signal of non-homogeneity in variances (Supplementary Information: Appendix I, Tab. S1).</text:span></text:p>
      <text:p text:style-name="P4"><text:tab/>Fungi had a positive effect on woody plant richness and density at both low and high elevations (Fig. 1). Insects reduced biomass only at mid-elevation. At high elevation, insects increased the diversity and richness of experimental plant communities, while at low elevations, only richness was increased. Predator removal resulted in an increase in diversity, richness, and density only at high elevation. The addition of herbivores reduced woody plant biomass and density at low elevation, as well as richness at both low and high elevations.</text:p>
      <text:p text:style-name="P14"><text:span text:style-name="Default_20_Paragraph_20_Font"><text:span text:style-name="T1">Insect exclusion had a significant impact on community composition across all elevations, and fungicide treatment only at the highest elevation (</text:span></text:span><text:span text:style-name="Default_20_Paragraph_20_Font"><text:span text:style-name="T46">Fig 2, </text:span></text:span><text:span text:style-name="Default_20_Paragraph_20_Font"><text:span text:style-name="T1">Supplementary Information: Appendix I, Tab. S4). At low and high altitudes, the changes were primarily driven by an increase in </text:span></text:span><text:span text:style-name="Default_20_Paragraph_20_Font"><text:span text:style-name="T12">Pipturus argenteum</text:span></text:span><text:span text:style-name="Default_20_Paragraph_20_Font"><text:span text:style-name="T1"> in the insecticide-treated plots. At mid-altitude, </text:span></text:span><text:span text:style-name="Default_20_Paragraph_20_Font"><text:span text:style-name="T12">Trema orientale</text:span></text:span><text:span text:style-name="Default_20_Paragraph_20_Font"><text:span text:style-name="T1"> showed a strong positive response to the insecticide treatment. </text:span></text:span><text:span text:style-name="Default_20_Paragraph_20_Font"><text:span text:style-name="T96">Fungi increased abundance of </text:span></text:span><text:span text:style-name="Default_20_Paragraph_20_Font"><text:span text:style-name="T13">Piper</text:span></text:span><text:span text:style-name="Default_20_Paragraph_20_Font"><text:span text:style-name="T96"> </text:span></text:span><text:span text:style-name="Default_20_Paragraph_20_Font"><text:span text:style-name="T13">recessum</text:span></text:span><text:span text:style-name="Default_20_Paragraph_20_Font"><text:span text:style-name="T96"> and </text:span></text:span><text:span text:style-name="Default_20_Paragraph_20_Font"><text:span text:style-name="T13">Macaranga strigosa</text:span></text:span><text:span text:style-name="Default_20_Paragraph_20_Font"><text:span text:style-name="T96">.</text:span></text:span></text:p>
      <text:p text:style-name="P16"><text:span text:style-name="Default_20_Paragraph_20_Font"><text:span text:style-name="T1">At </text:span></text:span><text:span text:style-name="Default_20_Paragraph_20_Font"><text:span text:style-name="T97">the </text:span></text:span><text:span text:style-name="Default_20_Paragraph_20_Font"><text:span text:style-name="T1">low elevation, control plots exhibited higher within-treatment Bray-Curtis dissimilarity in community composition compared to the mid-altitude. Only the addition of herbivores resulted in a consistent decrease in dissimilarity with increasing elevation </text:span></text:span><text:span text:style-name="Default_20_Paragraph_20_Font"><text:span text:style-name="T17">(Supplementary Information: Appendix I, Fig S</text:span></text:span><text:span text:style-name="Default_20_Paragraph_20_Font"><text:span text:style-name="T21">2</text:span></text:span><text:span text:style-name="Default_20_Paragraph_20_Font"><text:span text:style-name="T17">). At the low elevat</text:span></text:span><text:span text:style-name="Default_20_Paragraph_20_Font"><text:span text:style-name="T1">ion, species composition changed primarily through species turnover (high balanced component, low gradient component of dissimilarity). However, at the other two </text:span></text:span><text:span text:style-name="Default_20_Paragraph_20_Font"><text:span text:style-name="T123">altitudes</text:span></text:span><text:span text:style-name="Default_20_Paragraph_20_Font"><text:span text:style-name="T1">, changes through shifts in the abundance structure </text:span></text:span><text:span text:style-name="Default_20_Paragraph_20_Font"><text:span text:style-name="T47">dominated in communities</text:span></text:span><text:span text:style-name="Default_20_Paragraph_20_Font"><text:span text:style-name="T1">. </text:span></text:span><text:span text:style-name="Default_20_Paragraph_20_Font"><text:span text:style-name="T48">All treatments, except fungi, had influenced</text:span></text:span><text:span text:style-name="Default_20_Paragraph_20_Font"><text:span text:style-name="T1"> </text:span></text:span><text:span text:style-name="Default_20_Paragraph_20_Font"><text:span text:style-name="T48">quantities of the </text:span></text:span><text:span text:style-name="Default_20_Paragraph_20_Font"><text:span text:style-name="T1">beta-diversity partiti</text:span></text:span><text:span text:style-name="Default_20_Paragraph_20_Font"><text:span text:style-name="T48">ons</text:span></text:span><text:span text:style-name="Default_20_Paragraph_20_Font"><text:span text:style-name="T1">. At the low elevation, insects reduced dissimilarity mainly by reducing the gradient component (</text:span></text:span><text:span text:style-name="Default_20_Paragraph_20_Font"><text:span text:style-name="T17">Fig. </text:span></text:span><text:span text:style-name="Default_20_Paragraph_20_Font"><text:span text:style-name="T18">3</text:span></text:span><text:span text:style-name="Default_20_Paragraph_20_Font"><text:span text:style-name="T1">). At the mid elevation reduction of the balanced component by insect, predator presence and increased levels of herbivory were leveled out by increase in the gradient </text:span></text:span><text:soft-page-break/><text:span text:style-name="Default_20_Paragraph_20_Font"><text:span text:style-name="T1">components, except for the herbivore addition treatment. This resulted in no changes to general dissimilarity. At the highest elevation increase in balanced component caused by insects, and presence of predators were both reflected in the increase in general dissimilarity. At this elevation, </text:span></text:span><text:span text:style-name="Default_20_Paragraph_20_Font"><text:span text:style-name="T49">treatment did not caused </text:span></text:span><text:span text:style-name="Default_20_Paragraph_20_Font"><text:span text:style-name="T1">decrease in the gradient component.</text:span></text:span></text:p>
      <text:p text:style-name="Standard"><text:span text:style-name="Default_20_Paragraph_20_Font"><text:span text:style-name="T1"><text:tab/>At the highest studied elevation, all treatments caused a shift from deterministically divergent (predictably unpredictable) towards random community assembly </text:span></text:span><text:span text:style-name="Default_20_Paragraph_20_Font"><text:span text:style-name="T17">(Fig. </text:span></text:span><text:span text:style-name="Default_20_Paragraph_20_Font"><text:span text:style-name="T19">4</text:span></text:span><text:span text:style-name="Default_20_Paragraph_20_Font"><text:span text:style-name="T17">)</text:span></text:span><text:span text:style-name="Default_20_Paragraph_20_Font"><text:span text:style-name="T1">. Similar but weaker shift were observed at the low altitude in cases of insecticide and fungicide, and the opposite patterns were found at the mid-elevation. There communities showed rather random assembly and only addition of herbivores significantly increased divergence of the community composition.</text:span></text:span></text:p>
      <text:p text:style-name="P15"><text:span text:style-name="Default_20_Paragraph_20_Font"><text:span text:style-name="T1">At mid and high elevation, plants with higher water content tend to increase in abundance along the effect vectors of fungi and insecticide treatments. </text:span></text:span><office:annotation office:name="11" loext:resolved="false"><dc:creator>Dell</dc:creator><dc:date>2023-11-07T12:35:00</dc:date><text:p>I should analyze all treatment vectors, here I only analyzed insecticide and fungicide as only these two vectors were significantly affecting the community composition. However, other treatments may still show significant correlation with trait values, even when species based ordination was not significant. Lack of significance in many cases can be attributed to high variability in species composition between the sites, and not necessarily a lack of effect. Trait based approach may describe a treatment effect better. But, should I use the results from RDA? What RDA does it tries to organize the abundances along a latent vector. By looking at all treatments we could try to see if these latent vectors are related to traits, even if abundances are not significantly lining up with these vectors.</text:p></office:annotation><text:span text:style-name="Default_20_Paragraph_20_Font"><text:span text:style-name="T1">At the mid elevation, plants with lower </text:span></text:span><text:span text:style-name="Default_20_Paragraph_20_Font"><text:span text:style-name="T17">SLA tend increase along the same vectors (Supplementary Information: Appendix I,</text:span></text:span><text:span text:style-name="Default_20_Paragraph_20_Font"><text:span text:style-name="T2"> </text:span></text:span><text:span text:style-name="Default_20_Paragraph_20_Font"><text:span text:style-name="T17">Tab. S</text:span></text:span><text:span text:style-name="Default_20_Paragraph_20_Font"><text:span text:style-name="T20">5</text:span></text:span><text:span text:style-name="Default_20_Paragraph_20_Font"><text:span text:style-name="T17">)</text:span></text:span><office:annotation-end office:name="11"/><text:span text:style-name="Default_20_Paragraph_20_Font"><text:span text:style-name="T17">. </text:span></text:span></text:p>
      <text:p text:style-name="P24"><text:span text:style-name="Default_20_Paragraph_20_Font"><text:span text:style-name="T1"><text:tab/>CWM for water content and SLA was </text:span></text:span><text:span text:style-name="Default_20_Paragraph_20_Font"><text:span text:style-name="T124">linearly, negatively</text:span></text:span><text:span text:style-name="Default_20_Paragraph_20_Font"><text:span text:style-name="T1"> related to species richness i.e., species CWM</text:span></text:span><text:span text:style-name="Default_20_Paragraph_20_Font"><text:span text:style-name="T122">SLA</text:span></text:span><text:span text:style-name="Default_20_Paragraph_20_Font"><text:span text:style-name="T1"> and CWM</text:span></text:span><text:span text:style-name="Default_20_Paragraph_20_Font"><text:span text:style-name="T122">WC</text:span></text:span><text:span text:style-name="Default_20_Paragraph_20_Font"><text:span text:style-name="T1"> were lower at high species richness sites, </text:span></text:span><text:span text:style-name="Default_20_Paragraph_20_Font"><text:span text:style-name="T50">and higher at low species rich sites </text:span></text:span><text:span text:style-name="Default_20_Paragraph_20_Font"><text:span text:style-name="T21">(Supplementary Information: Appendix I, Fig S3)</text:span></text:span><text:span text:style-name="Default_20_Paragraph_20_Font"><text:span text:style-name="T22">. This relatio</text:span></text:span><text:span text:style-name="Default_20_Paragraph_20_Font"><text:span text:style-name="T50">nship was t</text:span></text:span><text:span text:style-name="Default_20_Paragraph_20_Font"><text:span text:style-name="T124">he same</text:span></text:span><text:span text:style-name="Default_20_Paragraph_20_Font"><text:span text:style-name="T50"> for all sites, and treatments.</text:span></text:span></text:p>
      <text:p text:style-name="P17"><text:span text:style-name="Default_20_Paragraph_20_Font"><text:span text:style-name="T152">SLA and WtrC</text:span></text:span><text:span text:style-name="Default_20_Paragraph_20_Font"><text:span text:style-name="T1"> varied in their importance in predicting the change in biomass (Δ biomass) in response to a treatment (</text:span></text:span><text:span text:style-name="Default_20_Paragraph_20_Font"><text:span text:style-name="T17">Fig. </text:span></text:span><text:span text:style-name="Default_20_Paragraph_20_Font"><text:span text:style-name="T23">5</text:span></text:span><text:span text:style-name="Default_20_Paragraph_20_Font"><text:span text:style-name="T17">, Tab. </text:span></text:span><text:span text:style-name="Default_20_Paragraph_20_Font"><text:span text:style-name="T23">1</text:span></text:span><text:span text:style-name="Default_20_Paragraph_20_Font"><text:span text:style-name="T1">). SLA was significant, nonlinear only in the predator exclusion treatment. Species with higher water content tend to increase biomass in response to the fungicide treatment, similarly to the results of RDA. Water content, although not significant as a predictor, increased performance of all the models as a co-variate in all models. </text:span></text:span><text:span text:style-name="Default_20_Paragraph_20_Font"><text:span text:style-name="T7">Majority of </text:span></text:span><office:annotation office:name="12" loext:resolved="false"><dc:creator>Dell</dc:creator><dc:date>2023-11-07T12:49:00</dc:date><text:p>How do I know that? Calculate <text:span text:style-name="T200">partial variation for variables</text:span> (how?)</text:p></office:annotation><text:span text:style-name="Default_20_Paragraph_20_Font"><text:span text:style-name="T7">variation</text:span></text:span><office:annotation-end office:name="12"/><text:span text:style-name="Default_20_Paragraph_20_Font"><text:span text:style-name="T7"> in the biomass change was explained</text:span></text:span><text:span text:style-name="Default_20_Paragraph_20_Font"><text:span text:style-name="T1"> by abundance, site identity, intra-specific shifts in SLA values. </text:span></text:span><text:span text:style-name="Default_20_Paragraph_20_Font"><text:span text:style-name="T153">It is worth noting that all models were performing rather poorly.</text:span></text:span><text:span text:style-name="Default_20_Paragraph_20_Font"><text:span text:style-name="T90"> </text:span></text:span><text:span text:style-name="Default_20_Paragraph_20_Font"><text:span text:style-name="T11">[R squared measures for them.]</text:span></text:span><text:span text:style-name="Default_20_Paragraph_20_Font"><text:span text:style-name="T107"> </text:span></text:span><text:span text:style-name="Default_20_Paragraph_20_Font"><text:span text:style-name="T100">The error for the model with only descriptors was nearly always better or at least as good as model with traits and based on traits only </text:span></text:span><text:span text:style-name="Default_20_Paragraph_20_Font"><text:span text:style-name="T105">(Fig. 5)</text:span></text:span><text:span text:style-name="Default_20_Paragraph_20_Font"><text:span text:style-name="T100">. The only exception was </text:span></text:span><text:span text:style-name="Default_20_Paragraph_20_Font"><text:span text:style-name="T106">the insecticide treatment in </text:span></text:span><text:span text:style-name="Default_20_Paragraph_20_Font"><text:span text:style-name="T100">Wanang, where </text:span></text:span><text:span text:style-name="Default_20_Paragraph_20_Font"><text:span text:style-name="T106">model containing both </text:span></text:span><text:span text:style-name="Default_20_Paragraph_20_Font"><text:span text:style-name="T100">traits and descriptors obtained the lowest error </text:span></text:span><text:soft-page-break/><text:span text:style-name="Default_20_Paragraph_20_Font"><text:span text:style-name="T106">(best fit)</text:span></text:span><text:span text:style-name="Default_20_Paragraph_20_Font"><text:span text:style-name="T100">. Model based only on traits consistently produced larger errors, or errors were consistent with the other two models. </text:span></text:span><text:span text:style-name="Default_20_Paragraph_20_Font"><text:span text:style-name="T101">Errors tend to increase with elevation for fungi, there is no change in for herbivores and weak upward trend in errors for model based on traits. For Insecticide </text:span></text:span><text:span text:style-name="Default_20_Paragraph_20_Font"><text:span text:style-name="T102">and Predator, </text:span></text:span><text:span text:style-name="Default_20_Paragraph_20_Font"><text:span text:style-name="T101">all models have </text:span></text:span><text:span text:style-name="Default_20_Paragraph_20_Font"><text:span text:style-name="T102">some of </text:span></text:span><text:span text:style-name="Default_20_Paragraph_20_Font"><text:span text:style-name="T101">the lowest errors at the mid-altitude.</text:span></text:span></text:p>
      <text:p text:style-name="P18"><text:span text:style-name="Default_20_Paragraph_20_Font"><text:span text:style-name="T98"/></text:span></text:p>
      <text:p text:style-name="P2">Discussion</text:p>
      <text:p text:style-name="P19"/>
      <text:p text:style-name="P21">Our results indicate that biotic factors influence pioneer vegetation, but the direction and magnitude of their effects are varying depending on local plant community characteristics and elevation. With the exception of a strong negative effect of insects at the mid-elevation, <text:span text:style-name="T191">and negative effect of insect addition at low elevation, </text:span>biomass remained resilient to experimental treatments, suggesting a strong bottom-up control of <text:span text:style-name="T191">plant </text:span>community biomass. <text:span text:style-name="T191">Former effect, however, </text:span>was not coupled with any positive effect of predators, which could suggest a lack of top-down cascades affecting plant biomass. <text:span text:style-name="T191">This may be characteristic to pioneer succession, and points to a high resilience in the biomass accumulation at this stages. </text:span><text:span text:style-name="T192">Effects of biomass are important, as growth rate is one of the best predictors of regeneration, accumulation of </text:span><text:span text:style-name="T162">species, that result in higher diversity and plant species richness (</text:span><text:span text:style-name="T163">ref</text:span><text:span text:style-name="T162">)</text:span><text:span text:style-name="T192">.</text:span><text:span text:style-name="T191"> </text:span><text:span text:style-name="Default_20_Paragraph_20_Font"><text:span text:style-name="T1">Contrary to our expectations, fungi and insects exhibited similar patterns in their effects on plant community diversity, density, and richness at all three elevations. Both high and low elevations showed an increase in richness and density, possibly due to negative density dependence, which </text:span></text:span><text:span text:style-name="Default_20_Paragraph_20_Font"><text:span text:style-name="T104">could have </text:span></text:span><text:span text:style-name="Default_20_Paragraph_20_Font"><text:span text:style-name="T1">opened up niche space for additional plant species. However, it is puzzling that these effects were absent at the mid-elevation. It is possible, though, that fungi and insects compensate for each other's effects, resulting in a nullification of individual treatment effects (</text:span></text:span><text:span text:style-name="Default_20_Paragraph_20_Font"><text:span text:style-name="T7">ref</text:span></text:span><text:span text:style-name="Default_20_Paragraph_20_Font"><text:span text:style-name="T1">). If there is a strong compensation by either fungi or other factors, and we remove insects from a plot, then the treatment effect would not be detected for both of these treatments. Moreover, there will be no correlation between magnitudes of their effects. To be certain about the presence of these effects additional treatment combining insecticide and fungicide treatment would have to be evaluated. Certainly, we cannot exclude also other factors, </text:span></text:span><text:soft-page-break/><text:span text:style-name="Default_20_Paragraph_20_Font"><text:span text:style-name="T1">like rodents </text:span></text:span><text:span text:style-name="Default_20_Paragraph_20_Font"><text:span text:style-name="T76">(</text:span></text:span><text:span text:style-name="Default_20_Paragraph_20_Font"><text:span text:style-name="T9">ref</text:span></text:span><text:span text:style-name="Default_20_Paragraph_20_Font"><text:span text:style-name="T76">) </text:span></text:span><text:span text:style-name="Default_20_Paragraph_20_Font"><text:span text:style-name="T1">and the importance of the soil natural-enemy communities, which were not studied here. This calls for more thoughtful experimental designs. Huge within-treatment variation in </text:span></text:span><text:span text:style-name="Default_20_Paragraph_20_Font"><text:span text:style-name="T76">the </text:span></text:span><text:span text:style-name="Default_20_Paragraph_20_Font"><text:span text:style-name="T1">Jaccard index of plant community similarity compared to low and high elevations may suggests, that local diversity may play a significant role in mediating the factors’ effect sizes and directions.</text:span></text:span></text:p>
      <text:p text:style-name="P13"><text:span text:style-name="Default_20_Paragraph_20_Font"><text:span text:style-name="T60"><text:tab/></text:span></text:span></text:p>
      <text:p text:style-name="P13"><text:span text:style-name="Default_20_Paragraph_20_Font"><text:span text:style-name="T60"><text:tab/></text:span></text:span><text:span text:style-name="Default_20_Paragraph_20_Font"><text:span text:style-name="T62">Surprising correlations of effects for all insect related treatments.</text:span></text:span></text:p>
      <text:p text:style-name="P13"><text:span text:style-name="Default_20_Paragraph_20_Font"><text:span text:style-name="T60"/></text:span></text:p>
      <text:p text:style-name="P13"><text:span text:style-name="Default_20_Paragraph_20_Font"><text:span text:style-name="T60"><text:tab/>Surprisingly,</text:span></text:span><text:span text:style-name="Default_20_Paragraph_20_Font"><text:span text:style-name="T61"> elevated abundances of herbivores had no effect on plant biomass in Numba when there was a cle</text:span></text:span><text:span text:style-name="Default_20_Paragraph_20_Font"><text:span text:style-name="T16">ar effect of insects at this elevation. This lack of consistency</text:span></text:span><text:span text:style-name="Default_20_Paragraph_20_Font"><text:span text:style-name="T1"> because the ability to reduce plant biomass is attributed mainly to highly specialized herbivores. That would, however result in some effects of insects on richness and diversity. These were not observed. Numba is the most species rich from our sites. These species have lowest SLA from all sites </text:span></text:span><text:span text:style-name="Default_20_Paragraph_20_Font"><text:span text:style-name="T76">(</text:span></text:span><text:span text:style-name="Default_20_Paragraph_20_Font"><text:span text:style-name="T76"><office:annotation><dc:creator>Nieznany autor</dc:creator><dc:date>2023-11-21T13:43:09.274000000</dc:date><text:p><text:span text:style-name="T197">add figure to the supplement</text:span></text:p></office:annotation></text:span></text:span><text:span text:style-name="Default_20_Paragraph_20_Font"><text:span text:style-name="T76">)</text:span></text:span><text:span text:style-name="Default_20_Paragraph_20_Font"><text:span text:style-name="T1">. These species may have limited compensation abilities. </text:span></text:span><text:span text:style-name="Default_20_Paragraph_20_Font"><text:span text:style-name="T76">In the absence of herbivores,</text:span></text:span><text:span text:style-name="Default_20_Paragraph_20_Font"><text:span text:style-name="T1"> plants with higher SLA tend to </text:span></text:span><text:span text:style-name="Default_20_Paragraph_20_Font"><text:span text:style-name="T76">dominate</text:span></text:span><text:span text:style-name="Default_20_Paragraph_20_Font"><text:span text:style-name="T1"> the community </text:span></text:span><text:span text:style-name="Default_20_Paragraph_20_Font"><text:span text:style-name="T76">(</text:span></text:span><text:span text:style-name="Default_20_Paragraph_20_Font"><text:span text:style-name="T9">ref</text:span></text:span><text:span text:style-name="Default_20_Paragraph_20_Font"><text:span text:style-name="T76">)</text:span></text:span><text:span text:style-name="Default_20_Paragraph_20_Font"><text:span text:style-name="T1">, </text:span></text:span><text:span text:style-name="Default_20_Paragraph_20_Font"><text:span text:style-name="T76">which may</text:span></text:span><text:span text:style-name="Default_20_Paragraph_20_Font"><text:span text:style-name="T1"> cause the increase in biomass.</text:span></text:span><text:span text:style-name="Default_20_Paragraph_20_Font"><text:span text:style-name="T1"><office:annotation><dc:creator>Nieznany autor</dc:creator><dc:date>2023-11-21T13:45:49.242000000</dc:date><text:p text:style-name="P33"><text:span text:style-name="T197">According to (Zirbel and Brudvig 2020)[ plants with lower SLA tend to establish better in the high light conditions.</text:span></text:p></office:annotation></text:span></text:span></text:p>
      <text:p text:style-name="P10"><text:span text:style-name="Default_20_Paragraph_20_Font"><text:span text:style-name="T1"><text:tab/>Significant effects of top predators on richness and diversity of top-predators occurred more often at the highest elevation. </text:span></text:span><text:span text:style-name="Default_20_Paragraph_20_Font"><text:span text:style-name="T145">T</text:span></text:span><text:span text:style-name="Default_20_Paragraph_20_Font"><text:span text:style-name="T1">heir effects are positive, a</text:span></text:span><text:span text:style-name="Default_20_Paragraph_20_Font"><text:span text:style-name="T78">s </text:span></text:span><text:span text:style-name="Default_20_Paragraph_20_Font"><text:span text:style-name="T145">predicted</text:span></text:span><text:span text:style-name="Default_20_Paragraph_20_Font"><text:span text:style-name="T78"> by</text:span></text:span><text:span text:style-name="Default_20_Paragraph_20_Font"><text:span text:style-name="T1"> classic, mechanistic model of the top-down control </text:span></text:span><text:span text:style-name="Default_20_Paragraph_20_Font"><text:span text:style-name="T77">(</text:span></text:span><text:span text:style-name="Default_20_Paragraph_20_Font"><text:span text:style-name="T10">ref</text:span></text:span><text:span text:style-name="Default_20_Paragraph_20_Font"><text:span text:style-name="T77">)</text:span></text:span><text:span text:style-name="Default_20_Paragraph_20_Font"><text:span text:style-name="T1">. </text:span></text:span><text:span text:style-name="Default_20_Paragraph_20_Font"><text:span text:style-name="T78">However, in these situation we also </text:span></text:span><text:span text:style-name="Default_20_Paragraph_20_Font"><text:span text:style-name="T145">observe</text:span></text:span><text:span text:style-name="Default_20_Paragraph_20_Font"><text:span text:style-name="T1"> </text:span></text:span><text:span text:style-name="Default_20_Paragraph_20_Font"><text:span text:style-name="T78">positive effects of insects on these sites, instead of negative effects</text:span></text:span><text:span text:style-name="Default_20_Paragraph_20_Font"><text:span text:style-name="T1">. </text:span></text:span><text:span text:style-name="Default_20_Paragraph_20_Font"><text:span text:style-name="T78">Moreover, a </text:span></text:span><text:span text:style-name="Default_20_Paragraph_20_Font"><text:span text:style-name="T1">lack of effect does not necessarily mean that the cascading effects are not present. However, negative correlation of the predator and insect effects is expected at minimum. In our case, significant correlations of herbivorous insects and their predators effects on vegetation biomass, diversity, richness, and density were either not significant nor positive, especially at the high elevation </text:span></text:span><text:span text:style-name="Default_20_Paragraph_20_Font"><text:span text:style-name="T78">(</text:span></text:span><text:span text:style-name="Default_20_Paragraph_20_Font"><text:span text:style-name="T78"><office:annotation><dc:creator>Nieznany autor</dc:creator><dc:date>2023-11-21T13:55:48.935000000</dc:date><text:p text:style-name="P32"><text:span text:style-name="T197">Add figures to the supplement</text:span></text:p></office:annotation></text:span></text:span><text:span text:style-name="Default_20_Paragraph_20_Font"><text:span text:style-name="T78">)</text:span></text:span><text:span text:style-name="Default_20_Paragraph_20_Font"><text:span text:style-name="T1">. Positive correlation means, that the exclosure treatment (no top-predators, expected higher insect abundances) had the same effect on vegetation, as the insecticide treatment (reduced insect abundance). It is possible, that in the exclosure spiders are released from the predatory pressure and exert stronger pressure on herbivores (intermediate predation that modifies the effect). Due to limitations of surveying the plots for insects to see exactly what had happened. Exclusion intensifies spider predation either by creating conditions for </text:span></text:span><text:soft-page-break/><text:span text:style-name="Default_20_Paragraph_20_Font"><text:span text:style-name="T1">web building spiders, or by reducing predatory spider mortality, which intensifies predation on herbivores </text:span></text:span><text:reference-mark-start text:name="ZOTERO_ITEM CSL_CITATION {&quot;citationID&quot;:&quot;OKdQeIlf&quot;,&quot;properties&quot;:{&quot;formattedCitation&quot;:&quot;(Schmitz 2010)&quot;,&quot;plainCitation&quot;:&quot;(Schmitz 2010)&quot;,&quot;noteIndex&quot;:0},&quot;citationItems&quot;:[{&quot;id&quot;:387,&quot;uris&quot;:[&quot;http://zotero.org/users/1954708/items/J4JYQEQA&quot;],&quot;itemData&quot;:{&quot;id&quot;:387,&quot;type&quot;:&quot;book&quot;,&quot;abstract&quot;:&quot;An ecosystem's complexity develops from the vast numbers of species interacting in ecological communities. The nature of these interactions, in turn, depends on environmental context. How do these components together influence an ecosystem's behavior as a whole? Can ecologists resolve an ecosystem's complexity in order to predict its response to disturbances? &lt;i&gt;Resolving Ecosystem Complexity&lt;/i&gt; develops a framework for anticipating the ways environmental context determines the functioning of ecosystems.  Oswald Schmitz addresses the critical questions of contemporary ecology: How should an ecosystem be conceptualized to blend its biotic and biophysical components? How should evolutionary ecological principles be used to derive an operational understanding of complex, adaptive ecosystems? How should the relationship between the functional biotic diversity of ecosystems and their properties be understood? Schmitz begins with the universal concept that ecosystems are comprised of species that consume resources and which are then resources for other consumers. From this, he deduces a fundamental rule or evolutionary ecological mechanism for explaining context dependency: individuals within a species trade off foraging gains against the risk of being consumed by predators. Through empirical examples, Schmitz illustrates how species use evolutionary ecological strategies to negotiate a predator-eat-predator world, and he suggests that the implications of species trade-offs are critical to making ecology a predictive science.  Bridging the traditional divides between individuals, populations, and communities in ecology, &lt;i&gt;Resolving Ecosystem Complexity&lt;/i&gt; builds a systematic foundation for thinking about natural systems.&quot;,&quot;archive&quot;:&quot;JSTOR&quot;,&quot;ISBN&quot;:&quot;978-0-691-12849-8&quot;,&quot;publisher&quot;:&quot;Princeton University Press&quot;,&quot;source&quot;:&quot;JSTOR&quot;,&quot;title&quot;:&quot;Resolving Ecosystem Complexity (MPB-47)&quot;,&quot;URL&quot;:&quot;https://www.jstor.org/stable/j.ctt7rs7b&quot;,&quot;author&quot;:[{&quot;family&quot;:&quot;Schmitz&quot;,&quot;given&quot;:&quot;Oswald J.&quot;}],&quot;accessed&quot;:{&quot;date-parts&quot;:[[&quot;2019&quot;,4,18]]},&quot;issued&quot;:{&quot;date-parts&quot;:[[&quot;2010&quot;]]}}}],&quot;schema&quot;:&quot;https://github.com/citation-style-language/schema/raw/master/csl-citation.json&quot;} RND1utMu2BSCv"/><text:span text:style-name="Default_20_Paragraph_20_Font"><text:span text:style-name="T1">(Schmitz 2010)</text:span></text:span><text:reference-mark-end text:name="ZOTERO_ITEM CSL_CITATION {&quot;citationID&quot;:&quot;OKdQeIlf&quot;,&quot;properties&quot;:{&quot;formattedCitation&quot;:&quot;(Schmitz 2010)&quot;,&quot;plainCitation&quot;:&quot;(Schmitz 2010)&quot;,&quot;noteIndex&quot;:0},&quot;citationItems&quot;:[{&quot;id&quot;:387,&quot;uris&quot;:[&quot;http://zotero.org/users/1954708/items/J4JYQEQA&quot;],&quot;itemData&quot;:{&quot;id&quot;:387,&quot;type&quot;:&quot;book&quot;,&quot;abstract&quot;:&quot;An ecosystem's complexity develops from the vast numbers of species interacting in ecological communities. The nature of these interactions, in turn, depends on environmental context. How do these components together influence an ecosystem's behavior as a whole? Can ecologists resolve an ecosystem's complexity in order to predict its response to disturbances? &lt;i&gt;Resolving Ecosystem Complexity&lt;/i&gt; develops a framework for anticipating the ways environmental context determines the functioning of ecosystems.  Oswald Schmitz addresses the critical questions of contemporary ecology: How should an ecosystem be conceptualized to blend its biotic and biophysical components? How should evolutionary ecological principles be used to derive an operational understanding of complex, adaptive ecosystems? How should the relationship between the functional biotic diversity of ecosystems and their properties be understood? Schmitz begins with the universal concept that ecosystems are comprised of species that consume resources and which are then resources for other consumers. From this, he deduces a fundamental rule or evolutionary ecological mechanism for explaining context dependency: individuals within a species trade off foraging gains against the risk of being consumed by predators. Through empirical examples, Schmitz illustrates how species use evolutionary ecological strategies to negotiate a predator-eat-predator world, and he suggests that the implications of species trade-offs are critical to making ecology a predictive science.  Bridging the traditional divides between individuals, populations, and communities in ecology, &lt;i&gt;Resolving Ecosystem Complexity&lt;/i&gt; builds a systematic foundation for thinking about natural systems.&quot;,&quot;archive&quot;:&quot;JSTOR&quot;,&quot;ISBN&quot;:&quot;978-0-691-12849-8&quot;,&quot;publisher&quot;:&quot;Princeton University Press&quot;,&quot;source&quot;:&quot;JSTOR&quot;,&quot;title&quot;:&quot;Resolving Ecosystem Complexity (MPB-47)&quot;,&quot;URL&quot;:&quot;https://www.jstor.org/stable/j.ctt7rs7b&quot;,&quot;author&quot;:[{&quot;family&quot;:&quot;Schmitz&quot;,&quot;given&quot;:&quot;Oswald J.&quot;}],&quot;accessed&quot;:{&quot;date-parts&quot;:[[&quot;2019&quot;,4,18]]},&quot;issued&quot;:{&quot;date-parts&quot;:[[&quot;2010&quot;]]}}}],&quot;schema&quot;:&quot;https://github.com/citation-style-language/schema/raw/master/csl-citation.json&quot;} RND1utMu2BSCv"/><text:span text:style-name="Default_20_Paragraph_20_Font"><text:span text:style-name="T1">. </text:span></text:span><text:span text:style-name="Default_20_Paragraph_20_Font"><text:span text:style-name="T78">A</text:span></text:span><text:span text:style-name="Default_20_Paragraph_20_Font"><text:span text:style-name="T1">t least in Wanang no cosistent increase in spider abundance was observed, </text:span></text:span><text:span text:style-name="Default_20_Paragraph_20_Font"><text:span text:style-name="T78">and we</text:span></text:span><text:span text:style-name="Default_20_Paragraph_20_Font"><text:span text:style-name="T1"> concluded </text:span></text:span><text:span text:style-name="Default_20_Paragraph_20_Font"><text:span text:style-name="T78">a </text:span></text:span><text:span text:style-name="Default_20_Paragraph_20_Font"><text:span text:style-name="T1">weak top-down control there (basically no effect of the exclosure). <text:s/></text:span></text:span><text:reference-mark-start text:name="ZOTERO_ITEM CSL_CITATION {&quot;citationID&quot;:&quot;aRbsgD14&quot;,&quot;properties&quot;:{&quot;formattedCitation&quot;:&quot;(Szefer et al. 2022)&quot;,&quot;plainCitation&quot;:&quot;(Szefer et al. 2022)&quot;,&quot;noteIndex&quot;:0},&quot;citationItems&quot;:[{&quot;id&quot;:2217,&quot;uris&quot;:[&quot;http://zotero.org/users/1954708/items/UE3YPDHJ&quot;],&quot;itemData&quot;:{&quot;id&quot;:2217,&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wYN0G6AOpU"/><text:span text:style-name="Default_20_Paragraph_20_Font"><text:span text:style-name="T1">(Szefer et al. 2022)</text:span></text:span><text:reference-mark-end text:name="ZOTERO_ITEM CSL_CITATION {&quot;citationID&quot;:&quot;aRbsgD14&quot;,&quot;properties&quot;:{&quot;formattedCitation&quot;:&quot;(Szefer et al. 2022)&quot;,&quot;plainCitation&quot;:&quot;(Szefer et al. 2022)&quot;,&quot;noteIndex&quot;:0},&quot;citationItems&quot;:[{&quot;id&quot;:2217,&quot;uris&quot;:[&quot;http://zotero.org/users/1954708/items/UE3YPDHJ&quot;],&quot;itemData&quot;:{&quot;id&quot;:2217,&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wYN0G6AOpU"/><text:span text:style-name="Default_20_Paragraph_20_Font"><text:span text:style-name="T1">. This might be different for N and Y (</text:span></text:span><text:span text:style-name="Default_20_Paragraph_20_Font"><text:span text:style-name="T1"><office:annotation><dc:creator>Nieznany autor</dc:creator><dc:date>2023-11-21T14:00:38.022000000</dc:date><text:p><text:span text:style-name="T197">evaluate using preliminary data?</text:span></text:p></office:annotation></text:span></text:span><text:span text:style-name="Default_20_Paragraph_20_Font"><text:span text:style-name="T1">). </text:span></text:span><text:span text:style-name="Default_20_Paragraph_20_Font"><text:span text:style-name="T78">However, intermediate predators can increase their predatory pressure also by behavioral changes.</text:span></text:span><text:span text:style-name="Default_20_Paragraph_20_Font"><text:span text:style-name="T1"> However, change in alternative predator community may as well be also behavioural (Schmitz).</text:span></text:span></text:p>
      <text:p text:style-name="P19"><text:span text:style-name="Default_20_Paragraph_20_Font"><text:span text:style-name="T1">Only insects affected the plant species composition at all elevations, and fungi also at the highest elevation. The analysis of beta diversity components showed, that all insect-related treatments (P, P+H, I) affect species turnover and dominance structure in a very similar way within elevation, but differently among elevations. At low altitudes, only insects reduced changes in dominance structure of plant communities. At the mid altitude insects acted as a filter for species – reduced species turnover and increased dominance shifts, and at the high altitude only increased species turnover. These effects are qualitatively different at each elevation and may be related to the humped-shaped patterns in regional species richness. In a rich regional pioneer species pool, the competitive landscape for plants may become more complex. In that case it can be more difficult for species-specific natural enemies to accumulate (</text:span></text:span><text:span text:style-name="Default_20_Paragraph_20_Font"><text:span text:style-name="T7">ref</text:span></text:span><text:span text:style-name="Default_20_Paragraph_20_Font"><text:span text:style-name="T1">), because the community composition is unpredictable, as may be suggested by high variation in Jaccard similarity at the mid altitude </text:span></text:span><text:span text:style-name="Default_20_Paragraph_20_Font"><text:span text:style-name="T79">(</text:span></text:span><text:span text:style-name="Default_20_Paragraph_20_Font"><text:span text:style-name="T79"><office:annotation><dc:creator>Nieznany autor</dc:creator><dc:date>2023-11-21T14:22:03.970000000</dc:date><text:p text:style-name="P32"><text:span text:style-name="T197">Add figure to the supplement</text:span></text:p></office:annotation></text:span></text:span><text:span text:style-name="Default_20_Paragraph_20_Font"><text:span text:style-name="T79">)</text:span></text:span><text:span text:style-name="Default_20_Paragraph_20_Font"><text:span text:style-name="T1">. Assembly analysis confirms higher randomness in plant community composition at the mid </text:span></text:span><text:span text:style-name="Default_20_Paragraph_20_Font"><text:span text:style-name="T146">altitude</text:span></text:span><text:span text:style-name="Default_20_Paragraph_20_Font"><text:span text:style-name="T1">. Therefore, </text:span></text:span><text:span text:style-name="Default_20_Paragraph_20_Font"><text:span text:style-name="T72">when species pool of pioneers is smaller, which means a more predictable composition, insects may open up space for new species and increase richness. Moreover, insects reduce dissimilarity for highly variable communities.</text:span></text:span></text:p>
      <text:p text:style-name="Standard"><text:span text:style-name="Default_20_Paragraph_20_Font"><text:span text:style-name="T72"><text:tab/></text:span></text:span><text:span text:style-name="Default_20_Paragraph_20_Font"><text:span text:style-name="T73">The </text:span></text:span><text:span text:style-name="Default_20_Paragraph_20_Font"><text:span text:style-name="T176">CWM of SLA and Wtr</text:span></text:span><text:span text:style-name="Default_20_Paragraph_20_Font"><text:span text:style-name="T177">C</text:span></text:span><text:span text:style-name="Default_20_Paragraph_20_Font"><text:span text:style-name="T176"> was negatively correlated with species richness, which means that dominant species in more rich communities had lower </text:span></text:span><text:span text:style-name="Default_20_Paragraph_20_Font"><text:span text:style-name="T177">values of these traits</text:span></text:span><text:span text:style-name="Default_20_Paragraph_20_Font"><text:span text:style-name="T176">. This pattern has already been observed for the old growth forest and was attributed to shifts from resource acquisitive to conservative strategies with accumulating species </text:span></text:span><text:reference-mark-start text:name="ZOTERO_ITEM CSL_CITATION {&quot;citationID&quot;:&quot;EZdj9pTu&quot;,&quot;properties&quot;:{&quot;formattedCitation&quot;:&quot;(Zhang et al. 2019)&quot;,&quot;plainCitation&quot;:&quot;(Zhang et al. 2019)&quot;,&quot;noteIndex&quot;:0},&quot;citationItems&quot;:[{&quot;id&quot;:487,&quot;uris&quot;:[&quot;http://zotero.org/users/1954708/items/QNABHLFF&quot;],&quot;itemData&quot;:{&quot;id&quot;:487,&quot;type&quot;:&quot;article-journal&quot;,&quot;abstract&quot;:&quot;&lt;h3&gt;Abstract&lt;/h3&gt; &lt;p&gt;Plants defend themselves against herbivores through the production of toxic and deterrent metabolites. Adapted herbivores can tolerate and sequester these metabolites, allowing them to feed on defended plants and become toxic to their own enemies. Can herbivore natural enemies overcome sequestered plant defense metabolites to prey on adapted herbivores? To address this question, we studied how entomopathogenic nematodes cope with benzoxazinoid defense metabolites that are produced by grasses and sequestered by a specialist maize herbivore, the western corn rootworm. We find that nematodes from US maize fields in regions in which the western corn rootworm was present over the last 50 years are behaviorally and metabolically resistant to sequestered benzoxazinoids and more infective towards the western corn rootworm than nematodes from other parts of the world. Exposure of a benzoxazinoid-susceptible nematode strain to the western corn rootworm for five generations results in higher behavioral and metabolic resistance and benzoxazinoid-dependent infectivity towards the western corn rootworm. Thus, herbivores that are exposed to a plant defense sequestering herbivore can evolve both behavioral and metabolic resistance to plant defense metabolites, and these traits are associated with higher infectivity towards a defense sequestering herbivore. We conclude that plant defense metabolites that are transferred through adapted herbivores may result in the evolution of resistance in herbivore natural enemies. Our study also identifies plant defense resistance as a novel target for the improvement of biological control agents.&lt;/p&gt;&quot;,&quot;container-title&quot;:&quot;bioRxiv&quot;,&quot;DOI&quot;:&quot;10.1101/710681&quot;,&quot;language&quot;:&quot;en&quot;,&quot;license&quot;:&quot;© 2019, Posted by Cold Spring Harbor Laboratory. This pre-print is available under a Creative Commons License (Attribution-NonCommercial-NoDerivs 4.0 International), CC BY-NC-ND 4.0, as described at http://creativecommons.org/licenses/by-nc-nd/4.0/&quot;,&quot;note&quot;:&quot;publisher: Cold Spring Harbor Laboratory\nsection: New Results&quot;,&quot;page&quot;:&quot;710681&quot;,&quot;source&quot;:&quot;www.biorxiv.org&quot;,&quot;title&quot;:&quot;Plant defense resistance in natural enemies of a specialist insect herbivore&quot;,&quot;author&quot;:[{&quot;family&quot;:&quot;Zhang&quot;,&quot;given&quot;:&quot;Xi&quot;},{&quot;family&quot;:&quot;Doan&quot;,&quot;given&quot;:&quot;Cong&quot;,&quot;dropping-particle&quot;:&quot;van&quot;},{&quot;family&quot;:&quot;Arce&quot;,&quot;given&quot;:&quot;Carla C. M.&quot;},{&quot;family&quot;:&quot;Hu&quot;,&quot;given&quot;:&quot;Lingfei&quot;},{&quot;family&quot;:&quot;Gruenig&quot;,&quot;given&quot;:&quot;Sandra&quot;},{&quot;family&quot;:&quot;Parisod&quot;,&quot;given&quot;:&quot;Christian&quot;},{&quot;family&quot;:&quot;Hibbard&quot;,&quot;given&quot;:&quot;Bruce E.&quot;},{&quot;family&quot;:&quot;Hervé&quot;,&quot;given&quot;:&quot;Maxime&quot;},{&quot;family&quot;:&quot;Robert&quot;,&quot;given&quot;:&quot;Christelle A. M.&quot;},{&quot;family&quot;:&quot;Machado&quot;,&quot;given&quot;:&quot;Ricardo A. R.&quot;},{&quot;family&quot;:&quot;Erb&quot;,&quot;given&quot;:&quot;Matthias&quot;}],&quot;issued&quot;:{&quot;date-parts&quot;:[[&quot;2019&quot;,7,25]]}}}],&quot;schema&quot;:&quot;https://github.com/citation-style-language/schema/raw/master/csl-citation.json&quot;} RNDXiRYbtKDUC"/><text:span text:style-name="T176">(Zhang et al. 2019)</text:span><text:reference-mark-end text:name="ZOTERO_ITEM CSL_CITATION {&quot;citationID&quot;:&quot;EZdj9pTu&quot;,&quot;properties&quot;:{&quot;formattedCitation&quot;:&quot;(Zhang et al. 2019)&quot;,&quot;plainCitation&quot;:&quot;(Zhang et al. 2019)&quot;,&quot;noteIndex&quot;:0},&quot;citationItems&quot;:[{&quot;id&quot;:487,&quot;uris&quot;:[&quot;http://zotero.org/users/1954708/items/QNABHLFF&quot;],&quot;itemData&quot;:{&quot;id&quot;:487,&quot;type&quot;:&quot;article-journal&quot;,&quot;abstract&quot;:&quot;&lt;h3&gt;Abstract&lt;/h3&gt; &lt;p&gt;Plants defend themselves against herbivores through the production of toxic and deterrent metabolites. Adapted herbivores can tolerate and sequester these metabolites, allowing them to feed on defended plants and become toxic to their own enemies. Can herbivore natural enemies overcome sequestered plant defense metabolites to prey on adapted herbivores? To address this question, we studied how entomopathogenic nematodes cope with benzoxazinoid defense metabolites that are produced by grasses and sequestered by a specialist maize herbivore, the western corn rootworm. We find that nematodes from US maize fields in regions in which the western corn rootworm was present over the last 50 years are behaviorally and metabolically resistant to sequestered benzoxazinoids and more infective towards the western corn rootworm than nematodes from other parts of the world. Exposure of a benzoxazinoid-susceptible nematode strain to the western corn rootworm for five generations results in higher behavioral and metabolic resistance and benzoxazinoid-dependent infectivity towards the western corn rootworm. Thus, herbivores that are exposed to a plant defense sequestering herbivore can evolve both behavioral and metabolic resistance to plant defense metabolites, and these traits are associated with higher infectivity towards a defense sequestering herbivore. We conclude that plant defense metabolites that are transferred through adapted herbivores may result in the evolution of resistance in herbivore natural enemies. Our study also identifies plant defense resistance as a novel target for the improvement of biological control agents.&lt;/p&gt;&quot;,&quot;container-title&quot;:&quot;bioRxiv&quot;,&quot;DOI&quot;:&quot;10.1101/710681&quot;,&quot;language&quot;:&quot;en&quot;,&quot;license&quot;:&quot;© 2019, Posted by Cold Spring Harbor Laboratory. This pre-print is available under a Creative Commons License (Attribution-NonCommercial-NoDerivs 4.0 International), CC BY-NC-ND 4.0, as described at http://creativecommons.org/licenses/by-nc-nd/4.0/&quot;,&quot;note&quot;:&quot;publisher: Cold Spring Harbor Laboratory\nsection: New Results&quot;,&quot;page&quot;:&quot;710681&quot;,&quot;source&quot;:&quot;www.biorxiv.org&quot;,&quot;title&quot;:&quot;Plant defense resistance in natural enemies of a specialist insect herbivore&quot;,&quot;author&quot;:[{&quot;family&quot;:&quot;Zhang&quot;,&quot;given&quot;:&quot;Xi&quot;},{&quot;family&quot;:&quot;Doan&quot;,&quot;given&quot;:&quot;Cong&quot;,&quot;dropping-particle&quot;:&quot;van&quot;},{&quot;family&quot;:&quot;Arce&quot;,&quot;given&quot;:&quot;Carla C. M.&quot;},{&quot;family&quot;:&quot;Hu&quot;,&quot;given&quot;:&quot;Lingfei&quot;},{&quot;family&quot;:&quot;Gruenig&quot;,&quot;given&quot;:&quot;Sandra&quot;},{&quot;family&quot;:&quot;Parisod&quot;,&quot;given&quot;:&quot;Christian&quot;},{&quot;family&quot;:&quot;Hibbard&quot;,&quot;given&quot;:&quot;Bruce E.&quot;},{&quot;family&quot;:&quot;Hervé&quot;,&quot;given&quot;:&quot;Maxime&quot;},{&quot;family&quot;:&quot;Robert&quot;,&quot;given&quot;:&quot;Christelle A. M.&quot;},{&quot;family&quot;:&quot;Machado&quot;,&quot;given&quot;:&quot;Ricardo A. R.&quot;},{&quot;family&quot;:&quot;Erb&quot;,&quot;given&quot;:&quot;Matthias&quot;}],&quot;issued&quot;:{&quot;date-parts&quot;:[[&quot;2019&quot;,7,25]]}}}],&quot;schema&quot;:&quot;https://github.com/citation-style-language/schema/raw/master/csl-citation.json&quot;} RNDXiRYbtKDUC"/><text:span text:style-name="Default_20_Paragraph_20_Font"><text:span text:style-name="T176">. This explanation would only be true if </text:span></text:span><text:span text:style-name="Default_20_Paragraph_20_Font"><text:span text:style-name="T177">in </text:span></text:span><text:span text:style-name="Default_20_Paragraph_20_Font"><text:span text:style-name="T176">more species rich </text:span></text:span><text:span text:style-name="Default_20_Paragraph_20_Font"><text:span text:style-name="T177">successional </text:span></text:span><text:span text:style-name="Default_20_Paragraph_20_Font"><text:span text:style-name="T176">communities trait </text:span></text:span><text:span text:style-name="Default_20_Paragraph_20_Font"><text:span text:style-name="T177">were </text:span></text:span><text:span text:style-name="Default_20_Paragraph_20_Font"><text:span text:style-name="T176">shifts </text:span></text:span><text:span text:style-name="Default_20_Paragraph_20_Font"><text:span text:style-name="T177">were occurring </text:span></text:span><text:span text:style-name="Default_20_Paragraph_20_Font"><text:span text:style-name="T176">faster than </text:span></text:span><text:span text:style-name="Default_20_Paragraph_20_Font"><text:span text:style-name="T177">in </text:span></text:span><text:span text:style-name="Default_20_Paragraph_20_Font"><text:span text:style-name="T176">species poor ones. If </text:span></text:span><text:span text:style-name="Default_20_Paragraph_20_Font"><text:span text:style-name="T178">t</text:span></text:span><text:span text:style-name="Default_20_Paragraph_20_Font"><text:span text:style-name="T161">hat is not the case</text:span></text:span><text:span text:style-name="Default_20_Paragraph_20_Font"><text:span text:style-name="T176">, than resource acquisition </text:span></text:span><text:soft-page-break/><text:span text:style-name="Default_20_Paragraph_20_Font"><text:span text:style-name="T177">(higher </text:span></text:span><text:span text:style-name="Default_20_Paragraph_20_Font"><text:span text:style-name="T176">SLA </text:span></text:span><text:span text:style-name="Default_20_Paragraph_20_Font"><text:span text:style-name="T178">and WtrC)</text:span></text:span><text:span text:style-name="Default_20_Paragraph_20_Font"><text:span text:style-name="T176"> would be a better strategy, or </text:span></text:span><text:span text:style-name="Default_20_Paragraph_20_Font"><text:span text:style-name="T178">it would result</text:span></text:span><text:span text:style-name="Default_20_Paragraph_20_Font"><text:span text:style-name="T176"> </text:span></text:span><text:span text:style-name="Default_20_Paragraph_20_Font"><text:span text:style-name="T178">from </text:span></text:span><text:span text:style-name="Default_20_Paragraph_20_Font"><text:span text:style-name="T176">a </text:span></text:span><text:span text:style-name="Default_20_Paragraph_20_Font"><text:span text:style-name="T161">weaker</text:span></text:span><text:span text:style-name="Default_20_Paragraph_20_Font"><text:span text:style-name="T176"> inter-specific competition at species poor sites. Our results, however, show that this relationshi</text:span></text:span><text:span text:style-name="Default_20_Paragraph_20_Font">p is present at all </text:span><text:span text:style-name="Default_20_Paragraph_20_Font"><text:span text:style-name="T188">experimental</text:span></text:span><text:span text:style-name="Default_20_Paragraph_20_Font"> and control plant communities. It is also not a result of trait value shif</text:span><text:span text:style-name="Default_20_Paragraph_20_Font"><text:span text:style-name="T189">ts by i</text:span></text:span><text:span text:style-name="Default_20_Paragraph_20_Font"><text:span text:style-name="T81">ndividual species</text:span></text:span><text:span text:style-name="Default_20_Paragraph_20_Font"><text:span text:style-name="T81"><office:annotation><dc:creator>Nieznany autor</dc:creator><dc:date>2023-10-18T10:14:00</dc:date><text:p>C<text:span text:style-name="T199">WM change was due to species with lower SLA to achieving higher abundances in the high richness plots (Supplement Figure SX), rather than species adjusting their SLA. </text:span>Plants showed <text:span text:style-name="T199">limited ability to change their SLA in response to treatments</text:span> and richness of the surrounding community [figure?] (Figure SX. SLA~richness).</text:p></office:annotation></text:span></text:span><text:span text:style-name="Default_20_Paragraph_20_Font"><text:span text:style-name="T80">. T</text:span></text:span><text:span text:style-name="Default_20_Paragraph_20_Font"><text:span text:style-name="T1">his might be caused by an increased competition between plants for some limited </text:span></text:span><text:span text:style-name="Default_20_Paragraph_20_Font"><text:span text:style-name="T85">r</text:span></text:span><text:span text:style-name="Default_20_Paragraph_20_Font"><text:span text:style-name="T1">esources.</text:span></text:span></text:p>
      <text:p text:style-name="P11"><text:span text:style-name="Default_20_Paragraph_20_Font"><text:span text:style-name="T1"><text:tab/></text:span></text:span><text:span text:style-name="Default_20_Paragraph_20_Font"><text:span text:style-name="T1"><office:annotation><dc:creator>Nieznany autor</dc:creator><dc:date>2023-10-18T10:17:00</dc:date><text:p>V<text:span text:style-name="T199">ariation in SLA</text:span> does not go up or down with community species richness. as it would be predicted by the limited similarity hypothesis (ref). Add to the supplement.</text:p></office:annotation></text:span></text:span><text:span text:style-name="Default_20_Paragraph_20_Font"><text:span text:style-name="T1">If traits were better at predicting species success at higher elevations, as predicted in case of weak top-down control, we should see significant correlation between SLA and </text:span></text:span><office:annotation office:name="__Annotation__10439_1458773734" loext:resolved="false"><dc:creator>Nieznany autor</dc:creator><dc:date>2023-11-21T14:31:17.582000000</dc:date><text:p text:style-name="P32"><text:span text:style-name="T197">As yet another measure of plant species success. But this referes to the plot level success, or higher position in the dominance structure.</text:span></text:p></office:annotation><text:span text:style-name="Default_20_Paragraph_20_Font"><text:span text:style-name="T1">Log(TotBio)</text:span></text:span><office:annotation-end office:name="__Annotation__10439_1458773734"/><text:span text:style-name="Default_20_Paragraph_20_Font"><text:span text:style-name="T1"> at the control plot and </text:span></text:span><text:span text:style-name="Default_20_Paragraph_20_Font"><text:span text:style-name="T86">our model fit measure (</text:span></text:span><text:span text:style-name="Default_20_Paragraph_20_Font"><text:span text:style-name="T1">R</text:span></text:span><text:span text:style-name="Default_20_Paragraph_20_Font"><text:span text:style-name="T190">2</text:span></text:span><text:span text:style-name="Default_20_Paragraph_20_Font"><text:span text:style-name="T86">) </text:span></text:span><text:span text:style-name="Default_20_Paragraph_20_Font"><text:span text:style-name="T1">should increase with the elevation</text:span></text:span><text:span text:style-name="Default_20_Paragraph_20_Font"><text:span text:style-name="T1"><office:annotation><dc:creator>Nieznany autor</dc:creator><dc:date>2023-11-21T14:31:03.166000000</dc:date><text:p text:style-name="P32"><text:span text:style-name="T197">This is not yet in the results section.</text:span></text:p></office:annotation></text:span></text:span><text:span text:style-name="Default_20_Paragraph_20_Font"><text:span text:style-name="T1">. This trend is not present at all </text:span></text:span><text:span text:style-name="Default_20_Paragraph_20_Font"><text:span text:style-name="T86">(</text:span></text:span><text:span text:style-name="Default_20_Paragraph_20_Font"><text:span text:style-name="T86"><office:annotation><dc:creator>Nieznany autor</dc:creator><dc:date>2023-11-21T14:30:15.391000000</dc:date><text:p text:style-name="P32"><text:span text:style-name="T197">Add table to the supplement</text:span></text:p></office:annotation></text:span></text:span><text:span text:style-name="Default_20_Paragraph_20_Font"><text:span text:style-name="T86">)</text:span></text:span><text:span text:style-name="Default_20_Paragraph_20_Font"><text:span text:style-name="T1">. </text:span></text:span><text:span text:style-name="Default_20_Paragraph_20_Font"><text:span text:style-name="T87">Instead, p</text:span></text:span><text:span text:style-name="Default_20_Paragraph_20_Font"><text:span text:style-name="T1">lants with lower SLA tend to have higher biomass irrespective of the elevation </text:span></text:span><text:span text:style-name="Default_20_Paragraph_20_Font"><text:span text:style-name="T87">(</text:span></text:span><text:span text:style-name="Default_20_Paragraph_20_Font"><text:span text:style-name="T87"><office:annotation><dc:creator>Nieznany autor</dc:creator><dc:date>2023-11-21T14:33:13.294000000</dc:date><text:p text:style-name="P32"><text:span text:style-name="T197">To the supplement</text:span></text:p></office:annotation></text:span></text:span><text:span text:style-name="Default_20_Paragraph_20_Font"><text:span text:style-name="T87">)</text:span></text:span><text:span text:style-name="Default_20_Paragraph_20_Font"><text:span text:style-name="T1">.</text:span></text:span><text:span text:style-name="Default_20_Paragraph_20_Font"><text:span text:style-name="T17"> </text:span></text:span></text:p>
      <text:p text:style-name="Standard"><text:span text:style-name="Default_20_Paragraph_20_Font"><text:span text:style-name="T30"><text:tab/>In the more complex analysis, w</text:span></text:span><text:span text:style-name="Default_20_Paragraph_20_Font"><text:span text:style-name="T17">hen we controlled for baseline </text:span></text:span><text:span text:style-name="Default_20_Paragraph_20_Font"><text:span text:style-name="T29">(evaluated at the control plot) </text:span></text:span><text:span text:style-name="Default_20_Paragraph_20_Font"><text:span text:style-name="T17">abundance, richness, site identity, trait plasticity (LRR SLA), and phylogeny we found rather limited effect of </text:span></text:span><text:change-start text:change-id="ct2372930986512"/><text:span text:style-name="Default_20_Paragraph_20_Font"><text:span text:style-name="T32">the </text:span></text:span><text:change-end text:change-id="ct2372930986512"/><text:span text:style-name="Default_20_Paragraph_20_Font"><text:span text:style-name="T17">studied traits.</text:span></text:span><text:change-start text:change-id="ct2372930979792"/><text:span text:style-name="Default_20_Paragraph_20_Font"><text:span text:style-name="T17"> </text:span></text:span><text:span text:style-name="Default_20_Paragraph_20_Font"><text:span text:style-name="T32">General effects of traits </text:span></text:span><text:change-end text:change-id="ct2372930979792"/><text:span text:style-name="Default_20_Paragraph_20_Font"><text:span text:style-name="T17"><text:s/>Differential effects of elevation found only for the SLA</text:span></text:span><text:change text:change-id="ct2372930980992"/><text:span text:style-name="Default_20_Paragraph_20_Font"><text:span text:style-name="T17"> at predator an</text:span></text:span><text:change-start text:change-id="ct2372930984112"/><text:span text:style-name="Default_20_Paragraph_20_Font"><text:span text:style-name="T32">d for WtrC <text:s/>at the</text:span></text:span><text:change-end text:change-id="ct2372930984112"/><text:span text:style-name="Default_20_Paragraph_20_Font"><text:span text:style-name="T17"> P+H sites</text:span></text:span><text:change-start text:change-id="ct2372930986752"/><text:span text:style-name="Default_20_Paragraph_20_Font"><text:span text:style-name="T17"> </text:span></text:span><text:change-end text:change-id="ct2372930986752"/><text:change-start text:change-id="ct2372930974032"/><text:span text:style-name="Default_20_Paragraph_20_Font"><text:span text:style-name="T32">(site * trait interaction)</text:span></text:span><text:change-end text:change-id="ct2372930974032"/><text:span text:style-name="Default_20_Paragraph_20_Font"><text:span text:style-name="T17">. </text:span></text:span><text:change text:change-id="ct2372930982912"/><text:change-start text:change-id="ct2372930973312"/><text:span text:style-name="Default_20_Paragraph_20_Font"><text:span text:style-name="T149">Suprisingly the effects</text:span></text:span><text:change-end text:change-id="ct2372930973312"/><text:span text:style-name="Default_20_Paragraph_20_Font"><text:span text:style-name="T1"> of insects are not trait media</text:span></text:span><text:span text:style-name="Default_20_Paragraph_20_Font"><text:span text:style-name="T82">ted</text:span></text:span><text:change-start text:change-id="ct2372930978592"/><text:span text:style-name="Default_20_Paragraph_20_Font"><text:span text:style-name="T82"> </text:span></text:span><text:span text:style-name="Default_20_Paragraph_20_Font"><text:span text:style-name="T83">(no correlation for trait values at the insecticide treat</text:span></text:span><text:change-end text:change-id="ct2372930978592"/><text:change-start text:change-id="ct2372930978112"/><text:span text:style-name="Default_20_Paragraph_20_Font"><text:span text:style-name="T83">ment)</text:span></text:span><text:change-end text:change-id="ct2372930978112"/><text:span text:style-name="Default_20_Paragraph_20_Font"><text:span text:style-name="T82">. </text:span></text:span><text:change-start text:change-id="ct2372930975952"/><text:span text:style-name="Default_20_Paragraph_20_Font"><text:span text:style-name="T83">Abundance at the plot of a given plant species </text:span></text:span><text:change-end text:change-id="ct2372930975952"/><text:span text:style-name="Default_20_Paragraph_20_Font"><text:span text:style-name="T84">SLA is a moderately good predictor of insect herbivory </text:span></text:span><text:reference-mark-start text:name="ZOTERO_ITEM CSL_CITATION {&quot;citationID&quot;:&quot;aX0SSKmd&quot;,&quot;properties&quot;:{&quot;formattedCitation&quot;:&quot;(Whitfeld et al. 2012, Zhang et al. 2023)&quot;,&quot;plainCitation&quot;:&quot;(Whitfeld et al. 2012, Zhang et al. 2023)&quot;,&quot;noteIndex&quot;:0},&quot;citationItems&quot;:[{&quot;id&quot;:649,&quot;uris&quot;:[&quot;http://zotero.org/users/1954708/items/2UQBAAVM&quot;],&quot;itemData&quot;:{&quot;id&quot;:649,&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https://doi.org/10.1890/11-0503.1&quot;,&quot;ISSN&quot;:&quot;1939-9170&quot;,&quot;issue&quot;:&quot;sp8&quot;,&quot;language&quot;:&quot;en&quot;,&quot;license&quot;:&quot;© 2012 by the Ecological Society of America&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id&quot;:2571,&quot;uris&quot;:[&quot;http://zotero.org/users/1954708/items/FAK36IB3&quot;],&quot;itemData&quot;:{&quot;id&quot;:2571,&quot;type&quot;:&quot;article-journal&quot;,&quot;abstract&quot;:&quot;Factors shaping the interspecific variations in herbivory have puzzled ecologists for decades and several hypotheses have been proposed to explain interspecific variation in leaf herbivory. In a tropical rainforest in Yunnan Province, China, we collected 6732 leaves from 129 species with canopy heights ranging from 1.6 to 65.0 m above the ground. We tested the role of canopy height, the diversity, composition and structural heterogeneity of neighbors and leaf traits in shaping the interspecific variations in herbivory. Results show that leaf herbivory decreased with canopy height and specific leaf area (SLA) and increased with leaf size. However, neighboring species' diversity, composition, and structural heterogeneity showed no association with herbivory. Therefore, neither the visual apparency effect nor the associational resistance effect was detected in this hyperdiverse tropical rainforest. These findings highlight the importance of vertical structure in shaping herbivory patterns in natural communities.&quot;,&quot;container-title&quot;:&quot;Ecology&quot;,&quot;DOI&quot;:&quot;10.1002/ecy.4028&quot;,&quot;ISSN&quot;:&quot;1939-9170&quot;,&quot;issue&quot;:&quot;5&quot;,&quot;language&quot;:&quot;en&quot;,&quot;license&quot;:&quot;© 2023 The Ecological Society of America.&quot;,&quot;note&quot;:&quot;_eprint: https://onlinelibrary.wiley.com/doi/pdf/10.1002/ecy.4028&quot;,&quot;page&quot;:&quot;e4028&quot;,&quot;source&quot;:&quot;Wiley Online Library&quot;,&quot;title&quot;:&quot;Canopy height, rather than neighborhood effects, shapes leaf herbivory in a tropical rainforest&quot;,&quot;volume&quot;:&quot;104&quot;,&quot;author&quot;:[{&quot;family&quot;:&quot;Zhang&quot;,&quot;given&quot;:&quot;Shuang&quot;},{&quot;family&quot;:&quot;Xu&quot;,&quot;given&quot;:&quot;Guo-Rui&quot;},{&quot;family&quot;:&quot;Zhang&quot;,&quot;given&quot;:&quot;Yu-Xin&quot;},{&quot;family&quot;:&quot;Zhang&quot;,&quot;given&quot;:&quot;Wen-Fu&quot;},{&quot;family&quot;:&quot;Cao&quot;,&quot;given&quot;:&quot;Min&quot;}],&quot;issued&quot;:{&quot;date-parts&quot;:[[&quot;2023&quot;]]}}}],&quot;schema&quot;:&quot;https://github.com/citation-style-language/schema/raw/master/csl-citation.json&quot;} RNDaT6fvp05hM"/><text:span text:style-name="Default_20_Paragraph_20_Font"><text:span text:style-name="T84">(Whitfeld et al. 2012, Zhang et al. 2023)</text:span></text:span><text:reference-mark-end text:name="ZOTERO_ITEM CSL_CITATION {&quot;citationID&quot;:&quot;aX0SSKmd&quot;,&quot;properties&quot;:{&quot;formattedCitation&quot;:&quot;(Whitfeld et al. 2012, Zhang et al. 2023)&quot;,&quot;plainCitation&quot;:&quot;(Whitfeld et al. 2012, Zhang et al. 2023)&quot;,&quot;noteIndex&quot;:0},&quot;citationItems&quot;:[{&quot;id&quot;:649,&quot;uris&quot;:[&quot;http://zotero.org/users/1954708/items/2UQBAAVM&quot;],&quot;itemData&quot;:{&quot;id&quot;:649,&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https://doi.org/10.1890/11-0503.1&quot;,&quot;ISSN&quot;:&quot;1939-9170&quot;,&quot;issue&quot;:&quot;sp8&quot;,&quot;language&quot;:&quot;en&quot;,&quot;license&quot;:&quot;© 2012 by the Ecological Society of America&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id&quot;:2571,&quot;uris&quot;:[&quot;http://zotero.org/users/1954708/items/FAK36IB3&quot;],&quot;itemData&quot;:{&quot;id&quot;:2571,&quot;type&quot;:&quot;article-journal&quot;,&quot;abstract&quot;:&quot;Factors shaping the interspecific variations in herbivory have puzzled ecologists for decades and several hypotheses have been proposed to explain interspecific variation in leaf herbivory. In a tropical rainforest in Yunnan Province, China, we collected 6732 leaves from 129 species with canopy heights ranging from 1.6 to 65.0 m above the ground. We tested the role of canopy height, the diversity, composition and structural heterogeneity of neighbors and leaf traits in shaping the interspecific variations in herbivory. Results show that leaf herbivory decreased with canopy height and specific leaf area (SLA) and increased with leaf size. However, neighboring species' diversity, composition, and structural heterogeneity showed no association with herbivory. Therefore, neither the visual apparency effect nor the associational resistance effect was detected in this hyperdiverse tropical rainforest. These findings highlight the importance of vertical structure in shaping herbivory patterns in natural communities.&quot;,&quot;container-title&quot;:&quot;Ecology&quot;,&quot;DOI&quot;:&quot;10.1002/ecy.4028&quot;,&quot;ISSN&quot;:&quot;1939-9170&quot;,&quot;issue&quot;:&quot;5&quot;,&quot;language&quot;:&quot;en&quot;,&quot;license&quot;:&quot;© 2023 The Ecological Society of America.&quot;,&quot;note&quot;:&quot;_eprint: https://onlinelibrary.wiley.com/doi/pdf/10.1002/ecy.4028&quot;,&quot;page&quot;:&quot;e4028&quot;,&quot;source&quot;:&quot;Wiley Online Library&quot;,&quot;title&quot;:&quot;Canopy height, rather than neighborhood effects, shapes leaf herbivory in a tropical rainforest&quot;,&quot;volume&quot;:&quot;104&quot;,&quot;author&quot;:[{&quot;family&quot;:&quot;Zhang&quot;,&quot;given&quot;:&quot;Shuang&quot;},{&quot;family&quot;:&quot;Xu&quot;,&quot;given&quot;:&quot;Guo-Rui&quot;},{&quot;family&quot;:&quot;Zhang&quot;,&quot;given&quot;:&quot;Yu-Xin&quot;},{&quot;family&quot;:&quot;Zhang&quot;,&quot;given&quot;:&quot;Wen-Fu&quot;},{&quot;family&quot;:&quot;Cao&quot;,&quot;given&quot;:&quot;Min&quot;}],&quot;issued&quot;:{&quot;date-parts&quot;:[[&quot;2023&quot;]]}}}],&quot;schema&quot;:&quot;https://github.com/citation-style-language/schema/raw/master/csl-citation.json&quot;} RNDaT6fvp05hM"/><text:span text:style-name="Default_20_Paragraph_20_Font"><text:span text:style-name="T1">. </text:span></text:span><text:span text:style-name="Default_20_Paragraph_20_Font"><text:span text:style-name="T88">We also showed nonlinear trends in the relationship. </text:span></text:span><text:span text:style-name="Default_20_Paragraph_20_Font"><text:span text:style-name="T1">In Wanang, plants with average SLA will respond positively, or at least non-negatively. When we add herbivores to the exclosure, their additional effect will affect water content, but not SLA. </text:span></text:span><text:span text:style-name="Default_20_Paragraph_20_Font"><text:span text:style-name="T88">I</text:span></text:span><text:span text:style-name="Default_20_Paragraph_20_Font"><text:span text:style-name="T1">t will promote high water content plants in the exclosure with herbivores. </text:span></text:span><text:span text:style-name="Default_20_Paragraph_20_Font"><text:span text:style-name="T88">Similar effect </text:span></text:span><text:span text:style-name="Default_20_Paragraph_20_Font"><text:span text:style-name="T1">was </text:span></text:span><text:span text:style-name="Default_20_Paragraph_20_Font"><text:span text:style-name="T88">also </text:span></text:span><text:span text:style-name="Default_20_Paragraph_20_Font"><text:span text:style-name="T1">found for fungi. This is different in </text:span></text:span><text:span text:style-name="Default_20_Paragraph_20_Font"><text:span text:style-name="T147">the mid, and high altitudes</text:span></text:span><text:span text:style-name="Default_20_Paragraph_20_Font"><text:span text:style-name="T1">. </text:span></text:span><text:span text:style-name="Default_20_Paragraph_20_Font"><text:span text:style-name="T88">There, for t</text:span></text:span><text:span text:style-name="Default_20_Paragraph_20_Font"><text:span text:style-name="T1">he predator removal treatment the </text:span></text:span><text:span text:style-name="Default_20_Paragraph_20_Font"><text:span text:style-name="T88">relationship between biomass change and SLA has an </text:span></text:span><text:span text:style-name="Default_20_Paragraph_20_Font"><text:span text:style-name="T1">opposite effect, </text:span></text:span><text:span text:style-name="Default_20_Paragraph_20_Font"><text:span text:style-name="T88">a</text:span></text:span><text:span text:style-name="Default_20_Paragraph_20_Font"><text:span text:style-name="T1">nd </text:span></text:span><text:span text:style-name="Default_20_Paragraph_20_Font"><text:span text:style-name="T88">at the </text:span></text:span><text:span text:style-name="Default_20_Paragraph_20_Font"><text:span text:style-name="T147">high altitude</text:span></text:span><text:span text:style-name="Default_20_Paragraph_20_Font"><text:span text:style-name="T1"> </text:span></text:span><text:span text:style-name="Default_20_Paragraph_20_Font"><text:span text:style-name="T88">biomass change decreases </text:span></text:span><text:span text:style-name="Default_20_Paragraph_20_Font"><text:span text:style-name="T1">linearly with SLA.</text:span></text:span><text:span text:style-name="Default_20_Paragraph_20_Font"><text:span text:style-name="T1"><office:annotation><dc:creator>Nieznany autor</dc:creator><dc:date>2023-11-21T14:45:07.467000000</dc:date><text:p><text:span text:style-name="T198">R</text:span><text:span text:style-name="T197">elationships between tree diversity and biomass dynamics: diversity-delta_biomass relationships should be positive and stronger at the pioneer stages – no niche space saturation yet (Lasky et al. 2014).</text:span></text:p></office:annotation></text:span></text:span></text:p>
      <text:p text:style-name="P19"><text:span text:style-name="Default_20_Paragraph_20_Font"><text:span text:style-name="T1">At least for richness, density and diversity measures, patterns seem to be correlated with the local plant species richness at each sites: low species richness plots have stronger positive effects and high species richness site (Numba, mid elevation) has weak to no effects. However, species </text:span></text:span><text:soft-page-break/><text:span text:style-name="Default_20_Paragraph_20_Font"><text:span text:style-name="T1">richness was a poor predictor of a LRR at the level of individual gardens </text:span></text:span><office:annotation office:name="__Annotation__11218_1458773734" loext:resolved="false"><dc:creator>Nieznany autor</dc:creator><dc:date>2023-11-21T14:48:42.970000000</dc:date><text:p text:style-name="P32"><text:span text:style-name="T197">Fig + Table</text:span></text:p></office:annotation><text:span text:style-name="Default_20_Paragraph_20_Font"><text:span text:style-name="T89">()</text:span></text:span><office:annotation-end office:name="__Annotation__11218_1458773734"/><text:span text:style-name="Default_20_Paragraph_20_Font"><text:span text:style-name="T1">. In case of strong bottom-up control, response of plant community to a treatment should not be correlated with its biomass or richness at the control plot. </text:span></text:span><text:span text:style-name="Default_20_Paragraph_20_Font"><text:span text:style-name="T1"><office:annotation><dc:creator>Nieznany autor</dc:creator><dc:date>2023-11-21T14:49:41.705000000</dc:date><text:p text:style-name="P34"><text:span text:style-name="T197">If under a treatment we see significant correlation this indicates that the effect of the treatment is correlated to initial community. This is a convoluted effect, meaning that it is top-down gets stronger with more biomass – which is also a definition of bottom-up… complicated. </text:span></text:p></office:annotation></text:span></text:span><text:span text:style-name="Default_20_Paragraph_20_Font"><text:span text:style-name="T89">W</text:span></text:span><text:span text:style-name="Default_20_Paragraph_20_Font"><text:span text:style-name="T1">he</text:span></text:span><text:span text:style-name="Default_20_Paragraph_20_Font"><text:span text:style-name="T89">neve</text:span></text:span><text:span text:style-name="Default_20_Paragraph_20_Font"><text:span text:style-name="T1">r changes in community are driven by the initial community we should be able to explain much of the LRR effect based on the initial community composition (control plots). The direction and strength of the effects seems to be richness-related. This is another evidence for bottom-up control.</text:span></text:span><text:span text:style-name="Default_20_Paragraph_20_Font"><text:span text:style-name="T1"><office:annotation><dc:creator>Nieznany autor</dc:creator><dc:date>2023-11-21T14:50:29.770000000</dc:date><text:p text:style-name="P34"><text:span text:style-name="T198">Find this analysis: Turns out that the strength of the effect is directly related to the baseline biomass at the plot, regardless of the elevation… (and treatment?) [CHECK IT OUT]. Is high richness of a plot reduces the effect of top-down factors</text:span><text:span text:style-name="T197">.</text:span></text:p></office:annotation></text:span></text:span></text:p>
      <text:p text:style-name="P20"><text:span text:style-name="Default_20_Paragraph_20_Font"><text:span text:style-name="T17">In s</text:span></text:span><text:span text:style-name="Default_20_Paragraph_20_Font"><text:span text:style-name="T31">umma</text:span></text:span><text:span text:style-name="Default_20_Paragraph_20_Font"><text:span text:style-name="T17">ry, the eff</text:span></text:span><text:span text:style-name="Default_20_Paragraph_20_Font"><text:span text:style-name="T1">ects of insects and other biotic factors are weak</text:span></text:span><text:span text:style-name="Default_20_Paragraph_20_Font"><text:span text:style-name="T89">est</text:span></text:span><text:span text:style-name="Default_20_Paragraph_20_Font"><text:span text:style-name="T1"> at the mid-elevation. The effects of herbivores and pathogenic fungi seem to affect trait community composition, but are absent at </text:span></text:span><text:span text:style-name="Default_20_Paragraph_20_Font"><text:span text:style-name="T148">the mid altitude</text:span></text:span><text:span text:style-name="Default_20_Paragraph_20_Font"><text:span text:style-name="T1">. High diversity of plants at the </text:span></text:span><text:span text:style-name="Default_20_Paragraph_20_Font"><text:span text:style-name="T148">mid altitude</text:span></text:span><text:span text:style-name="Default_20_Paragraph_20_Font"><text:span text:style-name="T1"> reduces the effects of fungi and herbivores and </text:span></text:span><text:span text:style-name="Default_20_Paragraph_20_Font"><text:span text:style-name="T89">top predators. </text:span></text:span><text:span text:style-name="Default_20_Paragraph_20_Font"><text:span text:style-name="T1">Only there insects had negative effect on biomass, but increase in generalist abundance did not. </text:span></text:span><text:span text:style-name="Default_20_Paragraph_20_Font"><text:span text:style-name="T89">The effect were m</text:span></text:span><text:span text:style-name="Default_20_Paragraph_20_Font"><text:span text:style-name="T1">ost </text:span></text:span><text:span text:style-name="Default_20_Paragraph_20_Font"><text:span text:style-name="T148">prevalent</text:span></text:span><text:span text:style-name="Default_20_Paragraph_20_Font"><text:span text:style-name="T1"> </text:span></text:span><text:span text:style-name="Default_20_Paragraph_20_Font"><text:span text:style-name="T148">at the high elevation.</text:span></text:span><text:span text:style-name="Default_20_Paragraph_20_Font"><text:span text:style-name="T1"> </text:span></text:span><text:span text:style-name="Default_20_Paragraph_20_Font"><text:span text:style-name="T148">T</text:span></text:span><text:span text:style-name="Default_20_Paragraph_20_Font"><text:span text:style-name="T1">here we got </text:span></text:span><text:span text:style-name="Default_20_Paragraph_20_Font"><text:span text:style-name="T89">mostly positive </text:span></text:span><text:span text:style-name="Default_20_Paragraph_20_Font"><text:span text:style-name="T1">effects of fungi, insec</text:span></text:span><text:span text:style-name="Default_20_Paragraph_20_Font"><text:span text:style-name="T89">t</text:span></text:span><text:span text:style-name="Default_20_Paragraph_20_Font"><text:span text:style-name="T1"> herbivores (both add</text:span></text:span><text:span text:style-name="Default_20_Paragraph_20_Font"><text:span text:style-name="T89">i</text:span></text:span><text:span text:style-name="Default_20_Paragraph_20_Font"><text:span text:style-name="T1">tion and removal) as well as tropic cascade of top-predators. Cascades seem to increase in strength at the highest elevation (and affect richness and diversity). Birds bats and ants somehow can affect arthropod predators, that releases insects from the pressure of their arthropod predators and this may have positive effect on plants. </text:span></text:span><text:span text:style-name="Default_20_Paragraph_20_Font"><text:span text:style-name="T89">There is also limited trait-mediation of the effects. Models suggest, that the initial and local conditions may </text:span></text:span><text:span text:style-name="Default_20_Paragraph_20_Font"><text:span text:style-name="T148">modulate</text:span></text:span><text:span text:style-name="Default_20_Paragraph_20_Font"><text:span text:style-name="T89"> the strength of biotic factor</text:span></text:span><text:span text:style-name="Default_20_Paragraph_20_Font"><text:span text:style-name="T89"><office:annotation><dc:creator>Nieznany autor</dc:creator><dc:date>2023-11-21T14:57:03.160000000</dc:date><text:p text:style-name="P32"><text:span text:style-name="T197"/></text:p><text:p text:style-name="P33"><text:span text:style-name="T197">Herbivores may be more specialized at the mid altitude also because of the mid-range effects and thus reduce their feeding range. Also variation in species composition between gardens may be higher here. This definitely does something to the biotic factors. Could generalists induce compensation? Would that result in the change in SLA response it is definitely correlatied as only Numba had some significant relationship for the SLA ~ totbio. But that seems to be bottom up control of the effects? And possibly also the plant community is more strongly affected by the competitive processes at 750. </text:span></text:p></office:annotation></text:span></text:span><text:span text:style-name="Default_20_Paragraph_20_Font"><text:span text:style-name="T89">s. <text:s/></text:span></text:span></text:p>
      <text:p text:style-name="P20"><text:span text:style-name="Default_20_Paragraph_20_Font"><text:span text:style-name="T89"/></text:span></text:p>
      <text:p text:style-name="P23"><text:span text:style-name="Default_20_Paragraph_20_Font"><text:span text:style-name="T3">Literature</text:span></text:span></text:p>
      <text:section text:style-name="Sect1" text:name="ZOTERO_BIBL {&quot;uncited&quot;:[],&quot;omitted&quot;:[],&quot;custom&quot;:[]} CSL_BIBLIOGRAPHY RNDkbRVgt7zDQ">
        <text:p text:style-name="Bibliography_20_1">Alberti, J., E. S. Bakker, R. van Klink, H. Olff, and C. Smit. 2017. Herbivore exclusion promotes a more stochastic plant community assembly in a natural grassland. Ecology 98:961–970.</text:p>
        <text:p text:style-name="Bibliography_20_1">Bagchi, R., R. E. Gallery, S. Gripenberg, S. J. Gurr, L. Narayan, C. E. Addis, R. P. Freckleton, and O. T. Lewis. 2014. Pathogens and insect herbivores drive rainforest plant diversity and composition. Nature 506:85–88.</text:p>
        <text:p text:style-name="Bibliography_20_1">Barber, N. A., and R. J. Marquis. 2011. Light environment and the impacts of foliage quality on herbivorous insect attack and bird predation. Oecologia 166:401–409.</text:p>
        <text:p text:style-name="Bibliography_20_1">Baselga, A. 2017. Partitioning abundance-based multiple-site dissimilarity into components: balanced variation in abundance and abundance gradients. Methods in Ecology and Evolution 8:799–808.</text:p>
        <text:p text:style-name="Bibliography_20_1">Chase, J. M., N. J. B. Kraft, K. G. Smith, M. Vellend, and B. D. Inouye. 2011. Using null models to disentangle variation in community dissimilarity from variation in α-diversity. Ecosphere 2:art24.</text:p>
        <text:p text:style-name="Bibliography_20_1">Comita, L. S., and S. M. Stump. 2020. Natural Enemies and the Maintenance of Tropical Tree Diversity: Recent Insights and Implications for the Future of Biodiversity in a Changing World1. Annals of the Missouri Botanical Garden 105:377–392.</text:p>
        <text:p text:style-name="Bibliography_20_1">Freckleton, R. P., and O. T. Lewis. 2006. Pathogens, density dependence and the coexistence of tropical trees. Proceedings. Biological Sciences 273:2909–2916.</text:p>
        <text:p text:style-name="Bibliography_20_1">Gripenberg, S., R. Bagchi, R. E. Gallery, R. P. Freckleton, L. Narayan, and O. T. Lewis. 2014. Testing for enemy-mediated density-dependence in the mortality of seedlings: field experiments with five Neotropical tree species. Oikos 123:185–193.</text:p>
        <text:p text:style-name="Bibliography_20_1">Homeier, J., T. Seeler, K. Pierick, and C. Leuschner. 2021. Leaf trait variation in species-rich tropical Andean forests. Scientific Reports 11:9993.</text:p>
        <text:p text:style-name="Bibliography_20_1">Houska Tahadlova, M., O. Mottl, L. R. Jorge, B. Koane, V. Novotny, and K. Sam. 2023. Trophic cascades in tropical rainforests: Effects of vertebrate predator exclusion on arthropods and plants in Papua New Guinea. Biotropica 55:70–80.</text:p>
        <text:p text:style-name="Bibliography_20_1">Islam, T., M. Hamid, I. A. Nawchoo, and A. A. Khuroo. 2024. Leaf functional traits vary among growth forms and vegetation zones in the Himalaya. Science of The Total Environment 906:167274.</text:p>
        <text:p text:style-name="Bibliography_20_1"><text:soft-page-break/>Jia, S., X. Wang, Z. Yuan, F. Lin, J. Ye, G. Lin, Z. Hao, and R. Bagchi. 2020. Tree species traits affect which natural enemies drive the Janzen-Connell effect in a temperate forest. Nature Communications 11:286.</text:p>
        <text:p text:style-name="Bibliography_20_1">Kergunteuil, A., G. Röder, and S. Rasmann. 2019. Environmental gradients and the evolution of tri-trophic interactions. Ecology Letters 22:292–301.</text:p>
        <text:p text:style-name="Bibliography_20_1">Kleinschmidt, S., W. Wanek, F. Kreinecker, D. Hackl, D. Jenking, A. Weissenhofer, and P. Hietz. 2020. Successional habitat filtering of rainforest trees is explained by potential growth more than by functional traits. Functional Ecology 34:1438–1447.</text:p>
        <text:p text:style-name="Bibliography_20_1">Kobe, R. K., and C. F. Vriesendorp. 2011. Conspecific density dependence in seedlings varies with species shade tolerance in a wet tropical forest. Ecology Letters 14:503–510.</text:p>
        <text:p text:style-name="Bibliography_20_1">Krishnadas, M., R. Bagchi, S. Sridhara, and L. S. Comita. 2018. Weaker plant-enemy interactions decrease tree seedling diversity with edge-effects in a fragmented tropical forest. Nature Communications 9.</text:p>
        <text:p text:style-name="Bibliography_20_1">Lai, H. R., D. Craven, J. S. Hall, F. K. C. Hui, and M. van Breugel. 2021. Successional syndromes of saplings in tropical secondary forests emerge from environment-dependent trait–demography relationships. Ecology Letters 24:1776–1787.</text:p>
        <text:p text:style-name="Bibliography_20_1">Letourneau, D. K., L. A. Dyer, and G. V. C. 2004. Indirect Effects of a Top Predator on a Rain Forest Understory Plant Community. Ecology 85:2144–2152.</text:p>
        <text:p text:style-name="Bibliography_20_1">Longino, J. T., M. G. Branstetter, and P. S. Ward. 2019. Ant diversity patterns across tropical elevation gradients: effects of sampling method and subcommunity. Ecosphere 10:e02798.</text:p>
        <text:p text:style-name="Bibliography_20_1">Martínez-Garza, C., V. Peña, M. Ricker, A. Campos, and H. F. Howe. 2005. Restoring tropical biodiversity: Leaf traits predict growth and survival of late-successional trees in early-successional environments. Forest Ecology and Management 217:365–379.</text:p>
        <text:p text:style-name="Bibliography_20_1">Mudrák, O., J. Doležal, and J. Frouz. 2016. Initial species composition predicts the progress in the spontaneous succession on post-mining sites. Ecological Engineering 95:665–670.</text:p>
        <text:p text:style-name="Bibliography_20_1">Oksanen, J., F. G. Blanchet, M. Friendly, R. Kindt, P. Legendre, D. McGlinn, P. R. Minchin, R. B. O’Hara, G. L. Simpson, P. Solymos, M. H. H. Stevens, E. Szoecs, and H. Wagner. 2019, May 12. vegan: Community Ecology Package.</text:p>
        <text:p text:style-name="Bibliography_20_1"><text:soft-page-break/>Osone, Y., A. Ishida, and M. Tateno. 2008. Correlation between relative growth rate and specific leaf area requires associations of specific leaf area with nitrogen absorption rate of roots. The New Phytologist 179:417–427.</text:p>
        <text:p text:style-name="Bibliography_20_1">Rasmann, S., L. Pellissier, E. Defossez, H. Jactel, and G. Kunstler. 2014. Climate-driven change in plant–insect interactions along elevation gradients. Functional Ecology 28:46–54.</text:p>
        <text:p text:style-name="Bibliography_20_1">Rodríguez-Castañeda, G., L. A. Dyer, G. Brehm, H. Connahs, R. E. Forkner, and T. R. Walla. 2010. Tropical forests are not flat: how mountains affect herbivore diversity. Ecology Letters 13:1348–1357.</text:p>
        <text:p text:style-name="Bibliography_20_1">Roslin, T., B. Hardwick, V. Novotny, W. K. Petry, N. R. Andrew, A. Asmus, I. C. Barrio, Y. Basset, A. L. Boesing, T. C. Bonebrake, E. K. Cameron, W. Dáttilo, D. A. Donoso, P. Drozd, C. L. Gray, D. S. Hik, S. J. Hill, T. Hopkins, S. Huang, B. Koane, B. Laird-Hopkins, L. Laukkanen, O. T. Lewis, S. Milne, I. Mwesige, A. Nakamura, C. S. Nell, E. Nichols, A. Prokurat, K. Sam, N. M. Schmidt, A. Slade, V. Slade, A. Suchanková, T. Teder, S. van Nouhuys, V. Vandvik, A. Weissflog, V. Zhukovich, and E. M. Slade. 2017. Higher predation risk for insect prey at low latitudes and elevations. Science 356:742–744.</text:p>
        <text:p text:style-name="Bibliography_20_1">Sam, K., B. Koane, D. C. Bardos, S. Jeppy, and V. Novotny. 2019. Species richness of birds along a complete rain forest elevational gradient in the tropics: Habitat complexity and food resources matter. Journal of Biogeography 46:279–290.</text:p>
        <text:p text:style-name="Bibliography_20_1">Sam, K., B. Koane, and V. Novotny. 2015. Herbivore damage increases avian and ant predation of caterpillars on trees along a complete elevational forest gradient in Papua New Guinea. Ecography 38:293–300.</text:p>
        <text:p text:style-name="Bibliography_20_1">Schmitz, O. J. 2010. Resolving Ecosystem Complexity (MPB-47). Princeton University Press.</text:p>
        <text:p text:style-name="Bibliography_20_1">Silva, N., A. J. P. Coelho, and J. A. A. Meira-Neto. 2023. Functional traits patterns along an altitudinal gradient in a large tropical forest region. Flora 308:152403.</text:p>
        <text:p text:style-name="Bibliography_20_1">Solé, R., S. Gripenberg, O. T. Lewis, L. Markesteijn, H. Barrios, T. Ratz, R. Ctvrtecka, P. T. Butterill, S. T. Segar, M. A. Metz, C. Dahl, M. Rivera, K. Viquez, W. Ferguson, M. Guevara, and Y. Basset. 2019. The role of herbivorous insects and pathogens in the regeneration dynamics of Guazuma ulmifolia in Panama. Nature Conservation 32:81–101.</text:p>
        <text:p text:style-name="Bibliography_20_1"><text:soft-page-break/>Szefer, P., K. Molem, A. Sau, and V. Novotny. 2020. Impact of pathogenic fungi, herbivores and predators on secondary succession of tropical rainforest vegetation. Journal of Ecology 108:1978–1988.</text:p>
        <text:p text:style-name="Bibliography_20_1">Szefer, P., K. Molem, A. Sau, and V. Novotny. 2022. Weak effects of birds, bats, and ants on their arthropod prey on pioneering tropical forest gap vegetation. Ecology n/a:e3690.</text:p>
        <text:p text:style-name="Bibliography_20_1">Terborgh, J. W. 2015. Toward a trophic theory of species diversity. Proceedings of the National Academy of Sciences of the United States of America 112:11415–11422.</text:p>
        <text:p text:style-name="Bibliography_20_1">Velásquez, A. C., C. D. M. Castroverde, and S. Y. He. 2018. Plant and pathogen warfare under changing climate conditions. Current biology : CB 28:R619–R634.</text:p>
        <text:p text:style-name="Bibliography_20_1">Walker, L. R. R., J. Walker, and R. del Moral. 2007. Forging a New Alliance Between Succession and Restoration. Pages 1–18 <text:span text:style-name="T120">in</text:span> L. R. Walker, J. Walker, and R. J. Hobbs, editors. Linking Restoration and Ecological Succession. Springer, New York, NY.</text:p>
        <text:p text:style-name="Bibliography_20_1">Wang, Z., H. Huang, H. Wang, J. Peñuelas, J. Sardans, Ü. Niinemets, K. J. Niklas, Y. Li, J. Xie, and I. J. Wright. 2022. Leaf water content contributes to global leaf trait relationships. Nature Communications 13:5525.</text:p>
        <text:p text:style-name="Bibliography_20_1">Whitfeld, T. J. S., V. Novotny, S. E. Miller, J. Hrcek, P. Klimes, and G. D. Weiblen. 2012. Predicting tropical insect herbivore abundance from host plant traits and phylogeny. Ecology 93:S211–S222.</text:p>
        <text:p text:style-name="Bibliography_20_1">Williams, P. J., R. C. Ong, J. F. Brodie, and M. S. Luskin. 2021. Fungi and insects compensate for lost vertebrate seed predation in an experimentally defaunated tropical forest. Nature Communications 12:1650.</text:p>
        <text:p text:style-name="Bibliography_20_1">Zhang, S., G.-R. Xu, Y.-X. Zhang, W.-F. Zhang, and M. Cao. 2023. Canopy height, rather than neighborhood effects, shapes leaf herbivory in a tropical rainforest. Ecology 104:e4028.</text:p>
        <text:p text:style-name="Bibliography_20_1">Zhang, X., C. van Doan, C. C. M. Arce, L. Hu, S. Gruenig, C. Parisod, B. E. Hibbard, M. Hervé, C. A. M. Robert, R. A. R. Machado, and M. Erb. 2019. Plant defense resistance in natural enemies of a specialist insect herbivore. bioRxiv:710681.</text:p>
        <text:p text:style-name="Bibliography_20_1">Zirbel, C. R., T. Bassett, E. Grman, and L. A. Brudvig. 2017. Plant functional traits and environmental conditions shape community assembly and ecosystem functioning during restoration. Journal of Applied Ecology 54:1070–1079.</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tyle:font-family-generic="roman"/>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1"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fo:color="#000000" loext:opacity="100%"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name-complex="Arial" style:font-family-complex="Arial"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text-properties fo:color="#000000" loext:opacity="100%"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loext:hyphenation-no-caps="false"/>
    </style:style>
    <style:style style:name="Comment_20_Text" style:display-name="Comment Text" style:family="paragraph" style:parent-style-name="LO-Normal">
      <style:paragraph-properties fo:hyphenation-ladder-count="no-limit"/>
      <style:text-properties fo:font-size="10pt" style:font-size-asian="10pt" style:font-size-complex="9pt" fo:hyphenate="false" loext:hyphenation-no-caps="false"/>
    </style:style>
    <style:style style:name="Balloon_20_Text" style:display-name="Balloon Text" style:family="paragraph" style:parent-style-name="LO-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7-10-20T23:40:00Z</meta:creation-date>
    <dc:date>2024-01-02T14:40:28.541000000</dc:date>
    <meta:editing-cycles>671</meta:editing-cycles>
    <meta:editing-duration>PT18H25M25S</meta:editing-duration>
    <meta:document-statistic meta:table-count="0" meta:image-count="0" meta:object-count="5" meta:page-count="22" meta:paragraph-count="116" meta:word-count="7078" meta:character-count="46976" meta:non-whitespace-character-count="40006"/>
    <meta:user-defined meta:name="AppVersion">15.0000</meta:user-defined>
    <meta:user-defined meta:name="ZOTERO_PREF_1">&lt;data data-version="3" zotero-version="6.0.30"&gt;&lt;session id="q3SCckQs"/&gt;&lt;style id="http://www.zotero.org/styles/ecology" hasBibliography="1" bibliographyStyleHasBeenSet="1"/&gt;&lt;prefs&gt;&lt;pref name="fieldType" value="ReferenceMark"/&gt;&lt;/prefs&gt;&lt;/data&gt;</meta:user-defined>
    <meta:template xlink:type="simple" xlink:actuate="onRequest" xlink:title="" xlink:href="Normal"/>
  </office:meta>
</office:document-meta>
</file>

<file path=Object 1/content.xml><?xml version="1.0" encoding="utf-8"?>
<math xmlns="http://www.w3.org/1998/Math/MathML" display="block">
  <semantics>
    <msubsup>
      <mrow>
        <mi>B</mi>
        <mi>C</mi>
      </mrow>
      <mrow>
        <mi>e</mi>
        <mi>m</mi>
        <mi>p</mi>
      </mrow>
      <mrow>
        <mo stretchy="false">(</mo>
        <msub>
          <mi>S</mi>
          <mrow>
            <mi>a</mi>
            <mi>,</mi>
            <mn>1</mn>
          </mrow>
        </msub>
        <mi>,</mi>
        <msub>
          <mi>S</mi>
          <mrow>
            <mi>a</mi>
            <mi>,</mi>
            <mi>k</mi>
          </mrow>
        </msub>
        <mo stretchy="false">)</mo>
      </mrow>
    </msubsup>
    <annotation encoding="StarMath 5.0">{B C}_{e m p}^{ \(  S_{a , 1} , S_{a , k}  \)}</annotation>
  </semantics>
</math>
</file>

<file path=Object 2/content.xml><?xml version="1.0" encoding="utf-8"?>
<math xmlns="http://www.w3.org/1998/Math/MathML" display="block">
  <semantics>
    <mrow>
      <mi>k</mi>
      <mo stretchy="false">≠</mo>
      <mn>1</mn>
    </mrow>
    <annotation encoding="StarMath 5.0">{k  &lt;&gt; 1}</annotation>
  </semantics>
</math>
</file>

<file path=Object 3/content.xml><?xml version="1.0" encoding="utf-8"?>
<math xmlns="http://www.w3.org/1998/Math/MathML" display="block">
  <semantics>
    <msubsup>
      <mrow>
        <mi>B</mi>
        <mi>C</mi>
      </mrow>
      <mrow>
        <mi>r</mi>
        <mi>a</mi>
        <mi>n</mi>
        <mi>d</mi>
      </mrow>
      <mrow>
        <mo stretchy="false">(</mo>
        <msub>
          <mi>S</mi>
          <mrow>
            <mi>a</mi>
            <mi>,</mi>
            <mn>1</mn>
          </mrow>
        </msub>
        <mi>,</mi>
        <msub>
          <mi>S</mi>
          <mrow>
            <mi>a</mi>
            <mi>,</mi>
            <mi>k</mi>
          </mrow>
        </msub>
        <mo stretchy="false">)</mo>
      </mrow>
    </msubsup>
    <annotation encoding="StarMath 5.0">{B C}_{r a n d}^{ \(  S_{a , 1} , S_{a , k}  \)}</annotation>
  </semantics>
</math>
</file>

<file path=Object 4/content.xml><?xml version="1.0" encoding="utf-8"?>
<math xmlns="http://www.w3.org/1998/Math/MathML" display="block">
  <semantics>
    <msubsup>
      <mrow>
        <mi>B</mi>
        <mi>C</mi>
      </mrow>
      <mrow>
        <mi>r</mi>
        <mi>a</mi>
        <mi>n</mi>
        <mi>d</mi>
      </mrow>
      <mrow>
        <mo stretchy="false">(</mo>
        <msub>
          <mi>S</mi>
          <mrow>
            <mi>a</mi>
            <mi>,</mi>
            <mn>1</mn>
          </mrow>
        </msub>
        <mi>,</mi>
        <msub>
          <mi>S</mi>
          <mrow>
            <mi>a</mi>
            <mi>,</mi>
            <mi>k</mi>
          </mrow>
        </msub>
        <mo stretchy="false">)</mo>
      </mrow>
    </msubsup>
    <annotation encoding="StarMath 5.0">{B C}_{r a n d}^{ \(  S_{a , 1} , S_{a , k}  \)}</annotation>
  </semantics>
</math>
</file>

<file path=Object 5/content.xml><?xml version="1.0" encoding="utf-8"?>
<math xmlns="http://www.w3.org/1998/Math/MathML" display="block">
  <semantics>
    <msubsup>
      <mrow>
        <mi>B</mi>
        <mi>C</mi>
      </mrow>
      <mrow>
        <mi>e</mi>
        <mi>m</mi>
        <mi>p</mi>
      </mrow>
      <mrow>
        <mo stretchy="false">(</mo>
        <msub>
          <mi>S</mi>
          <mrow>
            <mi>a</mi>
            <mi>,</mi>
            <mn>1</mn>
          </mrow>
        </msub>
        <mi>,</mi>
        <msub>
          <mi>S</mi>
          <mrow>
            <mi>a</mi>
            <mi>,</mi>
            <mi>k</mi>
          </mrow>
        </msub>
        <mo stretchy="false">)</mo>
      </mrow>
    </msubsup>
    <annotation encoding="StarMath 5.0">{B C}_{e m p}^{ \(  S_{a , 1} , S_{a , k}  \)}</annotation>
  </semantics>
</math>
</file>